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19in"/>
    </style:style>
    <style:style style:name="co3" style:family="table-column">
      <style:table-column-properties fo:break-before="auto" style:column-width="3.7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ad_mm_d" table:style-name="ta1">
        <table:shapes>
          <draw:frame draw:z-index="0" draw:style-name="gr1" draw:text-style-name="P1" svg:width="6.2972in" svg:height="3.6772in" svg:x="1.422in" svg:y="0.6457in">
            <draw:object draw:notify-on-update-of-ranges="load_mm_d.A30:load_mm_d.A33 load_mm_d.B30:load_mm_d.B30 load_mm_d.L30:load_mm_d.L33 load_mm_d.A30:load_mm_d.A33 load_mm_d.B38:load_mm_d.B38 load_mm_d.L38:load_mm_d.L41 load_mm_d.A30:load_mm_d.A33 load_mm_d.B46:load_mm_d.B46 load_mm_d.L46:load_mm_d.L49 load_mm_d.A30:load_mm_d.A33 load_mm_d.B54:load_mm_d.B54 load_mm_d.L54:load_mm_d.L57 load_mm_d.A30:load_mm_d.A33 load_mm_d.B62:load_mm_d.B62 load_mm_d.L62:load_mm_d.L65 load_mm_d.A30:load_mm_d.A33 load_mm_d.B70:load_mm_d.B70 load_mm_d.L70:load_mm_d.L73 load_mm_d.A30:load_mm_d.A33 load_mm_d.B78:load_mm_d.B78 load_mm_d.L78:load_mm_d.L81 load_mm_d.A30:load_mm_d.A33 load_mm_d.B86:load_mm_d.B86 load_mm_d.L86:load_mm_d.L89 load_mm_d.A30:load_mm_d.A33 load_mm_d.B94:load_mm_d.B94 load_mm_d.L94:load_mm_d.L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load_mm_d.A30:load_mm_d.A33 load_mm_d.B30:load_mm_d.B30 load_mm_d.L34:load_mm_d.L37 load_mm_d.A30:load_mm_d.A33 load_mm_d.B38:load_mm_d.B38 load_mm_d.L42:load_mm_d.L45 load_mm_d.A30:load_mm_d.A33 load_mm_d.B46:load_mm_d.B46 load_mm_d.L50:load_mm_d.L53 load_mm_d.A30:load_mm_d.A33 load_mm_d.B54:load_mm_d.B54 load_mm_d.L58:load_mm_d.L61 load_mm_d.A30:load_mm_d.A33 load_mm_d.B62:load_mm_d.B62 load_mm_d.L66:load_mm_d.L69 load_mm_d.A30:load_mm_d.A33 load_mm_d.B70:load_mm_d.B70 load_mm_d.L74:load_mm_d.L77 load_mm_d.A30:load_mm_d.A33 load_mm_d.B78:load_mm_d.B78 load_mm_d.L82:load_mm_d.L85 load_mm_d.A30:load_mm_d.A33 load_mm_d.B86:load_mm_d.B86 load_mm_d.L90:load_mm_d.L93 load_mm_d.A30:load_mm_d.A33 load_mm_d.B94:load_mm_d.B94 load_mm_d.L98:load_mm_d.L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4"/>T</text:p>
          </table:table-cell>
          <table:table-cell office:value-type="string" calcext:value-type="string">
            <text:p>ime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 text:c="3"/>put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<text:s/>total_put_count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LOAD/1000/4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8947" calcext:value-type="float">
            <text:p>8947</text:p>
          </table:table-cell>
          <table:table-cell office:value-type="float" office:value="13.4482" calcext:value-type="float">
            <text:p>13.4482</text:p>
          </table:table-cell>
          <table:table-cell office:value-type="string" calcext:value-type="string">
            <text:p>M/s</text:p>
          </table:table-cell>
          <table:table-cell office:value-type="float" office:value="8.947" calcext:value-type="float">
            <text:p>8.947</text:p>
          </table:table-cell>
          <table:table-cell office:value-type="string" calcext:value-type="string">
            <text:p>M</text:p>
          </table:table-cell>
          <table:table-cell table:formula="of:=IF([.I30]=&quot;k/s&quot;; [.H30]/1000; [.H30])" office:value-type="float" office:value="13.4482" calcext:value-type="float">
            <text:p>13.448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LOAD/10000/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<text:s/>ms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<text:s/>ms</text:p>
          </table:table-cell>
          <table:table-cell office:value-type="float" office:value="684" calcext:value-type="float">
            <text:p>684</text:p>
          </table:table-cell>
          <table:table-cell office:value-type="float" office:value="9.77954" calcext:value-type="float">
            <text:p>9.77954</text:p>
          </table:table-cell>
          <table:table-cell office:value-type="string" calcext:value-type="string">
            <text:p>M/s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M</text:p>
          </table:table-cell>
          <table:table-cell table:formula="of:=IF([.I31]=&quot;k/s&quot;; [.H31]/1000; [.H31])" office:value-type="float" office:value="9.77954" calcext:value-type="float">
            <text:p>9.7795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LOAD/100000/4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<text:s/>ms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<text:s/>ms</text:p>
          </table:table-cell>
          <table:table-cell office:value-type="float" office:value="29" calcext:value-type="float">
            <text:p>29</text:p>
          </table:table-cell>
          <table:table-cell office:value-type="float" office:value="3.93212" calcext:value-type="float">
            <text:p>3.93212</text:p>
          </table:table-cell>
          <table:table-cell office:value-type="string" calcext:value-type="string">
            <text:p>M/s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M</text:p>
          </table:table-cell>
          <table:table-cell table:formula="of:=IF([.I32]=&quot;k/s&quot;; [.H32]/1000; [.H32])" office:value-type="float" office:value="3.93212" calcext:value-type="float">
            <text:p>3.9321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LOAD/1000000/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m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75063" calcext:value-type="float">
            <text:p>2.75063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33]=&quot;k/s&quot;; [.H33]/1000; [.H33])" office:value-type="float" office:value="2.75063" calcext:value-type="float">
            <text:p>2.75063</text:p>
          </table:table-cell>
        </table:table-row>
        <table:table-row table:style-name="ro1">
          <table:table-cell/>
          <table:table-cell office:value-type="string" calcext:value-type="string">
            <text:p>PhTreeMM/LOAD/1000/7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8816" calcext:value-type="float">
            <text:p>8816</text:p>
          </table:table-cell>
          <table:table-cell office:value-type="float" office:value="12.6585" calcext:value-type="float">
            <text:p>12.6585</text:p>
          </table:table-cell>
          <table:table-cell office:value-type="string" calcext:value-type="string">
            <text:p>M/s</text:p>
          </table:table-cell>
          <table:table-cell office:value-type="float" office:value="8.816" calcext:value-type="float">
            <text:p>8.816</text:p>
          </table:table-cell>
          <table:table-cell office:value-type="string" calcext:value-type="string">
            <text:p>M</text:p>
          </table:table-cell>
          <table:table-cell table:formula="of:=IF([.I34]=&quot;k/s&quot;; [.H34]/1000; [.H34])" office:value-type="float" office:value="12.6585" calcext:value-type="float">
            <text:p>12.6585</text:p>
          </table:table-cell>
        </table:table-row>
        <table:table-row table:style-name="ro1">
          <table:table-cell/>
          <table:table-cell office:value-type="string" calcext:value-type="string">
            <text:p>PhTreeMM/LOAD/10000/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/>ms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/>ms</text:p>
          </table:table-cell>
          <table:table-cell office:value-type="float" office:value="681" calcext:value-type="float">
            <text:p>681</text:p>
          </table:table-cell>
          <table:table-cell office:value-type="float" office:value="9.68956" calcext:value-type="float">
            <text:p>9.68956</text:p>
          </table:table-cell>
          <table:table-cell office:value-type="string" calcext:value-type="string">
            <text:p>M/s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M</text:p>
          </table:table-cell>
          <table:table-cell table:formula="of:=IF([.I35]=&quot;k/s&quot;; [.H35]/1000; [.H35])" office:value-type="float" office:value="9.68956" calcext:value-type="float">
            <text:p>9.68956</text:p>
          </table:table-cell>
        </table:table-row>
        <table:table-row table:style-name="ro1">
          <table:table-cell/>
          <table:table-cell office:value-type="string" calcext:value-type="string">
            <text:p>PhTreeMM/LOAD/100000/7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30" calcext:value-type="float">
            <text:p>30</text:p>
          </table:table-cell>
          <table:table-cell office:value-type="float" office:value="3.98943" calcext:value-type="float">
            <text:p>3.98943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36]=&quot;k/s&quot;; [.H36]/1000; [.H36])" office:value-type="float" office:value="3.98943" calcext:value-type="float">
            <text:p>3.98943</text:p>
          </table:table-cell>
        </table:table-row>
        <table:table-row table:style-name="ro1">
          <table:table-cell/>
          <table:table-cell office:value-type="string" calcext:value-type="string">
            <text:p>PhTreeMM/LOAD/1000000/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m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3.87165" calcext:value-type="float">
            <text:p>3.87165</text:p>
          </table:table-cell>
          <table:table-cell office:value-type="string" calcext:value-type="string">
            <text:p>M/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formula="of:=IF([.I37]=&quot;k/s&quot;; [.H37]/1000; [.H37])" office:value-type="float" office:value="3.87165" calcext:value-type="float">
            <text:p>3.87165</text:p>
          </table:table-cell>
        </table:table-row>
        <table:table-row table:style-name="ro1">
          <table:table-cell/>
          <table:table-cell office:value-type="string" calcext:value-type="string">
            <text:p>PhTreeMM2/LOAD/1000/4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m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ms</text:p>
          </table:table-cell>
          <table:table-cell office:value-type="float" office:value="4340" calcext:value-type="float">
            <text:p>4340</text:p>
          </table:table-cell>
          <table:table-cell office:value-type="float" office:value="6.23548" calcext:value-type="float">
            <text:p>6.23548</text:p>
          </table:table-cell>
          <table:table-cell office:value-type="string" calcext:value-type="string">
            <text:p>M/s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M</text:p>
          </table:table-cell>
          <table:table-cell table:formula="of:=IF([.I38]=&quot;k/s&quot;; [.H38]/1000; [.H38])" office:value-type="float" office:value="6.23548" calcext:value-type="float">
            <text:p>6.23548</text:p>
          </table:table-cell>
        </table:table-row>
        <table:table-row table:style-name="ro1">
          <table:table-cell/>
          <table:table-cell office:value-type="string" calcext:value-type="string">
            <text:p>PhTreeMM2/LOAD/10000/4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<text:s/>ms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<text:s/>ms</text:p>
          </table:table-cell>
          <table:table-cell office:value-type="float" office:value="312" calcext:value-type="float">
            <text:p>312</text:p>
          </table:table-cell>
          <table:table-cell office:value-type="float" office:value="4.3644" calcext:value-type="float">
            <text:p>4.3644</text:p>
          </table:table-cell>
          <table:table-cell office:value-type="string" calcext:value-type="string">
            <text:p>M/s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M</text:p>
          </table:table-cell>
          <table:table-cell table:formula="of:=IF([.I39]=&quot;k/s&quot;; [.H39]/1000; [.H39])" office:value-type="float" office:value="4.3644" calcext:value-type="float">
            <text:p>4.3644</text:p>
          </table:table-cell>
        </table:table-row>
        <table:table-row table:style-name="ro1">
          <table:table-cell/>
          <table:table-cell office:value-type="string" calcext:value-type="string">
            <text:p>PhTreeMM2/LOAD/100000/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m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ms</text:p>
          </table:table-cell>
          <table:table-cell office:value-type="float" office:value="22" calcext:value-type="float">
            <text:p>22</text:p>
          </table:table-cell>
          <table:table-cell office:value-type="float" office:value="3.22595" calcext:value-type="float">
            <text:p>3.22595</text:p>
          </table:table-cell>
          <table:table-cell office:value-type="string" calcext:value-type="string">
            <text:p>M/s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formula="of:=IF([.I40]=&quot;k/s&quot;; [.H40]/1000; [.H40])" office:value-type="float" office:value="3.22595" calcext:value-type="float">
            <text:p>3.22595</text:p>
          </table:table-cell>
        </table:table-row>
        <table:table-row table:style-name="ro1">
          <table:table-cell/>
          <table:table-cell office:value-type="string" calcext:value-type="string">
            <text:p>PhTreeMM2/LOAD/1000000/4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m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.89531" calcext:value-type="float">
            <text:p>1.89531</text:p>
          </table:table-cell>
          <table:table-cell office:value-type="string" calcext:value-type="string">
            <text:p>M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41]=&quot;k/s&quot;; [.H41]/1000; [.H41])" office:value-type="float" office:value="1.89531" calcext:value-type="float">
            <text:p>1.89531</text:p>
          </table:table-cell>
        </table:table-row>
        <table:table-row table:style-name="ro1">
          <table:table-cell/>
          <table:table-cell office:value-type="string" calcext:value-type="string">
            <text:p>PhTreeMM2/LOAD/1000/7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<text:s/>ms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<text:s/>ms</text:p>
          </table:table-cell>
          <table:table-cell office:value-type="float" office:value="4409" calcext:value-type="float">
            <text:p>4409</text:p>
          </table:table-cell>
          <table:table-cell office:value-type="float" office:value="6.30918" calcext:value-type="float">
            <text:p>6.30918</text:p>
          </table:table-cell>
          <table:table-cell office:value-type="string" calcext:value-type="string">
            <text:p>M/s</text:p>
          </table:table-cell>
          <table:table-cell office:value-type="float" office:value="4.409" calcext:value-type="float">
            <text:p>4.409</text:p>
          </table:table-cell>
          <table:table-cell office:value-type="string" calcext:value-type="string">
            <text:p>M</text:p>
          </table:table-cell>
          <table:table-cell table:formula="of:=IF([.I42]=&quot;k/s&quot;; [.H42]/1000; [.H42])" office:value-type="float" office:value="6.30918" calcext:value-type="float">
            <text:p>6.30918</text:p>
          </table:table-cell>
        </table:table-row>
        <table:table-row table:style-name="ro1">
          <table:table-cell/>
          <table:table-cell office:value-type="string" calcext:value-type="string">
            <text:p>PhTreeMM2/LOAD/10000/7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<text:s/>ms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<text:s/>ms</text:p>
          </table:table-cell>
          <table:table-cell office:value-type="float" office:value="363" calcext:value-type="float">
            <text:p>363</text:p>
          </table:table-cell>
          <table:table-cell office:value-type="float" office:value="5.16256" calcext:value-type="float">
            <text:p>5.16256</text:p>
          </table:table-cell>
          <table:table-cell office:value-type="string" calcext:value-type="string">
            <text:p>M/s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M</text:p>
          </table:table-cell>
          <table:table-cell table:formula="of:=IF([.I43]=&quot;k/s&quot;; [.H43]/1000; [.H43])" office:value-type="float" office:value="5.16256" calcext:value-type="float">
            <text:p>5.16256</text:p>
          </table:table-cell>
        </table:table-row>
        <table:table-row table:style-name="ro1">
          <table:table-cell/>
          <table:table-cell office:value-type="string" calcext:value-type="string">
            <text:p>PhTreeMM2/LOAD/100000/7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<text:s/>ms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<text:s/>ms</text:p>
          </table:table-cell>
          <table:table-cell office:value-type="float" office:value="31" calcext:value-type="float">
            <text:p>31</text:p>
          </table:table-cell>
          <table:table-cell office:value-type="float" office:value="4.43159" calcext:value-type="float">
            <text:p>4.43159</text:p>
          </table:table-cell>
          <table:table-cell office:value-type="string" calcext:value-type="string">
            <text:p>M/s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M</text:p>
          </table:table-cell>
          <table:table-cell table:formula="of:=IF([.I44]=&quot;k/s&quot;; [.H44]/1000; [.H44])" office:value-type="float" office:value="4.43159" calcext:value-type="float">
            <text:p>4.43159</text:p>
          </table:table-cell>
        </table:table-row>
        <table:table-row table:style-name="ro1">
          <table:table-cell/>
          <table:table-cell office:value-type="string" calcext:value-type="string">
            <text:p>PhTreeMM2/LOAD/1000000/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m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ms</text:p>
          </table:table-cell>
          <table:table-cell office:value-type="float" office:value="3" calcext:value-type="float">
            <text:p>3</text:p>
          </table:table-cell>
          <table:table-cell office:value-type="float" office:value="3.4345" calcext:value-type="float">
            <text:p>3.4345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45]=&quot;k/s&quot;; [.H45]/1000; [.H45])" office:value-type="float" office:value="3.4345" calcext:value-type="float">
            <text:p>3.4345</text:p>
          </table:table-cell>
        </table:table-row>
        <table:table-row table:style-name="ro1">
          <table:table-cell/>
          <table:table-cell office:value-type="string" calcext:value-type="string">
            <text:p>TinspinKDTree/LOAD/1000/4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15062" calcext:value-type="float">
            <text:p>15062</text:p>
          </table:table-cell>
          <table:table-cell office:value-type="float" office:value="21.4818" calcext:value-type="float">
            <text:p>21.4818</text:p>
          </table:table-cell>
          <table:table-cell office:value-type="string" calcext:value-type="string">
            <text:p>M/s</text:p>
          </table:table-cell>
          <table:table-cell office:value-type="float" office:value="15.062" calcext:value-type="float">
            <text:p>15.062</text:p>
          </table:table-cell>
          <table:table-cell office:value-type="string" calcext:value-type="string">
            <text:p>M</text:p>
          </table:table-cell>
          <table:table-cell table:formula="of:=IF([.I46]=&quot;k/s&quot;; [.H46]/1000; [.H46])" office:value-type="float" office:value="21.4818" calcext:value-type="float">
            <text:p>21.4818</text:p>
          </table:table-cell>
        </table:table-row>
        <table:table-row table:style-name="ro1">
          <table:table-cell/>
          <table:table-cell office:value-type="string" calcext:value-type="string">
            <text:p>TinspinKDTree/LOAD/10000/4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<text:s/>ms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<text:s/>ms</text:p>
          </table:table-cell>
          <table:table-cell office:value-type="float" office:value="603" calcext:value-type="float">
            <text:p>603</text:p>
          </table:table-cell>
          <table:table-cell office:value-type="float" office:value="8.60989" calcext:value-type="float">
            <text:p>8.60989</text:p>
          </table:table-cell>
          <table:table-cell office:value-type="string" calcext:value-type="string">
            <text:p>M/s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M</text:p>
          </table:table-cell>
          <table:table-cell table:formula="of:=IF([.I47]=&quot;k/s&quot;; [.H47]/1000; [.H47])" office:value-type="float" office:value="8.60989" calcext:value-type="float">
            <text:p>8.60989</text:p>
          </table:table-cell>
        </table:table-row>
        <table:table-row table:style-name="ro1">
          <table:table-cell/>
          <table:table-cell office:value-type="string" calcext:value-type="string">
            <text:p>TinspinKDTree/LOAD/100000/4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<text:s/>ms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<text:s/>ms</text:p>
          </table:table-cell>
          <table:table-cell office:value-type="float" office:value="32" calcext:value-type="float">
            <text:p>32</text:p>
          </table:table-cell>
          <table:table-cell office:value-type="float" office:value="4.56641" calcext:value-type="float">
            <text:p>4.56641</text:p>
          </table:table-cell>
          <table:table-cell office:value-type="string" calcext:value-type="string">
            <text:p>M/s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</text:p>
          </table:table-cell>
          <table:table-cell table:formula="of:=IF([.I48]=&quot;k/s&quot;; [.H48]/1000; [.H48])" office:value-type="float" office:value="4.56641" calcext:value-type="float">
            <text:p>4.56641</text:p>
          </table:table-cell>
        </table:table-row>
        <table:table-row table:style-name="ro1">
          <table:table-cell/>
          <table:table-cell office:value-type="string" calcext:value-type="string">
            <text:p>TinspinKDTree/LOAD/1000000/4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m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1.63833" calcext:value-type="float">
            <text:p>1.63833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49]=&quot;k/s&quot;; [.H49]/1000; [.H49])" office:value-type="float" office:value="1.63833" calcext:value-type="float">
            <text:p>1.63833</text:p>
          </table:table-cell>
        </table:table-row>
        <table:table-row table:style-name="ro1">
          <table:table-cell/>
          <table:table-cell office:value-type="string" calcext:value-type="string">
            <text:p>TinspinKDTree/LOAD/1000/7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15328" calcext:value-type="float">
            <text:p>15328</text:p>
          </table:table-cell>
          <table:table-cell office:value-type="float" office:value="21.8806" calcext:value-type="float">
            <text:p>21.8806</text:p>
          </table:table-cell>
          <table:table-cell office:value-type="string" calcext:value-type="string">
            <text:p>M/s</text:p>
          </table:table-cell>
          <table:table-cell office:value-type="float" office:value="15.328" calcext:value-type="float">
            <text:p>15.328</text:p>
          </table:table-cell>
          <table:table-cell office:value-type="string" calcext:value-type="string">
            <text:p>M</text:p>
          </table:table-cell>
          <table:table-cell table:formula="of:=IF([.I50]=&quot;k/s&quot;; [.H50]/1000; [.H50])" office:value-type="float" office:value="21.8806" calcext:value-type="float">
            <text:p>21.8806</text:p>
          </table:table-cell>
        </table:table-row>
        <table:table-row table:style-name="ro1">
          <table:table-cell/>
          <table:table-cell office:value-type="string" calcext:value-type="string">
            <text:p>TinspinKDTree/LOAD/10000/7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s/>ms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s/>ms</text:p>
          </table:table-cell>
          <table:table-cell office:value-type="float" office:value="802" calcext:value-type="float">
            <text:p>802</text:p>
          </table:table-cell>
          <table:table-cell office:value-type="float" office:value="11.5599" calcext:value-type="float">
            <text:p>11.5599</text:p>
          </table:table-cell>
          <table:table-cell office:value-type="string" calcext:value-type="string">
            <text:p>M/s</text:p>
          </table:table-cell>
          <table:table-cell office:value-type="float" office:value="8.02" calcext:value-type="float">
            <text:p>8.02</text:p>
          </table:table-cell>
          <table:table-cell office:value-type="string" calcext:value-type="string">
            <text:p>M</text:p>
          </table:table-cell>
          <table:table-cell table:formula="of:=IF([.I51]=&quot;k/s&quot;; [.H51]/1000; [.H51])" office:value-type="float" office:value="11.5599" calcext:value-type="float">
            <text:p>11.5599</text:p>
          </table:table-cell>
        </table:table-row>
        <table:table-row table:style-name="ro1">
          <table:table-cell/>
          <table:table-cell office:value-type="string" calcext:value-type="string">
            <text:p>TinspinKDTree/LOAD/100000/7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<text:s/>ms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<text:s/>ms</text:p>
          </table:table-cell>
          <table:table-cell office:value-type="float" office:value="55" calcext:value-type="float">
            <text:p>55</text:p>
          </table:table-cell>
          <table:table-cell office:value-type="float" office:value="7.31281" calcext:value-type="float">
            <text:p>7.31281</text:p>
          </table:table-cell>
          <table:table-cell office:value-type="string" calcext:value-type="string">
            <text:p>M/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</text:p>
          </table:table-cell>
          <table:table-cell table:formula="of:=IF([.I52]=&quot;k/s&quot;; [.H52]/1000; [.H52])" office:value-type="float" office:value="7.31281" calcext:value-type="float">
            <text:p>7.31281</text:p>
          </table:table-cell>
        </table:table-row>
        <table:table-row table:style-name="ro1">
          <table:table-cell/>
          <table:table-cell office:value-type="string" calcext:value-type="string">
            <text:p>TinspinKDTree/LOAD/1000000/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4.55263" calcext:value-type="float">
            <text:p>4.55263</text:p>
          </table:table-cell>
          <table:table-cell office:value-type="string" calcext:value-type="string">
            <text:p>M/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formula="of:=IF([.I53]=&quot;k/s&quot;; [.H53]/1000; [.H53])" office:value-type="float" office:value="4.55263" calcext:value-type="float">
            <text:p>4.55263</text:p>
          </table:table-cell>
        </table:table-row>
        <table:table-row table:style-name="ro1">
          <table:table-cell/>
          <table:table-cell office:value-type="string" calcext:value-type="string">
            <text:p>TinspinQuadtree/LOAD/1000/4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<text:s/>ms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<text:s/>ms</text:p>
          </table:table-cell>
          <table:table-cell office:value-type="float" office:value="7168" calcext:value-type="float">
            <text:p>7168</text:p>
          </table:table-cell>
          <table:table-cell office:value-type="float" office:value="10.2527" calcext:value-type="float">
            <text:p>10.2527</text:p>
          </table:table-cell>
          <table:table-cell office:value-type="string" calcext:value-type="string">
            <text:p>M/s</text:p>
          </table:table-cell>
          <table:table-cell office:value-type="float" office:value="7.168" calcext:value-type="float">
            <text:p>7.168</text:p>
          </table:table-cell>
          <table:table-cell office:value-type="string" calcext:value-type="string">
            <text:p>M</text:p>
          </table:table-cell>
          <table:table-cell table:formula="of:=IF([.I54]=&quot;k/s&quot;; [.H54]/1000; [.H54])" office:value-type="float" office:value="10.2527" calcext:value-type="float">
            <text:p>10.2527</text:p>
          </table:table-cell>
        </table:table-row>
        <table:table-row table:style-name="ro1">
          <table:table-cell/>
          <table:table-cell office:value-type="string" calcext:value-type="string">
            <text:p>TinspinQuadtree/LOAD/10000/4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<text:s/>ms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<text:s/>ms</text:p>
          </table:table-cell>
          <table:table-cell office:value-type="float" office:value="381" calcext:value-type="float">
            <text:p>381</text:p>
          </table:table-cell>
          <table:table-cell office:value-type="float" office:value="5.38018" calcext:value-type="float">
            <text:p>5.38018</text:p>
          </table:table-cell>
          <table:table-cell office:value-type="string" calcext:value-type="string">
            <text:p>M/s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formula="of:=IF([.I55]=&quot;k/s&quot;; [.H55]/1000; [.H55])" office:value-type="float" office:value="5.38018" calcext:value-type="float">
            <text:p>5.38018</text:p>
          </table:table-cell>
        </table:table-row>
        <table:table-row table:style-name="ro1">
          <table:table-cell/>
          <table:table-cell office:value-type="string" calcext:value-type="string">
            <text:p>TinspinQuadtree/LOAD/100000/4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ms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ms</text:p>
          </table:table-cell>
          <table:table-cell office:value-type="float" office:value="27" calcext:value-type="float">
            <text:p>27</text:p>
          </table:table-cell>
          <table:table-cell office:value-type="float" office:value="3.91226" calcext:value-type="float">
            <text:p>3.91226</text:p>
          </table:table-cell>
          <table:table-cell office:value-type="string" calcext:value-type="string">
            <text:p>M/s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M</text:p>
          </table:table-cell>
          <table:table-cell table:formula="of:=IF([.I56]=&quot;k/s&quot;; [.H56]/1000; [.H56])" office:value-type="float" office:value="3.91226" calcext:value-type="float">
            <text:p>3.91226</text:p>
          </table:table-cell>
        </table:table-row>
        <table:table-row table:style-name="ro1">
          <table:table-cell/>
          <table:table-cell office:value-type="string" calcext:value-type="string">
            <text:p>TinspinQuadtree/LOAD/1000000/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m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08207" calcext:value-type="float">
            <text:p>2.08207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57]=&quot;k/s&quot;; [.H57]/1000; [.H57])" office:value-type="float" office:value="2.08207" calcext:value-type="float">
            <text:p>2.08207</text:p>
          </table:table-cell>
        </table:table-row>
        <table:table-row table:style-name="ro1">
          <table:table-cell/>
          <table:table-cell office:value-type="string" calcext:value-type="string">
            <text:p>TinspinQuadtree/LOAD/1000/7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/>ms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/>ms</text:p>
          </table:table-cell>
          <table:table-cell office:value-type="float" office:value="5556" calcext:value-type="float">
            <text:p>5556</text:p>
          </table:table-cell>
          <table:table-cell office:value-type="float" office:value="8.00652" calcext:value-type="float">
            <text:p>8.00652</text:p>
          </table:table-cell>
          <table:table-cell office:value-type="string" calcext:value-type="string">
            <text:p>M/s</text:p>
          </table:table-cell>
          <table:table-cell office:value-type="float" office:value="5.556" calcext:value-type="float">
            <text:p>5.556</text:p>
          </table:table-cell>
          <table:table-cell office:value-type="string" calcext:value-type="string">
            <text:p>M</text:p>
          </table:table-cell>
          <table:table-cell table:formula="of:=IF([.I58]=&quot;k/s&quot;; [.H58]/1000; [.H58])" office:value-type="float" office:value="8.00652" calcext:value-type="float">
            <text:p>8.00652</text:p>
          </table:table-cell>
        </table:table-row>
        <table:table-row table:style-name="ro1">
          <table:table-cell/>
          <table:table-cell office:value-type="string" calcext:value-type="string">
            <text:p>TinspinQuadtree/LOAD/10000/7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<text:s/>ms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<text:s/>ms</text:p>
          </table:table-cell>
          <table:table-cell office:value-type="float" office:value="486" calcext:value-type="float">
            <text:p>486</text:p>
          </table:table-cell>
          <table:table-cell office:value-type="float" office:value="6.88991" calcext:value-type="float">
            <text:p>6.88991</text:p>
          </table:table-cell>
          <table:table-cell office:value-type="string" calcext:value-type="string">
            <text:p>M/s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M</text:p>
          </table:table-cell>
          <table:table-cell table:formula="of:=IF([.I59]=&quot;k/s&quot;; [.H59]/1000; [.H59])" office:value-type="float" office:value="6.88991" calcext:value-type="float">
            <text:p>6.88991</text:p>
          </table:table-cell>
        </table:table-row>
        <table:table-row table:style-name="ro1">
          <table:table-cell/>
          <table:table-cell office:value-type="string" calcext:value-type="string">
            <text:p>TinspinQuadtree/LOAD/100000/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s</text:p>
          </table:table-cell>
          <table:table-cell office:value-type="float" office:value="39" calcext:value-type="float">
            <text:p>39</text:p>
          </table:table-cell>
          <table:table-cell office:value-type="float" office:value="5.56531" calcext:value-type="float">
            <text:p>5.56531</text:p>
          </table:table-cell>
          <table:table-cell office:value-type="string" calcext:value-type="string">
            <text:p>M/s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M</text:p>
          </table:table-cell>
          <table:table-cell table:formula="of:=IF([.I60]=&quot;k/s&quot;; [.H60]/1000; [.H60])" office:value-type="float" office:value="5.56531" calcext:value-type="float">
            <text:p>5.56531</text:p>
          </table:table-cell>
        </table:table-row>
        <table:table-row table:style-name="ro1">
          <table:table-cell/>
          <table:table-cell office:value-type="string" calcext:value-type="string">
            <text:p>TinspinQuadtree/LOAD/1000000/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s</text:p>
          </table:table-cell>
          <table:table-cell office:value-type="float" office:value="3" calcext:value-type="float">
            <text:p>3</text:p>
          </table:table-cell>
          <table:table-cell office:value-type="float" office:value="4.43294" calcext:value-type="float">
            <text:p>4.43294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61]=&quot;k/s&quot;; [.H61]/1000; [.H61])" office:value-type="float" office:value="4.43294" calcext:value-type="float">
            <text:p>4.43294</text:p>
          </table:table-cell>
        </table:table-row>
        <table:table-row table:style-name="ro1">
          <table:table-cell/>
          <table:table-cell office:value-type="string" calcext:value-type="string">
            <text:p>BoostRT/LOAD/1000/4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<text:s/>ms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<text:s/>ms</text:p>
          </table:table-cell>
          <table:table-cell office:value-type="float" office:value="519" calcext:value-type="float">
            <text:p>519</text:p>
          </table:table-cell>
          <table:table-cell office:value-type="float" office:value="745.451" calcext:value-type="float">
            <text:p>745.451</text:p>
          </table:table-cell>
          <table:table-cell office:value-type="string" calcext:value-type="string">
            <text:p>k/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k</text:p>
          </table:table-cell>
          <table:table-cell table:formula="of:=IF([.I62]=&quot;k/s&quot;; [.H62]/1000; [.H62])" office:value-type="float" office:value="0.745451" calcext:value-type="float">
            <text:p>0.745451</text:p>
          </table:table-cell>
        </table:table-row>
        <table:table-row table:style-name="ro1">
          <table:table-cell/>
          <table:table-cell office:value-type="string" calcext:value-type="string">
            <text:p>BoostRT/LOAD/10000/4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<text:s/>ms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<text:s/>ms</text:p>
          </table:table-cell>
          <table:table-cell office:value-type="float" office:value="45" calcext:value-type="float">
            <text:p>45</text:p>
          </table:table-cell>
          <table:table-cell office:value-type="float" office:value="636.6" calcext:value-type="float">
            <text:p>636.6</text:p>
          </table:table-cell>
          <table:table-cell office:value-type="string" calcext:value-type="string">
            <text:p>k/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k</text:p>
          </table:table-cell>
          <table:table-cell table:formula="of:=IF([.I63]=&quot;k/s&quot;; [.H63]/1000; [.H63])" office:value-type="float" office:value="0.6366" calcext:value-type="float">
            <text:p>0.6366</text:p>
          </table:table-cell>
        </table:table-row>
        <table:table-row table:style-name="ro1">
          <table:table-cell/>
          <table:table-cell office:value-type="string" calcext:value-type="string">
            <text:p>BoostRT/LOAD/100000/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m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563.424" calcext:value-type="float">
            <text:p>563.424</text:p>
          </table:table-cell>
          <table:table-cell office:value-type="string" calcext:value-type="string">
            <text:p>k/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</text:p>
          </table:table-cell>
          <table:table-cell table:formula="of:=IF([.I64]=&quot;k/s&quot;; [.H64]/1000; [.H64])" office:value-type="float" office:value="0.563424" calcext:value-type="float">
            <text:p>0.563424</text:p>
          </table:table-cell>
        </table:table-row>
        <table:table-row table:style-name="ro1">
          <table:table-cell/>
          <table:table-cell office:value-type="string" calcext:value-type="string">
            <text:p>BoostRT/LOAD/1000000/4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m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502.61" calcext:value-type="float">
            <text:p>502.61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65]=&quot;k/s&quot;; [.H65]/1000; [.H65])" office:value-type="float" office:value="0.50261" calcext:value-type="float">
            <text:p>0.50261</text:p>
          </table:table-cell>
        </table:table-row>
        <table:table-row table:style-name="ro1">
          <table:table-cell/>
          <table:table-cell office:value-type="string" calcext:value-type="string">
            <text:p>BoostRT/LOAD/1000/7</text:p>
          </table:table-cell>
          <table:table-cell office:value-type="float" office:value="0.963" calcext:value-type="float">
            <text:p>0.963</text:p>
          </table:table-cell>
          <table:table-cell office:value-type="string" calcext:value-type="string">
            <text:p><text:s/>ms</text:p>
          </table:table-cell>
          <table:table-cell office:value-type="float" office:value="0.963" calcext:value-type="float">
            <text:p>0.963</text:p>
          </table:table-cell>
          <table:table-cell office:value-type="string" calcext:value-type="string">
            <text:p><text:s/>ms</text:p>
          </table:table-cell>
          <table:table-cell office:value-type="float" office:value="723" calcext:value-type="float">
            <text:p>723</text:p>
          </table:table-cell>
          <table:table-cell office:value-type="float" office:value="1038.02" calcext:value-type="float">
            <text:p>1038.02</text:p>
          </table:table-cell>
          <table:table-cell office:value-type="string" calcext:value-type="string">
            <text:p>k/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k</text:p>
          </table:table-cell>
          <table:table-cell table:formula="of:=IF([.I66]=&quot;k/s&quot;; [.H66]/1000; [.H66])" office:value-type="float" office:value="1.03802" calcext:value-type="float">
            <text:p>1.03802</text:p>
          </table:table-cell>
        </table:table-row>
        <table:table-row table:style-name="ro1">
          <table:table-cell/>
          <table:table-cell office:value-type="string" calcext:value-type="string">
            <text:p>BoostRT/LOAD/10000/7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ms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ms</text:p>
          </table:table-cell>
          <table:table-cell office:value-type="float" office:value="63" calcext:value-type="float">
            <text:p>63</text:p>
          </table:table-cell>
          <table:table-cell office:value-type="float" office:value="898.441" calcext:value-type="float">
            <text:p>898.441</text:p>
          </table:table-cell>
          <table:table-cell office:value-type="string" calcext:value-type="string">
            <text:p>k/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k</text:p>
          </table:table-cell>
          <table:table-cell table:formula="of:=IF([.I67]=&quot;k/s&quot;; [.H67]/1000; [.H67])" office:value-type="float" office:value="0.898441" calcext:value-type="float">
            <text:p>0.898441</text:p>
          </table:table-cell>
        </table:table-row>
        <table:table-row table:style-name="ro1">
          <table:table-cell/>
          <table:table-cell office:value-type="string" calcext:value-type="string">
            <text:p>BoostRT/LOAD/100000/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s</text:p>
          </table:table-cell>
          <table:table-cell office:value-type="float" office:value="6" calcext:value-type="float">
            <text:p>6</text:p>
          </table:table-cell>
          <table:table-cell office:value-type="float" office:value="830.923" calcext:value-type="float">
            <text:p>830.923</text:p>
          </table:table-cell>
          <table:table-cell office:value-type="string" calcext:value-type="string">
            <text:p>k/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</text:p>
          </table:table-cell>
          <table:table-cell table:formula="of:=IF([.I68]=&quot;k/s&quot;; [.H68]/1000; [.H68])" office:value-type="float" office:value="0.830923" calcext:value-type="float">
            <text:p>0.830923</text:p>
          </table:table-cell>
        </table:table-row>
        <table:table-row table:style-name="ro1">
          <table:table-cell/>
          <table:table-cell office:value-type="string" calcext:value-type="string">
            <text:p>BoostRT/LOAD/1000000/7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ms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781.945" calcext:value-type="float">
            <text:p>781.945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69]=&quot;k/s&quot;; [.H69]/1000; [.H69])" office:value-type="float" office:value="0.781945" calcext:value-type="float">
            <text:p>0.781945</text:p>
          </table:table-cell>
        </table:table-row>
        <table:table-row table:style-name="ro1">
          <table:table-cell/>
          <table:table-cell office:value-type="string" calcext:value-type="string">
            <text:p>FlannKDS/LOAD/1000/4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<text:s/>ms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<text:s/>ms</text:p>
          </table:table-cell>
          <table:table-cell office:value-type="float" office:value="10369" calcext:value-type="float">
            <text:p>10369</text:p>
          </table:table-cell>
          <table:table-cell office:value-type="float" office:value="14.9216" calcext:value-type="float">
            <text:p>14.9216</text:p>
          </table:table-cell>
          <table:table-cell office:value-type="string" calcext:value-type="string">
            <text:p>M/s</text:p>
          </table:table-cell>
          <table:table-cell office:value-type="float" office:value="10.369" calcext:value-type="float">
            <text:p>10.369</text:p>
          </table:table-cell>
          <table:table-cell office:value-type="string" calcext:value-type="string">
            <text:p>M</text:p>
          </table:table-cell>
          <table:table-cell table:formula="of:=IF([.I70]=&quot;k/s&quot;; [.H70]/1000; [.H70])" office:value-type="float" office:value="14.9216" calcext:value-type="float">
            <text:p>14.9216</text:p>
          </table:table-cell>
        </table:table-row>
        <table:table-row table:style-name="ro1">
          <table:table-cell/>
          <table:table-cell office:value-type="string" calcext:value-type="string">
            <text:p>FlannKDS/LOAD/10000/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<text:s/>ms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<text:s/>ms</text:p>
          </table:table-cell>
          <table:table-cell office:value-type="float" office:value="697" calcext:value-type="float">
            <text:p>697</text:p>
          </table:table-cell>
          <table:table-cell office:value-type="float" office:value="9.93659" calcext:value-type="float">
            <text:p>9.93659</text:p>
          </table:table-cell>
          <table:table-cell office:value-type="string" calcext:value-type="string">
            <text:p>M/s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M</text:p>
          </table:table-cell>
          <table:table-cell table:formula="of:=IF([.I71]=&quot;k/s&quot;; [.H71]/1000; [.H71])" office:value-type="float" office:value="9.93659" calcext:value-type="float">
            <text:p>9.93659</text:p>
          </table:table-cell>
        </table:table-row>
        <table:table-row table:style-name="ro1">
          <table:table-cell/>
          <table:table-cell office:value-type="string" calcext:value-type="string">
            <text:p>FlannKDS/LOAD/100000/4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<text:s/>ms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<text:s/>ms</text:p>
          </table:table-cell>
          <table:table-cell office:value-type="float" office:value="48" calcext:value-type="float">
            <text:p>48</text:p>
          </table:table-cell>
          <table:table-cell office:value-type="float" office:value="6.84966" calcext:value-type="float">
            <text:p>6.84966</text:p>
          </table:table-cell>
          <table:table-cell office:value-type="string" calcext:value-type="string">
            <text:p>M/s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M</text:p>
          </table:table-cell>
          <table:table-cell table:formula="of:=IF([.I72]=&quot;k/s&quot;; [.H72]/1000; [.H72])" office:value-type="float" office:value="6.84966" calcext:value-type="float">
            <text:p>6.84966</text:p>
          </table:table-cell>
        </table:table-row>
        <table:table-row table:style-name="ro1">
          <table:table-cell/>
          <table:table-cell office:value-type="string" calcext:value-type="string">
            <text:p>FlannKDS/LOAD/1000000/4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3.21908" calcext:value-type="float">
            <text:p>3.21908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73]=&quot;k/s&quot;; [.H73]/1000; [.H73])" office:value-type="float" office:value="3.21908" calcext:value-type="float">
            <text:p>3.21908</text:p>
          </table:table-cell>
        </table:table-row>
        <table:table-row table:style-name="ro1">
          <table:table-cell/>
          <table:table-cell office:value-type="string" calcext:value-type="string">
            <text:p>FlannKDS/LOAD/1000/7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<text:s/>ms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<text:s/>ms</text:p>
          </table:table-cell>
          <table:table-cell office:value-type="float" office:value="10724" calcext:value-type="float">
            <text:p>10724</text:p>
          </table:table-cell>
          <table:table-cell office:value-type="float" office:value="15.5268" calcext:value-type="float">
            <text:p>15.5268</text:p>
          </table:table-cell>
          <table:table-cell office:value-type="string" calcext:value-type="string">
            <text:p>M/s</text:p>
          </table:table-cell>
          <table:table-cell office:value-type="float" office:value="10.724" calcext:value-type="float">
            <text:p>10.724</text:p>
          </table:table-cell>
          <table:table-cell office:value-type="string" calcext:value-type="string">
            <text:p>M</text:p>
          </table:table-cell>
          <table:table-cell table:formula="of:=IF([.I74]=&quot;k/s&quot;; [.H74]/1000; [.H74])" office:value-type="float" office:value="15.5268" calcext:value-type="float">
            <text:p>15.5268</text:p>
          </table:table-cell>
        </table:table-row>
        <table:table-row table:style-name="ro1">
          <table:table-cell/>
          <table:table-cell office:value-type="string" calcext:value-type="string">
            <text:p>FlannKDS/LOAD/10000/7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<text:s/>ms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<text:s/>ms</text:p>
          </table:table-cell>
          <table:table-cell office:value-type="float" office:value="858" calcext:value-type="float">
            <text:p>858</text:p>
          </table:table-cell>
          <table:table-cell office:value-type="float" office:value="12.3094" calcext:value-type="float">
            <text:p>12.3094</text:p>
          </table:table-cell>
          <table:table-cell office:value-type="string" calcext:value-type="string">
            <text:p>M/s</text:p>
          </table:table-cell>
          <table:table-cell office:value-type="float" office:value="8.58" calcext:value-type="float">
            <text:p>8.58</text:p>
          </table:table-cell>
          <table:table-cell office:value-type="string" calcext:value-type="string">
            <text:p>M</text:p>
          </table:table-cell>
          <table:table-cell table:formula="of:=IF([.I75]=&quot;k/s&quot;; [.H75]/1000; [.H75])" office:value-type="float" office:value="12.3094" calcext:value-type="float">
            <text:p>12.3094</text:p>
          </table:table-cell>
        </table:table-row>
        <table:table-row table:style-name="ro1">
          <table:table-cell/>
          <table:table-cell office:value-type="string" calcext:value-type="string">
            <text:p>FlannKDS/LOAD/100000/7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<text:s/>ms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<text:s/>ms</text:p>
          </table:table-cell>
          <table:table-cell office:value-type="float" office:value="71" calcext:value-type="float">
            <text:p>71</text:p>
          </table:table-cell>
          <table:table-cell office:value-type="float" office:value="10.1948" calcext:value-type="float">
            <text:p>10.1948</text:p>
          </table:table-cell>
          <table:table-cell office:value-type="string" calcext:value-type="string">
            <text:p>M/s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M</text:p>
          </table:table-cell>
          <table:table-cell table:formula="of:=IF([.I76]=&quot;k/s&quot;; [.H76]/1000; [.H76])" office:value-type="float" office:value="10.1948" calcext:value-type="float">
            <text:p>10.1948</text:p>
          </table:table-cell>
        </table:table-row>
        <table:table-row table:style-name="ro1">
          <table:table-cell/>
          <table:table-cell office:value-type="string" calcext:value-type="string">
            <text:p>FlannKDS/LOAD/1000000/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m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ms</text:p>
          </table:table-cell>
          <table:table-cell office:value-type="float" office:value="5" calcext:value-type="float">
            <text:p>5</text:p>
          </table:table-cell>
          <table:table-cell office:value-type="float" office:value="7.19944" calcext:value-type="float">
            <text:p>7.19944</text:p>
          </table:table-cell>
          <table:table-cell office:value-type="string" calcext:value-type="string">
            <text:p>M/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formula="of:=IF([.I77]=&quot;k/s&quot;; [.H77]/1000; [.H77])" office:value-type="float" office:value="7.19944" calcext:value-type="float">
            <text:p>7.19944</text:p>
          </table:table-cell>
        </table:table-row>
        <table:table-row table:style-name="ro1">
          <table:table-cell/>
          <table:table-cell office:value-type="string" calcext:value-type="string">
            <text:p>BBTree/LOAD/1000/4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<text:s/>ms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<text:s/>ms</text:p>
          </table:table-cell>
          <table:table-cell office:value-type="float" office:value="3150" calcext:value-type="float">
            <text:p>3150</text:p>
          </table:table-cell>
          <table:table-cell office:value-type="float" office:value="4.18327" calcext:value-type="float">
            <text:p>4.18327</text:p>
          </table:table-cell>
          <table:table-cell office:value-type="string" calcext:value-type="string">
            <text:p>M/s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M</text:p>
          </table:table-cell>
          <table:table-cell table:formula="of:=IF([.I78]=&quot;k/s&quot;; [.H78]/1000; [.H78])" office:value-type="float" office:value="4.18327" calcext:value-type="float">
            <text:p>4.18327</text:p>
          </table:table-cell>
        </table:table-row>
        <table:table-row table:style-name="ro1">
          <table:table-cell/>
          <table:table-cell office:value-type="string" calcext:value-type="string">
            <text:p>BBTree/LOAD/10000/4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<text:s/>ms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<text:s/>ms</text:p>
          </table:table-cell>
          <table:table-cell office:value-type="float" office:value="249" calcext:value-type="float">
            <text:p>249</text:p>
          </table:table-cell>
          <table:table-cell office:value-type="float" office:value="3.41792" calcext:value-type="float">
            <text:p>3.41792</text:p>
          </table:table-cell>
          <table:table-cell office:value-type="string" calcext:value-type="string">
            <text:p>M/s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M</text:p>
          </table:table-cell>
          <table:table-cell table:formula="of:=IF([.I79]=&quot;k/s&quot;; [.H79]/1000; [.H79])" office:value-type="float" office:value="3.41792" calcext:value-type="float">
            <text:p>3.41792</text:p>
          </table:table-cell>
        </table:table-row>
        <table:table-row table:style-name="ro1">
          <table:table-cell/>
          <table:table-cell office:value-type="string" calcext:value-type="string">
            <text:p>BBTree/LOAD/100000/4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<text:s/>ms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<text:s/>ms</text:p>
          </table:table-cell>
          <table:table-cell office:value-type="float" office:value="17" calcext:value-type="float">
            <text:p>17</text:p>
          </table:table-cell>
          <table:table-cell office:value-type="float" office:value="2.48204" calcext:value-type="float">
            <text:p>2.48204</text:p>
          </table:table-cell>
          <table:table-cell office:value-type="string" calcext:value-type="string">
            <text:p>M/s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formula="of:=IF([.I80]=&quot;k/s&quot;; [.H80]/1000; [.H80])" office:value-type="float" office:value="2.48204" calcext:value-type="float">
            <text:p>2.48204</text:p>
          </table:table-cell>
        </table:table-row>
        <table:table-row table:style-name="ro1">
          <table:table-cell/>
          <table:table-cell office:value-type="string" calcext:value-type="string">
            <text:p>BBTree/LOAD/1000000/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m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44904" calcext:value-type="float">
            <text:p>2.44904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1]=&quot;k/s&quot;; [.H81]/1000; [.H81])" office:value-type="float" office:value="2.44904" calcext:value-type="float">
            <text:p>2.44904</text:p>
          </table:table-cell>
        </table:table-row>
        <table:table-row table:style-name="ro1">
          <table:table-cell/>
          <table:table-cell office:value-type="string" calcext:value-type="string">
            <text:p>BBTree/LOAD/1000/7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<text:s/>ms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<text:s/>ms</text:p>
          </table:table-cell>
          <table:table-cell office:value-type="float" office:value="2989" calcext:value-type="float">
            <text:p>2989</text:p>
          </table:table-cell>
          <table:table-cell office:value-type="float" office:value="4.0351" calcext:value-type="float">
            <text:p>4.0351</text:p>
          </table:table-cell>
          <table:table-cell office:value-type="string" calcext:value-type="string">
            <text:p>M/s</text:p>
          </table:table-cell>
          <table:table-cell office:value-type="float" office:value="2.989" calcext:value-type="float">
            <text:p>2.989</text:p>
          </table:table-cell>
          <table:table-cell office:value-type="string" calcext:value-type="string">
            <text:p>M</text:p>
          </table:table-cell>
          <table:table-cell table:formula="of:=IF([.I82]=&quot;k/s&quot;; [.H82]/1000; [.H82])" office:value-type="float" office:value="4.0351" calcext:value-type="float">
            <text:p>4.0351</text:p>
          </table:table-cell>
        </table:table-row>
        <table:table-row table:style-name="ro1">
          <table:table-cell/>
          <table:table-cell office:value-type="string" calcext:value-type="string">
            <text:p>BBTree/LOAD/10000/7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<text:s/>ms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<text:s/>ms</text:p>
          </table:table-cell>
          <table:table-cell office:value-type="float" office:value="261" calcext:value-type="float">
            <text:p>261</text:p>
          </table:table-cell>
          <table:table-cell office:value-type="float" office:value="3.73265" calcext:value-type="float">
            <text:p>3.73265</text:p>
          </table:table-cell>
          <table:table-cell office:value-type="string" calcext:value-type="string">
            <text:p>M/s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M</text:p>
          </table:table-cell>
          <table:table-cell table:formula="of:=IF([.I83]=&quot;k/s&quot;; [.H83]/1000; [.H83])" office:value-type="float" office:value="3.73265" calcext:value-type="float">
            <text:p>3.73265</text:p>
          </table:table-cell>
        </table:table-row>
        <table:table-row table:style-name="ro1">
          <table:table-cell/>
          <table:table-cell office:value-type="string" calcext:value-type="string">
            <text:p>BBTree/LOAD/100000/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s</text:p>
          </table:table-cell>
          <table:table-cell office:value-type="float" office:value="20" calcext:value-type="float">
            <text:p>20</text:p>
          </table:table-cell>
          <table:table-cell office:value-type="float" office:value="2.85521" calcext:value-type="float">
            <text:p>2.85521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4]=&quot;k/s&quot;; [.H84]/1000; [.H84])" office:value-type="float" office:value="2.85521" calcext:value-type="float">
            <text:p>2.85521</text:p>
          </table:table-cell>
        </table:table-row>
        <table:table-row table:style-name="ro1">
          <table:table-cell/>
          <table:table-cell office:value-type="string" calcext:value-type="string">
            <text:p>BBTree/LOAD/1000000/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m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94065" calcext:value-type="float">
            <text:p>2.94065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5]=&quot;k/s&quot;; [.H85]/1000; [.H85])" office:value-type="float" office:value="2.94065" calcext:value-type="float">
            <text:p>2.94065</text:p>
          </table:table-cell>
        </table:table-row>
        <table:table-row table:style-name="ro1">
          <table:table-cell/>
          <table:table-cell office:value-type="string" calcext:value-type="string">
            <text:p>Mcxme/LOAD/1000/4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<text:s/>ms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<text:s/>ms</text:p>
          </table:table-cell>
          <table:table-cell office:value-type="float" office:value="2455" calcext:value-type="float">
            <text:p>2455</text:p>
          </table:table-cell>
          <table:table-cell office:value-type="float" office:value="3.47011" calcext:value-type="float">
            <text:p>3.47011</text:p>
          </table:table-cell>
          <table:table-cell office:value-type="string" calcext:value-type="string">
            <text:p>M/s</text:p>
          </table:table-cell>
          <table:table-cell office:value-type="float" office:value="2.455" calcext:value-type="float">
            <text:p>2.455</text:p>
          </table:table-cell>
          <table:table-cell office:value-type="string" calcext:value-type="string">
            <text:p>M</text:p>
          </table:table-cell>
          <table:table-cell table:formula="of:=IF([.I86]=&quot;k/s&quot;; [.H86]/1000; [.H86])" office:value-type="float" office:value="3.47011" calcext:value-type="float">
            <text:p>3.47011</text:p>
          </table:table-cell>
        </table:table-row>
        <table:table-row table:style-name="ro1">
          <table:table-cell/>
          <table:table-cell office:value-type="string" calcext:value-type="string">
            <text:p>Mcxme/LOAD/10000/4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ms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ms</text:p>
          </table:table-cell>
          <table:table-cell office:value-type="float" office:value="214" calcext:value-type="float">
            <text:p>214</text:p>
          </table:table-cell>
          <table:table-cell office:value-type="float" office:value="3.02327" calcext:value-type="float">
            <text:p>3.02327</text:p>
          </table:table-cell>
          <table:table-cell office:value-type="string" calcext:value-type="string">
            <text:p>M/s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M</text:p>
          </table:table-cell>
          <table:table-cell table:formula="of:=IF([.I87]=&quot;k/s&quot;; [.H87]/1000; [.H87])" office:value-type="float" office:value="3.02327" calcext:value-type="float">
            <text:p>3.02327</text:p>
          </table:table-cell>
        </table:table-row>
        <table:table-row table:style-name="ro1">
          <table:table-cell/>
          <table:table-cell office:value-type="string" calcext:value-type="string">
            <text:p>Mcxme/LOAD/100000/4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<text:s/>ms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<text:s/>ms</text:p>
          </table:table-cell>
          <table:table-cell office:value-type="float" office:value="19" calcext:value-type="float">
            <text:p>19</text:p>
          </table:table-cell>
          <table:table-cell office:value-type="float" office:value="2.54968" calcext:value-type="float">
            <text:p>2.54968</text:p>
          </table:table-cell>
          <table:table-cell office:value-type="string" calcext:value-type="string">
            <text:p>M/s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formula="of:=IF([.I88]=&quot;k/s&quot;; [.H88]/1000; [.H88])" office:value-type="float" office:value="2.54968" calcext:value-type="float">
            <text:p>2.54968</text:p>
          </table:table-cell>
        </table:table-row>
        <table:table-row table:style-name="ro1">
          <table:table-cell/>
          <table:table-cell office:value-type="string" calcext:value-type="string">
            <text:p>Mcxme/LOAD/1000000/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m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.91627" calcext:value-type="float">
            <text:p>1.91627</text:p>
          </table:table-cell>
          <table:table-cell office:value-type="string" calcext:value-type="string">
            <text:p>M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89]=&quot;k/s&quot;; [.H89]/1000; [.H89])" office:value-type="float" office:value="1.91627" calcext:value-type="float">
            <text:p>1.91627</text:p>
          </table:table-cell>
        </table:table-row>
        <table:table-row table:style-name="ro1">
          <table:table-cell/>
          <table:table-cell office:value-type="string" calcext:value-type="string">
            <text:p>Mcxme/LOAD/1000/7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ms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ms</text:p>
          </table:table-cell>
          <table:table-cell office:value-type="float" office:value="2175" calcext:value-type="float">
            <text:p>2175</text:p>
          </table:table-cell>
          <table:table-cell office:value-type="float" office:value="3.12689" calcext:value-type="float">
            <text:p>3.12689</text:p>
          </table:table-cell>
          <table:table-cell office:value-type="string" calcext:value-type="string">
            <text:p>M/s</text:p>
          </table:table-cell>
          <table:table-cell office:value-type="float" office:value="2.175" calcext:value-type="float">
            <text:p>2.175</text:p>
          </table:table-cell>
          <table:table-cell office:value-type="string" calcext:value-type="string">
            <text:p>M</text:p>
          </table:table-cell>
          <table:table-cell table:formula="of:=IF([.I90]=&quot;k/s&quot;; [.H90]/1000; [.H90])" office:value-type="float" office:value="3.12689" calcext:value-type="float">
            <text:p>3.12689</text:p>
          </table:table-cell>
        </table:table-row>
        <table:table-row table:style-name="ro1">
          <table:table-cell/>
          <table:table-cell office:value-type="string" calcext:value-type="string">
            <text:p>Mcxme/LOAD/10000/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/>ms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/>ms</text:p>
          </table:table-cell>
          <table:table-cell office:value-type="float" office:value="195" calcext:value-type="float">
            <text:p>195</text:p>
          </table:table-cell>
          <table:table-cell office:value-type="float" office:value="2.77783" calcext:value-type="float">
            <text:p>2.77783</text:p>
          </table:table-cell>
          <table:table-cell office:value-type="string" calcext:value-type="string">
            <text:p>M/s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formula="of:=IF([.I91]=&quot;k/s&quot;; [.H91]/1000; [.H91])" office:value-type="float" office:value="2.77783" calcext:value-type="float">
            <text:p>2.77783</text:p>
          </table:table-cell>
        </table:table-row>
        <table:table-row table:style-name="ro1">
          <table:table-cell/>
          <table:table-cell office:value-type="string" calcext:value-type="string">
            <text:p>Mcxme/LOAD/100000/7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s/>ms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s/>ms</text:p>
          </table:table-cell>
          <table:table-cell office:value-type="float" office:value="15" calcext:value-type="float">
            <text:p>15</text:p>
          </table:table-cell>
          <table:table-cell office:value-type="float" office:value="2.14153" calcext:value-type="float">
            <text:p>2.14153</text:p>
          </table:table-cell>
          <table:table-cell office:value-type="string" calcext:value-type="string">
            <text:p>M/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formula="of:=IF([.I92]=&quot;k/s&quot;; [.H92]/1000; [.H92])" office:value-type="float" office:value="2.14153" calcext:value-type="float">
            <text:p>2.14153</text:p>
          </table:table-cell>
        </table:table-row>
        <table:table-row table:style-name="ro1">
          <table:table-cell/>
          <table:table-cell office:value-type="string" calcext:value-type="string">
            <text:p>Mcxme/LOAD/1000000/7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m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24435" calcext:value-type="float">
            <text:p>2.24435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93]=&quot;k/s&quot;; [.H93]/1000; [.H93])" office:value-type="float" office:value="2.24435" calcext:value-type="float">
            <text:p>2.24435</text:p>
          </table:table-cell>
        </table:table-row>
        <table:table-row table:style-name="ro1">
          <table:table-cell/>
          <table:table-cell office:value-type="string" calcext:value-type="string">
            <text:p>Lsi/LOAD/1000/4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<text:s/>ms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<text:s/>ms</text:p>
          </table:table-cell>
          <table:table-cell office:value-type="float" office:value="116" calcext:value-type="float">
            <text:p>116</text:p>
          </table:table-cell>
          <table:table-cell office:value-type="float" office:value="186.625" calcext:value-type="float">
            <text:p>186.625</text:p>
          </table:table-cell>
          <table:table-cell office:value-type="string" calcext:value-type="string">
            <text:p>k/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k</text:p>
          </table:table-cell>
          <table:table-cell table:formula="of:=IF([.I94]=&quot;k/s&quot;; [.H94]/1000; [.H94])" office:value-type="float" office:value="0.186625" calcext:value-type="float">
            <text:p>0.186625</text:p>
          </table:table-cell>
        </table:table-row>
        <table:table-row table:style-name="ro1">
          <table:table-cell/>
          <table:table-cell office:value-type="string" calcext:value-type="string">
            <text:p>Lsi/LOAD/10000/4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<text:s/>ms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<text:s/>ms</text:p>
          </table:table-cell>
          <table:table-cell office:value-type="float" office:value="10" calcext:value-type="float">
            <text:p>10</text:p>
          </table:table-cell>
          <table:table-cell office:value-type="float" office:value="152.391" calcext:value-type="float">
            <text:p>152.391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95]=&quot;k/s&quot;; [.H95]/1000; [.H95])" office:value-type="float" office:value="0.152391" calcext:value-type="float">
            <text:p>0.152391</text:p>
          </table:table-cell>
        </table:table-row>
        <table:table-row table:style-name="ro1">
          <table:table-cell/>
          <table:table-cell office:value-type="string" calcext:value-type="string">
            <text:p>Lsi/LOAD/100000/4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m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27.256" calcext:value-type="float">
            <text:p>127.256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96]=&quot;k/s&quot;; [.H96]/1000; [.H96])" office:value-type="float" office:value="0.127256" calcext:value-type="float">
            <text:p>0.127256</text:p>
          </table:table-cell>
        </table:table-row>
        <table:table-row table:style-name="ro1">
          <table:table-cell/>
          <table:table-cell office:value-type="string" calcext:value-type="string">
            <text:p>Lsi/LOAD/1000000/4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<text:s/>ms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11.127" calcext:value-type="float">
            <text:p>111.127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97]=&quot;k/s&quot;; [.H97]/1000; [.H97])" office:value-type="float" office:value="0.111127" calcext:value-type="float">
            <text:p>0.111127</text:p>
          </table:table-cell>
        </table:table-row>
        <table:table-row table:style-name="ro1">
          <table:table-cell/>
          <table:table-cell office:value-type="string" calcext:value-type="string">
            <text:p>Lsi/LOAD/1000/7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<text:s/>ms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<text:s/>ms</text:p>
          </table:table-cell>
          <table:table-cell office:value-type="float" office:value="132" calcext:value-type="float">
            <text:p>132</text:p>
          </table:table-cell>
          <table:table-cell office:value-type="float" office:value="191.166" calcext:value-type="float">
            <text:p>191.166</text:p>
          </table:table-cell>
          <table:table-cell office:value-type="string" calcext:value-type="string">
            <text:p>k/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k</text:p>
          </table:table-cell>
          <table:table-cell table:formula="of:=IF([.I98]=&quot;k/s&quot;; [.H98]/1000; [.H98])" office:value-type="float" office:value="0.191166" calcext:value-type="float">
            <text:p>0.191166</text:p>
          </table:table-cell>
        </table:table-row>
        <table:table-row table:style-name="ro1">
          <table:table-cell/>
          <table:table-cell office:value-type="string" calcext:value-type="string">
            <text:p>Lsi/LOAD/10000/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m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ms</text:p>
          </table:table-cell>
          <table:table-cell office:value-type="float" office:value="11" calcext:value-type="float">
            <text:p>11</text:p>
          </table:table-cell>
          <table:table-cell office:value-type="float" office:value="161.181" calcext:value-type="float">
            <text:p>161.181</text:p>
          </table:table-cell>
          <table:table-cell office:value-type="string" calcext:value-type="string">
            <text:p>k/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</text:p>
          </table:table-cell>
          <table:table-cell table:formula="of:=IF([.I99]=&quot;k/s&quot;; [.H99]/1000; [.H99])" office:value-type="float" office:value="0.161181" calcext:value-type="float">
            <text:p>0.161181</text:p>
          </table:table-cell>
        </table:table-row>
        <table:table-row table:style-name="ro1">
          <table:table-cell/>
          <table:table-cell office:value-type="string" calcext:value-type="string">
            <text:p>Lsi/LOAD/100000/7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m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41.458" calcext:value-type="float">
            <text:p>141.458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100]=&quot;k/s&quot;; [.H100]/1000; [.H100])" office:value-type="float" office:value="0.141458" calcext:value-type="float">
            <text:p>0.141458</text:p>
          </table:table-cell>
        </table:table-row>
        <table:table-row table:style-name="ro1">
          <table:table-cell/>
          <table:table-cell office:value-type="string" calcext:value-type="string">
            <text:p>Lsi/LOAD/1000000/7</text:p>
          </table:table-cell>
          <table:table-cell office:value-type="float" office:value="8141" calcext:value-type="float">
            <text:p>8141</text:p>
          </table:table-cell>
          <table:table-cell office:value-type="string" calcext:value-type="string">
            <text:p><text:s/>ms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22.853" calcext:value-type="float">
            <text:p>122.853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101]=&quot;k/s&quot;; [.H101]/1000; [.H101])" office:value-type="float" office:value="0.122853" calcext:value-type="float">
            <text:p>0.122853</text:p>
          </table:table-cell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update_mm_d" table:style-name="ta1">
        <table:shapes>
          <draw:frame draw:z-index="0" draw:style-name="gr1" draw:text-style-name="P1" svg:width="6.2972in" svg:height="3.4343in" svg:x="1.4031in" svg:y="0.5425in">
            <draw:object draw:notify-on-update-of-ranges="update_mm_d.A30:update_mm_d.A33 update_mm_d.B30:update_mm_d.B30 update_mm_d.L30:update_mm_d.L33 update_mm_d.A30:update_mm_d.A33 update_mm_d.B38:update_mm_d.B38 update_mm_d.L38:update_mm_d.L41 update_mm_d.A30:update_mm_d.A33 update_mm_d.B46:update_mm_d.B46 update_mm_d.L46:update_mm_d.L49 update_mm_d.A30:update_mm_d.A33 update_mm_d.B54:update_mm_d.B54 update_mm_d.L54:update_mm_d.L57 update_mm_d.A30:update_mm_d.A33 update_mm_d.B62:update_mm_d.B62 update_mm_d.L62:update_mm_d.L65 update_mm_d.A30:update_mm_d.A33 update_mm_d.B70:update_mm_d.B70 update_mm_d.L70:update_mm_d.L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update_mm_d.A30:update_mm_d.A33 update_mm_d.B30:update_mm_d.B30 update_mm_d.L34:update_mm_d.L37 update_mm_d.A30:update_mm_d.A33 update_mm_d.B38:update_mm_d.B38 update_mm_d.L42:update_mm_d.L45 update_mm_d.A30:update_mm_d.A33 update_mm_d.B46:update_mm_d.B46 update_mm_d.L50:update_mm_d.L53 update_mm_d.A30:update_mm_d.A33 update_mm_d.B54:update_mm_d.B54 update_mm_d.L58:update_mm_d.L61 update_mm_d.A30:update_mm_d.A33 update_mm_d.B62:update_mm_d.B62 update_mm_d.L66:update_mm_d.L69 update_mm_d.A30:update_mm_d.A33 update_mm_d.B70:update_mm_d.B70 update_mm_d.L74:update_mm_d.L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6"/>T</text:p>
          </table:table-cell>
          <table:table-cell office:value-type="string" calcext:value-type="string">
            <text:p>ime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total_upd_cou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update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Bpt/UPDATE_1000/1000/4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<text:s/>ms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<text:s/>ms</text:p>
          </table:table-cell>
          <table:table-cell office:value-type="float" office:value="12488" calcext:value-type="float">
            <text:p>12488</text:p>
          </table:table-cell>
          <table:table-cell office:value-type="float" office:value="12.488" calcext:value-type="float">
            <text:p>12.488</text:p>
          </table:table-cell>
          <table:table-cell office:value-type="string" calcext:value-type="string">
            <text:p>M</text:p>
          </table:table-cell>
          <table:table-cell office:value-type="float" office:value="20.3536" calcext:value-type="float">
            <text:p>20.3536</text:p>
          </table:table-cell>
          <table:table-cell office:value-type="string" calcext:value-type="string">
            <text:p>M/s</text:p>
          </table:table-cell>
          <table:table-cell table:formula="of:=IF([.K30]=&quot;k/s&quot;; [.J30]/1000; [.J30])" office:value-type="float" office:value="20.3536" calcext:value-type="float">
            <text:p>20.35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Bpt/UPDATE_1000/10000/4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8130" calcext:value-type="float">
            <text:p>8130</text:p>
          </table:table-cell>
          <table:table-cell office:value-type="float" office:value="8.13" calcext:value-type="float">
            <text:p>8.13</text:p>
          </table:table-cell>
          <table:table-cell office:value-type="string" calcext:value-type="string">
            <text:p>M</text:p>
          </table:table-cell>
          <table:table-cell office:value-type="float" office:value="12.7095" calcext:value-type="float">
            <text:p>12.7095</text:p>
          </table:table-cell>
          <table:table-cell office:value-type="string" calcext:value-type="string">
            <text:p>M/s</text:p>
          </table:table-cell>
          <table:table-cell table:formula="of:=IF([.K31]=&quot;k/s&quot;; [.J31]/1000; [.J31])" office:value-type="float" office:value="12.7095" calcext:value-type="float">
            <text:p>12.709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Bpt/UPDATE_1000/100000/4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<text:s/>ms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<text:s/>ms</text:p>
          </table:table-cell>
          <table:table-cell office:value-type="float" office:value="2682" calcext:value-type="float">
            <text:p>2682</text:p>
          </table:table-cell>
          <table:table-cell office:value-type="float" office:value="2.682" calcext:value-type="float">
            <text:p>2.682</text:p>
          </table:table-cell>
          <table:table-cell office:value-type="string" calcext:value-type="string">
            <text:p>M</text:p>
          </table:table-cell>
          <table:table-cell office:value-type="float" office:value="3.81406" calcext:value-type="float">
            <text:p>3.81406</text:p>
          </table:table-cell>
          <table:table-cell office:value-type="string" calcext:value-type="string">
            <text:p>M/s</text:p>
          </table:table-cell>
          <table:table-cell table:formula="of:=IF([.K32]=&quot;k/s&quot;; [.J32]/1000; [.J32])" office:value-type="float" office:value="3.81406" calcext:value-type="float">
            <text:p>3.8140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Bpt/UPDATE_1000/1000000/4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<text:s/>ms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<text:s/>ms</text:p>
          </table:table-cell>
          <table:table-cell office:value-type="float" office:value="1673" calcext:value-type="float">
            <text:p>1673</text:p>
          </table:table-cell>
          <table:table-cell office:value-type="float" office:value="1.673" calcext:value-type="float">
            <text:p>1.673</text:p>
          </table:table-cell>
          <table:table-cell office:value-type="string" calcext:value-type="string">
            <text:p>M</text:p>
          </table:table-cell>
          <table:table-cell office:value-type="float" office:value="2.40319" calcext:value-type="float">
            <text:p>2.40319</text:p>
          </table:table-cell>
          <table:table-cell office:value-type="string" calcext:value-type="string">
            <text:p>M/s</text:p>
          </table:table-cell>
          <table:table-cell table:formula="of:=IF([.K33]=&quot;k/s&quot;; [.J33]/1000; [.J33])" office:value-type="float" office:value="2.40319" calcext:value-type="float">
            <text:p>2.40319</text:p>
          </table:table-cell>
        </table:table-row>
        <table:table-row table:style-name="ro1">
          <table:table-cell/>
          <table:table-cell office:value-type="string" calcext:value-type="string">
            <text:p>PhTreeMMBpt/UPDATE_1000/1000/7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4909" calcext:value-type="float">
            <text:p>4909</text:p>
          </table:table-cell>
          <table:table-cell office:value-type="float" office:value="4.909" calcext:value-type="float">
            <text:p>4.909</text:p>
          </table:table-cell>
          <table:table-cell office:value-type="string" calcext:value-type="string">
            <text:p>M</text:p>
          </table:table-cell>
          <table:table-cell office:value-type="float" office:value="7.88669" calcext:value-type="float">
            <text:p>7.88669</text:p>
          </table:table-cell>
          <table:table-cell office:value-type="string" calcext:value-type="string">
            <text:p>M/s</text:p>
          </table:table-cell>
          <table:table-cell table:formula="of:=IF([.K34]=&quot;k/s&quot;; [.J34]/1000; [.J34])" office:value-type="float" office:value="7.88669" calcext:value-type="float">
            <text:p>7.88669</text:p>
          </table:table-cell>
        </table:table-row>
        <table:table-row table:style-name="ro1">
          <table:table-cell/>
          <table:table-cell office:value-type="string" calcext:value-type="string">
            <text:p>PhTreeMMBpt/UPDATE_1000/10000/7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<text:s/>ms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<text:s/>ms</text:p>
          </table:table-cell>
          <table:table-cell office:value-type="float" office:value="3421" calcext:value-type="float">
            <text:p>3421</text:p>
          </table:table-cell>
          <table:table-cell office:value-type="float" office:value="3.421" calcext:value-type="float">
            <text:p>3.421</text:p>
          </table:table-cell>
          <table:table-cell office:value-type="string" calcext:value-type="string">
            <text:p>M</text:p>
          </table:table-cell>
          <table:table-cell office:value-type="float" office:value="5.16145" calcext:value-type="float">
            <text:p>5.16145</text:p>
          </table:table-cell>
          <table:table-cell office:value-type="string" calcext:value-type="string">
            <text:p>M/s</text:p>
          </table:table-cell>
          <table:table-cell table:formula="of:=IF([.K35]=&quot;k/s&quot;; [.J35]/1000; [.J35])" office:value-type="float" office:value="5.16145" calcext:value-type="float">
            <text:p>5.16145</text:p>
          </table:table-cell>
        </table:table-row>
        <table:table-row table:style-name="ro1">
          <table:table-cell/>
          <table:table-cell office:value-type="string" calcext:value-type="string">
            <text:p>PhTreeMMBpt/UPDATE_1000/100000/7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<text:s/>ms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8425" calcext:value-type="float">
            <text:p>1.8425</text:p>
          </table:table-cell>
          <table:table-cell office:value-type="string" calcext:value-type="string">
            <text:p>M/s</text:p>
          </table:table-cell>
          <table:table-cell table:formula="of:=IF([.K36]=&quot;k/s&quot;; [.J36]/1000; [.J36])" office:value-type="float" office:value="1.8425" calcext:value-type="float">
            <text:p>1.8425</text:p>
          </table:table-cell>
        </table:table-row>
        <table:table-row table:style-name="ro1">
          <table:table-cell/>
          <table:table-cell office:value-type="string" calcext:value-type="string">
            <text:p>PhTreeMMBpt/UPDATE_1000/1000000/7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<text:s/>ms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986" calcext:value-type="float">
            <text:p>986</text:p>
          </table:table-cell>
          <table:table-cell office:value-type="string" calcext:value-type="string">
            <text:p>k</text:p>
          </table:table-cell>
          <table:table-cell office:value-type="float" office:value="1.26736" calcext:value-type="float">
            <text:p>1.26736</text:p>
          </table:table-cell>
          <table:table-cell office:value-type="string" calcext:value-type="string">
            <text:p>M/s</text:p>
          </table:table-cell>
          <table:table-cell table:formula="of:=IF([.K37]=&quot;k/s&quot;; [.J37]/1000; [.J37])" office:value-type="float" office:value="1.26736" calcext:value-type="float">
            <text:p>1.26736</text:p>
          </table:table-cell>
        </table:table-row>
        <table:table-row table:style-name="ro1">
          <table:table-cell/>
          <table:table-cell office:value-type="string" calcext:value-type="string">
            <text:p>PhtreeMM2/UPDATE_1000/1000/4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<text:s/>ms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<text:s/>ms</text:p>
          </table:table-cell>
          <table:table-cell office:value-type="float" office:value="7073" calcext:value-type="float">
            <text:p>7073</text:p>
          </table:table-cell>
          <table:table-cell office:value-type="float" office:value="7.073" calcext:value-type="float">
            <text:p>7.073</text:p>
          </table:table-cell>
          <table:table-cell office:value-type="string" calcext:value-type="string">
            <text:p>M</text:p>
          </table:table-cell>
          <table:table-cell office:value-type="float" office:value="10.3841" calcext:value-type="float">
            <text:p>10.3841</text:p>
          </table:table-cell>
          <table:table-cell office:value-type="string" calcext:value-type="string">
            <text:p>M/s</text:p>
          </table:table-cell>
          <table:table-cell table:formula="of:=IF([.K38]=&quot;k/s&quot;; [.J38]/1000; [.J38])" office:value-type="float" office:value="10.3841" calcext:value-type="float">
            <text:p>10.3841</text:p>
          </table:table-cell>
        </table:table-row>
        <table:table-row table:style-name="ro1">
          <table:table-cell/>
          <table:table-cell office:value-type="string" calcext:value-type="string">
            <text:p>PhtreeMM2/UPDATE_1000/10000/4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<text:s/>ms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<text:s/>ms</text:p>
          </table:table-cell>
          <table:table-cell office:value-type="float" office:value="3964" calcext:value-type="float">
            <text:p>3964</text:p>
          </table:table-cell>
          <table:table-cell office:value-type="float" office:value="3.964" calcext:value-type="float">
            <text:p>3.964</text:p>
          </table:table-cell>
          <table:table-cell office:value-type="string" calcext:value-type="string">
            <text:p>M</text:p>
          </table:table-cell>
          <table:table-cell office:value-type="float" office:value="5.83672" calcext:value-type="float">
            <text:p>5.83672</text:p>
          </table:table-cell>
          <table:table-cell office:value-type="string" calcext:value-type="string">
            <text:p>M/s</text:p>
          </table:table-cell>
          <table:table-cell table:formula="of:=IF([.K39]=&quot;k/s&quot;; [.J39]/1000; [.J39])" office:value-type="float" office:value="5.83672" calcext:value-type="float">
            <text:p>5.83672</text:p>
          </table:table-cell>
        </table:table-row>
        <table:table-row table:style-name="ro1">
          <table:table-cell/>
          <table:table-cell office:value-type="string" calcext:value-type="string">
            <text:p>PhtreeMM2/UPDATE_1000/100000/4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<text:s/>ms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<text:s/>ms</text:p>
          </table:table-cell>
          <table:table-cell office:value-type="float" office:value="2477" calcext:value-type="float">
            <text:p>2477</text:p>
          </table:table-cell>
          <table:table-cell office:value-type="float" office:value="2.477" calcext:value-type="float">
            <text:p>2.477</text:p>
          </table:table-cell>
          <table:table-cell office:value-type="string" calcext:value-type="string">
            <text:p>M</text:p>
          </table:table-cell>
          <table:table-cell office:value-type="float" office:value="3.49258" calcext:value-type="float">
            <text:p>3.49258</text:p>
          </table:table-cell>
          <table:table-cell office:value-type="string" calcext:value-type="string">
            <text:p>M/s</text:p>
          </table:table-cell>
          <table:table-cell table:formula="of:=IF([.K40]=&quot;k/s&quot;; [.J40]/1000; [.J40])" office:value-type="float" office:value="3.49258" calcext:value-type="float">
            <text:p>3.49258</text:p>
          </table:table-cell>
        </table:table-row>
        <table:table-row table:style-name="ro1">
          <table:table-cell/>
          <table:table-cell office:value-type="string" calcext:value-type="string">
            <text:p>PhtreeMM2/UPDATE_1000/1000000/4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<text:s/>ms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<text:s/>ms</text:p>
          </table:table-cell>
          <table:table-cell office:value-type="float" office:value="1122" calcext:value-type="float">
            <text:p>1122</text:p>
          </table:table-cell>
          <table:table-cell office:value-type="float" office:value="1.122" calcext:value-type="float">
            <text:p>1.122</text:p>
          </table:table-cell>
          <table:table-cell office:value-type="string" calcext:value-type="string">
            <text:p>M</text:p>
          </table:table-cell>
          <table:table-cell office:value-type="float" office:value="1.6017" calcext:value-type="float">
            <text:p>1.6017</text:p>
          </table:table-cell>
          <table:table-cell office:value-type="string" calcext:value-type="string">
            <text:p>M/s</text:p>
          </table:table-cell>
          <table:table-cell table:formula="of:=IF([.K41]=&quot;k/s&quot;; [.J41]/1000; [.J41])" office:value-type="float" office:value="1.6017" calcext:value-type="float">
            <text:p>1.6017</text:p>
          </table:table-cell>
        </table:table-row>
        <table:table-row table:style-name="ro1">
          <table:table-cell/>
          <table:table-cell office:value-type="string" calcext:value-type="string">
            <text:p>PhtreeMM2/UPDATE_1000/1000/7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5022" calcext:value-type="float">
            <text:p>5022</text:p>
          </table:table-cell>
          <table:table-cell office:value-type="float" office:value="5.022" calcext:value-type="float">
            <text:p>5.022</text:p>
          </table:table-cell>
          <table:table-cell office:value-type="string" calcext:value-type="string">
            <text:p>M</text:p>
          </table:table-cell>
          <table:table-cell office:value-type="float" office:value="7.88339" calcext:value-type="float">
            <text:p>7.88339</text:p>
          </table:table-cell>
          <table:table-cell office:value-type="string" calcext:value-type="string">
            <text:p>M/s</text:p>
          </table:table-cell>
          <table:table-cell table:formula="of:=IF([.K42]=&quot;k/s&quot;; [.J42]/1000; [.J42])" office:value-type="float" office:value="7.88339" calcext:value-type="float">
            <text:p>7.88339</text:p>
          </table:table-cell>
        </table:table-row>
        <table:table-row table:style-name="ro1">
          <table:table-cell/>
          <table:table-cell office:value-type="string" calcext:value-type="string">
            <text:p>PhtreeMM2/UPDATE_1000/10000/7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<text:s/>ms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<text:s/>ms</text:p>
          </table:table-cell>
          <table:table-cell office:value-type="float" office:value="2545" calcext:value-type="float">
            <text:p>2545</text:p>
          </table:table-cell>
          <table:table-cell office:value-type="float" office:value="2.545" calcext:value-type="float">
            <text:p>2.545</text:p>
          </table:table-cell>
          <table:table-cell office:value-type="string" calcext:value-type="string">
            <text:p>M</text:p>
          </table:table-cell>
          <table:table-cell office:value-type="float" office:value="3.82849" calcext:value-type="float">
            <text:p>3.82849</text:p>
          </table:table-cell>
          <table:table-cell office:value-type="string" calcext:value-type="string">
            <text:p>M/s</text:p>
          </table:table-cell>
          <table:table-cell table:formula="of:=IF([.K43]=&quot;k/s&quot;; [.J43]/1000; [.J43])" office:value-type="float" office:value="3.82849" calcext:value-type="float">
            <text:p>3.82849</text:p>
          </table:table-cell>
        </table:table-row>
        <table:table-row table:style-name="ro1">
          <table:table-cell/>
          <table:table-cell office:value-type="string" calcext:value-type="string">
            <text:p>PhtreeMM2/UPDATE_1000/100000/7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<text:s/>ms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8897" calcext:value-type="float">
            <text:p>1.8897</text:p>
          </table:table-cell>
          <table:table-cell office:value-type="string" calcext:value-type="string">
            <text:p>M/s</text:p>
          </table:table-cell>
          <table:table-cell table:formula="of:=IF([.K44]=&quot;k/s&quot;; [.J44]/1000; [.J44])" office:value-type="float" office:value="1.8897" calcext:value-type="float">
            <text:p>1.8897</text:p>
          </table:table-cell>
        </table:table-row>
        <table:table-row table:style-name="ro1">
          <table:table-cell/>
          <table:table-cell office:value-type="string" calcext:value-type="string">
            <text:p>PhtreeMM2/UPDATE_1000/1000000/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<text:s/>ms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745" calcext:value-type="float">
            <text:p>745</text:p>
          </table:table-cell>
          <table:table-cell office:value-type="string" calcext:value-type="string">
            <text:p>k</text:p>
          </table:table-cell>
          <table:table-cell office:value-type="float" office:value="959.947" calcext:value-type="float">
            <text:p>959.947</text:p>
          </table:table-cell>
          <table:table-cell office:value-type="string" calcext:value-type="string">
            <text:p>k/s</text:p>
          </table:table-cell>
          <table:table-cell table:formula="of:=IF([.K45]=&quot;k/s&quot;; [.J45]/1000; [.J45])" office:value-type="float" office:value="0.959947" calcext:value-type="float">
            <text:p>0.959947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/4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<text:s/>ms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<text:s/>ms</text:p>
          </table:table-cell>
          <table:table-cell office:value-type="float" office:value="3032" calcext:value-type="float">
            <text:p>3032</text:p>
          </table:table-cell>
          <table:table-cell office:value-type="float" office:value="3.032" calcext:value-type="float">
            <text:p>3.032</text:p>
          </table:table-cell>
          <table:table-cell office:value-type="string" calcext:value-type="string">
            <text:p>M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M/s</text:p>
          </table:table-cell>
          <table:table-cell table:formula="of:=IF([.K46]=&quot;k/s&quot;; [.J46]/1000; [.J46])" office:value-type="float" office:value="4.06" calcext:value-type="float">
            <text:p>4.06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/4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<text:s/>ms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<text:s/>ms</text:p>
          </table:table-cell>
          <table:table-cell office:value-type="float" office:value="2412" calcext:value-type="float">
            <text:p>2412</text:p>
          </table:table-cell>
          <table:table-cell office:value-type="float" office:value="2.412" calcext:value-type="float">
            <text:p>2.412</text:p>
          </table:table-cell>
          <table:table-cell office:value-type="string" calcext:value-type="string">
            <text:p>M</text:p>
          </table:table-cell>
          <table:table-cell office:value-type="float" office:value="2.95913" calcext:value-type="float">
            <text:p>2.95913</text:p>
          </table:table-cell>
          <table:table-cell office:value-type="string" calcext:value-type="string">
            <text:p>M/s</text:p>
          </table:table-cell>
          <table:table-cell table:formula="of:=IF([.K47]=&quot;k/s&quot;; [.J47]/1000; [.J47])" office:value-type="float" office:value="2.95913" calcext:value-type="float">
            <text:p>2.95913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/4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<text:s/>ms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<text:s/>ms</text:p>
          </table:table-cell>
          <table:table-cell office:value-type="float" office:value="1801" calcext:value-type="float">
            <text:p>1801</text:p>
          </table:table-cell>
          <table:table-cell office:value-type="float" office:value="1.801" calcext:value-type="float">
            <text:p>1.801</text:p>
          </table:table-cell>
          <table:table-cell office:value-type="string" calcext:value-type="string">
            <text:p>M</text:p>
          </table:table-cell>
          <table:table-cell office:value-type="float" office:value="2.51943" calcext:value-type="float">
            <text:p>2.51943</text:p>
          </table:table-cell>
          <table:table-cell office:value-type="string" calcext:value-type="string">
            <text:p>M/s</text:p>
          </table:table-cell>
          <table:table-cell table:formula="of:=IF([.K48]=&quot;k/s&quot;; [.J48]/1000; [.J48])" office:value-type="float" office:value="2.51943" calcext:value-type="float">
            <text:p>2.51943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0/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<text:s/>ms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67" calcext:value-type="float">
            <text:p>667</text:p>
          </table:table-cell>
          <table:table-cell office:value-type="string" calcext:value-type="string">
            <text:p>k</text:p>
          </table:table-cell>
          <table:table-cell office:value-type="float" office:value="947.331" calcext:value-type="float">
            <text:p>947.331</text:p>
          </table:table-cell>
          <table:table-cell office:value-type="string" calcext:value-type="string">
            <text:p>k/s</text:p>
          </table:table-cell>
          <table:table-cell table:formula="of:=IF([.K49]=&quot;k/s&quot;; [.J49]/1000; [.J49])" office:value-type="float" office:value="0.947331" calcext:value-type="float">
            <text:p>0.947331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/7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<text:s/>ms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<text:s/>ms</text:p>
          </table:table-cell>
          <table:table-cell office:value-type="float" office:value="4259" calcext:value-type="float">
            <text:p>4259</text:p>
          </table:table-cell>
          <table:table-cell office:value-type="float" office:value="4.259" calcext:value-type="float">
            <text:p>4.259</text:p>
          </table:table-cell>
          <table:table-cell office:value-type="string" calcext:value-type="string">
            <text:p>M</text:p>
          </table:table-cell>
          <table:table-cell office:value-type="float" office:value="5.91746" calcext:value-type="float">
            <text:p>5.91746</text:p>
          </table:table-cell>
          <table:table-cell office:value-type="string" calcext:value-type="string">
            <text:p>M/s</text:p>
          </table:table-cell>
          <table:table-cell table:formula="of:=IF([.K50]=&quot;k/s&quot;; [.J50]/1000; [.J50])" office:value-type="float" office:value="5.91746" calcext:value-type="float">
            <text:p>5.91746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/7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<text:s/>ms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<text:s/>ms</text:p>
          </table:table-cell>
          <table:table-cell office:value-type="float" office:value="2227" calcext:value-type="float">
            <text:p>2227</text:p>
          </table:table-cell>
          <table:table-cell office:value-type="float" office:value="2.227" calcext:value-type="float">
            <text:p>2.227</text:p>
          </table:table-cell>
          <table:table-cell office:value-type="string" calcext:value-type="string">
            <text:p>M</text:p>
          </table:table-cell>
          <table:table-cell office:value-type="float" office:value="3.09532" calcext:value-type="float">
            <text:p>3.09532</text:p>
          </table:table-cell>
          <table:table-cell office:value-type="string" calcext:value-type="string">
            <text:p>M/s</text:p>
          </table:table-cell>
          <table:table-cell table:formula="of:=IF([.K51]=&quot;k/s&quot;; [.J51]/1000; [.J51])" office:value-type="float" office:value="3.09532" calcext:value-type="float">
            <text:p>3.09532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/7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<text:s/>ms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<text:s/>ms</text:p>
          </table:table-cell>
          <table:table-cell office:value-type="float" office:value="1488" calcext:value-type="float">
            <text:p>1488</text:p>
          </table:table-cell>
          <table:table-cell office:value-type="float" office:value="1.488" calcext:value-type="float">
            <text:p>1.488</text:p>
          </table:table-cell>
          <table:table-cell office:value-type="string" calcext:value-type="string">
            <text:p>M</text:p>
          </table:table-cell>
          <table:table-cell office:value-type="float" office:value="2.12284" calcext:value-type="float">
            <text:p>2.12284</text:p>
          </table:table-cell>
          <table:table-cell office:value-type="string" calcext:value-type="string">
            <text:p>M/s</text:p>
          </table:table-cell>
          <table:table-cell table:formula="of:=IF([.K52]=&quot;k/s&quot;; [.J52]/1000; [.J52])" office:value-type="float" office:value="2.12284" calcext:value-type="float">
            <text:p>2.12284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0/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s/>ms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string" calcext:value-type="string">
            <text:p>k</text:p>
          </table:table-cell>
          <table:table-cell office:value-type="float" office:value="935.817" calcext:value-type="float">
            <text:p>935.817</text:p>
          </table:table-cell>
          <table:table-cell office:value-type="string" calcext:value-type="string">
            <text:p>k/s</text:p>
          </table:table-cell>
          <table:table-cell table:formula="of:=IF([.K53]=&quot;k/s&quot;; [.J53]/1000; [.J53])" office:value-type="float" office:value="0.935817" calcext:value-type="float">
            <text:p>0.935817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/4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ms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ms</text:p>
          </table:table-cell>
          <table:table-cell office:value-type="float" office:value="9886" calcext:value-type="float">
            <text:p>9886</text:p>
          </table:table-cell>
          <table:table-cell office:value-type="float" office:value="9.886" calcext:value-type="float">
            <text:p>9.886</text:p>
          </table:table-cell>
          <table:table-cell office:value-type="string" calcext:value-type="string">
            <text:p>M</text:p>
          </table:table-cell>
          <table:table-cell office:value-type="float" office:value="12.2484" calcext:value-type="float">
            <text:p>12.2484</text:p>
          </table:table-cell>
          <table:table-cell office:value-type="string" calcext:value-type="string">
            <text:p>M/s</text:p>
          </table:table-cell>
          <table:table-cell table:formula="of:=IF([.K54]=&quot;k/s&quot;; [.J54]/1000; [.J54])" office:value-type="float" office:value="12.2484" calcext:value-type="float">
            <text:p>12.2484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/4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<text:s/>ms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<text:s/>ms</text:p>
          </table:table-cell>
          <table:table-cell office:value-type="float" office:value="4138" calcext:value-type="float">
            <text:p>4138</text:p>
          </table:table-cell>
          <table:table-cell office:value-type="float" office:value="4.138" calcext:value-type="float">
            <text:p>4.138</text:p>
          </table:table-cell>
          <table:table-cell office:value-type="string" calcext:value-type="string">
            <text:p>M</text:p>
          </table:table-cell>
          <table:table-cell office:value-type="float" office:value="5.71697" calcext:value-type="float">
            <text:p>5.71697</text:p>
          </table:table-cell>
          <table:table-cell office:value-type="string" calcext:value-type="string">
            <text:p>M/s</text:p>
          </table:table-cell>
          <table:table-cell table:formula="of:=IF([.K55]=&quot;k/s&quot;; [.J55]/1000; [.J55])" office:value-type="float" office:value="5.71697" calcext:value-type="float">
            <text:p>5.71697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/4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<text:s/>ms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<text:s/>ms</text:p>
          </table:table-cell>
          <table:table-cell office:value-type="float" office:value="2469" calcext:value-type="float">
            <text:p>2469</text:p>
          </table:table-cell>
          <table:table-cell office:value-type="float" office:value="2.469" calcext:value-type="float">
            <text:p>2.469</text:p>
          </table:table-cell>
          <table:table-cell office:value-type="string" calcext:value-type="string">
            <text:p>M</text:p>
          </table:table-cell>
          <table:table-cell office:value-type="float" office:value="3.43788" calcext:value-type="float">
            <text:p>3.43788</text:p>
          </table:table-cell>
          <table:table-cell office:value-type="string" calcext:value-type="string">
            <text:p>M/s</text:p>
          </table:table-cell>
          <table:table-cell table:formula="of:=IF([.K56]=&quot;k/s&quot;; [.J56]/1000; [.J56])" office:value-type="float" office:value="3.43788" calcext:value-type="float">
            <text:p>3.43788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0/4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<text:s/>ms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<text:s/>ms</text:p>
          </table:table-cell>
          <table:table-cell office:value-type="float" office:value="1110" calcext:value-type="float">
            <text:p>1110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M</text:p>
          </table:table-cell>
          <table:table-cell office:value-type="float" office:value="1.57998" calcext:value-type="float">
            <text:p>1.57998</text:p>
          </table:table-cell>
          <table:table-cell office:value-type="string" calcext:value-type="string">
            <text:p>M/s</text:p>
          </table:table-cell>
          <table:table-cell table:formula="of:=IF([.K57]=&quot;k/s&quot;; [.J57]/1000; [.J57])" office:value-type="float" office:value="1.57998" calcext:value-type="float">
            <text:p>1.57998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/7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<text:s/>ms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<text:s/>ms</text:p>
          </table:table-cell>
          <table:table-cell office:value-type="float" office:value="5452" calcext:value-type="float">
            <text:p>5452</text:p>
          </table:table-cell>
          <table:table-cell office:value-type="float" office:value="5.452" calcext:value-type="float">
            <text:p>5.452</text:p>
          </table:table-cell>
          <table:table-cell office:value-type="string" calcext:value-type="string">
            <text:p>M</text:p>
          </table:table-cell>
          <table:table-cell office:value-type="float" office:value="8.86392" calcext:value-type="float">
            <text:p>8.86392</text:p>
          </table:table-cell>
          <table:table-cell office:value-type="string" calcext:value-type="string">
            <text:p>M/s</text:p>
          </table:table-cell>
          <table:table-cell table:formula="of:=IF([.K58]=&quot;k/s&quot;; [.J58]/1000; [.J58])" office:value-type="float" office:value="8.86392" calcext:value-type="float">
            <text:p>8.86392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/7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<text:s/>ms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<text:s/>ms</text:p>
          </table:table-cell>
          <table:table-cell office:value-type="float" office:value="2223" calcext:value-type="float">
            <text:p>2223</text:p>
          </table:table-cell>
          <table:table-cell office:value-type="float" office:value="2.223" calcext:value-type="float">
            <text:p>2.223</text:p>
          </table:table-cell>
          <table:table-cell office:value-type="string" calcext:value-type="string">
            <text:p>M</text:p>
          </table:table-cell>
          <table:table-cell office:value-type="float" office:value="3.35116" calcext:value-type="float">
            <text:p>3.35116</text:p>
          </table:table-cell>
          <table:table-cell office:value-type="string" calcext:value-type="string">
            <text:p>M/s</text:p>
          </table:table-cell>
          <table:table-cell table:formula="of:=IF([.K59]=&quot;k/s&quot;; [.J59]/1000; [.J59])" office:value-type="float" office:value="3.35116" calcext:value-type="float">
            <text:p>3.35116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/7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<text:s/>ms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72851" calcext:value-type="float">
            <text:p>1.72851</text:p>
          </table:table-cell>
          <table:table-cell office:value-type="string" calcext:value-type="string">
            <text:p>M/s</text:p>
          </table:table-cell>
          <table:table-cell table:formula="of:=IF([.K60]=&quot;k/s&quot;; [.J60]/1000; [.J60])" office:value-type="float" office:value="1.72851" calcext:value-type="float">
            <text:p>1.72851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0/7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ms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23" calcext:value-type="float">
            <text:p>623</text:p>
          </table:table-cell>
          <table:table-cell office:value-type="string" calcext:value-type="string">
            <text:p>k</text:p>
          </table:table-cell>
          <table:table-cell office:value-type="float" office:value="826.184" calcext:value-type="float">
            <text:p>826.184</text:p>
          </table:table-cell>
          <table:table-cell office:value-type="string" calcext:value-type="string">
            <text:p>k/s</text:p>
          </table:table-cell>
          <table:table-cell table:formula="of:=IF([.K61]=&quot;k/s&quot;; [.J61]/1000; [.J61])" office:value-type="float" office:value="0.826184" calcext:value-type="float">
            <text:p>0.826184</text:p>
          </table:table-cell>
        </table:table-row>
        <table:table-row table:style-name="ro1">
          <table:table-cell/>
          <table:table-cell office:value-type="string" calcext:value-type="string">
            <text:p>BoostRT/UPDATE_1000/1000/4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<text:s/>ms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<text:s/>ms</text:p>
          </table:table-cell>
          <table:table-cell office:value-type="float" office:value="1178" calcext:value-type="float">
            <text:p>1178</text:p>
          </table:table-cell>
          <table:table-cell office:value-type="float" office:value="1.178" calcext:value-type="float">
            <text:p>1.178</text:p>
          </table:table-cell>
          <table:table-cell office:value-type="string" calcext:value-type="string">
            <text:p>M</text:p>
          </table:table-cell>
          <table:table-cell office:value-type="float" office:value="1.52818" calcext:value-type="float">
            <text:p>1.52818</text:p>
          </table:table-cell>
          <table:table-cell office:value-type="string" calcext:value-type="string">
            <text:p>M/s</text:p>
          </table:table-cell>
          <table:table-cell table:formula="of:=IF([.K62]=&quot;k/s&quot;; [.J62]/1000; [.J62])" office:value-type="float" office:value="1.52818" calcext:value-type="float">
            <text:p>1.52818</text:p>
          </table:table-cell>
        </table:table-row>
        <table:table-row table:style-name="ro1">
          <table:table-cell/>
          <table:table-cell office:value-type="string" calcext:value-type="string">
            <text:p>BoostRT/UPDATE_1000/10000/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s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string" calcext:value-type="string">
            <text:p>k</text:p>
          </table:table-cell>
          <table:table-cell office:value-type="float" office:value="1000.51" calcext:value-type="float">
            <text:p>1000.51</text:p>
          </table:table-cell>
          <table:table-cell office:value-type="string" calcext:value-type="string">
            <text:p>k/s</text:p>
          </table:table-cell>
          <table:table-cell table:formula="of:=IF([.K63]=&quot;k/s&quot;; [.J63]/1000; [.J63])" office:value-type="float" office:value="1.00051" calcext:value-type="float">
            <text:p>1.00051</text:p>
          </table:table-cell>
        </table:table-row>
        <table:table-row table:style-name="ro1">
          <table:table-cell/>
          <table:table-cell office:value-type="string" calcext:value-type="string">
            <text:p>BoostRT/UPDATE_1000/100000/4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<text:s/>ms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string" calcext:value-type="string">
            <text:p>k</text:p>
          </table:table-cell>
          <table:table-cell office:value-type="float" office:value="739.896" calcext:value-type="float">
            <text:p>739.896</text:p>
          </table:table-cell>
          <table:table-cell office:value-type="string" calcext:value-type="string">
            <text:p>k/s</text:p>
          </table:table-cell>
          <table:table-cell table:formula="of:=IF([.K64]=&quot;k/s&quot;; [.J64]/1000; [.J64])" office:value-type="float" office:value="0.739896" calcext:value-type="float">
            <text:p>0.739896</text:p>
          </table:table-cell>
        </table:table-row>
        <table:table-row table:style-name="ro1">
          <table:table-cell/>
          <table:table-cell office:value-type="string" calcext:value-type="string">
            <text:p>BoostRT/UPDATE_1000/1000000/4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<text:s/>ms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k</text:p>
          </table:table-cell>
          <table:table-cell office:value-type="float" office:value="430.25" calcext:value-type="float">
            <text:p>430.25</text:p>
          </table:table-cell>
          <table:table-cell office:value-type="string" calcext:value-type="string">
            <text:p>k/s</text:p>
          </table:table-cell>
          <table:table-cell table:formula="of:=IF([.K65]=&quot;k/s&quot;; [.J65]/1000; [.J65])" office:value-type="float" office:value="0.43025" calcext:value-type="float">
            <text:p>0.43025</text:p>
          </table:table-cell>
        </table:table-row>
        <table:table-row table:style-name="ro1">
          <table:table-cell/>
          <table:table-cell office:value-type="string" calcext:value-type="string">
            <text:p>BoostRT/UPDATE_1000/1000/7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<text:s/>ms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<text:s/>ms</text:p>
          </table:table-cell>
          <table:table-cell office:value-type="float" office:value="1302" calcext:value-type="float">
            <text:p>1302</text:p>
          </table:table-cell>
          <table:table-cell office:value-type="float" office:value="1.302" calcext:value-type="float">
            <text:p>1.302</text:p>
          </table:table-cell>
          <table:table-cell office:value-type="string" calcext:value-type="string">
            <text:p>M</text:p>
          </table:table-cell>
          <table:table-cell office:value-type="float" office:value="2.42832" calcext:value-type="float">
            <text:p>2.42832</text:p>
          </table:table-cell>
          <table:table-cell office:value-type="string" calcext:value-type="string">
            <text:p>M/s</text:p>
          </table:table-cell>
          <table:table-cell table:formula="of:=IF([.K66]=&quot;k/s&quot;; [.J66]/1000; [.J66])" office:value-type="float" office:value="2.42832" calcext:value-type="float">
            <text:p>2.42832</text:p>
          </table:table-cell>
        </table:table-row>
        <table:table-row table:style-name="ro1">
          <table:table-cell/>
          <table:table-cell office:value-type="string" calcext:value-type="string">
            <text:p>BoostRT/UPDATE_1000/10000/7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<text:s/>ms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38" calcext:value-type="float">
            <text:p>638</text:p>
          </table:table-cell>
          <table:table-cell office:value-type="string" calcext:value-type="string">
            <text:p>k</text:p>
          </table:table-cell>
          <table:table-cell office:value-type="float" office:value="1.26864" calcext:value-type="float">
            <text:p>1.26864</text:p>
          </table:table-cell>
          <table:table-cell office:value-type="string" calcext:value-type="string">
            <text:p>M/s</text:p>
          </table:table-cell>
          <table:table-cell table:formula="of:=IF([.K67]=&quot;k/s&quot;; [.J67]/1000; [.J67])" office:value-type="float" office:value="1.26864" calcext:value-type="float">
            <text:p>1.26864</text:p>
          </table:table-cell>
        </table:table-row>
        <table:table-row table:style-name="ro1">
          <table:table-cell/>
          <table:table-cell office:value-type="string" calcext:value-type="string">
            <text:p>BoostRT/UPDATE_1000/100000/7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<text:s/>ms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k</text:p>
          </table:table-cell>
          <table:table-cell office:value-type="float" office:value="619.544" calcext:value-type="float">
            <text:p>619.544</text:p>
          </table:table-cell>
          <table:table-cell office:value-type="string" calcext:value-type="string">
            <text:p>k/s</text:p>
          </table:table-cell>
          <table:table-cell table:formula="of:=IF([.K68]=&quot;k/s&quot;; [.J68]/1000; [.J68])" office:value-type="float" office:value="0.619544" calcext:value-type="float">
            <text:p>0.619544</text:p>
          </table:table-cell>
        </table:table-row>
        <table:table-row table:style-name="ro1">
          <table:table-cell/>
          <table:table-cell office:value-type="string" calcext:value-type="string">
            <text:p>BoostRT/UPDATE_1000/1000000/7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<text:s/>ms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float" office:value="427.165" calcext:value-type="float">
            <text:p>427.165</text:p>
          </table:table-cell>
          <table:table-cell office:value-type="string" calcext:value-type="string">
            <text:p>k/s</text:p>
          </table:table-cell>
          <table:table-cell table:formula="of:=IF([.K69]=&quot;k/s&quot;; [.J69]/1000; [.J69])" office:value-type="float" office:value="0.427165" calcext:value-type="float">
            <text:p>0.427165</text:p>
          </table:table-cell>
        </table:table-row>
        <table:table-row table:style-name="ro1">
          <table:table-cell/>
          <table:table-cell office:value-type="string" calcext:value-type="string">
            <text:p>LSI_RT/UPDATE_1000/1000/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ms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k</text:p>
          </table:table-cell>
          <table:table-cell office:value-type="float" office:value="64.1065" calcext:value-type="float">
            <text:p>64.1065</text:p>
          </table:table-cell>
          <table:table-cell office:value-type="string" calcext:value-type="string">
            <text:p>k/s</text:p>
          </table:table-cell>
          <table:table-cell table:formula="of:=IF([.K70]=&quot;k/s&quot;; [.J70]/1000; [.J70])" office:value-type="float" office:value="0.0641065" calcext:value-type="float">
            <text:p>0.0641065</text:p>
          </table:table-cell>
        </table:table-row>
        <table:table-row table:style-name="ro1">
          <table:table-cell/>
          <table:table-cell office:value-type="string" calcext:value-type="string">
            <text:p>LSI_RT/UPDATE_1000/10000/4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office:value-type="float" office:value="39.8748" calcext:value-type="float">
            <text:p>39.8748</text:p>
          </table:table-cell>
          <table:table-cell office:value-type="string" calcext:value-type="string">
            <text:p>k/s</text:p>
          </table:table-cell>
          <table:table-cell table:formula="of:=IF([.K71]=&quot;k/s&quot;; [.J71]/1000; [.J71])" office:value-type="float" office:value="0.0398748" calcext:value-type="float">
            <text:p>0.0398748</text:p>
          </table:table-cell>
        </table:table-row>
        <table:table-row table:style-name="ro1">
          <table:table-cell/>
          <table:table-cell office:value-type="string" calcext:value-type="string">
            <text:p>LSI_RT/UPDATE_1000/100000/4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<text:s/>ms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k</text:p>
          </table:table-cell>
          <table:table-cell office:value-type="float" office:value="31.01" calcext:value-type="float">
            <text:p>31.01</text:p>
          </table:table-cell>
          <table:table-cell office:value-type="string" calcext:value-type="string">
            <text:p>k/s</text:p>
          </table:table-cell>
          <table:table-cell table:formula="of:=IF([.K72]=&quot;k/s&quot;; [.J72]/1000; [.J72])" office:value-type="float" office:value="0.03101" calcext:value-type="float">
            <text:p>0.03101</text:p>
          </table:table-cell>
        </table:table-row>
        <table:table-row table:style-name="ro1">
          <table:table-cell/>
          <table:table-cell office:value-type="string" calcext:value-type="string">
            <text:p>LSI_RT/UPDATE_1000/1000000/4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<text:s/>ms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k</text:p>
          </table:table-cell>
          <table:table-cell office:value-type="float" office:value="19.4998" calcext:value-type="float">
            <text:p>19.4998</text:p>
          </table:table-cell>
          <table:table-cell office:value-type="string" calcext:value-type="string">
            <text:p>k/s</text:p>
          </table:table-cell>
          <table:table-cell table:formula="of:=IF([.K73]=&quot;k/s&quot;; [.J73]/1000; [.J73])" office:value-type="float" office:value="0.0194998" calcext:value-type="float">
            <text:p>0.0194998</text:p>
          </table:table-cell>
        </table:table-row>
        <table:table-row table:style-name="ro1">
          <table:table-cell/>
          <table:table-cell office:value-type="string" calcext:value-type="string">
            <text:p>LSI_RT/UPDATE_1000/1000/7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/>ms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k</text:p>
          </table:table-cell>
          <table:table-cell office:value-type="float" office:value="74.7823" calcext:value-type="float">
            <text:p>74.7823</text:p>
          </table:table-cell>
          <table:table-cell office:value-type="string" calcext:value-type="string">
            <text:p>k/s</text:p>
          </table:table-cell>
          <table:table-cell table:formula="of:=IF([.K74]=&quot;k/s&quot;; [.J74]/1000; [.J74])" office:value-type="float" office:value="0.0747823" calcext:value-type="float">
            <text:p>0.0747823</text:p>
          </table:table-cell>
        </table:table-row>
        <table:table-row table:style-name="ro1">
          <table:table-cell/>
          <table:table-cell office:value-type="string" calcext:value-type="string">
            <text:p>LSI_RT/UPDATE_1000/10000/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k</text:p>
          </table:table-cell>
          <table:table-cell office:value-type="float" office:value="47.5241" calcext:value-type="float">
            <text:p>47.5241</text:p>
          </table:table-cell>
          <table:table-cell office:value-type="string" calcext:value-type="string">
            <text:p>k/s</text:p>
          </table:table-cell>
          <table:table-cell table:formula="of:=IF([.K75]=&quot;k/s&quot;; [.J75]/1000; [.J75])" office:value-type="float" office:value="0.0475241" calcext:value-type="float">
            <text:p>0.0475241</text:p>
          </table:table-cell>
        </table:table-row>
        <table:table-row table:style-name="ro1">
          <table:table-cell/>
          <table:table-cell office:value-type="string" calcext:value-type="string">
            <text:p>LSI_RT/UPDATE_1000/100000/7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<text:s/>ms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k</text:p>
          </table:table-cell>
          <table:table-cell office:value-type="float" office:value="29.7489" calcext:value-type="float">
            <text:p>29.7489</text:p>
          </table:table-cell>
          <table:table-cell office:value-type="string" calcext:value-type="string">
            <text:p>k/s</text:p>
          </table:table-cell>
          <table:table-cell table:formula="of:=IF([.K76]=&quot;k/s&quot;; [.J76]/1000; [.J76])" office:value-type="float" office:value="0.0297489" calcext:value-type="float">
            <text:p>0.0297489</text:p>
          </table:table-cell>
        </table:table-row>
        <table:table-row table:style-name="ro1">
          <table:table-cell/>
          <table:table-cell office:value-type="string" calcext:value-type="string">
            <text:p>LSI_RT/UPDATE_1000/1000000/7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<text:s/>ms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k</text:p>
          </table:table-cell>
          <table:table-cell office:value-type="float" office:value="18.565" calcext:value-type="float">
            <text:p>18.565</text:p>
          </table:table-cell>
          <table:table-cell office:value-type="string" calcext:value-type="string">
            <text:p>k/s</text:p>
          </table:table-cell>
          <table:table-cell table:formula="of:=IF([.K77]=&quot;k/s&quot;; [.J77]/1000; [.J77])" office:value-type="float" office:value="0.018565" calcext:value-type="float">
            <text:p>0.018565</text:p>
          </table:table-cell>
        </table:table-row>
        <table:table-row table:style-name="ro1">
          <table:table-cell table:number-columns-repeated="11"/>
          <table:table-cell table:formula="of:=IF([.K78]=&quot;k/s&quot;; [.J78]/1000; [.J7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79]=&quot;k/s&quot;; [.J79]/1000; [.J7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0]=&quot;k/s&quot;; [.J80]/1000; [.J8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1]=&quot;k/s&quot;; [.J81]/1000; [.J81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2]=&quot;k/s&quot;; [.J82]/1000; [.J82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3]=&quot;k/s&quot;; [.J83]/1000; [.J83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4]=&quot;k/s&quot;; [.J84]/1000; [.J84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5]=&quot;k/s&quot;; [.J85]/1000; [.J85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6]=&quot;k/s&quot;; [.J86]/1000; [.J86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7]=&quot;k/s&quot;; [.J87]/1000; [.J87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8]=&quot;k/s&quot;; [.J88]/1000; [.J8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9]=&quot;k/s&quot;; [.J89]/1000; [.J8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0]=&quot;k/s&quot;; [.J90]/1000; [.J9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1]=&quot;k/s&quot;; [.J91]/1000; [.J91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2]=&quot;k/s&quot;; [.J92]/1000; [.J92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3]=&quot;k/s&quot;; [.J93]/1000; [.J93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4]=&quot;k/s&quot;; [.J94]/1000; [.J94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5]=&quot;k/s&quot;; [.J95]/1000; [.J95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6]=&quot;k/s&quot;; [.J96]/1000; [.J96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7]=&quot;k/s&quot;; [.J97]/1000; [.J97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8]=&quot;k/s&quot;; [.J98]/1000; [.J9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9]=&quot;k/s&quot;; [.J99]/1000; [.J9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100]=&quot;k/s&quot;; [.J100]/1000; [.J10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101]=&quot;k/s&quot;; [.J101]/1000; [.J101])" office:value-type="float" office:value="0" calcext:value-type="float">
            <text:p>0</text:p>
          </table:table-cell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query_mm_d" table:style-name="ta1">
        <table:shapes>
          <draw:frame draw:z-index="0" draw:style-name="gr1" draw:text-style-name="P1" svg:width="6.2972in" svg:height="3.4343in" svg:x="1.4031in" svg:y="0.5425in">
            <draw:object draw:notify-on-update-of-ranges="query_mm_d.A30:query_mm_d.A33 query_mm_d.B30:query_mm_d.B30 query_mm_d.L30:query_mm_d.L33 query_mm_d.A30:query_mm_d.A33 query_mm_d.B38:query_mm_d.B38 query_mm_d.L38:query_mm_d.L41 query_mm_d.A30:query_mm_d.A33 query_mm_d.B46:query_mm_d.B46 query_mm_d.L46:query_mm_d.L49 query_mm_d.A30:query_mm_d.A33 query_mm_d.B54:query_mm_d.B54 query_mm_d.L54:query_mm_d.L57 query_mm_d.A30:query_mm_d.A33 query_mm_d.B62:query_mm_d.B62 query_mm_d.L62:query_mm_d.L65 query_mm_d.A30:query_mm_d.A33 query_mm_d.B70:query_mm_d.B70 query_mm_d.L70:query_mm_d.L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query_mm_d.A30:query_mm_d.A33 query_mm_d.B30:query_mm_d.B30 query_mm_d.L34:query_mm_d.L37 query_mm_d.A30:query_mm_d.A33 query_mm_d.B38:query_mm_d.B38 query_mm_d.L42:query_mm_d.L45 query_mm_d.A30:query_mm_d.A33 query_mm_d.B46:query_mm_d.B46 query_mm_d.L50:query_mm_d.L53 query_mm_d.A30:query_mm_d.A33 query_mm_d.B54:query_mm_d.B54 query_mm_d.L58:query_mm_d.L61 query_mm_d.A30:query_mm_d.A33 query_mm_d.B62:query_mm_d.B62 query_mm_d.L66:query_mm_d.L69 query_mm_d.A30:query_mm_d.A33 query_mm_d.B70:query_mm_d.B70 query_mm_d.L74:query_mm_d.L7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5"/>T</text:p>
          </table:table-cell>
          <table:table-cell office:value-type="string" calcext:value-type="string">
            <text:p>ime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avg_result_count</text:p>
          </table:table-cell>
          <table:table-cell office:value-type="string" calcext:value-type="string">
            <text:p><text:s/>query_r</text:p>
          </table:table-cell>
          <table:table-cell office:value-type="string" calcext:value-type="string">
            <text:p>ate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WQ/1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85253" calcext:value-type="float">
            <text:p>185253</text:p>
          </table:table-cell>
          <table:table-cell office:value-type="float" office:value="102.801" calcext:value-type="float">
            <text:p>102.801</text:p>
          </table:table-cell>
          <table:table-cell office:value-type="float" office:value="264.601" calcext:value-type="float">
            <text:p>264.601</text:p>
          </table:table-cell>
          <table:table-cell office:value-type="string" calcext:value-type="string">
            <text:p>k/s</text:p>
          </table:table-cell>
          <table:table-cell/>
          <table:table-cell table:formula="of:=IF([.J30]=&quot;k/s&quot;; [.I30]/1000; [.I30])" office:value-type="float" office:value="0.264601" calcext:value-type="float">
            <text:p>0.2646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WQ/10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27776" calcext:value-type="float">
            <text:p>127776</text:p>
          </table:table-cell>
          <table:table-cell office:value-type="float" office:value="101.03" calcext:value-type="float">
            <text:p>101.03</text:p>
          </table:table-cell>
          <table:table-cell office:value-type="float" office:value="185.365" calcext:value-type="float">
            <text:p>185.365</text:p>
          </table:table-cell>
          <table:table-cell office:value-type="string" calcext:value-type="string">
            <text:p>k/s</text:p>
          </table:table-cell>
          <table:table-cell/>
          <table:table-cell table:formula="of:=IF([.J31]=&quot;k/s&quot;; [.I31]/1000; [.I31])" office:value-type="float" office:value="0.185365" calcext:value-type="float">
            <text:p>0.18536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WQ/100000/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2715" calcext:value-type="float">
            <text:p>62715</text:p>
          </table:table-cell>
          <table:table-cell office:value-type="float" office:value="101.426" calcext:value-type="float">
            <text:p>101.426</text:p>
          </table:table-cell>
          <table:table-cell office:value-type="float" office:value="90.0753" calcext:value-type="float">
            <text:p>90.0753</text:p>
          </table:table-cell>
          <table:table-cell office:value-type="string" calcext:value-type="string">
            <text:p>k/s</text:p>
          </table:table-cell>
          <table:table-cell/>
          <table:table-cell table:formula="of:=IF([.J32]=&quot;k/s&quot;; [.I32]/1000; [.I32])" office:value-type="float" office:value="0.0900753" calcext:value-type="float">
            <text:p>0.090075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WQ/1000000/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41003" calcext:value-type="float">
            <text:p>41003</text:p>
          </table:table-cell>
          <table:table-cell office:value-type="float" office:value="101.13" calcext:value-type="float">
            <text:p>101.13</text:p>
          </table:table-cell>
          <table:table-cell office:value-type="float" office:value="59.6243" calcext:value-type="float">
            <text:p>59.6243</text:p>
          </table:table-cell>
          <table:table-cell office:value-type="string" calcext:value-type="string">
            <text:p>k/s</text:p>
          </table:table-cell>
          <table:table-cell/>
          <table:table-cell table:formula="of:=IF([.J33]=&quot;k/s&quot;; [.I33]/1000; [.I33])" office:value-type="float" office:value="0.0596243" calcext:value-type="float">
            <text:p>0.0596243</text:p>
          </table:table-cell>
        </table:table-row>
        <table:table-row table:style-name="ro1">
          <table:table-cell/>
          <table:table-cell office:value-type="string" calcext:value-type="string">
            <text:p>PhTreeMM/WQ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014872" calcext:value-type="float">
            <text:p>1014872</text:p>
          </table:table-cell>
          <table:table-cell office:value-type="float" office:value="44.2614" calcext:value-type="float">
            <text:p>44.2614</text:p>
          </table:table-cell>
          <table:table-cell office:value-type="float" office:value="1.46526" calcext:value-type="float">
            <text:p>1.46526</text:p>
          </table:table-cell>
          <table:table-cell office:value-type="string" calcext:value-type="string">
            <text:p>M/s</text:p>
          </table:table-cell>
          <table:table-cell/>
          <table:table-cell table:formula="of:=IF([.J34]=&quot;k/s&quot;; [.I34]/1000; [.I34])" office:value-type="float" office:value="1.46526" calcext:value-type="float">
            <text:p>1.46526</text:p>
          </table:table-cell>
        </table:table-row>
        <table:table-row table:style-name="ro1">
          <table:table-cell/>
          <table:table-cell office:value-type="string" calcext:value-type="string">
            <text:p>PhTreeMM/WQ/1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73159" calcext:value-type="float">
            <text:p>273159</text:p>
          </table:table-cell>
          <table:table-cell office:value-type="float" office:value="112.364" calcext:value-type="float">
            <text:p>112.364</text:p>
          </table:table-cell>
          <table:table-cell office:value-type="float" office:value="398.236" calcext:value-type="float">
            <text:p>398.236</text:p>
          </table:table-cell>
          <table:table-cell office:value-type="string" calcext:value-type="string">
            <text:p>k/s</text:p>
          </table:table-cell>
          <table:table-cell/>
          <table:table-cell table:formula="of:=IF([.J35]=&quot;k/s&quot;; [.I35]/1000; [.I35])" office:value-type="float" office:value="0.398236" calcext:value-type="float">
            <text:p>0.398236</text:p>
          </table:table-cell>
        </table:table-row>
        <table:table-row table:style-name="ro1">
          <table:table-cell/>
          <table:table-cell office:value-type="string" calcext:value-type="string">
            <text:p>PhTreeMM/WQ/10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67328" calcext:value-type="float">
            <text:p>167328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37.06" calcext:value-type="float">
            <text:p>237.06</text:p>
          </table:table-cell>
          <table:table-cell office:value-type="string" calcext:value-type="string">
            <text:p>k/s</text:p>
          </table:table-cell>
          <table:table-cell/>
          <table:table-cell table:formula="of:=IF([.J36]=&quot;k/s&quot;; [.I36]/1000; [.I36])" office:value-type="float" office:value="0.23706" calcext:value-type="float">
            <text:p>0.23706</text:p>
          </table:table-cell>
        </table:table-row>
        <table:table-row table:style-name="ro1">
          <table:table-cell/>
          <table:table-cell office:value-type="string" calcext:value-type="string">
            <text:p>PhTreeMM/WQ/1000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6668" calcext:value-type="float">
            <text:p>116668</text:p>
          </table:table-cell>
          <table:table-cell office:value-type="float" office:value="100.565" calcext:value-type="float">
            <text:p>100.565</text:p>
          </table:table-cell>
          <table:table-cell office:value-type="float" office:value="167.585" calcext:value-type="float">
            <text:p>167.585</text:p>
          </table:table-cell>
          <table:table-cell office:value-type="string" calcext:value-type="string">
            <text:p>k/s</text:p>
          </table:table-cell>
          <table:table-cell/>
          <table:table-cell table:formula="of:=IF([.J37]=&quot;k/s&quot;; [.I37]/1000; [.I37])" office:value-type="float" office:value="0.167585" calcext:value-type="float">
            <text:p>0.167585</text:p>
          </table:table-cell>
        </table:table-row>
        <table:table-row table:style-name="ro1">
          <table:table-cell/>
          <table:table-cell office:value-type="string" calcext:value-type="string">
            <text:p>PhTreeMM2/WQ/1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91568" calcext:value-type="float">
            <text:p>291568</text:p>
          </table:table-cell>
          <table:table-cell office:value-type="float" office:value="102.795" calcext:value-type="float">
            <text:p>102.795</text:p>
          </table:table-cell>
          <table:table-cell office:value-type="float" office:value="416.873" calcext:value-type="float">
            <text:p>416.873</text:p>
          </table:table-cell>
          <table:table-cell office:value-type="string" calcext:value-type="string">
            <text:p>k/s</text:p>
          </table:table-cell>
          <table:table-cell/>
          <table:table-cell table:formula="of:=IF([.J38]=&quot;k/s&quot;; [.I38]/1000; [.I38])" office:value-type="float" office:value="0.416873" calcext:value-type="float">
            <text:p>0.416873</text:p>
          </table:table-cell>
        </table:table-row>
        <table:table-row table:style-name="ro1">
          <table:table-cell/>
          <table:table-cell office:value-type="string" calcext:value-type="string">
            <text:p>PhTreeMM2/WQ/10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82981" calcext:value-type="float">
            <text:p>182981</text:p>
          </table:table-cell>
          <table:table-cell office:value-type="float" office:value="101.001" calcext:value-type="float">
            <text:p>101.001</text:p>
          </table:table-cell>
          <table:table-cell office:value-type="float" office:value="260.772" calcext:value-type="float">
            <text:p>260.772</text:p>
          </table:table-cell>
          <table:table-cell office:value-type="string" calcext:value-type="string">
            <text:p>k/s</text:p>
          </table:table-cell>
          <table:table-cell/>
          <table:table-cell table:formula="of:=IF([.J39]=&quot;k/s&quot;; [.I39]/1000; [.I39])" office:value-type="float" office:value="0.260772" calcext:value-type="float">
            <text:p>0.260772</text:p>
          </table:table-cell>
        </table:table-row>
        <table:table-row table:style-name="ro1">
          <table:table-cell/>
          <table:table-cell office:value-type="string" calcext:value-type="string">
            <text:p>PhTreeMM2/WQ/100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5225" calcext:value-type="float">
            <text:p>135225</text:p>
          </table:table-cell>
          <table:table-cell office:value-type="float" office:value="101.038" calcext:value-type="float">
            <text:p>101.038</text:p>
          </table:table-cell>
          <table:table-cell office:value-type="float" office:value="192.715" calcext:value-type="float">
            <text:p>192.715</text:p>
          </table:table-cell>
          <table:table-cell office:value-type="string" calcext:value-type="string">
            <text:p>k/s</text:p>
          </table:table-cell>
          <table:table-cell/>
          <table:table-cell table:formula="of:=IF([.J40]=&quot;k/s&quot;; [.I40]/1000; [.I40])" office:value-type="float" office:value="0.192715" calcext:value-type="float">
            <text:p>0.192715</text:p>
          </table:table-cell>
        </table:table-row>
        <table:table-row table:style-name="ro1">
          <table:table-cell/>
          <table:table-cell office:value-type="string" calcext:value-type="string">
            <text:p>PhTreeMM2/WQ/1000000/4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59405" calcext:value-type="float">
            <text:p>59405</text:p>
          </table:table-cell>
          <table:table-cell office:value-type="float" office:value="101.115" calcext:value-type="float">
            <text:p>101.115</text:p>
          </table:table-cell>
          <table:table-cell office:value-type="float" office:value="84.2609" calcext:value-type="float">
            <text:p>84.2609</text:p>
          </table:table-cell>
          <table:table-cell office:value-type="string" calcext:value-type="string">
            <text:p>k/s</text:p>
          </table:table-cell>
          <table:table-cell/>
          <table:table-cell table:formula="of:=IF([.J41]=&quot;k/s&quot;; [.I41]/1000; [.I41])" office:value-type="float" office:value="0.0842609" calcext:value-type="float">
            <text:p>0.0842609</text:p>
          </table:table-cell>
        </table:table-row>
        <table:table-row table:style-name="ro1">
          <table:table-cell/>
          <table:table-cell office:value-type="string" calcext:value-type="string">
            <text:p>PhTreeMM2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663745" calcext:value-type="float">
            <text:p>1663745</text:p>
          </table:table-cell>
          <table:table-cell office:value-type="float" office:value="44.263" calcext:value-type="float">
            <text:p>44.263</text:p>
          </table:table-cell>
          <table:table-cell office:value-type="float" office:value="2.37338" calcext:value-type="float">
            <text:p>2.37338</text:p>
          </table:table-cell>
          <table:table-cell office:value-type="string" calcext:value-type="string">
            <text:p>M/s</text:p>
          </table:table-cell>
          <table:table-cell/>
          <table:table-cell table:formula="of:=IF([.J42]=&quot;k/s&quot;; [.I42]/1000; [.I42])" office:value-type="float" office:value="2.37338" calcext:value-type="float">
            <text:p>2.37338</text:p>
          </table:table-cell>
        </table:table-row>
        <table:table-row table:style-name="ro1">
          <table:table-cell/>
          <table:table-cell office:value-type="string" calcext:value-type="string">
            <text:p>PhTreeMM2/WQ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34963" calcext:value-type="float">
            <text:p>534963</text:p>
          </table:table-cell>
          <table:table-cell office:value-type="float" office:value="112.606" calcext:value-type="float">
            <text:p>112.606</text:p>
          </table:table-cell>
          <table:table-cell office:value-type="float" office:value="772.189" calcext:value-type="float">
            <text:p>772.189</text:p>
          </table:table-cell>
          <table:table-cell office:value-type="string" calcext:value-type="string">
            <text:p>k/s</text:p>
          </table:table-cell>
          <table:table-cell/>
          <table:table-cell table:formula="of:=IF([.J43]=&quot;k/s&quot;; [.I43]/1000; [.I43])" office:value-type="float" office:value="0.772189" calcext:value-type="float">
            <text:p>0.772189</text:p>
          </table:table-cell>
        </table:table-row>
        <table:table-row table:style-name="ro1">
          <table:table-cell/>
          <table:table-cell office:value-type="string" calcext:value-type="string">
            <text:p>PhTreeMM2/WQ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39729" calcext:value-type="float">
            <text:p>439729</text:p>
          </table:table-cell>
          <table:table-cell office:value-type="float" office:value="102.751" calcext:value-type="float">
            <text:p>102.751</text:p>
          </table:table-cell>
          <table:table-cell office:value-type="float" office:value="626.812" calcext:value-type="float">
            <text:p>626.812</text:p>
          </table:table-cell>
          <table:table-cell office:value-type="string" calcext:value-type="string">
            <text:p>k/s</text:p>
          </table:table-cell>
          <table:table-cell/>
          <table:table-cell table:formula="of:=IF([.J44]=&quot;k/s&quot;; [.I44]/1000; [.I44])" office:value-type="float" office:value="0.626812" calcext:value-type="float">
            <text:p>0.626812</text:p>
          </table:table-cell>
        </table:table-row>
        <table:table-row table:style-name="ro1">
          <table:table-cell/>
          <table:table-cell office:value-type="string" calcext:value-type="string">
            <text:p>PhTreeMM2/WQ/100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33617" calcext:value-type="float">
            <text:p>233617</text:p>
          </table:table-cell>
          <table:table-cell office:value-type="float" office:value="100.152" calcext:value-type="float">
            <text:p>100.152</text:p>
          </table:table-cell>
          <table:table-cell office:value-type="float" office:value="334.793" calcext:value-type="float">
            <text:p>334.793</text:p>
          </table:table-cell>
          <table:table-cell office:value-type="string" calcext:value-type="string">
            <text:p>k/s</text:p>
          </table:table-cell>
          <table:table-cell/>
          <table:table-cell table:formula="of:=IF([.J45]=&quot;k/s&quot;; [.I45]/1000; [.I45])" office:value-type="float" office:value="0.334793" calcext:value-type="float">
            <text:p>0.334793</text:p>
          </table:table-cell>
        </table:table-row>
        <table:table-row table:style-name="ro1">
          <table:table-cell/>
          <table:table-cell office:value-type="string" calcext:value-type="string">
            <text:p>TinspinKDTree/WQ/1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8681" calcext:value-type="float">
            <text:p>138681</text:p>
          </table:table-cell>
          <table:table-cell office:value-type="float" office:value="102.825" calcext:value-type="float">
            <text:p>102.825</text:p>
          </table:table-cell>
          <table:table-cell office:value-type="float" office:value="201.457" calcext:value-type="float">
            <text:p>201.457</text:p>
          </table:table-cell>
          <table:table-cell office:value-type="string" calcext:value-type="string">
            <text:p>k/s</text:p>
          </table:table-cell>
          <table:table-cell/>
          <table:table-cell table:formula="of:=IF([.J46]=&quot;k/s&quot;; [.I46]/1000; [.I46])" office:value-type="float" office:value="0.201457" calcext:value-type="float">
            <text:p>0.201457</text:p>
          </table:table-cell>
        </table:table-row>
        <table:table-row table:style-name="ro1">
          <table:table-cell/>
          <table:table-cell office:value-type="string" calcext:value-type="string">
            <text:p>TinspinKDTree/WQ/10000/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82165" calcext:value-type="float">
            <text:p>82165</text:p>
          </table:table-cell>
          <table:table-cell office:value-type="float" office:value="101.097" calcext:value-type="float">
            <text:p>101.097</text:p>
          </table:table-cell>
          <table:table-cell office:value-type="float" office:value="117.717" calcext:value-type="float">
            <text:p>117.717</text:p>
          </table:table-cell>
          <table:table-cell office:value-type="string" calcext:value-type="string">
            <text:p>k/s</text:p>
          </table:table-cell>
          <table:table-cell/>
          <table:table-cell table:formula="of:=IF([.J47]=&quot;k/s&quot;; [.I47]/1000; [.I47])" office:value-type="float" office:value="0.117717" calcext:value-type="float">
            <text:p>0.117717</text:p>
          </table:table-cell>
        </table:table-row>
        <table:table-row table:style-name="ro1">
          <table:table-cell/>
          <table:table-cell office:value-type="string" calcext:value-type="string">
            <text:p>TinspinKDTree/WQ/100000/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2012" calcext:value-type="float">
            <text:p>62012</text:p>
          </table:table-cell>
          <table:table-cell office:value-type="float" office:value="101.415" calcext:value-type="float">
            <text:p>101.415</text:p>
          </table:table-cell>
          <table:table-cell office:value-type="float" office:value="87.4764" calcext:value-type="float">
            <text:p>87.4764</text:p>
          </table:table-cell>
          <table:table-cell office:value-type="string" calcext:value-type="string">
            <text:p>k/s</text:p>
          </table:table-cell>
          <table:table-cell/>
          <table:table-cell table:formula="of:=IF([.J48]=&quot;k/s&quot;; [.I48]/1000; [.I48])" office:value-type="float" office:value="0.0874764" calcext:value-type="float">
            <text:p>0.0874764</text:p>
          </table:table-cell>
        </table:table-row>
        <table:table-row table:style-name="ro1">
          <table:table-cell/>
          <table:table-cell office:value-type="string" calcext:value-type="string">
            <text:p>TinspinKDTree/WQ/1000000/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<text:s/>ms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<text:s/>ms</text:p>
          </table:table-cell>
          <table:table-cell office:value-type="float" office:value="21200" calcext:value-type="float">
            <text:p>21200</text:p>
          </table:table-cell>
          <table:table-cell office:value-type="float" office:value="101.086" calcext:value-type="float">
            <text:p>101.086</text:p>
          </table:table-cell>
          <table:table-cell office:value-type="float" office:value="30.8681" calcext:value-type="float">
            <text:p>30.8681</text:p>
          </table:table-cell>
          <table:table-cell office:value-type="string" calcext:value-type="string">
            <text:p>k/s</text:p>
          </table:table-cell>
          <table:table-cell/>
          <table:table-cell table:formula="of:=IF([.J49]=&quot;k/s&quot;; [.I49]/1000; [.I49])" office:value-type="float" office:value="0.0308681" calcext:value-type="float">
            <text:p>0.0308681</text:p>
          </table:table-cell>
        </table:table-row>
        <table:table-row table:style-name="ro1">
          <table:table-cell/>
          <table:table-cell office:value-type="string" calcext:value-type="string">
            <text:p>TinspinKDTree/WQ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98133" calcext:value-type="float">
            <text:p>598133</text:p>
          </table:table-cell>
          <table:table-cell office:value-type="float" office:value="44.1446" calcext:value-type="float">
            <text:p>44.1446</text:p>
          </table:table-cell>
          <table:table-cell office:value-type="float" office:value="857.394" calcext:value-type="float">
            <text:p>857.394</text:p>
          </table:table-cell>
          <table:table-cell office:value-type="string" calcext:value-type="string">
            <text:p>k/s</text:p>
          </table:table-cell>
          <table:table-cell/>
          <table:table-cell table:formula="of:=IF([.J50]=&quot;k/s&quot;; [.I50]/1000; [.I50])" office:value-type="float" office:value="0.857394" calcext:value-type="float">
            <text:p>0.857394</text:p>
          </table:table-cell>
        </table:table-row>
        <table:table-row table:style-name="ro1">
          <table:table-cell/>
          <table:table-cell office:value-type="string" calcext:value-type="string">
            <text:p>TinspinKDTree/WQ/10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3697" calcext:value-type="float">
            <text:p>143697</text:p>
          </table:table-cell>
          <table:table-cell office:value-type="float" office:value="112.568" calcext:value-type="float">
            <text:p>112.568</text:p>
          </table:table-cell>
          <table:table-cell office:value-type="float" office:value="206.998" calcext:value-type="float">
            <text:p>206.998</text:p>
          </table:table-cell>
          <table:table-cell office:value-type="string" calcext:value-type="string">
            <text:p>k/s</text:p>
          </table:table-cell>
          <table:table-cell/>
          <table:table-cell table:formula="of:=IF([.J51]=&quot;k/s&quot;; [.I51]/1000; [.I51])" office:value-type="float" office:value="0.206998" calcext:value-type="float">
            <text:p>0.206998</text:p>
          </table:table-cell>
        </table:table-row>
        <table:table-row table:style-name="ro1">
          <table:table-cell/>
          <table:table-cell office:value-type="string" calcext:value-type="string">
            <text:p>TinspinKDTree/WQ/100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3663" calcext:value-type="float">
            <text:p>113663</text:p>
          </table:table-cell>
          <table:table-cell office:value-type="float" office:value="103.202" calcext:value-type="float">
            <text:p>103.202</text:p>
          </table:table-cell>
          <table:table-cell office:value-type="float" office:value="161.834" calcext:value-type="float">
            <text:p>161.834</text:p>
          </table:table-cell>
          <table:table-cell office:value-type="string" calcext:value-type="string">
            <text:p>k/s</text:p>
          </table:table-cell>
          <table:table-cell/>
          <table:table-cell table:formula="of:=IF([.J52]=&quot;k/s&quot;; [.I52]/1000; [.I52])" office:value-type="float" office:value="0.161834" calcext:value-type="float">
            <text:p>0.161834</text:p>
          </table:table-cell>
        </table:table-row>
        <table:table-row table:style-name="ro1">
          <table:table-cell/>
          <table:table-cell office:value-type="string" calcext:value-type="string">
            <text:p>TinspinKDTree/WQ/1000000/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55237" calcext:value-type="float">
            <text:p>55237</text:p>
          </table:table-cell>
          <table:table-cell office:value-type="float" office:value="100.666" calcext:value-type="float">
            <text:p>100.666</text:p>
          </table:table-cell>
          <table:table-cell office:value-type="float" office:value="79.213" calcext:value-type="float">
            <text:p>79.213</text:p>
          </table:table-cell>
          <table:table-cell office:value-type="string" calcext:value-type="string">
            <text:p>k/s</text:p>
          </table:table-cell>
          <table:table-cell/>
          <table:table-cell table:formula="of:=IF([.J53]=&quot;k/s&quot;; [.I53]/1000; [.I53])" office:value-type="float" office:value="0.079213" calcext:value-type="float">
            <text:p>0.079213</text:p>
          </table:table-cell>
        </table:table-row>
        <table:table-row table:style-name="ro1">
          <table:table-cell/>
          <table:table-cell office:value-type="string" calcext:value-type="string">
            <text:p>TinspinQuadtree/WQ/1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36202" calcext:value-type="float">
            <text:p>236202</text:p>
          </table:table-cell>
          <table:table-cell office:value-type="float" office:value="102.799" calcext:value-type="float">
            <text:p>102.799</text:p>
          </table:table-cell>
          <table:table-cell office:value-type="float" office:value="335.82" calcext:value-type="float">
            <text:p>335.82</text:p>
          </table:table-cell>
          <table:table-cell office:value-type="string" calcext:value-type="string">
            <text:p>k/s</text:p>
          </table:table-cell>
          <table:table-cell/>
          <table:table-cell table:formula="of:=IF([.J54]=&quot;k/s&quot;; [.I54]/1000; [.I54])" office:value-type="float" office:value="0.33582" calcext:value-type="float">
            <text:p>0.33582</text:p>
          </table:table-cell>
        </table:table-row>
        <table:table-row table:style-name="ro1">
          <table:table-cell/>
          <table:table-cell office:value-type="string" calcext:value-type="string">
            <text:p>TinspinQuadtree/WQ/10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58207" calcext:value-type="float">
            <text:p>158207</text:p>
          </table:table-cell>
          <table:table-cell office:value-type="float" office:value="101.029" calcext:value-type="float">
            <text:p>101.029</text:p>
          </table:table-cell>
          <table:table-cell office:value-type="float" office:value="225.939" calcext:value-type="float">
            <text:p>225.939</text:p>
          </table:table-cell>
          <table:table-cell office:value-type="string" calcext:value-type="string">
            <text:p>k/s</text:p>
          </table:table-cell>
          <table:table-cell/>
          <table:table-cell table:formula="of:=IF([.J55]=&quot;k/s&quot;; [.I55]/1000; [.I55])" office:value-type="float" office:value="0.225939" calcext:value-type="float">
            <text:p>0.225939</text:p>
          </table:table-cell>
        </table:table-row>
        <table:table-row table:style-name="ro1">
          <table:table-cell/>
          <table:table-cell office:value-type="string" calcext:value-type="string">
            <text:p>TinspinQuadtree/WQ/100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1121" calcext:value-type="float">
            <text:p>131121</text:p>
          </table:table-cell>
          <table:table-cell office:value-type="float" office:value="101.054" calcext:value-type="float">
            <text:p>101.054</text:p>
          </table:table-cell>
          <table:table-cell office:value-type="float" office:value="187.196" calcext:value-type="float">
            <text:p>187.196</text:p>
          </table:table-cell>
          <table:table-cell office:value-type="string" calcext:value-type="string">
            <text:p>k/s</text:p>
          </table:table-cell>
          <table:table-cell/>
          <table:table-cell table:formula="of:=IF([.J56]=&quot;k/s&quot;; [.I56]/1000; [.I56])" office:value-type="float" office:value="0.187196" calcext:value-type="float">
            <text:p>0.187196</text:p>
          </table:table-cell>
        </table:table-row>
        <table:table-row table:style-name="ro1">
          <table:table-cell/>
          <table:table-cell office:value-type="string" calcext:value-type="string">
            <text:p>TinspinQuadtree/WQ/1000000/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5766" calcext:value-type="float">
            <text:p>65766</text:p>
          </table:table-cell>
          <table:table-cell office:value-type="float" office:value="101.111" calcext:value-type="float">
            <text:p>101.111</text:p>
          </table:table-cell>
          <table:table-cell office:value-type="float" office:value="95.1526" calcext:value-type="float">
            <text:p>95.1526</text:p>
          </table:table-cell>
          <table:table-cell office:value-type="string" calcext:value-type="string">
            <text:p>k/s</text:p>
          </table:table-cell>
          <table:table-cell/>
          <table:table-cell table:formula="of:=IF([.J57]=&quot;k/s&quot;; [.I57]/1000; [.I57])" office:value-type="float" office:value="0.0951526" calcext:value-type="float">
            <text:p>0.0951526</text:p>
          </table:table-cell>
        </table:table-row>
        <table:table-row table:style-name="ro1">
          <table:table-cell/>
          <table:table-cell office:value-type="string" calcext:value-type="string">
            <text:p>TinspinQuadtree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239314" calcext:value-type="float">
            <text:p>2239314</text:p>
          </table:table-cell>
          <table:table-cell office:value-type="float" office:value="44.2434" calcext:value-type="float">
            <text:p>44.2434</text:p>
          </table:table-cell>
          <table:table-cell office:value-type="float" office:value="3.13327" calcext:value-type="float">
            <text:p>3.13327</text:p>
          </table:table-cell>
          <table:table-cell office:value-type="string" calcext:value-type="string">
            <text:p>M/s</text:p>
          </table:table-cell>
          <table:table-cell/>
          <table:table-cell table:formula="of:=IF([.J58]=&quot;k/s&quot;; [.I58]/1000; [.I58])" office:value-type="float" office:value="3.13327" calcext:value-type="float">
            <text:p>3.13327</text:p>
          </table:table-cell>
        </table:table-row>
        <table:table-row table:style-name="ro1">
          <table:table-cell/>
          <table:table-cell office:value-type="string" calcext:value-type="string">
            <text:p>TinspinQuadtree/WQ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49278" calcext:value-type="float">
            <text:p>649278</text:p>
          </table:table-cell>
          <table:table-cell office:value-type="float" office:value="112.672" calcext:value-type="float">
            <text:p>112.672</text:p>
          </table:table-cell>
          <table:table-cell office:value-type="float" office:value="932.639" calcext:value-type="float">
            <text:p>932.639</text:p>
          </table:table-cell>
          <table:table-cell office:value-type="string" calcext:value-type="string">
            <text:p>k/s</text:p>
          </table:table-cell>
          <table:table-cell/>
          <table:table-cell table:formula="of:=IF([.J59]=&quot;k/s&quot;; [.I59]/1000; [.I59])" office:value-type="float" office:value="0.932639" calcext:value-type="float">
            <text:p>0.932639</text:p>
          </table:table-cell>
        </table:table-row>
        <table:table-row table:style-name="ro1">
          <table:table-cell/>
          <table:table-cell office:value-type="string" calcext:value-type="string">
            <text:p>TinspinQuadtree/WQ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49144" calcext:value-type="float">
            <text:p>449144</text:p>
          </table:table-cell>
          <table:table-cell office:value-type="float" office:value="102.777" calcext:value-type="float">
            <text:p>102.777</text:p>
          </table:table-cell>
          <table:table-cell office:value-type="float" office:value="643.686" calcext:value-type="float">
            <text:p>643.686</text:p>
          </table:table-cell>
          <table:table-cell office:value-type="string" calcext:value-type="string">
            <text:p>k/s</text:p>
          </table:table-cell>
          <table:table-cell/>
          <table:table-cell table:formula="of:=IF([.J60]=&quot;k/s&quot;; [.I60]/1000; [.I60])" office:value-type="float" office:value="0.643686" calcext:value-type="float">
            <text:p>0.643686</text:p>
          </table:table-cell>
        </table:table-row>
        <table:table-row table:style-name="ro1">
          <table:table-cell/>
          <table:table-cell office:value-type="string" calcext:value-type="string">
            <text:p>TinspinQuadtree/WQ/100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41240" calcext:value-type="float">
            <text:p>241240</text:p>
          </table:table-cell>
          <table:table-cell office:value-type="float" office:value="100.162" calcext:value-type="float">
            <text:p>100.162</text:p>
          </table:table-cell>
          <table:table-cell office:value-type="float" office:value="341.339" calcext:value-type="float">
            <text:p>341.339</text:p>
          </table:table-cell>
          <table:table-cell office:value-type="string" calcext:value-type="string">
            <text:p>k/s</text:p>
          </table:table-cell>
          <table:table-cell/>
          <table:table-cell table:formula="of:=IF([.J61]=&quot;k/s&quot;; [.I61]/1000; [.I61])" office:value-type="float" office:value="0.341339" calcext:value-type="float">
            <text:p>0.341339</text:p>
          </table:table-cell>
        </table:table-row>
        <table:table-row table:style-name="ro1">
          <table:table-cell/>
          <table:table-cell office:value-type="string" calcext:value-type="string">
            <text:p>BoostRT/WQ/1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66978" calcext:value-type="float">
            <text:p>266978</text:p>
          </table:table-cell>
          <table:table-cell office:value-type="float" office:value="102.796" calcext:value-type="float">
            <text:p>102.796</text:p>
          </table:table-cell>
          <table:table-cell office:value-type="float" office:value="379.93" calcext:value-type="float">
            <text:p>379.93</text:p>
          </table:table-cell>
          <table:table-cell office:value-type="string" calcext:value-type="string">
            <text:p>k/s</text:p>
          </table:table-cell>
          <table:table-cell/>
          <table:table-cell table:formula="of:=IF([.J62]=&quot;k/s&quot;; [.I62]/1000; [.I62])" office:value-type="float" office:value="0.37993" calcext:value-type="float">
            <text:p>0.37993</text:p>
          </table:table-cell>
        </table:table-row>
        <table:table-row table:style-name="ro1">
          <table:table-cell/>
          <table:table-cell office:value-type="string" calcext:value-type="string">
            <text:p>BoostRT/WQ/10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06610" calcext:value-type="float">
            <text:p>206610</text:p>
          </table:table-cell>
          <table:table-cell office:value-type="float" office:value="100.99" calcext:value-type="float">
            <text:p>100.99</text:p>
          </table:table-cell>
          <table:table-cell office:value-type="float" office:value="295.436" calcext:value-type="float">
            <text:p>295.436</text:p>
          </table:table-cell>
          <table:table-cell office:value-type="string" calcext:value-type="string">
            <text:p>k/s</text:p>
          </table:table-cell>
          <table:table-cell/>
          <table:table-cell table:formula="of:=IF([.J63]=&quot;k/s&quot;; [.I63]/1000; [.I63])" office:value-type="float" office:value="0.295436" calcext:value-type="float">
            <text:p>0.295436</text:p>
          </table:table-cell>
        </table:table-row>
        <table:table-row table:style-name="ro1">
          <table:table-cell/>
          <table:table-cell office:value-type="string" calcext:value-type="string">
            <text:p>BoostRT/WQ/100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64547" calcext:value-type="float">
            <text:p>164547</text:p>
          </table:table-cell>
          <table:table-cell office:value-type="float" office:value="100.907" calcext:value-type="float">
            <text:p>100.907</text:p>
          </table:table-cell>
          <table:table-cell office:value-type="float" office:value="235.289" calcext:value-type="float">
            <text:p>235.289</text:p>
          </table:table-cell>
          <table:table-cell office:value-type="string" calcext:value-type="string">
            <text:p>k/s</text:p>
          </table:table-cell>
          <table:table-cell/>
          <table:table-cell table:formula="of:=IF([.J64]=&quot;k/s&quot;; [.I64]/1000; [.I64])" office:value-type="float" office:value="0.235289" calcext:value-type="float">
            <text:p>0.235289</text:p>
          </table:table-cell>
        </table:table-row>
        <table:table-row table:style-name="ro1">
          <table:table-cell/>
          <table:table-cell office:value-type="string" calcext:value-type="string">
            <text:p>BoostRT/WQ/1000000/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84419" calcext:value-type="float">
            <text:p>84419</text:p>
          </table:table-cell>
          <table:table-cell office:value-type="float" office:value="101.103" calcext:value-type="float">
            <text:p>101.103</text:p>
          </table:table-cell>
          <table:table-cell office:value-type="float" office:value="121.401" calcext:value-type="float">
            <text:p>121.401</text:p>
          </table:table-cell>
          <table:table-cell office:value-type="string" calcext:value-type="string">
            <text:p>k/s</text:p>
          </table:table-cell>
          <table:table-cell/>
          <table:table-cell table:formula="of:=IF([.J65]=&quot;k/s&quot;; [.I65]/1000; [.I65])" office:value-type="float" office:value="0.121401" calcext:value-type="float">
            <text:p>0.121401</text:p>
          </table:table-cell>
        </table:table-row>
        <table:table-row table:style-name="ro1">
          <table:table-cell/>
          <table:table-cell office:value-type="string" calcext:value-type="string">
            <text:p>BoostRT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673931" calcext:value-type="float">
            <text:p>1673931</text:p>
          </table:table-cell>
          <table:table-cell office:value-type="float" office:value="44.2729" calcext:value-type="float">
            <text:p>44.2729</text:p>
          </table:table-cell>
          <table:table-cell office:value-type="float" office:value="2.38363" calcext:value-type="float">
            <text:p>2.38363</text:p>
          </table:table-cell>
          <table:table-cell office:value-type="string" calcext:value-type="string">
            <text:p>M/s</text:p>
          </table:table-cell>
          <table:table-cell/>
          <table:table-cell table:formula="of:=IF([.J66]=&quot;k/s&quot;; [.I66]/1000; [.I66])" office:value-type="float" office:value="2.38363" calcext:value-type="float">
            <text:p>2.38363</text:p>
          </table:table-cell>
        </table:table-row>
        <table:table-row table:style-name="ro1">
          <table:table-cell/>
          <table:table-cell office:value-type="string" calcext:value-type="string">
            <text:p>BoostRT/WQ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10933" calcext:value-type="float">
            <text:p>710933</text:p>
          </table:table-cell>
          <table:table-cell office:value-type="float" office:value="112.671" calcext:value-type="float">
            <text:p>112.671</text:p>
          </table:table-cell>
          <table:table-cell office:value-type="float" office:value="1006.65" calcext:value-type="float">
            <text:p>1006.65</text:p>
          </table:table-cell>
          <table:table-cell office:value-type="string" calcext:value-type="string">
            <text:p>k/s</text:p>
          </table:table-cell>
          <table:table-cell/>
          <table:table-cell table:formula="of:=IF([.J67]=&quot;k/s&quot;; [.I67]/1000; [.I67])" office:value-type="float" office:value="1.00665" calcext:value-type="float">
            <text:p>1.00665</text:p>
          </table:table-cell>
        </table:table-row>
        <table:table-row table:style-name="ro1">
          <table:table-cell/>
          <table:table-cell office:value-type="string" calcext:value-type="string">
            <text:p>BoostRT/WQ/1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01220" calcext:value-type="float">
            <text:p>501220</text:p>
          </table:table-cell>
          <table:table-cell office:value-type="float" office:value="102.796" calcext:value-type="float">
            <text:p>102.796</text:p>
          </table:table-cell>
          <table:table-cell office:value-type="float" office:value="718.931" calcext:value-type="float">
            <text:p>718.931</text:p>
          </table:table-cell>
          <table:table-cell office:value-type="string" calcext:value-type="string">
            <text:p>k/s</text:p>
          </table:table-cell>
          <table:table-cell/>
          <table:table-cell table:formula="of:=IF([.J68]=&quot;k/s&quot;; [.I68]/1000; [.I68])" office:value-type="float" office:value="0.718931" calcext:value-type="float">
            <text:p>0.718931</text:p>
          </table:table-cell>
        </table:table-row>
        <table:table-row table:style-name="ro1">
          <table:table-cell/>
          <table:table-cell office:value-type="string" calcext:value-type="string">
            <text:p>BoostRT/WQ/10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77547" calcext:value-type="float">
            <text:p>277547</text:p>
          </table:table-cell>
          <table:table-cell office:value-type="float" office:value="100.291" calcext:value-type="float">
            <text:p>100.291</text:p>
          </table:table-cell>
          <table:table-cell office:value-type="float" office:value="400.032" calcext:value-type="float">
            <text:p>400.032</text:p>
          </table:table-cell>
          <table:table-cell office:value-type="string" calcext:value-type="string">
            <text:p>k/s</text:p>
          </table:table-cell>
          <table:table-cell/>
          <table:table-cell table:formula="of:=IF([.J69]=&quot;k/s&quot;; [.I69]/1000; [.I69])" office:value-type="float" office:value="0.400032" calcext:value-type="float">
            <text:p>0.400032</text:p>
          </table:table-cell>
        </table:table-row>
        <table:table-row table:style-name="ro1">
          <table:table-cell/>
          <table:table-cell office:value-type="string" calcext:value-type="string">
            <text:p>FlannKDS/WQ/1000/4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48613" calcext:value-type="float">
            <text:p>48613</text:p>
          </table:table-cell>
          <table:table-cell office:value-type="float" office:value="102.861" calcext:value-type="float">
            <text:p>102.861</text:p>
          </table:table-cell>
          <table:table-cell office:value-type="float" office:value="69.9667" calcext:value-type="float">
            <text:p>69.9667</text:p>
          </table:table-cell>
          <table:table-cell office:value-type="string" calcext:value-type="string">
            <text:p>k/s</text:p>
          </table:table-cell>
          <table:table-cell/>
          <table:table-cell table:formula="of:=IF([.J70]=&quot;k/s&quot;; [.I70]/1000; [.I70])" office:value-type="float" office:value="0.0699667" calcext:value-type="float">
            <text:p>0.0699667</text:p>
          </table:table-cell>
        </table:table-row>
        <table:table-row table:style-name="ro1">
          <table:table-cell/>
          <table:table-cell office:value-type="string" calcext:value-type="string">
            <text:p>FlannKDS/WQ/10000/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40581" calcext:value-type="float">
            <text:p>40581</text:p>
          </table:table-cell>
          <table:table-cell office:value-type="float" office:value="101.218" calcext:value-type="float">
            <text:p>101.218</text:p>
          </table:table-cell>
          <table:table-cell office:value-type="float" office:value="58.0994" calcext:value-type="float">
            <text:p>58.0994</text:p>
          </table:table-cell>
          <table:table-cell office:value-type="string" calcext:value-type="string">
            <text:p>k/s</text:p>
          </table:table-cell>
          <table:table-cell/>
          <table:table-cell table:formula="of:=IF([.J71]=&quot;k/s&quot;; [.I71]/1000; [.I71])" office:value-type="float" office:value="0.0580994" calcext:value-type="float">
            <text:p>0.0580994</text:p>
          </table:table-cell>
        </table:table-row>
        <table:table-row table:style-name="ro1">
          <table:table-cell/>
          <table:table-cell office:value-type="string" calcext:value-type="string">
            <text:p>FlannKDS/WQ/100000/4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37677" calcext:value-type="float">
            <text:p>37677</text:p>
          </table:table-cell>
          <table:table-cell office:value-type="float" office:value="101.447" calcext:value-type="float">
            <text:p>101.447</text:p>
          </table:table-cell>
          <table:table-cell office:value-type="float" office:value="53.7637" calcext:value-type="float">
            <text:p>53.7637</text:p>
          </table:table-cell>
          <table:table-cell office:value-type="string" calcext:value-type="string">
            <text:p>k/s</text:p>
          </table:table-cell>
          <table:table-cell/>
          <table:table-cell table:formula="of:=IF([.J72]=&quot;k/s&quot;; [.I72]/1000; [.I72])" office:value-type="float" office:value="0.0537637" calcext:value-type="float">
            <text:p>0.0537637</text:p>
          </table:table-cell>
        </table:table-row>
        <table:table-row table:style-name="ro1">
          <table:table-cell/>
          <table:table-cell office:value-type="string" calcext:value-type="string">
            <text:p>FlannKDS/WQ/1000000/4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24158" calcext:value-type="float">
            <text:p>24158</text:p>
          </table:table-cell>
          <table:table-cell office:value-type="float" office:value="101.08" calcext:value-type="float">
            <text:p>101.08</text:p>
          </table:table-cell>
          <table:table-cell office:value-type="float" office:value="34.6425" calcext:value-type="float">
            <text:p>34.6425</text:p>
          </table:table-cell>
          <table:table-cell office:value-type="string" calcext:value-type="string">
            <text:p>k/s</text:p>
          </table:table-cell>
          <table:table-cell/>
          <table:table-cell table:formula="of:=IF([.J73]=&quot;k/s&quot;; [.I73]/1000; [.I73])" office:value-type="float" office:value="0.0346425" calcext:value-type="float">
            <text:p>0.0346425</text:p>
          </table:table-cell>
        </table:table-row>
        <table:table-row table:style-name="ro1">
          <table:table-cell/>
          <table:table-cell office:value-type="string" calcext:value-type="string">
            <text:p>FlannKDS/WQ/1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20876" calcext:value-type="float">
            <text:p>120876</text:p>
          </table:table-cell>
          <table:table-cell office:value-type="float" office:value="44.3263" calcext:value-type="float">
            <text:p>44.3263</text:p>
          </table:table-cell>
          <table:table-cell office:value-type="float" office:value="174.279" calcext:value-type="float">
            <text:p>174.279</text:p>
          </table:table-cell>
          <table:table-cell office:value-type="string" calcext:value-type="string">
            <text:p>k/s</text:p>
          </table:table-cell>
          <table:table-cell/>
          <table:table-cell table:formula="of:=IF([.J74]=&quot;k/s&quot;; [.I74]/1000; [.I74])" office:value-type="float" office:value="0.174279" calcext:value-type="float">
            <text:p>0.174279</text:p>
          </table:table-cell>
        </table:table-row>
        <table:table-row table:style-name="ro1">
          <table:table-cell/>
          <table:table-cell office:value-type="string" calcext:value-type="string">
            <text:p>FlannKDS/WQ/10000/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53531" calcext:value-type="float">
            <text:p>53531</text:p>
          </table:table-cell>
          <table:table-cell office:value-type="float" office:value="112.91" calcext:value-type="float">
            <text:p>112.91</text:p>
          </table:table-cell>
          <table:table-cell office:value-type="float" office:value="77.1508" calcext:value-type="float">
            <text:p>77.1508</text:p>
          </table:table-cell>
          <table:table-cell office:value-type="string" calcext:value-type="string">
            <text:p>k/s</text:p>
          </table:table-cell>
          <table:table-cell/>
          <table:table-cell table:formula="of:=IF([.J75]=&quot;k/s&quot;; [.I75]/1000; [.I75])" office:value-type="float" office:value="0.0771508" calcext:value-type="float">
            <text:p>0.0771508</text:p>
          </table:table-cell>
        </table:table-row>
        <table:table-row table:style-name="ro1">
          <table:table-cell/>
          <table:table-cell office:value-type="string" calcext:value-type="string">
            <text:p>FlannKDS/WQ/100000/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52518" calcext:value-type="float">
            <text:p>52518</text:p>
          </table:table-cell>
          <table:table-cell office:value-type="float" office:value="102.913" calcext:value-type="float">
            <text:p>102.913</text:p>
          </table:table-cell>
          <table:table-cell office:value-type="float" office:value="75.8071" calcext:value-type="float">
            <text:p>75.8071</text:p>
          </table:table-cell>
          <table:table-cell office:value-type="string" calcext:value-type="string">
            <text:p>k/s</text:p>
          </table:table-cell>
          <table:table-cell/>
          <table:table-cell table:formula="of:=IF([.J76]=&quot;k/s&quot;; [.I76]/1000; [.I76])" office:value-type="float" office:value="0.0758071" calcext:value-type="float">
            <text:p>0.0758071</text:p>
          </table:table-cell>
        </table:table-row>
        <table:table-row table:style-name="ro1">
          <table:table-cell/>
          <table:table-cell office:value-type="string" calcext:value-type="string">
            <text:p>FlannKDS/WQ/1000000/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/>ms</text:p>
          </table:table-cell>
          <table:table-cell office:value-type="float" office:value="38608" calcext:value-type="float">
            <text:p>38608</text:p>
          </table:table-cell>
          <table:table-cell office:value-type="float" office:value="100.689" calcext:value-type="float">
            <text:p>100.689</text:p>
          </table:table-cell>
          <table:table-cell office:value-type="float" office:value="55.566" calcext:value-type="float">
            <text:p>55.566</text:p>
          </table:table-cell>
          <table:table-cell office:value-type="string" calcext:value-type="string">
            <text:p>k/s</text:p>
          </table:table-cell>
          <table:table-cell/>
          <table:table-cell table:formula="of:=IF([.J77]=&quot;k/s&quot;; [.I77]/1000; [.I77])" office:value-type="float" office:value="0.055566" calcext:value-type="float">
            <text:p>0.055566</text:p>
          </table:table-cell>
        </table:table-row>
        <table:table-row table:style-name="ro1">
          <table:table-cell/>
          <table:table-cell office:value-type="string" calcext:value-type="string">
            <text:p>BBTree/WQ/1000/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6396" calcext:value-type="float">
            <text:p>116396</text:p>
          </table:table-cell>
          <table:table-cell office:value-type="float" office:value="102.829" calcext:value-type="float">
            <text:p>102.829</text:p>
          </table:table-cell>
          <table:table-cell office:value-type="float" office:value="166.493" calcext:value-type="float">
            <text:p>166.493</text:p>
          </table:table-cell>
          <table:table-cell office:value-type="string" calcext:value-type="string">
            <text:p>k/s</text:p>
          </table:table-cell>
          <table:table-cell/>
          <table:table-cell table:formula="of:=IF([.J78]=&quot;k/s&quot;; [.I78]/1000; [.I78])" office:value-type="float" office:value="0.166493" calcext:value-type="float">
            <text:p>0.166493</text:p>
          </table:table-cell>
        </table:table-row>
        <table:table-row table:style-name="ro1">
          <table:table-cell/>
          <table:table-cell office:value-type="string" calcext:value-type="string">
            <text:p>BBTree/WQ/10000/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0615" calcext:value-type="float">
            <text:p>60615</text:p>
          </table:table-cell>
          <table:table-cell office:value-type="float" office:value="101.114" calcext:value-type="float">
            <text:p>101.114</text:p>
          </table:table-cell>
          <table:table-cell office:value-type="float" office:value="88.1143" calcext:value-type="float">
            <text:p>88.1143</text:p>
          </table:table-cell>
          <table:table-cell office:value-type="string" calcext:value-type="string">
            <text:p>k/s</text:p>
          </table:table-cell>
          <table:table-cell/>
          <table:table-cell table:formula="of:=IF([.J79]=&quot;k/s&quot;; [.I79]/1000; [.I79])" office:value-type="float" office:value="0.0881143" calcext:value-type="float">
            <text:p>0.0881143</text:p>
          </table:table-cell>
        </table:table-row>
        <table:table-row table:style-name="ro1">
          <table:table-cell/>
          <table:table-cell office:value-type="string" calcext:value-type="string">
            <text:p>BBTree/WQ/100000/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72940" calcext:value-type="float">
            <text:p>72940</text:p>
          </table:table-cell>
          <table:table-cell office:value-type="float" office:value="101.408" calcext:value-type="float">
            <text:p>101.408</text:p>
          </table:table-cell>
          <table:table-cell office:value-type="float" office:value="103.799" calcext:value-type="float">
            <text:p>103.799</text:p>
          </table:table-cell>
          <table:table-cell office:value-type="string" calcext:value-type="string">
            <text:p>k/s</text:p>
          </table:table-cell>
          <table:table-cell/>
          <table:table-cell table:formula="of:=IF([.J80]=&quot;k/s&quot;; [.I80]/1000; [.I80])" office:value-type="float" office:value="0.103799" calcext:value-type="float">
            <text:p>0.103799</text:p>
          </table:table-cell>
        </table:table-row>
        <table:table-row table:style-name="ro1">
          <table:table-cell/>
          <table:table-cell office:value-type="string" calcext:value-type="string">
            <text:p>BBTree/WQ/1000000/4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<text:s/>ms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<text:s/>ms</text:p>
          </table:table-cell>
          <table:table-cell office:value-type="float" office:value="29948" calcext:value-type="float">
            <text:p>29948</text:p>
          </table:table-cell>
          <table:table-cell office:value-type="float" office:value="101.077" calcext:value-type="float">
            <text:p>101.077</text:p>
          </table:table-cell>
          <table:table-cell office:value-type="float" office:value="42.6889" calcext:value-type="float">
            <text:p>42.6889</text:p>
          </table:table-cell>
          <table:table-cell office:value-type="string" calcext:value-type="string">
            <text:p>k/s</text:p>
          </table:table-cell>
          <table:table-cell/>
          <table:table-cell table:formula="of:=IF([.J81]=&quot;k/s&quot;; [.I81]/1000; [.I81])" office:value-type="float" office:value="0.0426889" calcext:value-type="float">
            <text:p>0.0426889</text:p>
          </table:table-cell>
        </table:table-row>
        <table:table-row table:style-name="ro1">
          <table:table-cell/>
          <table:table-cell office:value-type="string" calcext:value-type="string">
            <text:p>BBTree/WQ/1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57513" calcext:value-type="float">
            <text:p>357513</text:p>
          </table:table-cell>
          <table:table-cell office:value-type="float" office:value="44.1253" calcext:value-type="float">
            <text:p>44.1253</text:p>
          </table:table-cell>
          <table:table-cell office:value-type="float" office:value="492.673" calcext:value-type="float">
            <text:p>492.673</text:p>
          </table:table-cell>
          <table:table-cell office:value-type="string" calcext:value-type="string">
            <text:p>k/s</text:p>
          </table:table-cell>
          <table:table-cell/>
          <table:table-cell table:formula="of:=IF([.J82]=&quot;k/s&quot;; [.I82]/1000; [.I82])" office:value-type="float" office:value="0.492673" calcext:value-type="float">
            <text:p>0.492673</text:p>
          </table:table-cell>
        </table:table-row>
        <table:table-row table:style-name="ro1">
          <table:table-cell/>
          <table:table-cell office:value-type="string" calcext:value-type="string">
            <text:p>BBTree/WQ/10000/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83637" calcext:value-type="float">
            <text:p>83637</text:p>
          </table:table-cell>
          <table:table-cell office:value-type="float" office:value="112.845" calcext:value-type="float">
            <text:p>112.845</text:p>
          </table:table-cell>
          <table:table-cell office:value-type="float" office:value="141.391" calcext:value-type="float">
            <text:p>141.391</text:p>
          </table:table-cell>
          <table:table-cell office:value-type="string" calcext:value-type="string">
            <text:p>k/s</text:p>
          </table:table-cell>
          <table:table-cell/>
          <table:table-cell table:formula="of:=IF([.J83]=&quot;k/s&quot;; [.I83]/1000; [.I83])" office:value-type="float" office:value="0.141391" calcext:value-type="float">
            <text:p>0.141391</text:p>
          </table:table-cell>
        </table:table-row>
        <table:table-row table:style-name="ro1">
          <table:table-cell/>
          <table:table-cell office:value-type="string" calcext:value-type="string">
            <text:p>BBTree/WQ/100000/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9768" calcext:value-type="float">
            <text:p>99768</text:p>
          </table:table-cell>
          <table:table-cell office:value-type="float" office:value="102.936" calcext:value-type="float">
            <text:p>102.936</text:p>
          </table:table-cell>
          <table:table-cell office:value-type="float" office:value="136.733" calcext:value-type="float">
            <text:p>136.733</text:p>
          </table:table-cell>
          <table:table-cell office:value-type="string" calcext:value-type="string">
            <text:p>k/s</text:p>
          </table:table-cell>
          <table:table-cell/>
          <table:table-cell table:formula="of:=IF([.J84]=&quot;k/s&quot;; [.I84]/1000; [.I84])" office:value-type="float" office:value="0.136733" calcext:value-type="float">
            <text:p>0.136733</text:p>
          </table:table-cell>
        </table:table-row>
        <table:table-row table:style-name="ro1">
          <table:table-cell/>
          <table:table-cell office:value-type="string" calcext:value-type="string">
            <text:p>BBTree/WQ/1000000/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66508" calcext:value-type="float">
            <text:p>66508</text:p>
          </table:table-cell>
          <table:table-cell office:value-type="float" office:value="100.868" calcext:value-type="float">
            <text:p>100.868</text:p>
          </table:table-cell>
          <table:table-cell office:value-type="float" office:value="96.4113" calcext:value-type="float">
            <text:p>96.4113</text:p>
          </table:table-cell>
          <table:table-cell office:value-type="string" calcext:value-type="string">
            <text:p>k/s</text:p>
          </table:table-cell>
          <table:table-cell/>
          <table:table-cell table:formula="of:=IF([.J85]=&quot;k/s&quot;; [.I85]/1000; [.I85])" office:value-type="float" office:value="0.0964113" calcext:value-type="float">
            <text:p>0.0964113</text:p>
          </table:table-cell>
        </table:table-row>
        <table:table-row table:style-name="ro1">
          <table:table-cell/>
          <table:table-cell office:value-type="string" calcext:value-type="string">
            <text:p>BBTree/WQ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84754" calcext:value-type="float">
            <text:p>384754</text:p>
          </table:table-cell>
          <table:table-cell office:value-type="float" office:value="3.24254" calcext:value-type="float">
            <text:p>3.24254</text:p>
          </table:table-cell>
          <table:table-cell office:value-type="float" office:value="570.999" calcext:value-type="float">
            <text:p>570.999</text:p>
          </table:table-cell>
          <table:table-cell office:value-type="string" calcext:value-type="string">
            <text:p>k/s</text:p>
          </table:table-cell>
          <table:table-cell/>
          <table:table-cell table:formula="of:=IF([.J86]=&quot;k/s&quot;; [.I86]/1000; [.I86])" office:value-type="float" office:value="0.570999" calcext:value-type="float">
            <text:p>0.570999</text:p>
          </table:table-cell>
        </table:table-row>
        <table:table-row table:style-name="ro1">
          <table:table-cell/>
          <table:table-cell office:value-type="string" calcext:value-type="string">
            <text:p>BBTree/WQ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15856" calcext:value-type="float">
            <text:p>415856</text:p>
          </table:table-cell>
          <table:table-cell office:value-type="float" office:value="3.11777" calcext:value-type="float">
            <text:p>3.11777</text:p>
          </table:table-cell>
          <table:table-cell office:value-type="float" office:value="593.805" calcext:value-type="float">
            <text:p>593.805</text:p>
          </table:table-cell>
          <table:table-cell office:value-type="string" calcext:value-type="string">
            <text:p>k/s</text:p>
          </table:table-cell>
          <table:table-cell/>
          <table:table-cell table:formula="of:=IF([.J87]=&quot;k/s&quot;; [.I87]/1000; [.I87])" office:value-type="float" office:value="0.593805" calcext:value-type="float">
            <text:p>0.593805</text:p>
          </table:table-cell>
        </table:table-row>
        <table:table-row table:style-name="ro1">
          <table:table-cell/>
          <table:table-cell office:value-type="string" calcext:value-type="string">
            <text:p>BBTree/WQ/100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90589" calcext:value-type="float">
            <text:p>190589</text:p>
          </table:table-cell>
          <table:table-cell office:value-type="float" office:value="3.29243" calcext:value-type="float">
            <text:p>3.29243</text:p>
          </table:table-cell>
          <table:table-cell office:value-type="float" office:value="275.582" calcext:value-type="float">
            <text:p>275.582</text:p>
          </table:table-cell>
          <table:table-cell office:value-type="string" calcext:value-type="string">
            <text:p>k/s</text:p>
          </table:table-cell>
          <table:table-cell/>
          <table:table-cell table:formula="of:=IF([.J88]=&quot;k/s&quot;; [.I88]/1000; [.I88])" office:value-type="float" office:value="0.275582" calcext:value-type="float">
            <text:p>0.275582</text:p>
          </table:table-cell>
        </table:table-row>
        <table:table-row table:style-name="ro1" table:number-rows-repeated="104848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query_mm_d_web" table:style-name="ta1">
        <table:shapes>
          <draw:frame draw:z-index="0" draw:style-name="gr1" draw:text-style-name="P1" svg:width="6.2972in" svg:height="3.4343in" svg:x="1.4031in" svg:y="0.5425in">
            <draw:object draw:notify-on-update-of-ranges="query_mm_d_web.A30:query_mm_d_web.A33 query_mm_d_web.B30:query_mm_d_web.B30 query_mm_d_web.L30:query_mm_d_web.L33 query_mm_d_web.A30:query_mm_d_web.A33 query_mm_d_web.B34:query_mm_d_web.B34 query_mm_d_web.L34:query_mm_d_web.L37 query_mm_d_web.A30:query_mm_d_web.A33 query_mm_d_web.B38:query_mm_d_web.B38 query_mm_d_web.L38:query_mm_d_web.L41 query_mm_d_web.A30:query_mm_d_web.A33 query_mm_d_web.B42:query_mm_d_web.B42 query_mm_d_web.L42:query_mm_d_web.L45 query_mm_d_web.A30:query_mm_d_web.A33 query_mm_d_web.B46:query_mm_d_web.B46 query_mm_d_web.L46:query_mm_d_web.L49 query_mm_d_web.A30:query_mm_d_web.A33 query_mm_d_web.B50:query_mm_d_web.B50 query_mm_d_web.L50:query_mm_d_web.L53 query_mm_d_web.A30:query_mm_d_web.A33 query_mm_d_web.B54:query_mm_d_web.B54 query_mm_d_web.L54:query_mm_d_web.L57 query_mm_d_web.A30:query_mm_d_web.A33 query_mm_d_web.B58:query_mm_d_web.B58 query_mm_d_web.L58:query_mm_d_web.L6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5"/>T</text:p>
          </table:table-cell>
          <table:table-cell office:value-type="string" calcext:value-type="string">
            <text:p>ime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avg_result_count</text:p>
          </table:table-cell>
          <table:table-cell office:value-type="string" calcext:value-type="string">
            <text:p><text:s/>query_r</text:p>
          </table:table-cell>
          <table:table-cell office:value-type="string" calcext:value-type="string">
            <text:p>ate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WQ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719144" calcext:value-type="float">
            <text:p>1719144</text:p>
          </table:table-cell>
          <table:table-cell office:value-type="float" office:value="2.99707" calcext:value-type="float">
            <text:p>2.99707</text:p>
          </table:table-cell>
          <table:table-cell office:value-type="float" office:value="2.50713" calcext:value-type="float">
            <text:p>2.50713</text:p>
          </table:table-cell>
          <table:table-cell table:number-columns-repeated="2" office:value-type="string" calcext:value-type="string">
            <text:p>M/s</text:p>
          </table:table-cell>
          <table:table-cell table:formula="of:=IF([.J30]=&quot;k/s&quot;; [.I30]/1000; [.I30])" office:value-type="float" office:value="2.50713" calcext:value-type="float">
            <text:p>2.5071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WQ/10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530907" calcext:value-type="float">
            <text:p>1530907</text:p>
          </table:table-cell>
          <table:table-cell office:value-type="float" office:value="3.01965" calcext:value-type="float">
            <text:p>3.01965</text:p>
          </table:table-cell>
          <table:table-cell office:value-type="float" office:value="2.20227" calcext:value-type="float">
            <text:p>2.20227</text:p>
          </table:table-cell>
          <table:table-cell table:number-columns-repeated="2" office:value-type="string" calcext:value-type="string">
            <text:p>M/s</text:p>
          </table:table-cell>
          <table:table-cell table:formula="of:=IF([.J31]=&quot;k/s&quot;; [.I31]/1000; [.I31])" office:value-type="float" office:value="2.20227" calcext:value-type="float">
            <text:p>2.2022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WQ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63437" calcext:value-type="float">
            <text:p>863437</text:p>
          </table:table-cell>
          <table:table-cell office:value-type="float" office:value="3.05014" calcext:value-type="float">
            <text:p>3.05014</text:p>
          </table:table-cell>
          <table:table-cell office:value-type="float" office:value="1.24858" calcext:value-type="float">
            <text:p>1.24858</text:p>
          </table:table-cell>
          <table:table-cell table:number-columns-repeated="2" office:value-type="string" calcext:value-type="string">
            <text:p>M/s</text:p>
          </table:table-cell>
          <table:table-cell table:formula="of:=IF([.J32]=&quot;k/s&quot;; [.I32]/1000; [.I32])" office:value-type="float" office:value="1.24858" calcext:value-type="float">
            <text:p>1.2485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WQ/10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33605" calcext:value-type="float">
            <text:p>533605</text:p>
          </table:table-cell>
          <table:table-cell office:value-type="float" office:value="3.36052" calcext:value-type="float">
            <text:p>3.36052</text:p>
          </table:table-cell>
          <table:table-cell office:value-type="float" office:value="756.841" calcext:value-type="float">
            <text:p>756.841</text:p>
          </table:table-cell>
          <table:table-cell table:number-columns-repeated="2" office:value-type="string" calcext:value-type="string">
            <text:p>k/s</text:p>
          </table:table-cell>
          <table:table-cell table:formula="of:=IF([.J33]=&quot;k/s&quot;; [.I33]/1000; [.I33])" office:value-type="float" office:value="0.756841" calcext:value-type="float">
            <text:p>0.756841</text:p>
          </table:table-cell>
        </table:table-row>
        <table:table-row table:style-name="ro1">
          <table:table-cell/>
          <table:table-cell office:value-type="string" calcext:value-type="string">
            <text:p>PhTreeMM2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948441" calcext:value-type="float">
            <text:p>1948441</text:p>
          </table:table-cell>
          <table:table-cell office:value-type="float" office:value="2.99708" calcext:value-type="float">
            <text:p>2.99708</text:p>
          </table:table-cell>
          <table:table-cell office:value-type="float" office:value="2.76348" calcext:value-type="float">
            <text:p>2.76348</text:p>
          </table:table-cell>
          <table:table-cell table:number-columns-repeated="2" office:value-type="string" calcext:value-type="string">
            <text:p>M/s</text:p>
          </table:table-cell>
          <table:table-cell table:formula="of:=IF([.J34]=&quot;k/s&quot;; [.I34]/1000; [.I34])" office:value-type="float" office:value="2.76348" calcext:value-type="float">
            <text:p>2.76348</text:p>
          </table:table-cell>
        </table:table-row>
        <table:table-row table:style-name="ro1">
          <table:table-cell/>
          <table:table-cell office:value-type="string" calcext:value-type="string">
            <text:p>PhTreeMM2/WEB/10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554293" calcext:value-type="float">
            <text:p>1554293</text:p>
          </table:table-cell>
          <table:table-cell office:value-type="float" office:value="3.01963" calcext:value-type="float">
            <text:p>3.01963</text:p>
          </table:table-cell>
          <table:table-cell office:value-type="float" office:value="2.21088" calcext:value-type="float">
            <text:p>2.21088</text:p>
          </table:table-cell>
          <table:table-cell table:number-columns-repeated="2" office:value-type="string" calcext:value-type="string">
            <text:p>M/s</text:p>
          </table:table-cell>
          <table:table-cell table:formula="of:=IF([.J35]=&quot;k/s&quot;; [.I35]/1000; [.I35])" office:value-type="float" office:value="2.21088" calcext:value-type="float">
            <text:p>2.21088</text:p>
          </table:table-cell>
        </table:table-row>
        <table:table-row table:style-name="ro1">
          <table:table-cell/>
          <table:table-cell office:value-type="string" calcext:value-type="string">
            <text:p>PhTreeMM2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54971" calcext:value-type="float">
            <text:p>1154971</text:p>
          </table:table-cell>
          <table:table-cell office:value-type="float" office:value="3.04997" calcext:value-type="float">
            <text:p>3.04997</text:p>
          </table:table-cell>
          <table:table-cell office:value-type="float" office:value="1.64656" calcext:value-type="float">
            <text:p>1.64656</text:p>
          </table:table-cell>
          <table:table-cell table:number-columns-repeated="2" office:value-type="string" calcext:value-type="string">
            <text:p>M/s</text:p>
          </table:table-cell>
          <table:table-cell table:formula="of:=IF([.J36]=&quot;k/s&quot;; [.I36]/1000; [.I36])" office:value-type="float" office:value="1.64656" calcext:value-type="float">
            <text:p>1.64656</text:p>
          </table:table-cell>
        </table:table-row>
        <table:table-row table:style-name="ro1">
          <table:table-cell/>
          <table:table-cell office:value-type="string" calcext:value-type="string">
            <text:p>PhTreeMM2/WEB/10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42388" calcext:value-type="float">
            <text:p>542388</text:p>
          </table:table-cell>
          <table:table-cell office:value-type="float" office:value="3.36064" calcext:value-type="float">
            <text:p>3.36064</text:p>
          </table:table-cell>
          <table:table-cell office:value-type="float" office:value="776.519" calcext:value-type="float">
            <text:p>776.519</text:p>
          </table:table-cell>
          <table:table-cell table:number-columns-repeated="2" office:value-type="string" calcext:value-type="string">
            <text:p>k/s</text:p>
          </table:table-cell>
          <table:table-cell table:formula="of:=IF([.J37]=&quot;k/s&quot;; [.I37]/1000; [.I37])" office:value-type="float" office:value="0.776519" calcext:value-type="float">
            <text:p>0.776519</text:p>
          </table:table-cell>
        </table:table-row>
        <table:table-row table:style-name="ro1">
          <table:table-cell/>
          <table:table-cell office:value-type="string" calcext:value-type="string">
            <text:p>TinspinKDTree/WEB/1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96133" calcext:value-type="float">
            <text:p>296133</text:p>
          </table:table-cell>
          <table:table-cell office:value-type="float" office:value="2.99719" calcext:value-type="float">
            <text:p>2.99719</text:p>
          </table:table-cell>
          <table:table-cell office:value-type="float" office:value="424.724" calcext:value-type="float">
            <text:p>424.724</text:p>
          </table:table-cell>
          <table:table-cell table:number-columns-repeated="2" office:value-type="string" calcext:value-type="string">
            <text:p>k/s</text:p>
          </table:table-cell>
          <table:table-cell table:formula="of:=IF([.J38]=&quot;k/s&quot;; [.I38]/1000; [.I38])" office:value-type="float" office:value="0.424724" calcext:value-type="float">
            <text:p>0.424724</text:p>
          </table:table-cell>
        </table:table-row>
        <table:table-row table:style-name="ro1">
          <table:table-cell/>
          <table:table-cell office:value-type="string" calcext:value-type="string">
            <text:p>TinspinKDTree/WEB/10000/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77361" calcext:value-type="float">
            <text:p>177361</text:p>
          </table:table-cell>
          <table:table-cell office:value-type="float" office:value="3.01975" calcext:value-type="float">
            <text:p>3.01975</text:p>
          </table:table-cell>
          <table:table-cell office:value-type="float" office:value="253.677" calcext:value-type="float">
            <text:p>253.677</text:p>
          </table:table-cell>
          <table:table-cell table:number-columns-repeated="2" office:value-type="string" calcext:value-type="string">
            <text:p>k/s</text:p>
          </table:table-cell>
          <table:table-cell table:formula="of:=IF([.J39]=&quot;k/s&quot;; [.I39]/1000; [.I39])" office:value-type="float" office:value="0.253677" calcext:value-type="float">
            <text:p>0.253677</text:p>
          </table:table-cell>
        </table:table-row>
        <table:table-row table:style-name="ro1">
          <table:table-cell/>
          <table:table-cell office:value-type="string" calcext:value-type="string">
            <text:p>TinspinKDTree/WEB/100000/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0178" calcext:value-type="float">
            <text:p>140178</text:p>
          </table:table-cell>
          <table:table-cell office:value-type="float" office:value="3.05029" calcext:value-type="float">
            <text:p>3.05029</text:p>
          </table:table-cell>
          <table:table-cell office:value-type="float" office:value="201.966" calcext:value-type="float">
            <text:p>201.966</text:p>
          </table:table-cell>
          <table:table-cell table:number-columns-repeated="2" office:value-type="string" calcext:value-type="string">
            <text:p>k/s</text:p>
          </table:table-cell>
          <table:table-cell table:formula="of:=IF([.J40]=&quot;k/s&quot;; [.I40]/1000; [.I40])" office:value-type="float" office:value="0.201966" calcext:value-type="float">
            <text:p>0.201966</text:p>
          </table:table-cell>
        </table:table-row>
        <table:table-row table:style-name="ro1">
          <table:table-cell/>
          <table:table-cell office:value-type="string" calcext:value-type="string">
            <text:p>TinspinKDTree/WEB/1000000/3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56507" calcext:value-type="float">
            <text:p>56507</text:p>
          </table:table-cell>
          <table:table-cell office:value-type="float" office:value="3.36489" calcext:value-type="float">
            <text:p>3.36489</text:p>
          </table:table-cell>
          <table:table-cell office:value-type="float" office:value="80.9493" calcext:value-type="float">
            <text:p>80.9493</text:p>
          </table:table-cell>
          <table:table-cell table:number-columns-repeated="2" office:value-type="string" calcext:value-type="string">
            <text:p>k/s</text:p>
          </table:table-cell>
          <table:table-cell table:formula="of:=IF([.J41]=&quot;k/s&quot;; [.I41]/1000; [.I41])" office:value-type="float" office:value="0.0809493" calcext:value-type="float">
            <text:p>0.0809493</text:p>
          </table:table-cell>
        </table:table-row>
        <table:table-row table:style-name="ro1">
          <table:table-cell/>
          <table:table-cell office:value-type="string" calcext:value-type="string">
            <text:p>TinspinQuadtree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118971" calcext:value-type="float">
            <text:p>2118971</text:p>
          </table:table-cell>
          <table:table-cell office:value-type="float" office:value="2.99709" calcext:value-type="float">
            <text:p>2.99709</text:p>
          </table:table-cell>
          <table:table-cell office:value-type="float" office:value="3.05013" calcext:value-type="float">
            <text:p>3.05013</text:p>
          </table:table-cell>
          <table:table-cell table:number-columns-repeated="2" office:value-type="string" calcext:value-type="string">
            <text:p>M/s</text:p>
          </table:table-cell>
          <table:table-cell table:formula="of:=IF([.J42]=&quot;k/s&quot;; [.I42]/1000; [.I42])" office:value-type="float" office:value="3.05013" calcext:value-type="float">
            <text:p>3.05013</text:p>
          </table:table-cell>
        </table:table-row>
        <table:table-row table:style-name="ro1">
          <table:table-cell/>
          <table:table-cell office:value-type="string" calcext:value-type="string">
            <text:p>TinspinQuadtree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350584" calcext:value-type="float">
            <text:p>1350584</text:p>
          </table:table-cell>
          <table:table-cell office:value-type="float" office:value="3.0197" calcext:value-type="float">
            <text:p>3.0197</text:p>
          </table:table-cell>
          <table:table-cell office:value-type="float" office:value="1.93586" calcext:value-type="float">
            <text:p>1.93586</text:p>
          </table:table-cell>
          <table:table-cell table:number-columns-repeated="2" office:value-type="string" calcext:value-type="string">
            <text:p>M/s</text:p>
          </table:table-cell>
          <table:table-cell table:formula="of:=IF([.J43]=&quot;k/s&quot;; [.I43]/1000; [.I43])" office:value-type="float" office:value="1.93586" calcext:value-type="float">
            <text:p>1.93586</text:p>
          </table:table-cell>
        </table:table-row>
        <table:table-row table:style-name="ro1">
          <table:table-cell/>
          <table:table-cell office:value-type="string" calcext:value-type="string">
            <text:p>TinspinQuadtree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29503" calcext:value-type="float">
            <text:p>929503</text:p>
          </table:table-cell>
          <table:table-cell office:value-type="float" office:value="3.05015" calcext:value-type="float">
            <text:p>3.05015</text:p>
          </table:table-cell>
          <table:table-cell office:value-type="float" office:value="1.32262" calcext:value-type="float">
            <text:p>1.32262</text:p>
          </table:table-cell>
          <table:table-cell table:number-columns-repeated="2" office:value-type="string" calcext:value-type="string">
            <text:p>M/s</text:p>
          </table:table-cell>
          <table:table-cell table:formula="of:=IF([.J44]=&quot;k/s&quot;; [.I44]/1000; [.I44])" office:value-type="float" office:value="1.32262" calcext:value-type="float">
            <text:p>1.32262</text:p>
          </table:table-cell>
        </table:table-row>
        <table:table-row table:style-name="ro1">
          <table:table-cell/>
          <table:table-cell office:value-type="string" calcext:value-type="string">
            <text:p>TinspinQuadtree/WEB/1000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30561" calcext:value-type="float">
            <text:p>430561</text:p>
          </table:table-cell>
          <table:table-cell office:value-type="float" office:value="3.36083" calcext:value-type="float">
            <text:p>3.36083</text:p>
          </table:table-cell>
          <table:table-cell office:value-type="float" office:value="614.73" calcext:value-type="float">
            <text:p>614.73</text:p>
          </table:table-cell>
          <table:table-cell table:number-columns-repeated="2" office:value-type="string" calcext:value-type="string">
            <text:p>k/s</text:p>
          </table:table-cell>
          <table:table-cell table:formula="of:=IF([.J45]=&quot;k/s&quot;; [.I45]/1000; [.I45])" office:value-type="float" office:value="0.61473" calcext:value-type="float">
            <text:p>0.61473</text:p>
          </table:table-cell>
        </table:table-row>
        <table:table-row table:style-name="ro1">
          <table:table-cell/>
          <table:table-cell office:value-type="string" calcext:value-type="string">
            <text:p>BoostRT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893760" calcext:value-type="float">
            <text:p>1893760</text:p>
          </table:table-cell>
          <table:table-cell office:value-type="float" office:value="2.99708" calcext:value-type="float">
            <text:p>2.99708</text:p>
          </table:table-cell>
          <table:table-cell office:value-type="float" office:value="2.69746" calcext:value-type="float">
            <text:p>2.69746</text:p>
          </table:table-cell>
          <table:table-cell table:number-columns-repeated="2" office:value-type="string" calcext:value-type="string">
            <text:p>M/s</text:p>
          </table:table-cell>
          <table:table-cell table:formula="of:=IF([.J46]=&quot;k/s&quot;; [.I46]/1000; [.I46])" office:value-type="float" office:value="2.69746" calcext:value-type="float">
            <text:p>2.69746</text:p>
          </table:table-cell>
        </table:table-row>
        <table:table-row table:style-name="ro1">
          <table:table-cell/>
          <table:table-cell office:value-type="string" calcext:value-type="string">
            <text:p>BoostRT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95737" calcext:value-type="float">
            <text:p>1195737</text:p>
          </table:table-cell>
          <table:table-cell office:value-type="float" office:value="3.01972" calcext:value-type="float">
            <text:p>3.01972</text:p>
          </table:table-cell>
          <table:table-cell office:value-type="float" office:value="1.72191" calcext:value-type="float">
            <text:p>1.72191</text:p>
          </table:table-cell>
          <table:table-cell table:number-columns-repeated="2" office:value-type="string" calcext:value-type="string">
            <text:p>M/s</text:p>
          </table:table-cell>
          <table:table-cell table:formula="of:=IF([.J47]=&quot;k/s&quot;; [.I47]/1000; [.I47])" office:value-type="float" office:value="1.72191" calcext:value-type="float">
            <text:p>1.72191</text:p>
          </table:table-cell>
        </table:table-row>
        <table:table-row table:style-name="ro1">
          <table:table-cell/>
          <table:table-cell office:value-type="string" calcext:value-type="string">
            <text:p>BoostRT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50439" calcext:value-type="float">
            <text:p>550439</text:p>
          </table:table-cell>
          <table:table-cell office:value-type="float" office:value="3.05009" calcext:value-type="float">
            <text:p>3.05009</text:p>
          </table:table-cell>
          <table:table-cell office:value-type="float" office:value="784.176" calcext:value-type="float">
            <text:p>784.176</text:p>
          </table:table-cell>
          <table:table-cell table:number-columns-repeated="2" office:value-type="string" calcext:value-type="string">
            <text:p>k/s</text:p>
          </table:table-cell>
          <table:table-cell table:formula="of:=IF([.J48]=&quot;k/s&quot;; [.I48]/1000; [.I48])" office:value-type="float" office:value="0.784176" calcext:value-type="float">
            <text:p>0.784176</text:p>
          </table:table-cell>
        </table:table-row>
        <table:table-row table:style-name="ro1">
          <table:table-cell/>
          <table:table-cell office:value-type="string" calcext:value-type="string">
            <text:p>BoostRT/WEB/1000000/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89060" calcext:value-type="float">
            <text:p>189060</text:p>
          </table:table-cell>
          <table:table-cell office:value-type="float" office:value="3.36276" calcext:value-type="float">
            <text:p>3.36276</text:p>
          </table:table-cell>
          <table:table-cell office:value-type="float" office:value="271.752" calcext:value-type="float">
            <text:p>271.752</text:p>
          </table:table-cell>
          <table:table-cell table:number-columns-repeated="2" office:value-type="string" calcext:value-type="string">
            <text:p>k/s</text:p>
          </table:table-cell>
          <table:table-cell table:formula="of:=IF([.J49]=&quot;k/s&quot;; [.I49]/1000; [.I49])" office:value-type="float" office:value="0.271752" calcext:value-type="float">
            <text:p>0.271752</text:p>
          </table:table-cell>
        </table:table-row>
        <table:table-row table:style-name="ro1">
          <table:table-cell/>
          <table:table-cell office:value-type="string" calcext:value-type="string">
            <text:p>FlannKDS/WEB/1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354654" calcext:value-type="float">
            <text:p>1354654</text:p>
          </table:table-cell>
          <table:table-cell office:value-type="float" office:value="2.99704" calcext:value-type="float">
            <text:p>2.99704</text:p>
          </table:table-cell>
          <table:table-cell office:value-type="float" office:value="1.9592" calcext:value-type="float">
            <text:p>1.9592</text:p>
          </table:table-cell>
          <table:table-cell table:number-columns-repeated="2" office:value-type="string" calcext:value-type="string">
            <text:p>M/s</text:p>
          </table:table-cell>
          <table:table-cell table:formula="of:=IF([.J50]=&quot;k/s&quot;; [.I50]/1000; [.I50])" office:value-type="float" office:value="1.9592" calcext:value-type="float">
            <text:p>1.9592</text:p>
          </table:table-cell>
        </table:table-row>
        <table:table-row table:style-name="ro1">
          <table:table-cell/>
          <table:table-cell office:value-type="string" calcext:value-type="string">
            <text:p>FlannKDS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22088" calcext:value-type="float">
            <text:p>1122088</text:p>
          </table:table-cell>
          <table:table-cell office:value-type="float" office:value="3.0198" calcext:value-type="float">
            <text:p>3.0198</text:p>
          </table:table-cell>
          <table:table-cell office:value-type="float" office:value="1.59923" calcext:value-type="float">
            <text:p>1.59923</text:p>
          </table:table-cell>
          <table:table-cell table:number-columns-repeated="2" office:value-type="string" calcext:value-type="string">
            <text:p>M/s</text:p>
          </table:table-cell>
          <table:table-cell table:formula="of:=IF([.J51]=&quot;k/s&quot;; [.I51]/1000; [.I51])" office:value-type="float" office:value="1.59923" calcext:value-type="float">
            <text:p>1.59923</text:p>
          </table:table-cell>
        </table:table-row>
        <table:table-row table:style-name="ro1">
          <table:table-cell/>
          <table:table-cell office:value-type="string" calcext:value-type="string">
            <text:p>FlannKDS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94195" calcext:value-type="float">
            <text:p>894195</text:p>
          </table:table-cell>
          <table:table-cell office:value-type="float" office:value="3.05016" calcext:value-type="float">
            <text:p>3.05016</text:p>
          </table:table-cell>
          <table:table-cell office:value-type="float" office:value="1.28678" calcext:value-type="float">
            <text:p>1.28678</text:p>
          </table:table-cell>
          <table:table-cell table:number-columns-repeated="2" office:value-type="string" calcext:value-type="string">
            <text:p>M/s</text:p>
          </table:table-cell>
          <table:table-cell table:formula="of:=IF([.J52]=&quot;k/s&quot;; [.I52]/1000; [.I52])" office:value-type="float" office:value="1.28678" calcext:value-type="float">
            <text:p>1.28678</text:p>
          </table:table-cell>
        </table:table-row>
        <table:table-row table:style-name="ro1">
          <table:table-cell/>
          <table:table-cell office:value-type="string" calcext:value-type="string">
            <text:p>FlannKDS/WEB/1000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45666" calcext:value-type="float">
            <text:p>445666</text:p>
          </table:table-cell>
          <table:table-cell office:value-type="float" office:value="3.36092" calcext:value-type="float">
            <text:p>3.36092</text:p>
          </table:table-cell>
          <table:table-cell office:value-type="float" office:value="641.213" calcext:value-type="float">
            <text:p>641.213</text:p>
          </table:table-cell>
          <table:table-cell table:number-columns-repeated="2" office:value-type="string" calcext:value-type="string">
            <text:p>k/s</text:p>
          </table:table-cell>
          <table:table-cell table:formula="of:=IF([.J53]=&quot;k/s&quot;; [.I53]/1000; [.I53])" office:value-type="float" office:value="0.641213" calcext:value-type="float">
            <text:p>0.641213</text:p>
          </table:table-cell>
        </table:table-row>
        <table:table-row table:style-name="ro1">
          <table:table-cell/>
          <table:table-cell office:value-type="string" calcext:value-type="string">
            <text:p>BBTree/WEB/1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74482" calcext:value-type="float">
            <text:p>974482</text:p>
          </table:table-cell>
          <table:table-cell office:value-type="float" office:value="2.99704" calcext:value-type="float">
            <text:p>2.99704</text:p>
          </table:table-cell>
          <table:table-cell office:value-type="float" office:value="1.36465" calcext:value-type="float">
            <text:p>1.36465</text:p>
          </table:table-cell>
          <table:table-cell table:number-columns-repeated="2" office:value-type="string" calcext:value-type="string">
            <text:p>M/s</text:p>
          </table:table-cell>
          <table:table-cell table:formula="of:=IF([.J54]=&quot;k/s&quot;; [.I54]/1000; [.I54])" office:value-type="float" office:value="1.36465" calcext:value-type="float">
            <text:p>1.36465</text:p>
          </table:table-cell>
        </table:table-row>
        <table:table-row table:style-name="ro1">
          <table:table-cell/>
          <table:table-cell office:value-type="string" calcext:value-type="string">
            <text:p>BBTree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38640" calcext:value-type="float">
            <text:p>738640</text:p>
          </table:table-cell>
          <table:table-cell office:value-type="float" office:value="3.01972" calcext:value-type="float">
            <text:p>3.01972</text:p>
          </table:table-cell>
          <table:table-cell office:value-type="float" office:value="1086.76" calcext:value-type="float">
            <text:p>1086.76</text:p>
          </table:table-cell>
          <table:table-cell table:number-columns-repeated="2" office:value-type="string" calcext:value-type="string">
            <text:p>k/s</text:p>
          </table:table-cell>
          <table:table-cell table:formula="of:=IF([.J55]=&quot;k/s&quot;; [.I55]/1000; [.I55])" office:value-type="float" office:value="1.08676" calcext:value-type="float">
            <text:p>1.08676</text:p>
          </table:table-cell>
        </table:table-row>
        <table:table-row table:style-name="ro1">
          <table:table-cell/>
          <table:table-cell office:value-type="string" calcext:value-type="string">
            <text:p>BBTree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80190" calcext:value-type="float">
            <text:p>580190</text:p>
          </table:table-cell>
          <table:table-cell office:value-type="float" office:value="3.0502" calcext:value-type="float">
            <text:p>3.0502</text:p>
          </table:table-cell>
          <table:table-cell office:value-type="float" office:value="836.204" calcext:value-type="float">
            <text:p>836.204</text:p>
          </table:table-cell>
          <table:table-cell table:number-columns-repeated="2" office:value-type="string" calcext:value-type="string">
            <text:p>k/s</text:p>
          </table:table-cell>
          <table:table-cell table:formula="of:=IF([.J56]=&quot;k/s&quot;; [.I56]/1000; [.I56])" office:value-type="float" office:value="0.836204" calcext:value-type="float">
            <text:p>0.836204</text:p>
          </table:table-cell>
        </table:table-row>
        <table:table-row table:style-name="ro1">
          <table:table-cell/>
          <table:table-cell office:value-type="string" calcext:value-type="string">
            <text:p>BBTree/WEB/1000000/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98732" calcext:value-type="float">
            <text:p>198732</text:p>
          </table:table-cell>
          <table:table-cell office:value-type="float" office:value="3.36296" calcext:value-type="float">
            <text:p>3.36296</text:p>
          </table:table-cell>
          <table:table-cell office:value-type="float" office:value="279.992" calcext:value-type="float">
            <text:p>279.992</text:p>
          </table:table-cell>
          <table:table-cell table:number-columns-repeated="2" office:value-type="string" calcext:value-type="string">
            <text:p>k/s</text:p>
          </table:table-cell>
          <table:table-cell table:formula="of:=IF([.J57]=&quot;k/s&quot;; [.I57]/1000; [.I57])" office:value-type="float" office:value="0.279992" calcext:value-type="float">
            <text:p>0.279992</text:p>
          </table:table-cell>
        </table:table-row>
        <table:table-row table:style-name="ro1">
          <table:table-cell/>
          <table:table-cell office:value-type="string" calcext:value-type="string">
            <text:p>LsiRT/WEB/1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65037" calcext:value-type="float">
            <text:p>365037</text:p>
          </table:table-cell>
          <table:table-cell office:value-type="float" office:value="2.9971" calcext:value-type="float">
            <text:p>2.9971</text:p>
          </table:table-cell>
          <table:table-cell office:value-type="float" office:value="509.293" calcext:value-type="float">
            <text:p>509.293</text:p>
          </table:table-cell>
          <table:table-cell table:number-columns-repeated="2" office:value-type="string" calcext:value-type="string">
            <text:p>k/s</text:p>
          </table:table-cell>
          <table:table-cell table:formula="of:=IF([.J58]=&quot;k/s&quot;; [.I58]/1000; [.I58])" office:value-type="float" office:value="0.509293" calcext:value-type="float">
            <text:p>0.509293</text:p>
          </table:table-cell>
        </table:table-row>
        <table:table-row table:style-name="ro1">
          <table:table-cell/>
          <table:table-cell office:value-type="string" calcext:value-type="string">
            <text:p>LsiRT/WEB/10000/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34056" calcext:value-type="float">
            <text:p>234056</text:p>
          </table:table-cell>
          <table:table-cell office:value-type="float" office:value="3.01969" calcext:value-type="float">
            <text:p>3.01969</text:p>
          </table:table-cell>
          <table:table-cell office:value-type="float" office:value="336.565" calcext:value-type="float">
            <text:p>336.565</text:p>
          </table:table-cell>
          <table:table-cell table:number-columns-repeated="2" office:value-type="string" calcext:value-type="string">
            <text:p>k/s</text:p>
          </table:table-cell>
          <table:table-cell table:formula="of:=IF([.J59]=&quot;k/s&quot;; [.I59]/1000; [.I59])" office:value-type="float" office:value="0.336565" calcext:value-type="float">
            <text:p>0.336565</text:p>
          </table:table-cell>
        </table:table-row>
        <table:table-row table:style-name="ro1">
          <table:table-cell/>
          <table:table-cell office:value-type="string" calcext:value-type="string">
            <text:p>LsiRT/WEB/100000/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6540" calcext:value-type="float">
            <text:p>96540</text:p>
          </table:table-cell>
          <table:table-cell office:value-type="float" office:value="3.04963" calcext:value-type="float">
            <text:p>3.04963</text:p>
          </table:table-cell>
          <table:table-cell office:value-type="float" office:value="140.769" calcext:value-type="float">
            <text:p>140.769</text:p>
          </table:table-cell>
          <table:table-cell table:number-columns-repeated="2" office:value-type="string" calcext:value-type="string">
            <text:p>k/s</text:p>
          </table:table-cell>
          <table:table-cell table:formula="of:=IF([.J60]=&quot;k/s&quot;; [.I60]/1000; [.I60])" office:value-type="float" office:value="0.140769" calcext:value-type="float">
            <text:p>0.140769</text:p>
          </table:table-cell>
        </table:table-row>
        <table:table-row table:style-name="ro1">
          <table:table-cell/>
          <table:table-cell office:value-type="string" calcext:value-type="string">
            <text:p>LsiRT/WEB/1000000/3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32224" calcext:value-type="float">
            <text:p>32224</text:p>
          </table:table-cell>
          <table:table-cell office:value-type="float" office:value="3.36637" calcext:value-type="float">
            <text:p>3.36637</text:p>
          </table:table-cell>
          <table:table-cell office:value-type="float" office:value="46.0935" calcext:value-type="float">
            <text:p>46.0935</text:p>
          </table:table-cell>
          <table:table-cell table:number-columns-repeated="2" office:value-type="string" calcext:value-type="string">
            <text:p>k/s</text:p>
          </table:table-cell>
          <table:table-cell table:formula="of:=IF([.J61]=&quot;k/s&quot;; [.I61]/1000; [.I61])" office:value-type="float" office:value="0.0460935" calcext:value-type="float">
            <text:p>0.0460935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686012" calcext:value-type="float">
            <text:p>1686012</text:p>
          </table:table-cell>
          <table:table-cell office:value-type="float" office:value="2.99708" calcext:value-type="float">
            <text:p>2.99708</text:p>
          </table:table-cell>
          <table:table-cell office:value-type="float" office:value="2.39658" calcext:value-type="float">
            <text:p>2.39658</text:p>
          </table:table-cell>
          <table:table-cell table:number-columns-repeated="2" office:value-type="string" calcext:value-type="string">
            <text:p>M/s</text:p>
          </table:table-cell>
          <table:table-cell table:formula="of:=IF([.J62]=&quot;k/s&quot;; [.I62]/1000; [.I62])" office:value-type="float" office:value="2.39658" calcext:value-type="float">
            <text:p>2.39658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517456" calcext:value-type="float">
            <text:p>1517456</text:p>
          </table:table-cell>
          <table:table-cell office:value-type="float" office:value="3.01968" calcext:value-type="float">
            <text:p>3.01968</text:p>
          </table:table-cell>
          <table:table-cell office:value-type="float" office:value="2.18279" calcext:value-type="float">
            <text:p>2.18279</text:p>
          </table:table-cell>
          <table:table-cell table:number-columns-repeated="2" office:value-type="string" calcext:value-type="string">
            <text:p>M/s</text:p>
          </table:table-cell>
          <table:table-cell table:formula="of:=IF([.J63]=&quot;k/s&quot;; [.I63]/1000; [.I63])" office:value-type="float" office:value="2.18279" calcext:value-type="float">
            <text:p>2.18279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76574" calcext:value-type="float">
            <text:p>876574</text:p>
          </table:table-cell>
          <table:table-cell office:value-type="float" office:value="3.05013" calcext:value-type="float">
            <text:p>3.05013</text:p>
          </table:table-cell>
          <table:table-cell office:value-type="float" office:value="1.24629" calcext:value-type="float">
            <text:p>1.24629</text:p>
          </table:table-cell>
          <table:table-cell table:number-columns-repeated="2" office:value-type="string" calcext:value-type="string">
            <text:p>M/s</text:p>
          </table:table-cell>
          <table:table-cell table:formula="of:=IF([.J64]=&quot;k/s&quot;; [.I64]/1000; [.I64])" office:value-type="float" office:value="1.24629" calcext:value-type="float">
            <text:p>1.24629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24166" calcext:value-type="float">
            <text:p>524166</text:p>
          </table:table-cell>
          <table:table-cell office:value-type="float" office:value="3.36076" calcext:value-type="float">
            <text:p>3.36076</text:p>
          </table:table-cell>
          <table:table-cell office:value-type="float" office:value="751.365" calcext:value-type="float">
            <text:p>751.365</text:p>
          </table:table-cell>
          <table:table-cell table:number-columns-repeated="2" office:value-type="string" calcext:value-type="string">
            <text:p>k/s</text:p>
          </table:table-cell>
          <table:table-cell table:formula="of:=IF([.J65]=&quot;k/s&quot;; [.I65]/1000; [.I65])" office:value-type="float" office:value="0.751365" calcext:value-type="float">
            <text:p>0.751365</text:p>
          </table:table-cell>
        </table:table-row>
        <table:table-row table:style-name="ro1" table:number-rows-repeated="104851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knn_mm_d - D3" table:style-name="ta1">
        <table:shapes>
          <draw:frame draw:z-index="0" draw:style-name="gr1" draw:text-style-name="P1" svg:width="6.2972in" svg:height="3.4343in" svg:x="1.4031in" svg:y="0.5425in">
            <draw:object draw:notify-on-update-of-ranges="'knn_mm_d - D3'.A30:'knn_mm_d - D3'.A33 'knn_mm_d - D3'.B30:'knn_mm_d - D3'.B30 'knn_mm_d - D3'.N30:'knn_mm_d - D3'.N33 'knn_mm_d - D3'.A30:'knn_mm_d - D3'.A33 'knn_mm_d - D3'.B46:'knn_mm_d - D3'.B46 'knn_mm_d - D3'.N46:'knn_mm_d - D3'.N49 'knn_mm_d - D3'.A30:'knn_mm_d - D3'.A33 'knn_mm_d - D3'.B62:'knn_mm_d - D3'.B62 'knn_mm_d - D3'.N62:'knn_mm_d - D3'.N65 'knn_mm_d - D3'.A30:'knn_mm_d - D3'.A33 'knn_mm_d - D3'.B78:'knn_mm_d - D3'.B78 'knn_mm_d - D3'.N78:'knn_mm_d - D3'.N81 'knn_mm_d - D3'.A30:'knn_mm_d - D3'.A33 'knn_mm_d - D3'.B94:'knn_mm_d - D3'.B94 'knn_mm_d - D3'.N94:'knn_mm_d - D3'.N97 'knn_mm_d - D3'.A30:'knn_mm_d - D3'.A33 'knn_mm_d - D3'.B110:'knn_mm_d - D3'.B110 'knn_mm_d - D3'.N110:'knn_mm_d - D3'.N11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'knn_mm_d - D3'.A30:'knn_mm_d - D3'.A33 'knn_mm_d - D3'.B30:'knn_mm_d - D3'.B30 'knn_mm_d - D3'.N34:'knn_mm_d - D3'.N37 'knn_mm_d - D3'.A30:'knn_mm_d - D3'.A33 'knn_mm_d - D3'.B46:'knn_mm_d - D3'.B46 'knn_mm_d - D3'.N50:'knn_mm_d - D3'.N53 'knn_mm_d - D3'.A30:'knn_mm_d - D3'.A33 'knn_mm_d - D3'.B62:'knn_mm_d - D3'.B62 'knn_mm_d - D3'.N66:'knn_mm_d - D3'.N69 'knn_mm_d - D3'.A30:'knn_mm_d - D3'.A33 'knn_mm_d - D3'.B78:'knn_mm_d - D3'.B78 'knn_mm_d - D3'.N82:'knn_mm_d - D3'.N85 'knn_mm_d - D3'.A30:'knn_mm_d - D3'.A33 'knn_mm_d - D3'.B94:'knn_mm_d - D3'.B94 'knn_mm_d - D3'.N98:'knn_mm_d - D3'.N101 'knn_mm_d - D3'.A30:'knn_mm_d - D3'.A33 'knn_mm_d - D3'.B110:'knn_mm_d - D3'.B110 'knn_mm_d - D3'.N114:'knn_mm_d - D3'.N11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1" table:default-cell-style-name="ce1"/>
        <table:table-row table:style-name="ro1" table:number-rows-repeated="26">
          <table:table-cell table:number-columns-repeated="14"/>
        </table:table-row>
        <table:table-row table:style-name="ro1">
          <table:table-cell/>
          <table:table-cell office:value-type="string" calcext:value-type="string">
            <text:p>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6"/>T</text:p>
          </table:table-cell>
          <table:table-cell office:value-type="string" calcext:value-type="string">
            <text:p>ime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avg_result_count</text:p>
          </table:table-cell>
          <table:table-cell office:value-type="string" calcext:value-type="string">
            <text:p><text:s/>query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<text:s/>result_r</text:p>
          </table:table-cell>
          <table:table-cell office:value-type="string" calcext:value-type="string">
            <text:p>ate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to k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KNN_1/1000/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100847" calcext:value-type="float">
            <text:p>100847</text:p>
          </table:table-cell>
          <table:table-cell office:value-type="float" office:value="1" calcext:value-type="float">
            <text:p>1</text:p>
          </table:table-cell>
          <table:table-cell office:value-type="float" office:value="151.642" calcext:value-type="float">
            <text:p>151.642</text:p>
          </table:table-cell>
          <table:table-cell office:value-type="string" calcext:value-type="string">
            <text:p>k/s</text:p>
          </table:table-cell>
          <table:table-cell office:value-type="float" office:value="151.642" calcext:value-type="float">
            <text:p>151.642</text:p>
          </table:table-cell>
          <table:table-cell office:value-type="string" calcext:value-type="string">
            <text:p>k/s</text:p>
          </table:table-cell>
          <table:table-cell/>
          <table:table-cell table:formula="of:=IF([.J30]=&quot;k/s&quot;; [.I30]; IF([.J30]=&quot;M/s&quot;; [.I30]*1000; [.I30]/1000))" office:value-type="float" office:value="151.642" calcext:value-type="float">
            <text:p>151.64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KNN_1/10000/4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49545" calcext:value-type="float">
            <text:p>49545</text:p>
          </table:table-cell>
          <table:table-cell office:value-type="float" office:value="1" calcext:value-type="float">
            <text:p>1</text:p>
          </table:table-cell>
          <table:table-cell office:value-type="float" office:value="70.5885" calcext:value-type="float">
            <text:p>70.5885</text:p>
          </table:table-cell>
          <table:table-cell office:value-type="string" calcext:value-type="string">
            <text:p>k/s</text:p>
          </table:table-cell>
          <table:table-cell office:value-type="float" office:value="70.5885" calcext:value-type="float">
            <text:p>70.5885</text:p>
          </table:table-cell>
          <table:table-cell office:value-type="string" calcext:value-type="string">
            <text:p>k/s</text:p>
          </table:table-cell>
          <table:table-cell/>
          <table:table-cell table:formula="of:=IF([.J31]=&quot;k/s&quot;; [.I31]; IF([.J31]=&quot;M/s&quot;; [.I31]*1000; [.I31]/1000))" office:value-type="float" office:value="70.5885" calcext:value-type="float">
            <text:p>70.588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KNN_1/100000/4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<text:s/>ms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<text:s/>ms</text:p>
          </table:table-cell>
          <table:table-cell office:value-type="float" office:value="30060" calcext:value-type="float">
            <text:p>30060</text:p>
          </table:table-cell>
          <table:table-cell office:value-type="float" office:value="1" calcext:value-type="float">
            <text:p>1</text:p>
          </table:table-cell>
          <table:table-cell office:value-type="float" office:value="42.9075" calcext:value-type="float">
            <text:p>42.9075</text:p>
          </table:table-cell>
          <table:table-cell office:value-type="string" calcext:value-type="string">
            <text:p>k/s</text:p>
          </table:table-cell>
          <table:table-cell office:value-type="float" office:value="42.9075" calcext:value-type="float">
            <text:p>42.9075</text:p>
          </table:table-cell>
          <table:table-cell office:value-type="string" calcext:value-type="string">
            <text:p>k/s</text:p>
          </table:table-cell>
          <table:table-cell/>
          <table:table-cell table:formula="of:=IF([.J32]=&quot;k/s&quot;; [.I32]; IF([.J32]=&quot;M/s&quot;; [.I32]*1000; [.I32]/1000))" office:value-type="float" office:value="42.9075" calcext:value-type="float">
            <text:p>42.907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KNN_1/1000000/4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<text:s/>ms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<text:s/>ms</text:p>
          </table:table-cell>
          <table:table-cell office:value-type="float" office:value="20817" calcext:value-type="float">
            <text:p>20817</text:p>
          </table:table-cell>
          <table:table-cell office:value-type="float" office:value="1" calcext:value-type="float">
            <text:p>1</text:p>
          </table:table-cell>
          <table:table-cell office:value-type="float" office:value="29.5412" calcext:value-type="float">
            <text:p>29.5412</text:p>
          </table:table-cell>
          <table:table-cell office:value-type="string" calcext:value-type="string">
            <text:p>k/s</text:p>
          </table:table-cell>
          <table:table-cell office:value-type="float" office:value="29.5412" calcext:value-type="float">
            <text:p>29.5412</text:p>
          </table:table-cell>
          <table:table-cell office:value-type="string" calcext:value-type="string">
            <text:p>k/s</text:p>
          </table:table-cell>
          <table:table-cell/>
          <table:table-cell table:formula="of:=IF([.J33]=&quot;k/s&quot;; [.I33]; IF([.J33]=&quot;M/s&quot;; [.I33]*1000; [.I33]/1000))" office:value-type="float" office:value="29.5412" calcext:value-type="float">
            <text:p>29.5412</text:p>
          </table:table-cell>
        </table:table-row>
        <table:table-row table:style-name="ro1">
          <table:table-cell/>
          <table:table-cell office:value-type="string" calcext:value-type="string">
            <text:p>PhTreeMM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77526" calcext:value-type="float">
            <text:p>677526</text:p>
          </table:table-cell>
          <table:table-cell office:value-type="float" office:value="1" calcext:value-type="float">
            <text:p>1</text:p>
          </table:table-cell>
          <table:table-cell office:value-type="float" office:value="959.84" calcext:value-type="float">
            <text:p>959.84</text:p>
          </table:table-cell>
          <table:table-cell office:value-type="string" calcext:value-type="string">
            <text:p>k/s</text:p>
          </table:table-cell>
          <table:table-cell office:value-type="float" office:value="959.84" calcext:value-type="float">
            <text:p>959.84</text:p>
          </table:table-cell>
          <table:table-cell office:value-type="string" calcext:value-type="string">
            <text:p>k/s</text:p>
          </table:table-cell>
          <table:table-cell/>
          <table:table-cell table:formula="of:=IF([.J34]=&quot;k/s&quot;; [.I34]; IF([.J34]=&quot;M/s&quot;; [.I34]*1000; [.I34]/1000))" office:value-type="float" office:value="959.84" calcext:value-type="float">
            <text:p>959.84</text:p>
          </table:table-cell>
        </table:table-row>
        <table:table-row table:style-name="ro1">
          <table:table-cell/>
          <table:table-cell office:value-type="string" calcext:value-type="string">
            <text:p>PhTreeMM/KNN_1/1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67222" calcext:value-type="float">
            <text:p>267222</text:p>
          </table:table-cell>
          <table:table-cell office:value-type="float" office:value="1" calcext:value-type="float">
            <text:p>1</text:p>
          </table:table-cell>
          <table:table-cell office:value-type="float" office:value="382.842" calcext:value-type="float">
            <text:p>382.842</text:p>
          </table:table-cell>
          <table:table-cell office:value-type="string" calcext:value-type="string">
            <text:p>k/s</text:p>
          </table:table-cell>
          <table:table-cell office:value-type="float" office:value="382.842" calcext:value-type="float">
            <text:p>382.842</text:p>
          </table:table-cell>
          <table:table-cell office:value-type="string" calcext:value-type="string">
            <text:p>k/s</text:p>
          </table:table-cell>
          <table:table-cell/>
          <table:table-cell table:formula="of:=IF([.J35]=&quot;k/s&quot;; [.I35]; IF([.J35]=&quot;M/s&quot;; [.I35]*1000; [.I35]/1000))" office:value-type="float" office:value="382.842" calcext:value-type="float">
            <text:p>382.842</text:p>
          </table:table-cell>
        </table:table-row>
        <table:table-row table:style-name="ro1">
          <table:table-cell/>
          <table:table-cell office:value-type="string" calcext:value-type="string">
            <text:p>PhTreeMM/KNN_1/100000/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71677" calcext:value-type="float">
            <text:p>71677</text:p>
          </table:table-cell>
          <table:table-cell office:value-type="float" office:value="1" calcext:value-type="float">
            <text:p>1</text:p>
          </table:table-cell>
          <table:table-cell office:value-type="float" office:value="102.653" calcext:value-type="float">
            <text:p>102.653</text:p>
          </table:table-cell>
          <table:table-cell office:value-type="string" calcext:value-type="string">
            <text:p>k/s</text:p>
          </table:table-cell>
          <table:table-cell office:value-type="float" office:value="102.653" calcext:value-type="float">
            <text:p>102.653</text:p>
          </table:table-cell>
          <table:table-cell office:value-type="string" calcext:value-type="string">
            <text:p>k/s</text:p>
          </table:table-cell>
          <table:table-cell/>
          <table:table-cell table:formula="of:=IF([.J36]=&quot;k/s&quot;; [.I36]; IF([.J36]=&quot;M/s&quot;; [.I36]*1000; [.I36]/1000))" office:value-type="float" office:value="102.653" calcext:value-type="float">
            <text:p>102.653</text:p>
          </table:table-cell>
        </table:table-row>
        <table:table-row table:style-name="ro1">
          <table:table-cell/>
          <table:table-cell office:value-type="string" calcext:value-type="string">
            <text:p>PhTreeMM/KNN_1/1000000/7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40330" calcext:value-type="float">
            <text:p>40330</text:p>
          </table:table-cell>
          <table:table-cell office:value-type="float" office:value="1" calcext:value-type="float">
            <text:p>1</text:p>
          </table:table-cell>
          <table:table-cell office:value-type="float" office:value="57.3488" calcext:value-type="float">
            <text:p>57.3488</text:p>
          </table:table-cell>
          <table:table-cell office:value-type="string" calcext:value-type="string">
            <text:p>k/s</text:p>
          </table:table-cell>
          <table:table-cell office:value-type="float" office:value="57.3488" calcext:value-type="float">
            <text:p>57.3488</text:p>
          </table:table-cell>
          <table:table-cell office:value-type="string" calcext:value-type="string">
            <text:p>k/s</text:p>
          </table:table-cell>
          <table:table-cell/>
          <table:table-cell table:formula="of:=IF([.J37]=&quot;k/s&quot;; [.I37]; IF([.J37]=&quot;M/s&quot;; [.I37]*1000; [.I37]/1000))" office:value-type="float" office:value="57.3488" calcext:value-type="float">
            <text:p>57.3488</text:p>
          </table:table-cell>
        </table:table-row>
        <table:table-row table:style-name="ro1">
          <table:table-cell/>
          <table:table-cell office:value-type="string" calcext:value-type="string">
            <text:p>PhTreeMM/KNN_10/1000/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70999" calcext:value-type="float">
            <text:p>70999</text:p>
          </table:table-cell>
          <table:table-cell office:value-type="float" office:value="10" calcext:value-type="float">
            <text:p>10</text:p>
          </table:table-cell>
          <table:table-cell office:value-type="float" office:value="103.361" calcext:value-type="float">
            <text:p>103.361</text:p>
          </table:table-cell>
          <table:table-cell office:value-type="string" calcext:value-type="string">
            <text:p>k/s</text:p>
          </table:table-cell>
          <table:table-cell office:value-type="float" office:value="1033.61" calcext:value-type="float">
            <text:p>1033.61</text:p>
          </table:table-cell>
          <table:table-cell office:value-type="string" calcext:value-type="string">
            <text:p>k/s</text:p>
          </table:table-cell>
          <table:table-cell/>
          <table:table-cell table:formula="of:=IF([.J38]=&quot;k/s&quot;; [.I38]; IF([.J38]=&quot;M/s&quot;; [.I38]*1000; [.I38]/1000))" office:value-type="float" office:value="103.361" calcext:value-type="float">
            <text:p>103.361</text:p>
          </table:table-cell>
        </table:table-row>
        <table:table-row table:style-name="ro1">
          <table:table-cell/>
          <table:table-cell office:value-type="string" calcext:value-type="string">
            <text:p>PhTreeMM/KNN_10/10000/4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35217" calcext:value-type="float">
            <text:p>35217</text:p>
          </table:table-cell>
          <table:table-cell office:value-type="float" office:value="10" calcext:value-type="float">
            <text:p>10</text:p>
          </table:table-cell>
          <table:table-cell office:value-type="float" office:value="51.2515" calcext:value-type="float">
            <text:p>51.2515</text:p>
          </table:table-cell>
          <table:table-cell office:value-type="string" calcext:value-type="string">
            <text:p>k/s</text:p>
          </table:table-cell>
          <table:table-cell office:value-type="float" office:value="512.515" calcext:value-type="float">
            <text:p>512.515</text:p>
          </table:table-cell>
          <table:table-cell office:value-type="string" calcext:value-type="string">
            <text:p>k/s</text:p>
          </table:table-cell>
          <table:table-cell/>
          <table:table-cell table:formula="of:=IF([.J39]=&quot;k/s&quot;; [.I39]; IF([.J39]=&quot;M/s&quot;; [.I39]*1000; [.I39]/1000))" office:value-type="float" office:value="51.2515" calcext:value-type="float">
            <text:p>51.2515</text:p>
          </table:table-cell>
        </table:table-row>
        <table:table-row table:style-name="ro1">
          <table:table-cell/>
          <table:table-cell office:value-type="string" calcext:value-type="string">
            <text:p>PhTreeMM/KNN_10/100000/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m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ms</text:p>
          </table:table-cell>
          <table:table-cell office:value-type="float" office:value="23179" calcext:value-type="float">
            <text:p>23179</text:p>
          </table:table-cell>
          <table:table-cell office:value-type="float" office:value="10" calcext:value-type="float">
            <text:p>10</text:p>
          </table:table-cell>
          <table:table-cell office:value-type="float" office:value="33.0414" calcext:value-type="float">
            <text:p>33.0414</text:p>
          </table:table-cell>
          <table:table-cell office:value-type="string" calcext:value-type="string">
            <text:p>k/s</text:p>
          </table:table-cell>
          <table:table-cell office:value-type="float" office:value="330.414" calcext:value-type="float">
            <text:p>330.414</text:p>
          </table:table-cell>
          <table:table-cell office:value-type="string" calcext:value-type="string">
            <text:p>k/s</text:p>
          </table:table-cell>
          <table:table-cell/>
          <table:table-cell table:formula="of:=IF([.J40]=&quot;k/s&quot;; [.I40]; IF([.J40]=&quot;M/s&quot;; [.I40]*1000; [.I40]/1000))" office:value-type="float" office:value="33.0414" calcext:value-type="float">
            <text:p>33.0414</text:p>
          </table:table-cell>
        </table:table-row>
        <table:table-row table:style-name="ro1">
          <table:table-cell/>
          <table:table-cell office:value-type="string" calcext:value-type="string">
            <text:p>PhTreeMM/KNN_10/1000000/4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<text:s/>ms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<text:s/>ms</text:p>
          </table:table-cell>
          <table:table-cell office:value-type="float" office:value="16558" calcext:value-type="float">
            <text:p>16558</text:p>
          </table:table-cell>
          <table:table-cell office:value-type="float" office:value="10" calcext:value-type="float">
            <text:p>10</text:p>
          </table:table-cell>
          <table:table-cell office:value-type="float" office:value="23.7088" calcext:value-type="float">
            <text:p>23.7088</text:p>
          </table:table-cell>
          <table:table-cell office:value-type="string" calcext:value-type="string">
            <text:p>k/s</text:p>
          </table:table-cell>
          <table:table-cell office:value-type="float" office:value="237.088" calcext:value-type="float">
            <text:p>237.088</text:p>
          </table:table-cell>
          <table:table-cell office:value-type="string" calcext:value-type="string">
            <text:p>k/s</text:p>
          </table:table-cell>
          <table:table-cell/>
          <table:table-cell table:formula="of:=IF([.J41]=&quot;k/s&quot;; [.I41]; IF([.J41]=&quot;M/s&quot;; [.I41]*1000; [.I41]/1000))" office:value-type="float" office:value="23.7088" calcext:value-type="float">
            <text:p>23.7088</text:p>
          </table:table-cell>
        </table:table-row>
        <table:table-row table:style-name="ro1">
          <table:table-cell/>
          <table:table-cell office:value-type="string" calcext:value-type="string">
            <text:p>PhTreeMM/KNN_10/1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51724" calcext:value-type="float">
            <text:p>251724</text:p>
          </table:table-cell>
          <table:table-cell office:value-type="float" office:value="10" calcext:value-type="float">
            <text:p>10</text:p>
          </table:table-cell>
          <table:table-cell office:value-type="float" office:value="359.804" calcext:value-type="float">
            <text:p>359.804</text:p>
          </table:table-cell>
          <table:table-cell office:value-type="string" calcext:value-type="string">
            <text:p>k/s</text:p>
          </table:table-cell>
          <table:table-cell office:value-type="float" office:value="3.59804" calcext:value-type="float">
            <text:p>3.59804</text:p>
          </table:table-cell>
          <table:table-cell office:value-type="string" calcext:value-type="string">
            <text:p>M/s</text:p>
          </table:table-cell>
          <table:table-cell/>
          <table:table-cell table:formula="of:=IF([.J42]=&quot;k/s&quot;; [.I42]; IF([.J42]=&quot;M/s&quot;; [.I42]*1000; [.I42]/1000))" office:value-type="float" office:value="359.804" calcext:value-type="float">
            <text:p>359.804</text:p>
          </table:table-cell>
        </table:table-row>
        <table:table-row table:style-name="ro1">
          <table:table-cell/>
          <table:table-cell office:value-type="string" calcext:value-type="string">
            <text:p>PhTreeMM/KNN_10/10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54537" calcext:value-type="float">
            <text:p>154537</text:p>
          </table:table-cell>
          <table:table-cell office:value-type="float" office:value="10" calcext:value-type="float">
            <text:p>10</text:p>
          </table:table-cell>
          <table:table-cell office:value-type="float" office:value="221.114" calcext:value-type="float">
            <text:p>221.114</text:p>
          </table:table-cell>
          <table:table-cell office:value-type="string" calcext:value-type="string">
            <text:p>k/s</text:p>
          </table:table-cell>
          <table:table-cell office:value-type="float" office:value="2.21114" calcext:value-type="float">
            <text:p>2.21114</text:p>
          </table:table-cell>
          <table:table-cell office:value-type="string" calcext:value-type="string">
            <text:p>M/s</text:p>
          </table:table-cell>
          <table:table-cell/>
          <table:table-cell table:formula="of:=IF([.J43]=&quot;k/s&quot;; [.I43]; IF([.J43]=&quot;M/s&quot;; [.I43]*1000; [.I43]/1000))" office:value-type="float" office:value="221.114" calcext:value-type="float">
            <text:p>221.114</text:p>
          </table:table-cell>
        </table:table-row>
        <table:table-row table:style-name="ro1">
          <table:table-cell/>
          <table:table-cell office:value-type="string" calcext:value-type="string">
            <text:p>PhTreeMM/KNN_10/100000/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60397" calcext:value-type="float">
            <text:p>60397</text:p>
          </table:table-cell>
          <table:table-cell office:value-type="float" office:value="10" calcext:value-type="float">
            <text:p>10</text:p>
          </table:table-cell>
          <table:table-cell office:value-type="float" office:value="86.3767" calcext:value-type="float">
            <text:p>86.3767</text:p>
          </table:table-cell>
          <table:table-cell office:value-type="string" calcext:value-type="string">
            <text:p>k/s</text:p>
          </table:table-cell>
          <table:table-cell office:value-type="float" office:value="863.767" calcext:value-type="float">
            <text:p>863.767</text:p>
          </table:table-cell>
          <table:table-cell office:value-type="string" calcext:value-type="string">
            <text:p>k/s</text:p>
          </table:table-cell>
          <table:table-cell/>
          <table:table-cell table:formula="of:=IF([.J44]=&quot;k/s&quot;; [.I44]; IF([.J44]=&quot;M/s&quot;; [.I44]*1000; [.I44]/1000))" office:value-type="float" office:value="86.3767" calcext:value-type="float">
            <text:p>86.3767</text:p>
          </table:table-cell>
        </table:table-row>
        <table:table-row table:style-name="ro1">
          <table:table-cell/>
          <table:table-cell office:value-type="string" calcext:value-type="string">
            <text:p>PhTreeMM/KNN_10/1000000/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35090" calcext:value-type="float">
            <text:p>35090</text:p>
          </table:table-cell>
          <table:table-cell office:value-type="float" office:value="10" calcext:value-type="float">
            <text:p>10</text:p>
          </table:table-cell>
          <table:table-cell office:value-type="float" office:value="50.1835" calcext:value-type="float">
            <text:p>50.1835</text:p>
          </table:table-cell>
          <table:table-cell office:value-type="string" calcext:value-type="string">
            <text:p>k/s</text:p>
          </table:table-cell>
          <table:table-cell office:value-type="float" office:value="501.835" calcext:value-type="float">
            <text:p>501.835</text:p>
          </table:table-cell>
          <table:table-cell office:value-type="string" calcext:value-type="string">
            <text:p>k/s</text:p>
          </table:table-cell>
          <table:table-cell/>
          <table:table-cell table:formula="of:=IF([.J45]=&quot;k/s&quot;; [.I45]; IF([.J45]=&quot;M/s&quot;; [.I45]*1000; [.I45]/1000))" office:value-type="float" office:value="50.1835" calcext:value-type="float">
            <text:p>50.1835</text:p>
          </table:table-cell>
        </table:table-row>
        <table:table-row table:style-name="ro1">
          <table:table-cell/>
          <table:table-cell office:value-type="string" calcext:value-type="string">
            <text:p>PhTreeMM2/KNN_1/1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86342" calcext:value-type="float">
            <text:p>186342</text:p>
          </table:table-cell>
          <table:table-cell office:value-type="float" office:value="1" calcext:value-type="float">
            <text:p>1</text:p>
          </table:table-cell>
          <table:table-cell office:value-type="float" office:value="265.864" calcext:value-type="float">
            <text:p>265.864</text:p>
          </table:table-cell>
          <table:table-cell office:value-type="string" calcext:value-type="string">
            <text:p>k/s</text:p>
          </table:table-cell>
          <table:table-cell office:value-type="float" office:value="265.864" calcext:value-type="float">
            <text:p>265.864</text:p>
          </table:table-cell>
          <table:table-cell office:value-type="string" calcext:value-type="string">
            <text:p>k/s</text:p>
          </table:table-cell>
          <table:table-cell/>
          <table:table-cell table:formula="of:=IF([.J46]=&quot;k/s&quot;; [.I46]; IF([.J46]=&quot;M/s&quot;; [.I46]*1000; [.I46]/1000))" office:value-type="float" office:value="265.864" calcext:value-type="float">
            <text:p>265.864</text:p>
          </table:table-cell>
        </table:table-row>
        <table:table-row table:style-name="ro1">
          <table:table-cell/>
          <table:table-cell office:value-type="string" calcext:value-type="string">
            <text:p>PhTreeMM2/KNN_1/10000/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<text:s/>ms</text:p>
          </table:table-cell>
          <table:table-cell office:value-type="float" office:value="60591" calcext:value-type="float">
            <text:p>60591</text:p>
          </table:table-cell>
          <table:table-cell office:value-type="float" office:value="1" calcext:value-type="float">
            <text:p>1</text:p>
          </table:table-cell>
          <table:table-cell office:value-type="float" office:value="87.7226" calcext:value-type="float">
            <text:p>87.7226</text:p>
          </table:table-cell>
          <table:table-cell office:value-type="string" calcext:value-type="string">
            <text:p>k/s</text:p>
          </table:table-cell>
          <table:table-cell office:value-type="float" office:value="87.7226" calcext:value-type="float">
            <text:p>87.7226</text:p>
          </table:table-cell>
          <table:table-cell office:value-type="string" calcext:value-type="string">
            <text:p>k/s</text:p>
          </table:table-cell>
          <table:table-cell/>
          <table:table-cell table:formula="of:=IF([.J47]=&quot;k/s&quot;; [.I47]; IF([.J47]=&quot;M/s&quot;; [.I47]*1000; [.I47]/1000))" office:value-type="float" office:value="87.7226" calcext:value-type="float">
            <text:p>87.7226</text:p>
          </table:table-cell>
        </table:table-row>
        <table:table-row table:style-name="ro1">
          <table:table-cell/>
          <table:table-cell office:value-type="string" calcext:value-type="string">
            <text:p>PhTreeMM2/KNN_1/100000/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s</text:p>
          </table:table-cell>
          <table:table-cell office:value-type="float" office:value="35910" calcext:value-type="float">
            <text:p>35910</text:p>
          </table:table-cell>
          <table:table-cell office:value-type="float" office:value="1" calcext:value-type="float">
            <text:p>1</text:p>
          </table:table-cell>
          <table:table-cell office:value-type="float" office:value="51.1555" calcext:value-type="float">
            <text:p>51.1555</text:p>
          </table:table-cell>
          <table:table-cell office:value-type="string" calcext:value-type="string">
            <text:p>k/s</text:p>
          </table:table-cell>
          <table:table-cell office:value-type="float" office:value="51.1555" calcext:value-type="float">
            <text:p>51.1555</text:p>
          </table:table-cell>
          <table:table-cell office:value-type="string" calcext:value-type="string">
            <text:p>k/s</text:p>
          </table:table-cell>
          <table:table-cell/>
          <table:table-cell table:formula="of:=IF([.J48]=&quot;k/s&quot;; [.I48]; IF([.J48]=&quot;M/s&quot;; [.I48]*1000; [.I48]/1000))" office:value-type="float" office:value="51.1555" calcext:value-type="float">
            <text:p>51.1555</text:p>
          </table:table-cell>
        </table:table-row>
        <table:table-row table:style-name="ro1">
          <table:table-cell/>
          <table:table-cell office:value-type="string" calcext:value-type="string">
            <text:p>PhTreeMM2/KNN_1/1000000/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m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ms</text:p>
          </table:table-cell>
          <table:table-cell office:value-type="float" office:value="23546" calcext:value-type="float">
            <text:p>23546</text:p>
          </table:table-cell>
          <table:table-cell office:value-type="float" office:value="1" calcext:value-type="float">
            <text:p>1</text:p>
          </table:table-cell>
          <table:table-cell office:value-type="float" office:value="33.5512" calcext:value-type="float">
            <text:p>33.5512</text:p>
          </table:table-cell>
          <table:table-cell office:value-type="string" calcext:value-type="string">
            <text:p>k/s</text:p>
          </table:table-cell>
          <table:table-cell office:value-type="float" office:value="33.5512" calcext:value-type="float">
            <text:p>33.5512</text:p>
          </table:table-cell>
          <table:table-cell office:value-type="string" calcext:value-type="string">
            <text:p>k/s</text:p>
          </table:table-cell>
          <table:table-cell/>
          <table:table-cell table:formula="of:=IF([.J49]=&quot;k/s&quot;; [.I49]; IF([.J49]=&quot;M/s&quot;; [.I49]*1000; [.I49]/1000))" office:value-type="float" office:value="33.5512" calcext:value-type="float">
            <text:p>33.5512</text:p>
          </table:table-cell>
        </table:table-row>
        <table:table-row table:style-name="ro1">
          <table:table-cell/>
          <table:table-cell office:value-type="string" calcext:value-type="string">
            <text:p>PhTreeMM2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38512" calcext:value-type="float">
            <text:p>938512</text:p>
          </table:table-cell>
          <table:table-cell office:value-type="float" office:value="1" calcext:value-type="float">
            <text:p>1</text:p>
          </table:table-cell>
          <table:table-cell office:value-type="float" office:value="1.35452" calcext:value-type="float">
            <text:p>1.35452</text:p>
          </table:table-cell>
          <table:table-cell office:value-type="string" calcext:value-type="string">
            <text:p>M/s</text:p>
          </table:table-cell>
          <table:table-cell office:value-type="float" office:value="1.35452" calcext:value-type="float">
            <text:p>1.35452</text:p>
          </table:table-cell>
          <table:table-cell office:value-type="string" calcext:value-type="string">
            <text:p>M/s</text:p>
          </table:table-cell>
          <table:table-cell/>
          <table:table-cell table:formula="of:=IF([.J50]=&quot;k/s&quot;; [.I50]; IF([.J50]=&quot;M/s&quot;; [.I50]*1000; [.I50]/1000))" office:value-type="float" office:value="1354.52" calcext:value-type="float">
            <text:p>1354.52</text:p>
          </table:table-cell>
        </table:table-row>
        <table:table-row table:style-name="ro1">
          <table:table-cell/>
          <table:table-cell office:value-type="string" calcext:value-type="string">
            <text:p>PhTreeMM2/KNN_1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27919" calcext:value-type="float">
            <text:p>327919</text:p>
          </table:table-cell>
          <table:table-cell office:value-type="float" office:value="1" calcext:value-type="float">
            <text:p>1</text:p>
          </table:table-cell>
          <table:table-cell office:value-type="float" office:value="467.763" calcext:value-type="float">
            <text:p>467.763</text:p>
          </table:table-cell>
          <table:table-cell office:value-type="string" calcext:value-type="string">
            <text:p>k/s</text:p>
          </table:table-cell>
          <table:table-cell office:value-type="float" office:value="467.763" calcext:value-type="float">
            <text:p>467.763</text:p>
          </table:table-cell>
          <table:table-cell office:value-type="string" calcext:value-type="string">
            <text:p>k/s</text:p>
          </table:table-cell>
          <table:table-cell/>
          <table:table-cell table:formula="of:=IF([.J51]=&quot;k/s&quot;; [.I51]; IF([.J51]=&quot;M/s&quot;; [.I51]*1000; [.I51]/1000))" office:value-type="float" office:value="467.763" calcext:value-type="float">
            <text:p>467.763</text:p>
          </table:table-cell>
        </table:table-row>
        <table:table-row table:style-name="ro1">
          <table:table-cell/>
          <table:table-cell office:value-type="string" calcext:value-type="string">
            <text:p>PhTreeMM2/KNN_1/100000/7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<text:s/>ms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<text:s/>ms</text:p>
          </table:table-cell>
          <table:table-cell office:value-type="float" office:value="82218" calcext:value-type="float">
            <text:p>82218</text:p>
          </table:table-cell>
          <table:table-cell office:value-type="float" office:value="1" calcext:value-type="float">
            <text:p>1</text:p>
          </table:table-cell>
          <table:table-cell office:value-type="float" office:value="117.195" calcext:value-type="float">
            <text:p>117.195</text:p>
          </table:table-cell>
          <table:table-cell office:value-type="string" calcext:value-type="string">
            <text:p>k/s</text:p>
          </table:table-cell>
          <table:table-cell office:value-type="float" office:value="117.195" calcext:value-type="float">
            <text:p>117.195</text:p>
          </table:table-cell>
          <table:table-cell office:value-type="string" calcext:value-type="string">
            <text:p>k/s</text:p>
          </table:table-cell>
          <table:table-cell/>
          <table:table-cell table:formula="of:=IF([.J52]=&quot;k/s&quot;; [.I52]; IF([.J52]=&quot;M/s&quot;; [.I52]*1000; [.I52]/1000))" office:value-type="float" office:value="117.195" calcext:value-type="float">
            <text:p>117.195</text:p>
          </table:table-cell>
        </table:table-row>
        <table:table-row table:style-name="ro1">
          <table:table-cell/>
          <table:table-cell office:value-type="string" calcext:value-type="string">
            <text:p>PhTreeMM2/KNN_1/1000000/7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<text:s/>ms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<text:s/>ms</text:p>
          </table:table-cell>
          <table:table-cell office:value-type="float" office:value="44182" calcext:value-type="float">
            <text:p>44182</text:p>
          </table:table-cell>
          <table:table-cell office:value-type="float" office:value="1" calcext:value-type="float">
            <text:p>1</text:p>
          </table:table-cell>
          <table:table-cell office:value-type="float" office:value="62.8835" calcext:value-type="float">
            <text:p>62.8835</text:p>
          </table:table-cell>
          <table:table-cell office:value-type="string" calcext:value-type="string">
            <text:p>k/s</text:p>
          </table:table-cell>
          <table:table-cell office:value-type="float" office:value="62.8835" calcext:value-type="float">
            <text:p>62.8835</text:p>
          </table:table-cell>
          <table:table-cell office:value-type="string" calcext:value-type="string">
            <text:p>k/s</text:p>
          </table:table-cell>
          <table:table-cell/>
          <table:table-cell table:formula="of:=IF([.J53]=&quot;k/s&quot;; [.I53]; IF([.J53]=&quot;M/s&quot;; [.I53]*1000; [.I53]/1000))" office:value-type="float" office:value="62.8835" calcext:value-type="float">
            <text:p>62.8835</text:p>
          </table:table-cell>
        </table:table-row>
        <table:table-row table:style-name="ro1">
          <table:table-cell/>
          <table:table-cell office:value-type="string" calcext:value-type="string">
            <text:p>PhTreeMM2/KNN_10/1000/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22486" calcext:value-type="float">
            <text:p>122486</text:p>
          </table:table-cell>
          <table:table-cell office:value-type="float" office:value="10" calcext:value-type="float">
            <text:p>10</text:p>
          </table:table-cell>
          <table:table-cell office:value-type="float" office:value="177.563" calcext:value-type="float">
            <text:p>177.563</text:p>
          </table:table-cell>
          <table:table-cell office:value-type="string" calcext:value-type="string">
            <text:p>k/s</text:p>
          </table:table-cell>
          <table:table-cell office:value-type="float" office:value="1.77563" calcext:value-type="float">
            <text:p>1.77563</text:p>
          </table:table-cell>
          <table:table-cell office:value-type="string" calcext:value-type="string">
            <text:p>M/s</text:p>
          </table:table-cell>
          <table:table-cell/>
          <table:table-cell table:formula="of:=IF([.J54]=&quot;k/s&quot;; [.I54]; IF([.J54]=&quot;M/s&quot;; [.I54]*1000; [.I54]/1000))" office:value-type="float" office:value="177.563" calcext:value-type="float">
            <text:p>177.563</text:p>
          </table:table-cell>
        </table:table-row>
        <table:table-row table:style-name="ro1">
          <table:table-cell/>
          <table:table-cell office:value-type="string" calcext:value-type="string">
            <text:p>PhTreeMM2/KNN_10/10000/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<text:s/>ms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<text:s/>ms</text:p>
          </table:table-cell>
          <table:table-cell office:value-type="float" office:value="44251" calcext:value-type="float">
            <text:p>44251</text:p>
          </table:table-cell>
          <table:table-cell office:value-type="float" office:value="10" calcext:value-type="float">
            <text:p>10</text:p>
          </table:table-cell>
          <table:table-cell office:value-type="float" office:value="62.8874" calcext:value-type="float">
            <text:p>62.8874</text:p>
          </table:table-cell>
          <table:table-cell office:value-type="string" calcext:value-type="string">
            <text:p>k/s</text:p>
          </table:table-cell>
          <table:table-cell office:value-type="float" office:value="628.874" calcext:value-type="float">
            <text:p>628.874</text:p>
          </table:table-cell>
          <table:table-cell office:value-type="string" calcext:value-type="string">
            <text:p>k/s</text:p>
          </table:table-cell>
          <table:table-cell/>
          <table:table-cell table:formula="of:=IF([.J55]=&quot;k/s&quot;; [.I55]; IF([.J55]=&quot;M/s&quot;; [.I55]*1000; [.I55]/1000))" office:value-type="float" office:value="62.8874" calcext:value-type="float">
            <text:p>62.8874</text:p>
          </table:table-cell>
        </table:table-row>
        <table:table-row table:style-name="ro1">
          <table:table-cell/>
          <table:table-cell office:value-type="string" calcext:value-type="string">
            <text:p>PhTreeMM2/KNN_10/100000/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<text:s/>ms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<text:s/>ms</text:p>
          </table:table-cell>
          <table:table-cell office:value-type="float" office:value="27872" calcext:value-type="float">
            <text:p>27872</text:p>
          </table:table-cell>
          <table:table-cell office:value-type="float" office:value="10" calcext:value-type="float">
            <text:p>10</text:p>
          </table:table-cell>
          <table:table-cell office:value-type="float" office:value="39.543" calcext:value-type="float">
            <text:p>39.543</text:p>
          </table:table-cell>
          <table:table-cell office:value-type="string" calcext:value-type="string">
            <text:p>k/s</text:p>
          </table:table-cell>
          <table:table-cell office:value-type="float" office:value="395.43" calcext:value-type="float">
            <text:p>395.43</text:p>
          </table:table-cell>
          <table:table-cell office:value-type="string" calcext:value-type="string">
            <text:p>k/s</text:p>
          </table:table-cell>
          <table:table-cell/>
          <table:table-cell table:formula="of:=IF([.J56]=&quot;k/s&quot;; [.I56]; IF([.J56]=&quot;M/s&quot;; [.I56]*1000; [.I56]/1000))" office:value-type="float" office:value="39.543" calcext:value-type="float">
            <text:p>39.543</text:p>
          </table:table-cell>
        </table:table-row>
        <table:table-row table:style-name="ro1">
          <table:table-cell/>
          <table:table-cell office:value-type="string" calcext:value-type="string">
            <text:p>PhTreeMM2/KNN_10/1000000/4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<text:s/>ms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<text:s/>ms</text:p>
          </table:table-cell>
          <table:table-cell office:value-type="float" office:value="19360" calcext:value-type="float">
            <text:p>19360</text:p>
          </table:table-cell>
          <table:table-cell office:value-type="float" office:value="10" calcext:value-type="float">
            <text:p>10</text:p>
          </table:table-cell>
          <table:table-cell office:value-type="float" office:value="27.5844" calcext:value-type="float">
            <text:p>27.5844</text:p>
          </table:table-cell>
          <table:table-cell office:value-type="string" calcext:value-type="string">
            <text:p>k/s</text:p>
          </table:table-cell>
          <table:table-cell office:value-type="float" office:value="275.844" calcext:value-type="float">
            <text:p>275.844</text:p>
          </table:table-cell>
          <table:table-cell office:value-type="string" calcext:value-type="string">
            <text:p>k/s</text:p>
          </table:table-cell>
          <table:table-cell/>
          <table:table-cell table:formula="of:=IF([.J57]=&quot;k/s&quot;; [.I57]; IF([.J57]=&quot;M/s&quot;; [.I57]*1000; [.I57]/1000))" office:value-type="float" office:value="27.5844" calcext:value-type="float">
            <text:p>27.5844</text:p>
          </table:table-cell>
        </table:table-row>
        <table:table-row table:style-name="ro1">
          <table:table-cell/>
          <table:table-cell office:value-type="string" calcext:value-type="string">
            <text:p>PhTreeMM2/KNN_10/1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81119" calcext:value-type="float">
            <text:p>381119</text:p>
          </table:table-cell>
          <table:table-cell office:value-type="float" office:value="10" calcext:value-type="float">
            <text:p>10</text:p>
          </table:table-cell>
          <table:table-cell office:value-type="float" office:value="545.744" calcext:value-type="float">
            <text:p>545.744</text:p>
          </table:table-cell>
          <table:table-cell office:value-type="string" calcext:value-type="string">
            <text:p>k/s</text:p>
          </table:table-cell>
          <table:table-cell office:value-type="float" office:value="5.45744" calcext:value-type="float">
            <text:p>5.45744</text:p>
          </table:table-cell>
          <table:table-cell office:value-type="string" calcext:value-type="string">
            <text:p>M/s</text:p>
          </table:table-cell>
          <table:table-cell/>
          <table:table-cell table:formula="of:=IF([.J58]=&quot;k/s&quot;; [.I58]; IF([.J58]=&quot;M/s&quot;; [.I58]*1000; [.I58]/1000))" office:value-type="float" office:value="545.744" calcext:value-type="float">
            <text:p>545.744</text:p>
          </table:table-cell>
        </table:table-row>
        <table:table-row table:style-name="ro1">
          <table:table-cell/>
          <table:table-cell office:value-type="string" calcext:value-type="string">
            <text:p>PhTreeMM2/KNN_10/1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18031" calcext:value-type="float">
            <text:p>218031</text:p>
          </table:table-cell>
          <table:table-cell office:value-type="float" office:value="10" calcext:value-type="float">
            <text:p>10</text:p>
          </table:table-cell>
          <table:table-cell office:value-type="float" office:value="311.627" calcext:value-type="float">
            <text:p>311.627</text:p>
          </table:table-cell>
          <table:table-cell office:value-type="string" calcext:value-type="string">
            <text:p>k/s</text:p>
          </table:table-cell>
          <table:table-cell office:value-type="float" office:value="3.11627" calcext:value-type="float">
            <text:p>3.11627</text:p>
          </table:table-cell>
          <table:table-cell office:value-type="string" calcext:value-type="string">
            <text:p>M/s</text:p>
          </table:table-cell>
          <table:table-cell/>
          <table:table-cell table:formula="of:=IF([.J59]=&quot;k/s&quot;; [.I59]; IF([.J59]=&quot;M/s&quot;; [.I59]*1000; [.I59]/1000))" office:value-type="float" office:value="311.627" calcext:value-type="float">
            <text:p>311.627</text:p>
          </table:table-cell>
        </table:table-row>
        <table:table-row table:style-name="ro1">
          <table:table-cell/>
          <table:table-cell office:value-type="string" calcext:value-type="string">
            <text:p>PhTreeMM2/KNN_10/100000/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69590" calcext:value-type="float">
            <text:p>69590</text:p>
          </table:table-cell>
          <table:table-cell office:value-type="float" office:value="10" calcext:value-type="float">
            <text:p>10</text:p>
          </table:table-cell>
          <table:table-cell office:value-type="float" office:value="98.8179" calcext:value-type="float">
            <text:p>98.8179</text:p>
          </table:table-cell>
          <table:table-cell office:value-type="string" calcext:value-type="string">
            <text:p>k/s</text:p>
          </table:table-cell>
          <table:table-cell office:value-type="float" office:value="988.179" calcext:value-type="float">
            <text:p>988.179</text:p>
          </table:table-cell>
          <table:table-cell office:value-type="string" calcext:value-type="string">
            <text:p>k/s</text:p>
          </table:table-cell>
          <table:table-cell/>
          <table:table-cell table:formula="of:=IF([.J60]=&quot;k/s&quot;; [.I60]; IF([.J60]=&quot;M/s&quot;; [.I60]*1000; [.I60]/1000))" office:value-type="float" office:value="98.8179" calcext:value-type="float">
            <text:p>98.8179</text:p>
          </table:table-cell>
        </table:table-row>
        <table:table-row table:style-name="ro1">
          <table:table-cell/>
          <table:table-cell office:value-type="string" calcext:value-type="string">
            <text:p>PhTreeMM2/KNN_10/1000000/7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37844" calcext:value-type="float">
            <text:p>37844</text:p>
          </table:table-cell>
          <table:table-cell office:value-type="float" office:value="10" calcext:value-type="float">
            <text:p>10</text:p>
          </table:table-cell>
          <table:table-cell office:value-type="float" office:value="53.6306" calcext:value-type="float">
            <text:p>53.6306</text:p>
          </table:table-cell>
          <table:table-cell office:value-type="string" calcext:value-type="string">
            <text:p>k/s</text:p>
          </table:table-cell>
          <table:table-cell office:value-type="float" office:value="536.306" calcext:value-type="float">
            <text:p>536.306</text:p>
          </table:table-cell>
          <table:table-cell office:value-type="string" calcext:value-type="string">
            <text:p>k/s</text:p>
          </table:table-cell>
          <table:table-cell/>
          <table:table-cell table:formula="of:=IF([.J61]=&quot;k/s&quot;; [.I61]; IF([.J61]=&quot;M/s&quot;; [.I61]*1000; [.I61]/1000))" office:value-type="float" office:value="53.6306" calcext:value-type="float">
            <text:p>53.6306</text:p>
          </table:table-cell>
        </table:table-row>
        <table:table-row table:style-name="ro1">
          <table:table-cell/>
          <table:table-cell office:value-type="string" calcext:value-type="string">
            <text:p>TinspinKDTree/KNN_1/1000/4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<text:s/>ms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<text:s/>ms</text:p>
          </table:table-cell>
          <table:table-cell office:value-type="float" office:value="46655" calcext:value-type="float">
            <text:p>46655</text:p>
          </table:table-cell>
          <table:table-cell office:value-type="float" office:value="1" calcext:value-type="float">
            <text:p>1</text:p>
          </table:table-cell>
          <table:table-cell office:value-type="float" office:value="66.7927" calcext:value-type="float">
            <text:p>66.7927</text:p>
          </table:table-cell>
          <table:table-cell office:value-type="string" calcext:value-type="string">
            <text:p>k/s</text:p>
          </table:table-cell>
          <table:table-cell office:value-type="float" office:value="66.7927" calcext:value-type="float">
            <text:p>66.7927</text:p>
          </table:table-cell>
          <table:table-cell office:value-type="string" calcext:value-type="string">
            <text:p>k/s</text:p>
          </table:table-cell>
          <table:table-cell/>
          <table:table-cell table:formula="of:=IF([.J62]=&quot;k/s&quot;; [.I62]; IF([.J62]=&quot;M/s&quot;; [.I62]*1000; [.I62]/1000))" office:value-type="float" office:value="66.7927" calcext:value-type="float">
            <text:p>66.7927</text:p>
          </table:table-cell>
        </table:table-row>
        <table:table-row table:style-name="ro1">
          <table:table-cell/>
          <table:table-cell office:value-type="string" calcext:value-type="string">
            <text:p>TinspinKDTree/KNN_1/10000/4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<text:s/>ms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<text:s/>ms</text:p>
          </table:table-cell>
          <table:table-cell office:value-type="float" office:value="8955" calcext:value-type="float">
            <text:p>8955</text:p>
          </table:table-cell>
          <table:table-cell office:value-type="float" office:value="1" calcext:value-type="float">
            <text:p>1</text:p>
          </table:table-cell>
          <table:table-cell office:value-type="float" office:value="12.8439" calcext:value-type="float">
            <text:p>12.8439</text:p>
          </table:table-cell>
          <table:table-cell office:value-type="string" calcext:value-type="string">
            <text:p>k/s</text:p>
          </table:table-cell>
          <table:table-cell office:value-type="float" office:value="12.8439" calcext:value-type="float">
            <text:p>12.8439</text:p>
          </table:table-cell>
          <table:table-cell office:value-type="string" calcext:value-type="string">
            <text:p>k/s</text:p>
          </table:table-cell>
          <table:table-cell/>
          <table:table-cell table:formula="of:=IF([.J63]=&quot;k/s&quot;; [.I63]; IF([.J63]=&quot;M/s&quot;; [.I63]*1000; [.I63]/1000))" office:value-type="float" office:value="12.8439" calcext:value-type="float">
            <text:p>12.8439</text:p>
          </table:table-cell>
        </table:table-row>
        <table:table-row table:style-name="ro1">
          <table:table-cell/>
          <table:table-cell office:value-type="string" calcext:value-type="string">
            <text:p>TinspinKDTree/KNN_1/100000/4</text:p>
          </table:table-cell>
          <table:table-cell office:value-type="float" office:value="0.337" calcext:value-type="float">
            <text:p>0.337</text:p>
          </table:table-cell>
          <table:table-cell office:value-type="string" calcext:value-type="string">
            <text:p><text:s/>ms</text:p>
          </table:table-cell>
          <table:table-cell office:value-type="float" office:value="0.337" calcext:value-type="float">
            <text:p>0.337</text:p>
          </table:table-cell>
          <table:table-cell office:value-type="string" calcext:value-type="string">
            <text:p><text:s/>ms</text:p>
          </table:table-cell>
          <table:table-cell office:value-type="float" office:value="2072" calcext:value-type="float">
            <text:p>2072</text:p>
          </table:table-cell>
          <table:table-cell office:value-type="float" office:value="1" calcext:value-type="float">
            <text:p>1</text:p>
          </table:table-cell>
          <table:table-cell office:value-type="float" office:value="2.96662" calcext:value-type="float">
            <text:p>2.96662</text:p>
          </table:table-cell>
          <table:table-cell office:value-type="string" calcext:value-type="string">
            <text:p>k/s</text:p>
          </table:table-cell>
          <table:table-cell office:value-type="float" office:value="2.96662" calcext:value-type="float">
            <text:p>2.96662</text:p>
          </table:table-cell>
          <table:table-cell office:value-type="string" calcext:value-type="string">
            <text:p>k/s</text:p>
          </table:table-cell>
          <table:table-cell/>
          <table:table-cell table:formula="of:=IF([.J64]=&quot;k/s&quot;; [.I64]; IF([.J64]=&quot;M/s&quot;; [.I64]*1000; [.I64]/1000))" office:value-type="float" office:value="2.96662" calcext:value-type="float">
            <text:p>2.96662</text:p>
          </table:table-cell>
        </table:table-row>
        <table:table-row table:style-name="ro1">
          <table:table-cell/>
          <table:table-cell office:value-type="string" calcext:value-type="string">
            <text:p>TinspinKDTree/KNN_1/1000000/4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<text:s/>ms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<text:s/>m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647.89" calcext:value-type="float">
            <text:p>647.89</text:p>
          </table:table-cell>
          <table:table-cell office:value-type="string" calcext:value-type="string">
            <text:p>7/s</text:p>
          </table:table-cell>
          <table:table-cell office:value-type="float" office:value="647.89" calcext:value-type="float">
            <text:p>647.89</text:p>
          </table:table-cell>
          <table:table-cell office:value-type="string" calcext:value-type="string">
            <text:p>7/s</text:p>
          </table:table-cell>
          <table:table-cell/>
          <table:table-cell table:formula="of:=IF([.J65]=&quot;k/s&quot;; [.I65]; IF([.J65]=&quot;M/s&quot;; [.I65]*1000; [.I65]/1000))" office:value-type="float" office:value="0.64789" calcext:value-type="float">
            <text:p>0.64789</text:p>
          </table:table-cell>
        </table:table-row>
        <table:table-row table:style-name="ro1">
          <table:table-cell/>
          <table:table-cell office:value-type="string" calcext:value-type="string">
            <text:p>TinspinKDTree/KNN_1/1000/7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24515" calcext:value-type="float">
            <text:p>24515</text:p>
          </table:table-cell>
          <table:table-cell office:value-type="float" office:value="1" calcext:value-type="float">
            <text:p>1</text:p>
          </table:table-cell>
          <table:table-cell office:value-type="float" office:value="35.0202" calcext:value-type="float">
            <text:p>35.0202</text:p>
          </table:table-cell>
          <table:table-cell office:value-type="string" calcext:value-type="string">
            <text:p>k/s</text:p>
          </table:table-cell>
          <table:table-cell office:value-type="float" office:value="35.0202" calcext:value-type="float">
            <text:p>35.0202</text:p>
          </table:table-cell>
          <table:table-cell office:value-type="string" calcext:value-type="string">
            <text:p>k/s</text:p>
          </table:table-cell>
          <table:table-cell/>
          <table:table-cell table:formula="of:=IF([.J66]=&quot;k/s&quot;; [.I66]; IF([.J66]=&quot;M/s&quot;; [.I66]*1000; [.I66]/1000))" office:value-type="float" office:value="35.0202" calcext:value-type="float">
            <text:p>35.0202</text:p>
          </table:table-cell>
        </table:table-row>
        <table:table-row table:style-name="ro1">
          <table:table-cell/>
          <table:table-cell office:value-type="string" calcext:value-type="string">
            <text:p>TinspinKDTree/KNN_1/10000/7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m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ms</text:p>
          </table:table-cell>
          <table:table-cell office:value-type="float" office:value="5807" calcext:value-type="float">
            <text:p>5807</text:p>
          </table:table-cell>
          <table:table-cell office:value-type="float" office:value="1" calcext:value-type="float">
            <text:p>1</text:p>
          </table:table-cell>
          <table:table-cell office:value-type="float" office:value="8.33857" calcext:value-type="float">
            <text:p>8.33857</text:p>
          </table:table-cell>
          <table:table-cell office:value-type="string" calcext:value-type="string">
            <text:p>k/s</text:p>
          </table:table-cell>
          <table:table-cell office:value-type="float" office:value="8.33857" calcext:value-type="float">
            <text:p>8.33857</text:p>
          </table:table-cell>
          <table:table-cell office:value-type="string" calcext:value-type="string">
            <text:p>k/s</text:p>
          </table:table-cell>
          <table:table-cell/>
          <table:table-cell table:formula="of:=IF([.J67]=&quot;k/s&quot;; [.I67]; IF([.J67]=&quot;M/s&quot;; [.I67]*1000; [.I67]/1000))" office:value-type="float" office:value="8.33857" calcext:value-type="float">
            <text:p>8.33857</text:p>
          </table:table-cell>
        </table:table-row>
        <table:table-row table:style-name="ro1">
          <table:table-cell/>
          <table:table-cell office:value-type="string" calcext:value-type="string">
            <text:p>TinspinKDTree/KNN_1/100000/7</text:p>
          </table:table-cell>
          <table:table-cell office:value-type="float" office:value="0.537" calcext:value-type="float">
            <text:p>0.537</text:p>
          </table:table-cell>
          <table:table-cell office:value-type="string" calcext:value-type="string">
            <text:p><text:s/>ms</text:p>
          </table:table-cell>
          <table:table-cell office:value-type="float" office:value="0.537" calcext:value-type="float">
            <text:p>0.537</text:p>
          </table:table-cell>
          <table:table-cell office:value-type="string" calcext:value-type="string">
            <text:p><text:s/>ms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  <table:table-cell office:value-type="float" office:value="1.862" calcext:value-type="float">
            <text:p>1.862</text:p>
          </table:table-cell>
          <table:table-cell office:value-type="string" calcext:value-type="string">
            <text:p>k/s</text:p>
          </table:table-cell>
          <table:table-cell office:value-type="float" office:value="1.862" calcext:value-type="float">
            <text:p>1.862</text:p>
          </table:table-cell>
          <table:table-cell office:value-type="string" calcext:value-type="string">
            <text:p>k/s</text:p>
          </table:table-cell>
          <table:table-cell/>
          <table:table-cell table:formula="of:=IF([.J68]=&quot;k/s&quot;; [.I68]; IF([.J68]=&quot;M/s&quot;; [.I68]*1000; [.I68]/1000))" office:value-type="float" office:value="1.862" calcext:value-type="float">
            <text:p>1.862</text:p>
          </table:table-cell>
        </table:table-row>
        <table:table-row table:style-name="ro1">
          <table:table-cell/>
          <table:table-cell office:value-type="string" calcext:value-type="string">
            <text:p>TinspinKDTree/KNN_1/1000000/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s/>m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s/>ms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399.4" calcext:value-type="float">
            <text:p>399.4</text:p>
          </table:table-cell>
          <table:table-cell office:value-type="string" calcext:value-type="string">
            <text:p>3/s</text:p>
          </table:table-cell>
          <table:table-cell office:value-type="float" office:value="399.4" calcext:value-type="float">
            <text:p>399.4</text:p>
          </table:table-cell>
          <table:table-cell office:value-type="string" calcext:value-type="string">
            <text:p>3/s</text:p>
          </table:table-cell>
          <table:table-cell/>
          <table:table-cell table:formula="of:=IF([.J69]=&quot;k/s&quot;; [.I69]; IF([.J69]=&quot;M/s&quot;; [.I69]*1000; [.I69]/1000))" office:value-type="float" office:value="0.3994" calcext:value-type="float">
            <text:p>0.3994</text:p>
          </table:table-cell>
        </table:table-row>
        <table:table-row table:style-name="ro1">
          <table:table-cell/>
          <table:table-cell office:value-type="string" calcext:value-type="string">
            <text:p>TinspinKDTree/KNN_10/1000/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40378" calcext:value-type="float">
            <text:p>40378</text:p>
          </table:table-cell>
          <table:table-cell office:value-type="float" office:value="10" calcext:value-type="float">
            <text:p>10</text:p>
          </table:table-cell>
          <table:table-cell office:value-type="float" office:value="57.9108" calcext:value-type="float">
            <text:p>57.9108</text:p>
          </table:table-cell>
          <table:table-cell office:value-type="string" calcext:value-type="string">
            <text:p>k/s</text:p>
          </table:table-cell>
          <table:table-cell office:value-type="float" office:value="579.108" calcext:value-type="float">
            <text:p>579.108</text:p>
          </table:table-cell>
          <table:table-cell office:value-type="string" calcext:value-type="string">
            <text:p>k/s</text:p>
          </table:table-cell>
          <table:table-cell/>
          <table:table-cell table:formula="of:=IF([.J70]=&quot;k/s&quot;; [.I70]; IF([.J70]=&quot;M/s&quot;; [.I70]*1000; [.I70]/1000))" office:value-type="float" office:value="57.9108" calcext:value-type="float">
            <text:p>57.9108</text:p>
          </table:table-cell>
        </table:table-row>
        <table:table-row table:style-name="ro1">
          <table:table-cell/>
          <table:table-cell office:value-type="string" calcext:value-type="string">
            <text:p>TinspinKDTree/KNN_10/10000/4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<text:s/>ms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<text:s/>ms</text:p>
          </table:table-cell>
          <table:table-cell office:value-type="float" office:value="8665" calcext:value-type="float">
            <text:p>8665</text:p>
          </table:table-cell>
          <table:table-cell office:value-type="float" office:value="10" calcext:value-type="float">
            <text:p>10</text:p>
          </table:table-cell>
          <table:table-cell office:value-type="float" office:value="12.3954" calcext:value-type="float">
            <text:p>12.3954</text:p>
          </table:table-cell>
          <table:table-cell office:value-type="string" calcext:value-type="string">
            <text:p>k/s</text:p>
          </table:table-cell>
          <table:table-cell office:value-type="float" office:value="123.954" calcext:value-type="float">
            <text:p>123.954</text:p>
          </table:table-cell>
          <table:table-cell office:value-type="string" calcext:value-type="string">
            <text:p>k/s</text:p>
          </table:table-cell>
          <table:table-cell/>
          <table:table-cell table:formula="of:=IF([.J71]=&quot;k/s&quot;; [.I71]; IF([.J71]=&quot;M/s&quot;; [.I71]*1000; [.I71]/1000))" office:value-type="float" office:value="12.3954" calcext:value-type="float">
            <text:p>12.3954</text:p>
          </table:table-cell>
        </table:table-row>
        <table:table-row table:style-name="ro1">
          <table:table-cell/>
          <table:table-cell office:value-type="string" calcext:value-type="string">
            <text:p>TinspinKDTree/KNN_10/100000/4</text:p>
          </table:table-cell>
          <table:table-cell office:value-type="float" office:value="0.341" calcext:value-type="float">
            <text:p>0.341</text:p>
          </table:table-cell>
          <table:table-cell office:value-type="string" calcext:value-type="string">
            <text:p><text:s/>ms</text:p>
          </table:table-cell>
          <table:table-cell office:value-type="float" office:value="0.341" calcext:value-type="float">
            <text:p>0.341</text:p>
          </table:table-cell>
          <table:table-cell office:value-type="string" calcext:value-type="string">
            <text:p><text:s/>ms</text:p>
          </table:table-cell>
          <table:table-cell office:value-type="float" office:value="2042" calcext:value-type="float">
            <text:p>2042</text:p>
          </table:table-cell>
          <table:table-cell office:value-type="float" office:value="10" calcext:value-type="float">
            <text:p>10</text:p>
          </table:table-cell>
          <table:table-cell office:value-type="float" office:value="2.93625" calcext:value-type="float">
            <text:p>2.93625</text:p>
          </table:table-cell>
          <table:table-cell office:value-type="string" calcext:value-type="string">
            <text:p>k/s</text:p>
          </table:table-cell>
          <table:table-cell office:value-type="float" office:value="29.3625" calcext:value-type="float">
            <text:p>29.3625</text:p>
          </table:table-cell>
          <table:table-cell office:value-type="string" calcext:value-type="string">
            <text:p>k/s</text:p>
          </table:table-cell>
          <table:table-cell/>
          <table:table-cell table:formula="of:=IF([.J72]=&quot;k/s&quot;; [.I72]; IF([.J72]=&quot;M/s&quot;; [.I72]*1000; [.I72]/1000))" office:value-type="float" office:value="2.93625" calcext:value-type="float">
            <text:p>2.93625</text:p>
          </table:table-cell>
        </table:table-row>
        <table:table-row table:style-name="ro1">
          <table:table-cell/>
          <table:table-cell office:value-type="string" calcext:value-type="string">
            <text:p>TinspinKDTree/KNN_10/1000000/4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<text:s/>ms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<text:s/>ms</text:p>
          </table:table-cell>
          <table:table-cell office:value-type="float" office:value="457" calcext:value-type="float">
            <text:p>457</text:p>
          </table:table-cell>
          <table:table-cell office:value-type="float" office:value="10" calcext:value-type="float">
            <text:p>10</text:p>
          </table:table-cell>
          <table:table-cell office:value-type="float" office:value="651.7" calcext:value-type="float">
            <text:p>651.7</text:p>
          </table:table-cell>
          <table:table-cell office:value-type="string" calcext:value-type="string">
            <text:p>1/s</text:p>
          </table:table-cell>
          <table:table-cell office:value-type="float" office:value="6.51701" calcext:value-type="float">
            <text:p>6.51701</text:p>
          </table:table-cell>
          <table:table-cell office:value-type="string" calcext:value-type="string">
            <text:p>k/s</text:p>
          </table:table-cell>
          <table:table-cell/>
          <table:table-cell table:formula="of:=IF([.J73]=&quot;k/s&quot;; [.I73]; IF([.J73]=&quot;M/s&quot;; [.I73]*1000; [.I73]/1000))" office:value-type="float" office:value="0.6517" calcext:value-type="float">
            <text:p>0.6517</text:p>
          </table:table-cell>
        </table:table-row>
        <table:table-row table:style-name="ro1">
          <table:table-cell/>
          <table:table-cell office:value-type="string" calcext:value-type="string">
            <text:p>TinspinKDTree/KNN_10/1000/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ms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<text:s/>ms</text:p>
          </table:table-cell>
          <table:table-cell office:value-type="float" office:value="23018" calcext:value-type="float">
            <text:p>23018</text:p>
          </table:table-cell>
          <table:table-cell office:value-type="float" office:value="10" calcext:value-type="float">
            <text:p>10</text:p>
          </table:table-cell>
          <table:table-cell office:value-type="float" office:value="32.7639" calcext:value-type="float">
            <text:p>32.7639</text:p>
          </table:table-cell>
          <table:table-cell office:value-type="string" calcext:value-type="string">
            <text:p>k/s</text:p>
          </table:table-cell>
          <table:table-cell office:value-type="float" office:value="327.639" calcext:value-type="float">
            <text:p>327.639</text:p>
          </table:table-cell>
          <table:table-cell office:value-type="string" calcext:value-type="string">
            <text:p>k/s</text:p>
          </table:table-cell>
          <table:table-cell/>
          <table:table-cell table:formula="of:=IF([.J74]=&quot;k/s&quot;; [.I74]; IF([.J74]=&quot;M/s&quot;; [.I74]*1000; [.I74]/1000))" office:value-type="float" office:value="32.7639" calcext:value-type="float">
            <text:p>32.7639</text:p>
          </table:table-cell>
        </table:table-row>
        <table:table-row table:style-name="ro1">
          <table:table-cell/>
          <table:table-cell office:value-type="string" calcext:value-type="string">
            <text:p>TinspinKDTree/KNN_10/10000/7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<text:s/>ms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<text:s/>ms</text:p>
          </table:table-cell>
          <table:table-cell office:value-type="float" office:value="5518" calcext:value-type="float">
            <text:p>5518</text:p>
          </table:table-cell>
          <table:table-cell office:value-type="float" office:value="10" calcext:value-type="float">
            <text:p>10</text:p>
          </table:table-cell>
          <table:table-cell office:value-type="float" office:value="8.06065" calcext:value-type="float">
            <text:p>8.06065</text:p>
          </table:table-cell>
          <table:table-cell office:value-type="string" calcext:value-type="string">
            <text:p>k/s</text:p>
          </table:table-cell>
          <table:table-cell office:value-type="float" office:value="80.6065" calcext:value-type="float">
            <text:p>80.6065</text:p>
          </table:table-cell>
          <table:table-cell office:value-type="string" calcext:value-type="string">
            <text:p>k/s</text:p>
          </table:table-cell>
          <table:table-cell/>
          <table:table-cell table:formula="of:=IF([.J75]=&quot;k/s&quot;; [.I75]; IF([.J75]=&quot;M/s&quot;; [.I75]*1000; [.I75]/1000))" office:value-type="float" office:value="8.06065" calcext:value-type="float">
            <text:p>8.06065</text:p>
          </table:table-cell>
        </table:table-row>
        <table:table-row table:style-name="ro1">
          <table:table-cell/>
          <table:table-cell office:value-type="string" calcext:value-type="string">
            <text:p>TinspinKDTree/KNN_10/100000/7</text:p>
          </table:table-cell>
          <table:table-cell office:value-type="float" office:value="0.541" calcext:value-type="float">
            <text:p>0.541</text:p>
          </table:table-cell>
          <table:table-cell office:value-type="string" calcext:value-type="string">
            <text:p><text:s/>ms</text:p>
          </table:table-cell>
          <table:table-cell office:value-type="float" office:value="0.541" calcext:value-type="float">
            <text:p>0.541</text:p>
          </table:table-cell>
          <table:table-cell office:value-type="string" calcext:value-type="string">
            <text:p><text:s/>ms</text:p>
          </table:table-cell>
          <table:table-cell office:value-type="float" office:value="1259" calcext:value-type="float">
            <text:p>1259</text:p>
          </table:table-cell>
          <table:table-cell office:value-type="float" office:value="10" calcext:value-type="float">
            <text:p>10</text:p>
          </table:table-cell>
          <table:table-cell office:value-type="float" office:value="1.84776" calcext:value-type="float">
            <text:p>1.84776</text:p>
          </table:table-cell>
          <table:table-cell office:value-type="string" calcext:value-type="string">
            <text:p>k/s</text:p>
          </table:table-cell>
          <table:table-cell office:value-type="float" office:value="18.4776" calcext:value-type="float">
            <text:p>18.4776</text:p>
          </table:table-cell>
          <table:table-cell office:value-type="string" calcext:value-type="string">
            <text:p>k/s</text:p>
          </table:table-cell>
          <table:table-cell/>
          <table:table-cell table:formula="of:=IF([.J76]=&quot;k/s&quot;; [.I76]; IF([.J76]=&quot;M/s&quot;; [.I76]*1000; [.I76]/1000))" office:value-type="float" office:value="1.84776" calcext:value-type="float">
            <text:p>1.84776</text:p>
          </table:table-cell>
        </table:table-row>
        <table:table-row table:style-name="ro1">
          <table:table-cell/>
          <table:table-cell office:value-type="string" calcext:value-type="string">
            <text:p>TinspinKDTree/KNN_10/1000000/7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<text:s/>ms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<text:s/>ms</text:p>
          </table:table-cell>
          <table:table-cell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6/s</text:p>
          </table:table-cell>
          <table:table-cell office:value-type="float" office:value="3.986" calcext:value-type="float">
            <text:p>3.986</text:p>
          </table:table-cell>
          <table:table-cell office:value-type="string" calcext:value-type="string">
            <text:p>k/s</text:p>
          </table:table-cell>
          <table:table-cell/>
          <table:table-cell table:formula="of:=IF([.J77]=&quot;k/s&quot;; [.I77]; IF([.J77]=&quot;M/s&quot;; [.I77]*1000; [.I77]/1000))" office:value-type="float" office:value="0.398" calcext:value-type="float">
            <text:p>0.398</text:p>
          </table:table-cell>
        </table:table-row>
        <table:table-row table:style-name="ro1">
          <table:table-cell/>
          <table:table-cell office:value-type="string" calcext:value-type="string">
            <text:p>TinspinQuadtree/KNN_1/1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86020" calcext:value-type="float">
            <text:p>386020</text:p>
          </table:table-cell>
          <table:table-cell office:value-type="float" office:value="1" calcext:value-type="float">
            <text:p>1</text:p>
          </table:table-cell>
          <table:table-cell office:value-type="float" office:value="552.93" calcext:value-type="float">
            <text:p>552.93</text:p>
          </table:table-cell>
          <table:table-cell office:value-type="string" calcext:value-type="string">
            <text:p>k/s</text:p>
          </table:table-cell>
          <table:table-cell office:value-type="float" office:value="552.93" calcext:value-type="float">
            <text:p>552.93</text:p>
          </table:table-cell>
          <table:table-cell office:value-type="string" calcext:value-type="string">
            <text:p>k/s</text:p>
          </table:table-cell>
          <table:table-cell/>
          <table:table-cell table:formula="of:=IF([.J78]=&quot;k/s&quot;; [.I78]; IF([.J78]=&quot;M/s&quot;; [.I78]*1000; [.I78]/1000))" office:value-type="float" office:value="552.93" calcext:value-type="float">
            <text:p>552.93</text:p>
          </table:table-cell>
        </table:table-row>
        <table:table-row table:style-name="ro1">
          <table:table-cell/>
          <table:table-cell office:value-type="string" calcext:value-type="string">
            <text:p>TinspinQuadtree/KNN_1/10000/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99030" calcext:value-type="float">
            <text:p>199030</text:p>
          </table:table-cell>
          <table:table-cell office:value-type="float" office:value="1" calcext:value-type="float">
            <text:p>1</text:p>
          </table:table-cell>
          <table:table-cell office:value-type="float" office:value="284.436" calcext:value-type="float">
            <text:p>284.436</text:p>
          </table:table-cell>
          <table:table-cell office:value-type="string" calcext:value-type="string">
            <text:p>k/s</text:p>
          </table:table-cell>
          <table:table-cell office:value-type="float" office:value="284.436" calcext:value-type="float">
            <text:p>284.436</text:p>
          </table:table-cell>
          <table:table-cell office:value-type="string" calcext:value-type="string">
            <text:p>k/s</text:p>
          </table:table-cell>
          <table:table-cell/>
          <table:table-cell table:formula="of:=IF([.J79]=&quot;k/s&quot;; [.I79]; IF([.J79]=&quot;M/s&quot;; [.I79]*1000; [.I79]/1000))" office:value-type="float" office:value="284.436" calcext:value-type="float">
            <text:p>284.436</text:p>
          </table:table-cell>
        </table:table-row>
        <table:table-row table:style-name="ro1">
          <table:table-cell/>
          <table:table-cell office:value-type="string" calcext:value-type="string">
            <text:p>TinspinQuadtree/KNN_1/100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2157" calcext:value-type="float">
            <text:p>142157</text:p>
          </table:table-cell>
          <table:table-cell office:value-type="float" office:value="1" calcext:value-type="float">
            <text:p>1</text:p>
          </table:table-cell>
          <table:table-cell office:value-type="float" office:value="201.559" calcext:value-type="float">
            <text:p>201.559</text:p>
          </table:table-cell>
          <table:table-cell office:value-type="string" calcext:value-type="string">
            <text:p>k/s</text:p>
          </table:table-cell>
          <table:table-cell office:value-type="float" office:value="201.559" calcext:value-type="float">
            <text:p>201.559</text:p>
          </table:table-cell>
          <table:table-cell office:value-type="string" calcext:value-type="string">
            <text:p>k/s</text:p>
          </table:table-cell>
          <table:table-cell/>
          <table:table-cell table:formula="of:=IF([.J80]=&quot;k/s&quot;; [.I80]; IF([.J80]=&quot;M/s&quot;; [.I80]*1000; [.I80]/1000))" office:value-type="float" office:value="201.559" calcext:value-type="float">
            <text:p>201.559</text:p>
          </table:table-cell>
        </table:table-row>
        <table:table-row table:style-name="ro1">
          <table:table-cell/>
          <table:table-cell office:value-type="string" calcext:value-type="string">
            <text:p>TinspinQuadtree/KNN_1/1000000/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0027" calcext:value-type="float">
            <text:p>110027</text:p>
          </table:table-cell>
          <table:table-cell office:value-type="float" office:value="1" calcext:value-type="float">
            <text:p>1</text:p>
          </table:table-cell>
          <table:table-cell office:value-type="float" office:value="168.905" calcext:value-type="float">
            <text:p>168.905</text:p>
          </table:table-cell>
          <table:table-cell office:value-type="string" calcext:value-type="string">
            <text:p>k/s</text:p>
          </table:table-cell>
          <table:table-cell office:value-type="float" office:value="168.905" calcext:value-type="float">
            <text:p>168.905</text:p>
          </table:table-cell>
          <table:table-cell office:value-type="string" calcext:value-type="string">
            <text:p>k/s</text:p>
          </table:table-cell>
          <table:table-cell/>
          <table:table-cell table:formula="of:=IF([.J81]=&quot;k/s&quot;; [.I81]; IF([.J81]=&quot;M/s&quot;; [.I81]*1000; [.I81]/1000))" office:value-type="float" office:value="168.905" calcext:value-type="float">
            <text:p>168.905</text:p>
          </table:table-cell>
        </table:table-row>
        <table:table-row table:style-name="ro1">
          <table:table-cell/>
          <table:table-cell office:value-type="string" calcext:value-type="string">
            <text:p>TinspinQuadtree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55834" calcext:value-type="float">
            <text:p>555834</text:p>
          </table:table-cell>
          <table:table-cell office:value-type="float" office:value="1" calcext:value-type="float">
            <text:p>1</text:p>
          </table:table-cell>
          <table:table-cell office:value-type="float" office:value="790.071" calcext:value-type="float">
            <text:p>790.071</text:p>
          </table:table-cell>
          <table:table-cell office:value-type="string" calcext:value-type="string">
            <text:p>k/s</text:p>
          </table:table-cell>
          <table:table-cell office:value-type="float" office:value="790.071" calcext:value-type="float">
            <text:p>790.071</text:p>
          </table:table-cell>
          <table:table-cell office:value-type="string" calcext:value-type="string">
            <text:p>k/s</text:p>
          </table:table-cell>
          <table:table-cell/>
          <table:table-cell table:formula="of:=IF([.J82]=&quot;k/s&quot;; [.I82]; IF([.J82]=&quot;M/s&quot;; [.I82]*1000; [.I82]/1000))" office:value-type="float" office:value="790.071" calcext:value-type="float">
            <text:p>790.071</text:p>
          </table:table-cell>
        </table:table-row>
        <table:table-row table:style-name="ro1">
          <table:table-cell/>
          <table:table-cell office:value-type="string" calcext:value-type="string">
            <text:p>TinspinQuadtree/KNN_1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12014" calcext:value-type="float">
            <text:p>312014</text:p>
          </table:table-cell>
          <table:table-cell office:value-type="float" office:value="1" calcext:value-type="float">
            <text:p>1</text:p>
          </table:table-cell>
          <table:table-cell office:value-type="float" office:value="451.305" calcext:value-type="float">
            <text:p>451.305</text:p>
          </table:table-cell>
          <table:table-cell office:value-type="string" calcext:value-type="string">
            <text:p>k/s</text:p>
          </table:table-cell>
          <table:table-cell office:value-type="float" office:value="451.305" calcext:value-type="float">
            <text:p>451.305</text:p>
          </table:table-cell>
          <table:table-cell office:value-type="string" calcext:value-type="string">
            <text:p>k/s</text:p>
          </table:table-cell>
          <table:table-cell/>
          <table:table-cell table:formula="of:=IF([.J83]=&quot;k/s&quot;; [.I83]; IF([.J83]=&quot;M/s&quot;; [.I83]*1000; [.I83]/1000))" office:value-type="float" office:value="451.305" calcext:value-type="float">
            <text:p>451.305</text:p>
          </table:table-cell>
        </table:table-row>
        <table:table-row table:style-name="ro1">
          <table:table-cell/>
          <table:table-cell office:value-type="string" calcext:value-type="string">
            <text:p>TinspinQuadtree/KNN_1/10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62426" calcext:value-type="float">
            <text:p>162426</text:p>
          </table:table-cell>
          <table:table-cell office:value-type="float" office:value="1" calcext:value-type="float">
            <text:p>1</text:p>
          </table:table-cell>
          <table:table-cell office:value-type="float" office:value="232.064" calcext:value-type="float">
            <text:p>232.064</text:p>
          </table:table-cell>
          <table:table-cell office:value-type="string" calcext:value-type="string">
            <text:p>k/s</text:p>
          </table:table-cell>
          <table:table-cell office:value-type="float" office:value="232.064" calcext:value-type="float">
            <text:p>232.064</text:p>
          </table:table-cell>
          <table:table-cell office:value-type="string" calcext:value-type="string">
            <text:p>k/s</text:p>
          </table:table-cell>
          <table:table-cell/>
          <table:table-cell table:formula="of:=IF([.J84]=&quot;k/s&quot;; [.I84]; IF([.J84]=&quot;M/s&quot;; [.I84]*1000; [.I84]/1000))" office:value-type="float" office:value="232.064" calcext:value-type="float">
            <text:p>232.064</text:p>
          </table:table-cell>
        </table:table-row>
        <table:table-row table:style-name="ro1">
          <table:table-cell/>
          <table:table-cell office:value-type="string" calcext:value-type="string">
            <text:p>TinspinQuadtree/KNN_1/1000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6553" calcext:value-type="float">
            <text:p>136553</text:p>
          </table:table-cell>
          <table:table-cell office:value-type="float" office:value="1" calcext:value-type="float">
            <text:p>1</text:p>
          </table:table-cell>
          <table:table-cell office:value-type="float" office:value="193.717" calcext:value-type="float">
            <text:p>193.717</text:p>
          </table:table-cell>
          <table:table-cell office:value-type="string" calcext:value-type="string">
            <text:p>k/s</text:p>
          </table:table-cell>
          <table:table-cell office:value-type="float" office:value="193.717" calcext:value-type="float">
            <text:p>193.717</text:p>
          </table:table-cell>
          <table:table-cell office:value-type="string" calcext:value-type="string">
            <text:p>k/s</text:p>
          </table:table-cell>
          <table:table-cell/>
          <table:table-cell table:formula="of:=IF([.J85]=&quot;k/s&quot;; [.I85]; IF([.J85]=&quot;M/s&quot;; [.I85]*1000; [.I85]/1000))" office:value-type="float" office:value="193.717" calcext:value-type="float">
            <text:p>193.717</text:p>
          </table:table-cell>
        </table:table-row>
        <table:table-row table:style-name="ro1">
          <table:table-cell/>
          <table:table-cell office:value-type="string" calcext:value-type="string">
            <text:p>TinspinQuadtree/KNN_10/1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20803" calcext:value-type="float">
            <text:p>220803</text:p>
          </table:table-cell>
          <table:table-cell office:value-type="float" office:value="10" calcext:value-type="float">
            <text:p>10</text:p>
          </table:table-cell>
          <table:table-cell office:value-type="float" office:value="316.273" calcext:value-type="float">
            <text:p>316.273</text:p>
          </table:table-cell>
          <table:table-cell office:value-type="string" calcext:value-type="string">
            <text:p>k/s</text:p>
          </table:table-cell>
          <table:table-cell office:value-type="float" office:value="3.16273" calcext:value-type="float">
            <text:p>3.16273</text:p>
          </table:table-cell>
          <table:table-cell office:value-type="string" calcext:value-type="string">
            <text:p>M/s</text:p>
          </table:table-cell>
          <table:table-cell/>
          <table:table-cell table:formula="of:=IF([.J86]=&quot;k/s&quot;; [.I86]; IF([.J86]=&quot;M/s&quot;; [.I86]*1000; [.I86]/1000))" office:value-type="float" office:value="316.273" calcext:value-type="float">
            <text:p>316.273</text:p>
          </table:table-cell>
        </table:table-row>
        <table:table-row table:style-name="ro1">
          <table:table-cell/>
          <table:table-cell office:value-type="string" calcext:value-type="string">
            <text:p>TinspinQuadtree/KNN_10/10000/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26689" calcext:value-type="float">
            <text:p>126689</text:p>
          </table:table-cell>
          <table:table-cell office:value-type="float" office:value="10" calcext:value-type="float">
            <text:p>10</text:p>
          </table:table-cell>
          <table:table-cell office:value-type="float" office:value="180.323" calcext:value-type="float">
            <text:p>180.323</text:p>
          </table:table-cell>
          <table:table-cell office:value-type="string" calcext:value-type="string">
            <text:p>k/s</text:p>
          </table:table-cell>
          <table:table-cell office:value-type="float" office:value="1.80323" calcext:value-type="float">
            <text:p>1.80323</text:p>
          </table:table-cell>
          <table:table-cell office:value-type="string" calcext:value-type="string">
            <text:p>M/s</text:p>
          </table:table-cell>
          <table:table-cell/>
          <table:table-cell table:formula="of:=IF([.J87]=&quot;k/s&quot;; [.I87]; IF([.J87]=&quot;M/s&quot;; [.I87]*1000; [.I87]/1000))" office:value-type="float" office:value="180.323" calcext:value-type="float">
            <text:p>180.323</text:p>
          </table:table-cell>
        </table:table-row>
        <table:table-row table:style-name="ro1">
          <table:table-cell/>
          <table:table-cell office:value-type="string" calcext:value-type="string">
            <text:p>TinspinQuadtree/KNN_10/100000/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8342" calcext:value-type="float">
            <text:p>98342</text:p>
          </table:table-cell>
          <table:table-cell office:value-type="float" office:value="10" calcext:value-type="float">
            <text:p>10</text:p>
          </table:table-cell>
          <table:table-cell office:value-type="float" office:value="139.857" calcext:value-type="float">
            <text:p>139.857</text:p>
          </table:table-cell>
          <table:table-cell office:value-type="string" calcext:value-type="string">
            <text:p>k/s</text:p>
          </table:table-cell>
          <table:table-cell office:value-type="float" office:value="1.39857" calcext:value-type="float">
            <text:p>1.39857</text:p>
          </table:table-cell>
          <table:table-cell office:value-type="string" calcext:value-type="string">
            <text:p>M/s</text:p>
          </table:table-cell>
          <table:table-cell/>
          <table:table-cell table:formula="of:=IF([.J88]=&quot;k/s&quot;; [.I88]; IF([.J88]=&quot;M/s&quot;; [.I88]*1000; [.I88]/1000))" office:value-type="float" office:value="139.857" calcext:value-type="float">
            <text:p>139.857</text:p>
          </table:table-cell>
        </table:table-row>
        <table:table-row table:style-name="ro1">
          <table:table-cell/>
          <table:table-cell office:value-type="string" calcext:value-type="string">
            <text:p>TinspinQuadtree/KNN_10/1000000/4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<text:s/>ms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<text:s/>ms</text:p>
          </table:table-cell>
          <table:table-cell office:value-type="float" office:value="78476" calcext:value-type="float">
            <text:p>78476</text:p>
          </table:table-cell>
          <table:table-cell office:value-type="float" office:value="10" calcext:value-type="float">
            <text:p>10</text:p>
          </table:table-cell>
          <table:table-cell office:value-type="float" office:value="117.226" calcext:value-type="float">
            <text:p>117.226</text:p>
          </table:table-cell>
          <table:table-cell office:value-type="string" calcext:value-type="string">
            <text:p>k/s</text:p>
          </table:table-cell>
          <table:table-cell office:value-type="float" office:value="1.17226" calcext:value-type="float">
            <text:p>1.17226</text:p>
          </table:table-cell>
          <table:table-cell office:value-type="string" calcext:value-type="string">
            <text:p>M/s</text:p>
          </table:table-cell>
          <table:table-cell/>
          <table:table-cell table:formula="of:=IF([.J89]=&quot;k/s&quot;; [.I89]; IF([.J89]=&quot;M/s&quot;; [.I89]*1000; [.I89]/1000))" office:value-type="float" office:value="117.226" calcext:value-type="float">
            <text:p>117.226</text:p>
          </table:table-cell>
        </table:table-row>
        <table:table-row table:style-name="ro1">
          <table:table-cell/>
          <table:table-cell office:value-type="string" calcext:value-type="string">
            <text:p>TinspinQuadtree/KNN_10/1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94454" calcext:value-type="float">
            <text:p>294454</text:p>
          </table:table-cell>
          <table:table-cell office:value-type="float" office:value="10" calcext:value-type="float">
            <text:p>10</text:p>
          </table:table-cell>
          <table:table-cell office:value-type="float" office:value="423.864" calcext:value-type="float">
            <text:p>423.864</text:p>
          </table:table-cell>
          <table:table-cell office:value-type="string" calcext:value-type="string">
            <text:p>k/s</text:p>
          </table:table-cell>
          <table:table-cell office:value-type="float" office:value="4.23864" calcext:value-type="float">
            <text:p>4.23864</text:p>
          </table:table-cell>
          <table:table-cell office:value-type="string" calcext:value-type="string">
            <text:p>M/s</text:p>
          </table:table-cell>
          <table:table-cell/>
          <table:table-cell table:formula="of:=IF([.J90]=&quot;k/s&quot;; [.I90]; IF([.J90]=&quot;M/s&quot;; [.I90]*1000; [.I90]/1000))" office:value-type="float" office:value="423.864" calcext:value-type="float">
            <text:p>423.864</text:p>
          </table:table-cell>
        </table:table-row>
        <table:table-row table:style-name="ro1">
          <table:table-cell/>
          <table:table-cell office:value-type="string" calcext:value-type="string">
            <text:p>TinspinQuadtree/KNN_10/1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04110" calcext:value-type="float">
            <text:p>204110</text:p>
          </table:table-cell>
          <table:table-cell office:value-type="float" office:value="10" calcext:value-type="float">
            <text:p>10</text:p>
          </table:table-cell>
          <table:table-cell office:value-type="float" office:value="292.004" calcext:value-type="float">
            <text:p>292.004</text:p>
          </table:table-cell>
          <table:table-cell office:value-type="string" calcext:value-type="string">
            <text:p>k/s</text:p>
          </table:table-cell>
          <table:table-cell office:value-type="float" office:value="2.92004" calcext:value-type="float">
            <text:p>2.92004</text:p>
          </table:table-cell>
          <table:table-cell office:value-type="string" calcext:value-type="string">
            <text:p>M/s</text:p>
          </table:table-cell>
          <table:table-cell/>
          <table:table-cell table:formula="of:=IF([.J91]=&quot;k/s&quot;; [.I91]; IF([.J91]=&quot;M/s&quot;; [.I91]*1000; [.I91]/1000))" office:value-type="float" office:value="292.004" calcext:value-type="float">
            <text:p>292.004</text:p>
          </table:table-cell>
        </table:table-row>
        <table:table-row table:style-name="ro1">
          <table:table-cell/>
          <table:table-cell office:value-type="string" calcext:value-type="string">
            <text:p>TinspinQuadtree/KNN_10/100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5846" calcext:value-type="float">
            <text:p>135846</text:p>
          </table:table-cell>
          <table:table-cell office:value-type="float" office:value="10" calcext:value-type="float">
            <text:p>10</text:p>
          </table:table-cell>
          <table:table-cell office:value-type="float" office:value="193.877" calcext:value-type="float">
            <text:p>193.877</text:p>
          </table:table-cell>
          <table:table-cell office:value-type="string" calcext:value-type="string">
            <text:p>k/s</text:p>
          </table:table-cell>
          <table:table-cell office:value-type="float" office:value="1.93877" calcext:value-type="float">
            <text:p>1.93877</text:p>
          </table:table-cell>
          <table:table-cell office:value-type="string" calcext:value-type="string">
            <text:p>M/s</text:p>
          </table:table-cell>
          <table:table-cell/>
          <table:table-cell table:formula="of:=IF([.J92]=&quot;k/s&quot;; [.I92]; IF([.J92]=&quot;M/s&quot;; [.I92]*1000; [.I92]/1000))" office:value-type="float" office:value="193.877" calcext:value-type="float">
            <text:p>193.877</text:p>
          </table:table-cell>
        </table:table-row>
        <table:table-row table:style-name="ro1">
          <table:table-cell/>
          <table:table-cell office:value-type="string" calcext:value-type="string">
            <text:p>TinspinQuadtree/KNN_10/1000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08315" calcext:value-type="float">
            <text:p>108315</text:p>
          </table:table-cell>
          <table:table-cell office:value-type="float" office:value="10" calcext:value-type="float">
            <text:p>10</text:p>
          </table:table-cell>
          <table:table-cell office:value-type="float" office:value="155.226" calcext:value-type="float">
            <text:p>155.226</text:p>
          </table:table-cell>
          <table:table-cell office:value-type="string" calcext:value-type="string">
            <text:p>k/s</text:p>
          </table:table-cell>
          <table:table-cell office:value-type="float" office:value="1.55226" calcext:value-type="float">
            <text:p>1.55226</text:p>
          </table:table-cell>
          <table:table-cell office:value-type="string" calcext:value-type="string">
            <text:p>M/s</text:p>
          </table:table-cell>
          <table:table-cell/>
          <table:table-cell table:formula="of:=IF([.J93]=&quot;k/s&quot;; [.I93]; IF([.J93]=&quot;M/s&quot;; [.I93]*1000; [.I93]/1000))" office:value-type="float" office:value="155.226" calcext:value-type="float">
            <text:p>155.226</text:p>
          </table:table-cell>
        </table:table-row>
        <table:table-row table:style-name="ro1">
          <table:table-cell/>
          <table:table-cell office:value-type="string" calcext:value-type="string">
            <text:p>BoostRT/KNN_1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19625" calcext:value-type="float">
            <text:p>1119625</text:p>
          </table:table-cell>
          <table:table-cell office:value-type="float" office:value="1" calcext:value-type="float">
            <text:p>1</text:p>
          </table:table-cell>
          <table:table-cell office:value-type="float" office:value="1.60526" calcext:value-type="float">
            <text:p>1.60526</text:p>
          </table:table-cell>
          <table:table-cell office:value-type="string" calcext:value-type="string">
            <text:p>M/s</text:p>
          </table:table-cell>
          <table:table-cell office:value-type="float" office:value="1.60526" calcext:value-type="float">
            <text:p>1.60526</text:p>
          </table:table-cell>
          <table:table-cell office:value-type="string" calcext:value-type="string">
            <text:p>M/s</text:p>
          </table:table-cell>
          <table:table-cell/>
          <table:table-cell table:formula="of:=IF([.J94]=&quot;k/s&quot;; [.I94]; IF([.J94]=&quot;M/s&quot;; [.I94]*1000; [.I94]/1000))" office:value-type="float" office:value="1605.26" calcext:value-type="float">
            <text:p>1605.26</text:p>
          </table:table-cell>
        </table:table-row>
        <table:table-row table:style-name="ro1">
          <table:table-cell/>
          <table:table-cell office:value-type="string" calcext:value-type="string">
            <text:p>BoostRT/KNN_1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83209" calcext:value-type="float">
            <text:p>883209</text:p>
          </table:table-cell>
          <table:table-cell office:value-type="float" office:value="1" calcext:value-type="float">
            <text:p>1</text:p>
          </table:table-cell>
          <table:table-cell office:value-type="float" office:value="1.25343" calcext:value-type="float">
            <text:p>1.25343</text:p>
          </table:table-cell>
          <table:table-cell office:value-type="string" calcext:value-type="string">
            <text:p>M/s</text:p>
          </table:table-cell>
          <table:table-cell office:value-type="float" office:value="1.25343" calcext:value-type="float">
            <text:p>1.25343</text:p>
          </table:table-cell>
          <table:table-cell office:value-type="string" calcext:value-type="string">
            <text:p>M/s</text:p>
          </table:table-cell>
          <table:table-cell/>
          <table:table-cell table:formula="of:=IF([.J95]=&quot;k/s&quot;; [.I95]; IF([.J95]=&quot;M/s&quot;; [.I95]*1000; [.I95]/1000))" office:value-type="float" office:value="1253.43" calcext:value-type="float">
            <text:p>1253.43</text:p>
          </table:table-cell>
        </table:table-row>
        <table:table-row table:style-name="ro1">
          <table:table-cell/>
          <table:table-cell office:value-type="string" calcext:value-type="string">
            <text:p>BoostRT/KNN_1/1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25606" calcext:value-type="float">
            <text:p>725606</text:p>
          </table:table-cell>
          <table:table-cell office:value-type="float" office:value="1" calcext:value-type="float">
            <text:p>1</text:p>
          </table:table-cell>
          <table:table-cell office:value-type="float" office:value="1034.29" calcext:value-type="float">
            <text:p>1034.29</text:p>
          </table:table-cell>
          <table:table-cell office:value-type="string" calcext:value-type="string">
            <text:p>k/s</text:p>
          </table:table-cell>
          <table:table-cell office:value-type="float" office:value="1034.29" calcext:value-type="float">
            <text:p>1034.29</text:p>
          </table:table-cell>
          <table:table-cell office:value-type="string" calcext:value-type="string">
            <text:p>k/s</text:p>
          </table:table-cell>
          <table:table-cell/>
          <table:table-cell table:formula="of:=IF([.J96]=&quot;k/s&quot;; [.I96]; IF([.J96]=&quot;M/s&quot;; [.I96]*1000; [.I96]/1000))" office:value-type="float" office:value="1034.29" calcext:value-type="float">
            <text:p>1034.29</text:p>
          </table:table-cell>
        </table:table-row>
        <table:table-row table:style-name="ro1">
          <table:table-cell/>
          <table:table-cell office:value-type="string" calcext:value-type="string">
            <text:p>BoostRT/KNN_1/10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02310" calcext:value-type="float">
            <text:p>502310</text:p>
          </table:table-cell>
          <table:table-cell office:value-type="float" office:value="1" calcext:value-type="float">
            <text:p>1</text:p>
          </table:table-cell>
          <table:table-cell office:value-type="float" office:value="717.733" calcext:value-type="float">
            <text:p>717.733</text:p>
          </table:table-cell>
          <table:table-cell office:value-type="string" calcext:value-type="string">
            <text:p>k/s</text:p>
          </table:table-cell>
          <table:table-cell office:value-type="float" office:value="717.733" calcext:value-type="float">
            <text:p>717.733</text:p>
          </table:table-cell>
          <table:table-cell office:value-type="string" calcext:value-type="string">
            <text:p>k/s</text:p>
          </table:table-cell>
          <table:table-cell/>
          <table:table-cell table:formula="of:=IF([.J97]=&quot;k/s&quot;; [.I97]; IF([.J97]=&quot;M/s&quot;; [.I97]*1000; [.I97]/1000))" office:value-type="float" office:value="717.733" calcext:value-type="float">
            <text:p>717.733</text:p>
          </table:table-cell>
        </table:table-row>
        <table:table-row table:style-name="ro1">
          <table:table-cell/>
          <table:table-cell office:value-type="string" calcext:value-type="string">
            <text:p>BoostRT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034483" calcext:value-type="float">
            <text:p>1034483</text:p>
          </table:table-cell>
          <table:table-cell office:value-type="float" office:value="1" calcext:value-type="float">
            <text:p>1</text:p>
          </table:table-cell>
          <table:table-cell office:value-type="float" office:value="1.4903" calcext:value-type="float">
            <text:p>1.4903</text:p>
          </table:table-cell>
          <table:table-cell office:value-type="string" calcext:value-type="string">
            <text:p>M/s</text:p>
          </table:table-cell>
          <table:table-cell office:value-type="float" office:value="1.4903" calcext:value-type="float">
            <text:p>1.4903</text:p>
          </table:table-cell>
          <table:table-cell office:value-type="string" calcext:value-type="string">
            <text:p>M/s</text:p>
          </table:table-cell>
          <table:table-cell/>
          <table:table-cell table:formula="of:=IF([.J98]=&quot;k/s&quot;; [.I98]; IF([.J98]=&quot;M/s&quot;; [.I98]*1000; [.I98]/1000))" office:value-type="float" office:value="1490.3" calcext:value-type="float">
            <text:p>1490.3</text:p>
          </table:table-cell>
        </table:table-row>
        <table:table-row table:style-name="ro1">
          <table:table-cell/>
          <table:table-cell office:value-type="string" calcext:value-type="string">
            <text:p>BoostRT/KNN_1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09634" calcext:value-type="float">
            <text:p>809634</text:p>
          </table:table-cell>
          <table:table-cell office:value-type="float" office:value="1" calcext:value-type="float">
            <text:p>1</text:p>
          </table:table-cell>
          <table:table-cell office:value-type="float" office:value="1.14565" calcext:value-type="float">
            <text:p>1.14565</text:p>
          </table:table-cell>
          <table:table-cell office:value-type="string" calcext:value-type="string">
            <text:p>M/s</text:p>
          </table:table-cell>
          <table:table-cell office:value-type="float" office:value="1.14565" calcext:value-type="float">
            <text:p>1.14565</text:p>
          </table:table-cell>
          <table:table-cell office:value-type="string" calcext:value-type="string">
            <text:p>M/s</text:p>
          </table:table-cell>
          <table:table-cell/>
          <table:table-cell table:formula="of:=IF([.J99]=&quot;k/s&quot;; [.I99]; IF([.J99]=&quot;M/s&quot;; [.I99]*1000; [.I99]/1000))" office:value-type="float" office:value="1145.65" calcext:value-type="float">
            <text:p>1145.65</text:p>
          </table:table-cell>
        </table:table-row>
        <table:table-row table:style-name="ro1">
          <table:table-cell/>
          <table:table-cell office:value-type="string" calcext:value-type="string">
            <text:p>BoostRT/KNN_1/1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473080" calcext:value-type="float">
            <text:p>473080</text:p>
          </table:table-cell>
          <table:table-cell office:value-type="float" office:value="1" calcext:value-type="float">
            <text:p>1</text:p>
          </table:table-cell>
          <table:table-cell office:value-type="float" office:value="674.959" calcext:value-type="float">
            <text:p>674.959</text:p>
          </table:table-cell>
          <table:table-cell office:value-type="string" calcext:value-type="string">
            <text:p>k/s</text:p>
          </table:table-cell>
          <table:table-cell office:value-type="float" office:value="674.959" calcext:value-type="float">
            <text:p>674.959</text:p>
          </table:table-cell>
          <table:table-cell office:value-type="string" calcext:value-type="string">
            <text:p>k/s</text:p>
          </table:table-cell>
          <table:table-cell/>
          <table:table-cell table:formula="of:=IF([.J100]=&quot;k/s&quot;; [.I100]; IF([.J100]=&quot;M/s&quot;; [.I100]*1000; [.I100]/1000))" office:value-type="float" office:value="674.959" calcext:value-type="float">
            <text:p>674.959</text:p>
          </table:table-cell>
        </table:table-row>
        <table:table-row table:style-name="ro1">
          <table:table-cell/>
          <table:table-cell office:value-type="string" calcext:value-type="string">
            <text:p>BoostRT/KNN_1/10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490325" calcext:value-type="float">
            <text:p>490325</text:p>
          </table:table-cell>
          <table:table-cell office:value-type="float" office:value="1" calcext:value-type="float">
            <text:p>1</text:p>
          </table:table-cell>
          <table:table-cell office:value-type="float" office:value="701.264" calcext:value-type="float">
            <text:p>701.264</text:p>
          </table:table-cell>
          <table:table-cell office:value-type="string" calcext:value-type="string">
            <text:p>k/s</text:p>
          </table:table-cell>
          <table:table-cell office:value-type="float" office:value="701.264" calcext:value-type="float">
            <text:p>701.264</text:p>
          </table:table-cell>
          <table:table-cell office:value-type="string" calcext:value-type="string">
            <text:p>k/s</text:p>
          </table:table-cell>
          <table:table-cell/>
          <table:table-cell table:formula="of:=IF([.J101]=&quot;k/s&quot;; [.I101]; IF([.J101]=&quot;M/s&quot;; [.I101]*1000; [.I101]/1000))" office:value-type="float" office:value="701.264" calcext:value-type="float">
            <text:p>701.264</text:p>
          </table:table-cell>
        </table:table-row>
        <table:table-row table:style-name="ro1">
          <table:table-cell/>
          <table:table-cell office:value-type="string" calcext:value-type="string">
            <text:p>BoostRT/KNN_10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476389" calcext:value-type="float">
            <text:p>476389</text:p>
          </table:table-cell>
          <table:table-cell office:value-type="float" office:value="10" calcext:value-type="float">
            <text:p>10</text:p>
          </table:table-cell>
          <table:table-cell office:value-type="float" office:value="681.326" calcext:value-type="float">
            <text:p>681.326</text:p>
          </table:table-cell>
          <table:table-cell office:value-type="string" calcext:value-type="string">
            <text:p>k/s</text:p>
          </table:table-cell>
          <table:table-cell office:value-type="float" office:value="6.81326" calcext:value-type="float">
            <text:p>6.81326</text:p>
          </table:table-cell>
          <table:table-cell office:value-type="string" calcext:value-type="string">
            <text:p>M/s</text:p>
          </table:table-cell>
          <table:table-cell/>
          <table:table-cell table:formula="of:=IF([.J102]=&quot;k/s&quot;; [.I102]; IF([.J102]=&quot;M/s&quot;; [.I102]*1000; [.I102]/1000))" office:value-type="float" office:value="681.326" calcext:value-type="float">
            <text:p>681.326</text:p>
          </table:table-cell>
        </table:table-row>
        <table:table-row table:style-name="ro1">
          <table:table-cell/>
          <table:table-cell office:value-type="string" calcext:value-type="string">
            <text:p>BoostRT/KNN_10/1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64017" calcext:value-type="float">
            <text:p>364017</text:p>
          </table:table-cell>
          <table:table-cell office:value-type="float" office:value="10" calcext:value-type="float">
            <text:p>10</text:p>
          </table:table-cell>
          <table:table-cell office:value-type="float" office:value="519.34" calcext:value-type="float">
            <text:p>519.34</text:p>
          </table:table-cell>
          <table:table-cell office:value-type="string" calcext:value-type="string">
            <text:p>k/s</text:p>
          </table:table-cell>
          <table:table-cell office:value-type="float" office:value="5.1934" calcext:value-type="float">
            <text:p>5.1934</text:p>
          </table:table-cell>
          <table:table-cell office:value-type="string" calcext:value-type="string">
            <text:p>M/s</text:p>
          </table:table-cell>
          <table:table-cell/>
          <table:table-cell table:formula="of:=IF([.J103]=&quot;k/s&quot;; [.I103]; IF([.J103]=&quot;M/s&quot;; [.I103]*1000; [.I103]/1000))" office:value-type="float" office:value="519.34" calcext:value-type="float">
            <text:p>519.34</text:p>
          </table:table-cell>
        </table:table-row>
        <table:table-row table:style-name="ro1">
          <table:table-cell/>
          <table:table-cell office:value-type="string" calcext:value-type="string">
            <text:p>BoostRT/KNN_10/1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25156" calcext:value-type="float">
            <text:p>325156</text:p>
          </table:table-cell>
          <table:table-cell office:value-type="float" office:value="10" calcext:value-type="float">
            <text:p>10</text:p>
          </table:table-cell>
          <table:table-cell office:value-type="float" office:value="464.555" calcext:value-type="float">
            <text:p>464.555</text:p>
          </table:table-cell>
          <table:table-cell office:value-type="string" calcext:value-type="string">
            <text:p>k/s</text:p>
          </table:table-cell>
          <table:table-cell office:value-type="float" office:value="4.64555" calcext:value-type="float">
            <text:p>4.64555</text:p>
          </table:table-cell>
          <table:table-cell office:value-type="string" calcext:value-type="string">
            <text:p>M/s</text:p>
          </table:table-cell>
          <table:table-cell/>
          <table:table-cell table:formula="of:=IF([.J104]=&quot;k/s&quot;; [.I104]; IF([.J104]=&quot;M/s&quot;; [.I104]*1000; [.I104]/1000))" office:value-type="float" office:value="464.555" calcext:value-type="float">
            <text:p>464.555</text:p>
          </table:table-cell>
        </table:table-row>
        <table:table-row table:style-name="ro1">
          <table:table-cell/>
          <table:table-cell office:value-type="string" calcext:value-type="string">
            <text:p>BoostRT/KNN_10/1000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59283" calcext:value-type="float">
            <text:p>259283</text:p>
          </table:table-cell>
          <table:table-cell office:value-type="float" office:value="10" calcext:value-type="float">
            <text:p>10</text:p>
          </table:table-cell>
          <table:table-cell office:value-type="float" office:value="364.38" calcext:value-type="float">
            <text:p>364.38</text:p>
          </table:table-cell>
          <table:table-cell office:value-type="string" calcext:value-type="string">
            <text:p>k/s</text:p>
          </table:table-cell>
          <table:table-cell office:value-type="float" office:value="3.6438" calcext:value-type="float">
            <text:p>3.6438</text:p>
          </table:table-cell>
          <table:table-cell office:value-type="string" calcext:value-type="string">
            <text:p>M/s</text:p>
          </table:table-cell>
          <table:table-cell/>
          <table:table-cell table:formula="of:=IF([.J105]=&quot;k/s&quot;; [.I105]; IF([.J105]=&quot;M/s&quot;; [.I105]*1000; [.I105]/1000))" office:value-type="float" office:value="364.38" calcext:value-type="float">
            <text:p>364.38</text:p>
          </table:table-cell>
        </table:table-row>
        <table:table-row table:style-name="ro1">
          <table:table-cell/>
          <table:table-cell office:value-type="string" calcext:value-type="string">
            <text:p>BoostRT/KNN_10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499699" calcext:value-type="float">
            <text:p>499699</text:p>
          </table:table-cell>
          <table:table-cell office:value-type="float" office:value="10" calcext:value-type="float">
            <text:p>10</text:p>
          </table:table-cell>
          <table:table-cell office:value-type="float" office:value="696.577" calcext:value-type="float">
            <text:p>696.577</text:p>
          </table:table-cell>
          <table:table-cell office:value-type="string" calcext:value-type="string">
            <text:p>k/s</text:p>
          </table:table-cell>
          <table:table-cell office:value-type="float" office:value="6.96577" calcext:value-type="float">
            <text:p>6.96577</text:p>
          </table:table-cell>
          <table:table-cell office:value-type="string" calcext:value-type="string">
            <text:p>M/s</text:p>
          </table:table-cell>
          <table:table-cell/>
          <table:table-cell table:formula="of:=IF([.J106]=&quot;k/s&quot;; [.I106]; IF([.J106]=&quot;M/s&quot;; [.I106]*1000; [.I106]/1000))" office:value-type="float" office:value="696.577" calcext:value-type="float">
            <text:p>696.577</text:p>
          </table:table-cell>
        </table:table-row>
        <table:table-row table:style-name="ro1">
          <table:table-cell/>
          <table:table-cell office:value-type="string" calcext:value-type="string">
            <text:p>BoostRT/KNN_10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00689" calcext:value-type="float">
            <text:p>400689</text:p>
          </table:table-cell>
          <table:table-cell office:value-type="float" office:value="10" calcext:value-type="float">
            <text:p>10</text:p>
          </table:table-cell>
          <table:table-cell office:value-type="float" office:value="573.135" calcext:value-type="float">
            <text:p>573.135</text:p>
          </table:table-cell>
          <table:table-cell office:value-type="string" calcext:value-type="string">
            <text:p>k/s</text:p>
          </table:table-cell>
          <table:table-cell office:value-type="float" office:value="5.73135" calcext:value-type="float">
            <text:p>5.73135</text:p>
          </table:table-cell>
          <table:table-cell office:value-type="string" calcext:value-type="string">
            <text:p>M/s</text:p>
          </table:table-cell>
          <table:table-cell/>
          <table:table-cell table:formula="of:=IF([.J107]=&quot;k/s&quot;; [.I107]; IF([.J107]=&quot;M/s&quot;; [.I107]*1000; [.I107]/1000))" office:value-type="float" office:value="573.135" calcext:value-type="float">
            <text:p>573.135</text:p>
          </table:table-cell>
        </table:table-row>
        <table:table-row table:style-name="ro1">
          <table:table-cell/>
          <table:table-cell office:value-type="string" calcext:value-type="string">
            <text:p>BoostRT/KNN_10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04794" calcext:value-type="float">
            <text:p>304794</text:p>
          </table:table-cell>
          <table:table-cell office:value-type="float" office:value="10" calcext:value-type="float">
            <text:p>10</text:p>
          </table:table-cell>
          <table:table-cell office:value-type="float" office:value="432.182" calcext:value-type="float">
            <text:p>432.182</text:p>
          </table:table-cell>
          <table:table-cell office:value-type="string" calcext:value-type="string">
            <text:p>k/s</text:p>
          </table:table-cell>
          <table:table-cell office:value-type="float" office:value="4.32182" calcext:value-type="float">
            <text:p>4.32182</text:p>
          </table:table-cell>
          <table:table-cell office:value-type="string" calcext:value-type="string">
            <text:p>M/s</text:p>
          </table:table-cell>
          <table:table-cell/>
          <table:table-cell table:formula="of:=IF([.J108]=&quot;k/s&quot;; [.I108]; IF([.J108]=&quot;M/s&quot;; [.I108]*1000; [.I108]/1000))" office:value-type="float" office:value="432.182" calcext:value-type="float">
            <text:p>432.182</text:p>
          </table:table-cell>
        </table:table-row>
        <table:table-row table:style-name="ro1">
          <table:table-cell/>
          <table:table-cell office:value-type="string" calcext:value-type="string">
            <text:p>BoostRT/KNN_10/10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26532" calcext:value-type="float">
            <text:p>326532</text:p>
          </table:table-cell>
          <table:table-cell office:value-type="float" office:value="10" calcext:value-type="float">
            <text:p>10</text:p>
          </table:table-cell>
          <table:table-cell office:value-type="float" office:value="466.465" calcext:value-type="float">
            <text:p>466.465</text:p>
          </table:table-cell>
          <table:table-cell office:value-type="string" calcext:value-type="string">
            <text:p>k/s</text:p>
          </table:table-cell>
          <table:table-cell office:value-type="float" office:value="4.66465" calcext:value-type="float">
            <text:p>4.66465</text:p>
          </table:table-cell>
          <table:table-cell office:value-type="string" calcext:value-type="string">
            <text:p>M/s</text:p>
          </table:table-cell>
          <table:table-cell/>
          <table:table-cell table:formula="of:=IF([.J109]=&quot;k/s&quot;; [.I109]; IF([.J109]=&quot;M/s&quot;; [.I109]*1000; [.I109]/1000))" office:value-type="float" office:value="466.465" calcext:value-type="float">
            <text:p>466.465</text:p>
          </table:table-cell>
        </table:table-row>
        <table:table-row table:style-name="ro1">
          <table:table-cell/>
          <table:table-cell office:value-type="string" calcext:value-type="string">
            <text:p>FlannKDS/KNN_1/1000/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460197" calcext:value-type="float">
            <text:p>1460197</text:p>
          </table:table-cell>
          <table:table-cell office:value-type="float" office:value="1" calcext:value-type="float">
            <text:p>1</text:p>
          </table:table-cell>
          <table:table-cell office:value-type="float" office:value="2.07956" calcext:value-type="float">
            <text:p>2.07956</text:p>
          </table:table-cell>
          <table:table-cell office:value-type="string" calcext:value-type="string">
            <text:p>M/s</text:p>
          </table:table-cell>
          <table:table-cell office:value-type="float" office:value="2.07956" calcext:value-type="float">
            <text:p>2.07956</text:p>
          </table:table-cell>
          <table:table-cell office:value-type="string" calcext:value-type="string">
            <text:p>M/s</text:p>
          </table:table-cell>
          <table:table-cell/>
          <table:table-cell table:formula="of:=IF([.J110]=&quot;k/s&quot;; [.I110]; IF([.J110]=&quot;M/s&quot;; [.I110]*1000; [.I110]/1000))" office:value-type="float" office:value="2079.56" calcext:value-type="float">
            <text:p>2079.56</text:p>
          </table:table-cell>
        </table:table-row>
        <table:table-row table:style-name="ro1">
          <table:table-cell/>
          <table:table-cell office:value-type="string" calcext:value-type="string">
            <text:p>FlannKDS/KNN_1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278454" calcext:value-type="float">
            <text:p>1278454</text:p>
          </table:table-cell>
          <table:table-cell office:value-type="float" office:value="1" calcext:value-type="float">
            <text:p>1</text:p>
          </table:table-cell>
          <table:table-cell office:value-type="float" office:value="1.84477" calcext:value-type="float">
            <text:p>1.84477</text:p>
          </table:table-cell>
          <table:table-cell office:value-type="string" calcext:value-type="string">
            <text:p>M/s</text:p>
          </table:table-cell>
          <table:table-cell office:value-type="float" office:value="1.84477" calcext:value-type="float">
            <text:p>1.84477</text:p>
          </table:table-cell>
          <table:table-cell office:value-type="string" calcext:value-type="string">
            <text:p>M/s</text:p>
          </table:table-cell>
          <table:table-cell/>
          <table:table-cell table:formula="of:=IF([.J111]=&quot;k/s&quot;; [.I111]; IF([.J111]=&quot;M/s&quot;; [.I111]*1000; [.I111]/1000))" office:value-type="float" office:value="1844.77" calcext:value-type="float">
            <text:p>1844.77</text:p>
          </table:table-cell>
        </table:table-row>
        <table:table-row table:style-name="ro1">
          <table:table-cell/>
          <table:table-cell office:value-type="string" calcext:value-type="string">
            <text:p>FlannKDS/KNN_1/1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210583" calcext:value-type="float">
            <text:p>1210583</text:p>
          </table:table-cell>
          <table:table-cell office:value-type="float" office:value="1" calcext:value-type="float">
            <text:p>1</text:p>
          </table:table-cell>
          <table:table-cell office:value-type="float" office:value="1.72062" calcext:value-type="float">
            <text:p>1.72062</text:p>
          </table:table-cell>
          <table:table-cell office:value-type="string" calcext:value-type="string">
            <text:p>M/s</text:p>
          </table:table-cell>
          <table:table-cell office:value-type="float" office:value="1.72062" calcext:value-type="float">
            <text:p>1.72062</text:p>
          </table:table-cell>
          <table:table-cell office:value-type="string" calcext:value-type="string">
            <text:p>M/s</text:p>
          </table:table-cell>
          <table:table-cell/>
          <table:table-cell table:formula="of:=IF([.J112]=&quot;k/s&quot;; [.I112]; IF([.J112]=&quot;M/s&quot;; [.I112]*1000; [.I112]/1000))" office:value-type="float" office:value="1720.62" calcext:value-type="float">
            <text:p>1720.62</text:p>
          </table:table-cell>
        </table:table-row>
        <table:table-row table:style-name="ro1">
          <table:table-cell/>
          <table:table-cell office:value-type="string" calcext:value-type="string">
            <text:p>FlannKDS/KNN_1/10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05166" calcext:value-type="float">
            <text:p>1105166</text:p>
          </table:table-cell>
          <table:table-cell office:value-type="float" office:value="1" calcext:value-type="float">
            <text:p>1</text:p>
          </table:table-cell>
          <table:table-cell office:value-type="float" office:value="1.5782" calcext:value-type="float">
            <text:p>1.5782</text:p>
          </table:table-cell>
          <table:table-cell office:value-type="string" calcext:value-type="string">
            <text:p>M/s</text:p>
          </table:table-cell>
          <table:table-cell office:value-type="float" office:value="1.5782" calcext:value-type="float">
            <text:p>1.5782</text:p>
          </table:table-cell>
          <table:table-cell office:value-type="string" calcext:value-type="string">
            <text:p>M/s</text:p>
          </table:table-cell>
          <table:table-cell/>
          <table:table-cell table:formula="of:=IF([.J113]=&quot;k/s&quot;; [.I113]; IF([.J113]=&quot;M/s&quot;; [.I113]*1000; [.I113]/1000))" office:value-type="float" office:value="1578.2" calcext:value-type="float">
            <text:p>1578.2</text:p>
          </table:table-cell>
        </table:table-row>
        <table:table-row table:style-name="ro1">
          <table:table-cell/>
          <table:table-cell office:value-type="string" calcext:value-type="string">
            <text:p>FlannKDS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07711" calcext:value-type="float">
            <text:p>607711</text:p>
          </table:table-cell>
          <table:table-cell office:value-type="float" office:value="1" calcext:value-type="float">
            <text:p>1</text:p>
          </table:table-cell>
          <table:table-cell office:value-type="float" office:value="870.389" calcext:value-type="float">
            <text:p>870.389</text:p>
          </table:table-cell>
          <table:table-cell office:value-type="string" calcext:value-type="string">
            <text:p>k/s</text:p>
          </table:table-cell>
          <table:table-cell office:value-type="float" office:value="870.389" calcext:value-type="float">
            <text:p>870.389</text:p>
          </table:table-cell>
          <table:table-cell office:value-type="string" calcext:value-type="string">
            <text:p>k/s</text:p>
          </table:table-cell>
          <table:table-cell/>
          <table:table-cell table:formula="of:=IF([.J114]=&quot;k/s&quot;; [.I114]; IF([.J114]=&quot;M/s&quot;; [.I114]*1000; [.I114]/1000))" office:value-type="float" office:value="870.389" calcext:value-type="float">
            <text:p>870.389</text:p>
          </table:table-cell>
        </table:table-row>
        <table:table-row table:style-name="ro1">
          <table:table-cell/>
          <table:table-cell office:value-type="string" calcext:value-type="string">
            <text:p>FlannKDS/KNN_1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09319" calcext:value-type="float">
            <text:p>509319</text:p>
          </table:table-cell>
          <table:table-cell office:value-type="float" office:value="1" calcext:value-type="float">
            <text:p>1</text:p>
          </table:table-cell>
          <table:table-cell office:value-type="float" office:value="731.44" calcext:value-type="float">
            <text:p>731.44</text:p>
          </table:table-cell>
          <table:table-cell office:value-type="string" calcext:value-type="string">
            <text:p>k/s</text:p>
          </table:table-cell>
          <table:table-cell office:value-type="float" office:value="731.44" calcext:value-type="float">
            <text:p>731.44</text:p>
          </table:table-cell>
          <table:table-cell office:value-type="string" calcext:value-type="string">
            <text:p>k/s</text:p>
          </table:table-cell>
          <table:table-cell/>
          <table:table-cell table:formula="of:=IF([.J115]=&quot;k/s&quot;; [.I115]; IF([.J115]=&quot;M/s&quot;; [.I115]*1000; [.I115]/1000))" office:value-type="float" office:value="731.44" calcext:value-type="float">
            <text:p>731.44</text:p>
          </table:table-cell>
        </table:table-row>
        <table:table-row table:style-name="ro1">
          <table:table-cell/>
          <table:table-cell office:value-type="string" calcext:value-type="string">
            <text:p>FlannKDS/KNN_1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30367" calcext:value-type="float">
            <text:p>330367</text:p>
          </table:table-cell>
          <table:table-cell office:value-type="float" office:value="1" calcext:value-type="float">
            <text:p>1</text:p>
          </table:table-cell>
          <table:table-cell office:value-type="float" office:value="474.945" calcext:value-type="float">
            <text:p>474.945</text:p>
          </table:table-cell>
          <table:table-cell office:value-type="string" calcext:value-type="string">
            <text:p>k/s</text:p>
          </table:table-cell>
          <table:table-cell office:value-type="float" office:value="474.945" calcext:value-type="float">
            <text:p>474.945</text:p>
          </table:table-cell>
          <table:table-cell office:value-type="string" calcext:value-type="string">
            <text:p>k/s</text:p>
          </table:table-cell>
          <table:table-cell/>
          <table:table-cell table:formula="of:=IF([.J116]=&quot;k/s&quot;; [.I116]; IF([.J116]=&quot;M/s&quot;; [.I116]*1000; [.I116]/1000))" office:value-type="float" office:value="474.945" calcext:value-type="float">
            <text:p>474.945</text:p>
          </table:table-cell>
        </table:table-row>
        <table:table-row table:style-name="ro1">
          <table:table-cell/>
          <table:table-cell office:value-type="string" calcext:value-type="string">
            <text:p>FlannKDS/KNN_1/10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57681" calcext:value-type="float">
            <text:p>457681</text:p>
          </table:table-cell>
          <table:table-cell office:value-type="float" office:value="1" calcext:value-type="float">
            <text:p>1</text:p>
          </table:table-cell>
          <table:table-cell office:value-type="float" office:value="653.268" calcext:value-type="float">
            <text:p>653.268</text:p>
          </table:table-cell>
          <table:table-cell office:value-type="string" calcext:value-type="string">
            <text:p>k/s</text:p>
          </table:table-cell>
          <table:table-cell office:value-type="float" office:value="653.268" calcext:value-type="float">
            <text:p>653.268</text:p>
          </table:table-cell>
          <table:table-cell office:value-type="string" calcext:value-type="string">
            <text:p>k/s</text:p>
          </table:table-cell>
          <table:table-cell/>
          <table:table-cell table:formula="of:=IF([.J117]=&quot;k/s&quot;; [.I117]; IF([.J117]=&quot;M/s&quot;; [.I117]*1000; [.I117]/1000))" office:value-type="float" office:value="653.268" calcext:value-type="float">
            <text:p>653.268</text:p>
          </table:table-cell>
        </table:table-row>
        <table:table-row table:style-name="ro1">
          <table:table-cell/>
          <table:table-cell office:value-type="string" calcext:value-type="string">
            <text:p>FlannKDS/KNN_10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89948" calcext:value-type="float">
            <text:p>789948</text:p>
          </table:table-cell>
          <table:table-cell office:value-type="float" office:value="10" calcext:value-type="float">
            <text:p>10</text:p>
          </table:table-cell>
          <table:table-cell office:value-type="float" office:value="1.13398" calcext:value-type="float">
            <text:p>1.13398</text:p>
          </table:table-cell>
          <table:table-cell office:value-type="string" calcext:value-type="string">
            <text:p>M/s</text:p>
          </table:table-cell>
          <table:table-cell office:value-type="float" office:value="11.3398" calcext:value-type="float">
            <text:p>11.3398</text:p>
          </table:table-cell>
          <table:table-cell office:value-type="string" calcext:value-type="string">
            <text:p>M/s</text:p>
          </table:table-cell>
          <table:table-cell/>
          <table:table-cell table:formula="of:=IF([.J118]=&quot;k/s&quot;; [.I118]; IF([.J118]=&quot;M/s&quot;; [.I118]*1000; [.I118]/1000))" office:value-type="float" office:value="1133.98" calcext:value-type="float">
            <text:p>1133.98</text:p>
          </table:table-cell>
        </table:table-row>
        <table:table-row table:style-name="ro1">
          <table:table-cell/>
          <table:table-cell office:value-type="string" calcext:value-type="string">
            <text:p>FlannKDS/KNN_10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24872" calcext:value-type="float">
            <text:p>624872</text:p>
          </table:table-cell>
          <table:table-cell office:value-type="float" office:value="10" calcext:value-type="float">
            <text:p>10</text:p>
          </table:table-cell>
          <table:table-cell office:value-type="float" office:value="895.706" calcext:value-type="float">
            <text:p>895.706</text:p>
          </table:table-cell>
          <table:table-cell office:value-type="string" calcext:value-type="string">
            <text:p>k/s</text:p>
          </table:table-cell>
          <table:table-cell office:value-type="float" office:value="8.95706" calcext:value-type="float">
            <text:p>8.95706</text:p>
          </table:table-cell>
          <table:table-cell office:value-type="string" calcext:value-type="string">
            <text:p>M/s</text:p>
          </table:table-cell>
          <table:table-cell/>
          <table:table-cell table:formula="of:=IF([.J119]=&quot;k/s&quot;; [.I119]; IF([.J119]=&quot;M/s&quot;; [.I119]*1000; [.I119]/1000))" office:value-type="float" office:value="895.706" calcext:value-type="float">
            <text:p>895.706</text:p>
          </table:table-cell>
        </table:table-row>
        <table:table-row table:style-name="ro1">
          <table:table-cell/>
          <table:table-cell office:value-type="string" calcext:value-type="string">
            <text:p>FlannKDS/KNN_10/1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87790" calcext:value-type="float">
            <text:p>587790</text:p>
          </table:table-cell>
          <table:table-cell office:value-type="float" office:value="10" calcext:value-type="float">
            <text:p>10</text:p>
          </table:table-cell>
          <table:table-cell office:value-type="float" office:value="842.184" calcext:value-type="float">
            <text:p>842.184</text:p>
          </table:table-cell>
          <table:table-cell office:value-type="string" calcext:value-type="string">
            <text:p>k/s</text:p>
          </table:table-cell>
          <table:table-cell office:value-type="float" office:value="8.42184" calcext:value-type="float">
            <text:p>8.42184</text:p>
          </table:table-cell>
          <table:table-cell office:value-type="string" calcext:value-type="string">
            <text:p>M/s</text:p>
          </table:table-cell>
          <table:table-cell/>
          <table:table-cell table:formula="of:=IF([.J120]=&quot;k/s&quot;; [.I120]; IF([.J120]=&quot;M/s&quot;; [.I120]*1000; [.I120]/1000))" office:value-type="float" office:value="842.184" calcext:value-type="float">
            <text:p>842.184</text:p>
          </table:table-cell>
        </table:table-row>
        <table:table-row table:style-name="ro1">
          <table:table-cell/>
          <table:table-cell office:value-type="string" calcext:value-type="string">
            <text:p>FlannKDS/KNN_10/10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63317" calcext:value-type="float">
            <text:p>563317</text:p>
          </table:table-cell>
          <table:table-cell office:value-type="float" office:value="10" calcext:value-type="float">
            <text:p>10</text:p>
          </table:table-cell>
          <table:table-cell office:value-type="float" office:value="800.977" calcext:value-type="float">
            <text:p>800.977</text:p>
          </table:table-cell>
          <table:table-cell office:value-type="string" calcext:value-type="string">
            <text:p>k/s</text:p>
          </table:table-cell>
          <table:table-cell office:value-type="float" office:value="8.00977" calcext:value-type="float">
            <text:p>8.00977</text:p>
          </table:table-cell>
          <table:table-cell office:value-type="string" calcext:value-type="string">
            <text:p>M/s</text:p>
          </table:table-cell>
          <table:table-cell/>
          <table:table-cell table:formula="of:=IF([.J121]=&quot;k/s&quot;; [.I121]; IF([.J121]=&quot;M/s&quot;; [.I121]*1000; [.I121]/1000))" office:value-type="float" office:value="800.977" calcext:value-type="float">
            <text:p>800.977</text:p>
          </table:table-cell>
        </table:table-row>
        <table:table-row table:style-name="ro1">
          <table:table-cell/>
          <table:table-cell office:value-type="string" calcext:value-type="string">
            <text:p>FlannKDS/KNN_10/1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87080" calcext:value-type="float">
            <text:p>387080</text:p>
          </table:table-cell>
          <table:table-cell office:value-type="float" office:value="10" calcext:value-type="float">
            <text:p>10</text:p>
          </table:table-cell>
          <table:table-cell office:value-type="float" office:value="571.2" calcext:value-type="float">
            <text:p>571.2</text:p>
          </table:table-cell>
          <table:table-cell office:value-type="string" calcext:value-type="string">
            <text:p>k/s</text:p>
          </table:table-cell>
          <table:table-cell office:value-type="float" office:value="5.712" calcext:value-type="float">
            <text:p>5.712</text:p>
          </table:table-cell>
          <table:table-cell office:value-type="string" calcext:value-type="string">
            <text:p>M/s</text:p>
          </table:table-cell>
          <table:table-cell/>
          <table:table-cell table:formula="of:=IF([.J122]=&quot;k/s&quot;; [.I122]; IF([.J122]=&quot;M/s&quot;; [.I122]*1000; [.I122]/1000))" office:value-type="float" office:value="571.2" calcext:value-type="float">
            <text:p>571.2</text:p>
          </table:table-cell>
        </table:table-row>
        <table:table-row table:style-name="ro1">
          <table:table-cell/>
          <table:table-cell office:value-type="string" calcext:value-type="string">
            <text:p>FlannKDS/KNN_10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87053" calcext:value-type="float">
            <text:p>387053</text:p>
          </table:table-cell>
          <table:table-cell office:value-type="float" office:value="10" calcext:value-type="float">
            <text:p>10</text:p>
          </table:table-cell>
          <table:table-cell office:value-type="float" office:value="553.081" calcext:value-type="float">
            <text:p>553.081</text:p>
          </table:table-cell>
          <table:table-cell office:value-type="string" calcext:value-type="string">
            <text:p>k/s</text:p>
          </table:table-cell>
          <table:table-cell office:value-type="float" office:value="5.53081" calcext:value-type="float">
            <text:p>5.53081</text:p>
          </table:table-cell>
          <table:table-cell office:value-type="string" calcext:value-type="string">
            <text:p>M/s</text:p>
          </table:table-cell>
          <table:table-cell/>
          <table:table-cell table:formula="of:=IF([.J123]=&quot;k/s&quot;; [.I123]; IF([.J123]=&quot;M/s&quot;; [.I123]*1000; [.I123]/1000))" office:value-type="float" office:value="553.081" calcext:value-type="float">
            <text:p>553.081</text:p>
          </table:table-cell>
        </table:table-row>
        <table:table-row table:style-name="ro1">
          <table:table-cell/>
          <table:table-cell office:value-type="string" calcext:value-type="string">
            <text:p>FlannKDS/KNN_10/10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45125" calcext:value-type="float">
            <text:p>245125</text:p>
          </table:table-cell>
          <table:table-cell office:value-type="float" office:value="10" calcext:value-type="float">
            <text:p>10</text:p>
          </table:table-cell>
          <table:table-cell office:value-type="float" office:value="357.014" calcext:value-type="float">
            <text:p>357.014</text:p>
          </table:table-cell>
          <table:table-cell office:value-type="string" calcext:value-type="string">
            <text:p>k/s</text:p>
          </table:table-cell>
          <table:table-cell office:value-type="float" office:value="3.57014" calcext:value-type="float">
            <text:p>3.57014</text:p>
          </table:table-cell>
          <table:table-cell office:value-type="string" calcext:value-type="string">
            <text:p>M/s</text:p>
          </table:table-cell>
          <table:table-cell/>
          <table:table-cell table:formula="of:=IF([.J124]=&quot;k/s&quot;; [.I124]; IF([.J124]=&quot;M/s&quot;; [.I124]*1000; [.I124]/1000))" office:value-type="float" office:value="357.014" calcext:value-type="float">
            <text:p>357.014</text:p>
          </table:table-cell>
        </table:table-row>
        <table:table-row table:style-name="ro1">
          <table:table-cell/>
          <table:table-cell office:value-type="string" calcext:value-type="string">
            <text:p>FlannKDS/KNN_10/10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57544" calcext:value-type="float">
            <text:p>357544</text:p>
          </table:table-cell>
          <table:table-cell office:value-type="float" office:value="10" calcext:value-type="float">
            <text:p>10</text:p>
          </table:table-cell>
          <table:table-cell office:value-type="float" office:value="512.65" calcext:value-type="float">
            <text:p>512.65</text:p>
          </table:table-cell>
          <table:table-cell office:value-type="string" calcext:value-type="string">
            <text:p>k/s</text:p>
          </table:table-cell>
          <table:table-cell office:value-type="float" office:value="5.1265" calcext:value-type="float">
            <text:p>5.1265</text:p>
          </table:table-cell>
          <table:table-cell office:value-type="string" calcext:value-type="string">
            <text:p>M/s</text:p>
          </table:table-cell>
          <table:table-cell/>
          <table:table-cell table:formula="of:=IF([.J125]=&quot;k/s&quot;; [.I125]; IF([.J125]=&quot;M/s&quot;; [.I125]*1000; [.I125]/1000))" office:value-type="float" office:value="512.65" calcext:value-type="float">
            <text:p>512.65</text:p>
          </table:table-cell>
        </table:table-row>
        <table:table-row table:style-name="ro1" table:number-rows-repeated="104845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knn_mm_d - D10" table:style-name="ta1">
        <table:shapes>
          <draw:frame draw:z-index="0" draw:style-name="gr1" draw:text-style-name="P1" svg:width="6.2972in" svg:height="3.4343in" svg:x="1.4031in" svg:y="0.5425in">
            <draw:object draw:notify-on-update-of-ranges="'knn_mm_d - D10'.A30:'knn_mm_d - D10'.A33 'knn_mm_d - D10'.B30:'knn_mm_d - D10'.B30 'knn_mm_d - D10'.N30:'knn_mm_d - D10'.N33 'knn_mm_d - D10'.A30:'knn_mm_d - D10'.A33 'knn_mm_d - D10'.B46:'knn_mm_d - D10'.B46 'knn_mm_d - D10'.N46:'knn_mm_d - D10'.N49 'knn_mm_d - D10'.A30:'knn_mm_d - D10'.A33 'knn_mm_d - D10'.B62:'knn_mm_d - D10'.B62 'knn_mm_d - D10'.N62:'knn_mm_d - D10'.N65 'knn_mm_d - D10'.A30:'knn_mm_d - D10'.A33 'knn_mm_d - D10'.B78:'knn_mm_d - D10'.B78 'knn_mm_d - D10'.N78:'knn_mm_d - D10'.N81 'knn_mm_d - D10'.A30:'knn_mm_d - D10'.A33 'knn_mm_d - D10'.B94:'knn_mm_d - D10'.B94 'knn_mm_d - D10'.N94:'knn_mm_d - D10'.N97 'knn_mm_d - D10'.A30:'knn_mm_d - D10'.A33 'knn_mm_d - D10'.B110:'knn_mm_d - D10'.B110 'knn_mm_d - D10'.N110:'knn_mm_d - D10'.N1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'knn_mm_d - D10'.A30:'knn_mm_d - D10'.A33 'knn_mm_d - D10'.B30:'knn_mm_d - D10'.B30 'knn_mm_d - D10'.N34:'knn_mm_d - D10'.N37 'knn_mm_d - D10'.A30:'knn_mm_d - D10'.A33 'knn_mm_d - D10'.B46:'knn_mm_d - D10'.B46 'knn_mm_d - D10'.N50:'knn_mm_d - D10'.N53 'knn_mm_d - D10'.A30:'knn_mm_d - D10'.A33 'knn_mm_d - D10'.B62:'knn_mm_d - D10'.B62 'knn_mm_d - D10'.N66:'knn_mm_d - D10'.N69 'knn_mm_d - D10'.A30:'knn_mm_d - D10'.A33 'knn_mm_d - D10'.B78:'knn_mm_d - D10'.B78 'knn_mm_d - D10'.N82:'knn_mm_d - D10'.N85 'knn_mm_d - D10'.A30:'knn_mm_d - D10'.A33 'knn_mm_d - D10'.B94:'knn_mm_d - D10'.B94 'knn_mm_d - D10'.N98:'knn_mm_d - D10'.N101 'knn_mm_d - D10'.A30:'knn_mm_d - D10'.A33 'knn_mm_d - D10'.B110:'knn_mm_d - D10'.B110 'knn_mm_d - D10'.N114:'knn_mm_d - D10'.N1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1" table:default-cell-style-name="ce1"/>
        <table:table-row table:style-name="ro1" table:number-rows-repeated="26">
          <table:table-cell table:number-columns-repeated="14"/>
        </table:table-row>
        <table:table-row table:style-name="ro1">
          <table:table-cell/>
          <table:table-cell office:value-type="string" calcext:value-type="string">
            <text:p>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6"/>T</text:p>
          </table:table-cell>
          <table:table-cell office:value-type="string" calcext:value-type="string">
            <text:p>ime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avg_result_count</text:p>
          </table:table-cell>
          <table:table-cell office:value-type="string" calcext:value-type="string">
            <text:p><text:s/>query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<text:s/>result_r</text:p>
          </table:table-cell>
          <table:table-cell office:value-type="string" calcext:value-type="string">
            <text:p>ate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to k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KNN_1/1000/4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32313" calcext:value-type="float">
            <text:p>32313</text:p>
          </table:table-cell>
          <table:table-cell office:value-type="float" office:value="1" calcext:value-type="float">
            <text:p>1</text:p>
          </table:table-cell>
          <table:table-cell office:value-type="float" office:value="46.0027" calcext:value-type="float">
            <text:p>46.0027</text:p>
          </table:table-cell>
          <table:table-cell office:value-type="string" calcext:value-type="string">
            <text:p>k/s</text:p>
          </table:table-cell>
          <table:table-cell office:value-type="float" office:value="46.0027" calcext:value-type="float">
            <text:p>46.0027</text:p>
          </table:table-cell>
          <table:table-cell office:value-type="string" calcext:value-type="string">
            <text:p>k/s</text:p>
          </table:table-cell>
          <table:table-cell/>
          <table:table-cell table:formula="of:=IF([.J30]=&quot;k/s&quot;; [.I30]; IF([.J30]=&quot;M/s&quot;; [.I30]*1000; [.I30]/1000))" office:value-type="float" office:value="46.0027" calcext:value-type="float">
            <text:p>46.002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KNN_1/10000/4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<text:s/>ms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<text:s/>ms</text:p>
          </table:table-cell>
          <table:table-cell office:value-type="float" office:value="2748" calcext:value-type="float">
            <text:p>2748</text:p>
          </table:table-cell>
          <table:table-cell office:value-type="float" office:value="1" calcext:value-type="float">
            <text:p>1</text:p>
          </table:table-cell>
          <table:table-cell office:value-type="float" office:value="3.96366" calcext:value-type="float">
            <text:p>3.96366</text:p>
          </table:table-cell>
          <table:table-cell office:value-type="string" calcext:value-type="string">
            <text:p>k/s</text:p>
          </table:table-cell>
          <table:table-cell office:value-type="float" office:value="3.96366" calcext:value-type="float">
            <text:p>3.96366</text:p>
          </table:table-cell>
          <table:table-cell office:value-type="string" calcext:value-type="string">
            <text:p>k/s</text:p>
          </table:table-cell>
          <table:table-cell/>
          <table:table-cell table:formula="of:=IF([.J31]=&quot;k/s&quot;; [.I31]; IF([.J31]=&quot;M/s&quot;; [.I31]*1000; [.I31]/1000))" office:value-type="float" office:value="3.96366" calcext:value-type="float">
            <text:p>3.9636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KNN_1/100000/4</text:p>
          </table:table-cell>
          <table:table-cell office:value-type="float" office:value="5.31" calcext:value-type="float">
            <text:p>5.31</text:p>
          </table:table-cell>
          <table:table-cell office:value-type="string" calcext:value-type="string">
            <text:p><text:s/>ms</text:p>
          </table:table-cell>
          <table:table-cell office:value-type="float" office:value="5.31" calcext:value-type="float">
            <text:p>5.31</text:p>
          </table:table-cell>
          <table:table-cell office:value-type="string" calcext:value-type="string">
            <text:p><text:s/>m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88.3" calcext:value-type="float">
            <text:p>188.3</text:p>
          </table:table-cell>
          <table:table-cell office:value-type="string" calcext:value-type="string">
            <text:p>5/s</text:p>
          </table:table-cell>
          <table:table-cell office:value-type="float" office:value="188.3" calcext:value-type="float">
            <text:p>188.3</text:p>
          </table:table-cell>
          <table:table-cell office:value-type="string" calcext:value-type="string">
            <text:p>5/s</text:p>
          </table:table-cell>
          <table:table-cell/>
          <table:table-cell table:formula="of:=IF([.J32]=&quot;k/s&quot;; [.I32]; IF([.J32]=&quot;M/s&quot;; [.I32]*1000; [.I32]/1000))" office:value-type="float" office:value="0.1883" calcext:value-type="float">
            <text:p>0.188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KNN_1/1000000/4</text:p>
          </table:table-cell>
          <table:table-cell office:value-type="float" office:value="47.8" calcext:value-type="float">
            <text:p>47.8</text:p>
          </table:table-cell>
          <table:table-cell office:value-type="string" calcext:value-type="string">
            <text:p><text:s/>ms</text:p>
          </table:table-cell>
          <table:table-cell office:value-type="float" office:value="47.8" calcext:value-type="float">
            <text:p>47.8</text:p>
          </table:table-cell>
          <table:table-cell office:value-type="string" calcext:value-type="string">
            <text:p><text:s/>m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.923" calcext:value-type="float">
            <text:p>20.923</text:p>
          </table:table-cell>
          <table:table-cell office:value-type="string" calcext:value-type="string">
            <text:p>6/s</text:p>
          </table:table-cell>
          <table:table-cell office:value-type="float" office:value="20.923" calcext:value-type="float">
            <text:p>20.923</text:p>
          </table:table-cell>
          <table:table-cell office:value-type="string" calcext:value-type="string">
            <text:p>6/s</text:p>
          </table:table-cell>
          <table:table-cell/>
          <table:table-cell table:formula="of:=IF([.J33]=&quot;k/s&quot;; [.I33]; IF([.J33]=&quot;M/s&quot;; [.I33]*1000; [.I33]/1000))" office:value-type="float" office:value="0.020923" calcext:value-type="float">
            <text:p>0.020923</text:p>
          </table:table-cell>
        </table:table-row>
        <table:table-row table:style-name="ro1">
          <table:table-cell/>
          <table:table-cell office:value-type="string" calcext:value-type="string">
            <text:p>PhTreeMM/KNN_1/1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77711" calcext:value-type="float">
            <text:p>177711</text:p>
          </table:table-cell>
          <table:table-cell office:value-type="float" office:value="1" calcext:value-type="float">
            <text:p>1</text:p>
          </table:table-cell>
          <table:table-cell office:value-type="float" office:value="253.175" calcext:value-type="float">
            <text:p>253.175</text:p>
          </table:table-cell>
          <table:table-cell office:value-type="string" calcext:value-type="string">
            <text:p>k/s</text:p>
          </table:table-cell>
          <table:table-cell office:value-type="float" office:value="253.175" calcext:value-type="float">
            <text:p>253.175</text:p>
          </table:table-cell>
          <table:table-cell office:value-type="string" calcext:value-type="string">
            <text:p>k/s</text:p>
          </table:table-cell>
          <table:table-cell/>
          <table:table-cell table:formula="of:=IF([.J34]=&quot;k/s&quot;; [.I34]; IF([.J34]=&quot;M/s&quot;; [.I34]*1000; [.I34]/1000))" office:value-type="float" office:value="253.175" calcext:value-type="float">
            <text:p>253.175</text:p>
          </table:table-cell>
        </table:table-row>
        <table:table-row table:style-name="ro1">
          <table:table-cell/>
          <table:table-cell office:value-type="string" calcext:value-type="string">
            <text:p>PhTreeMM/KNN_1/10000/7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<text:s/>ms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<text:s/>ms</text:p>
          </table:table-cell>
          <table:table-cell office:value-type="float" office:value="81254" calcext:value-type="float">
            <text:p>81254</text:p>
          </table:table-cell>
          <table:table-cell office:value-type="float" office:value="1" calcext:value-type="float">
            <text:p>1</text:p>
          </table:table-cell>
          <table:table-cell office:value-type="float" office:value="116.021" calcext:value-type="float">
            <text:p>116.021</text:p>
          </table:table-cell>
          <table:table-cell office:value-type="string" calcext:value-type="string">
            <text:p>k/s</text:p>
          </table:table-cell>
          <table:table-cell office:value-type="float" office:value="116.021" calcext:value-type="float">
            <text:p>116.021</text:p>
          </table:table-cell>
          <table:table-cell office:value-type="string" calcext:value-type="string">
            <text:p>k/s</text:p>
          </table:table-cell>
          <table:table-cell/>
          <table:table-cell table:formula="of:=IF([.J35]=&quot;k/s&quot;; [.I35]; IF([.J35]=&quot;M/s&quot;; [.I35]*1000; [.I35]/1000))" office:value-type="float" office:value="116.021" calcext:value-type="float">
            <text:p>116.021</text:p>
          </table:table-cell>
        </table:table-row>
        <table:table-row table:style-name="ro1">
          <table:table-cell/>
          <table:table-cell office:value-type="string" calcext:value-type="string">
            <text:p>PhTreeMM/KNN_1/100000/7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<text:s/>ms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<text:s/>ms</text:p>
          </table:table-cell>
          <table:table-cell office:value-type="float" office:value="11893" calcext:value-type="float">
            <text:p>11893</text:p>
          </table:table-cell>
          <table:table-cell office:value-type="float" office:value="1" calcext:value-type="float">
            <text:p>1</text:p>
          </table:table-cell>
          <table:table-cell office:value-type="float" office:value="18.4722" calcext:value-type="float">
            <text:p>18.4722</text:p>
          </table:table-cell>
          <table:table-cell office:value-type="string" calcext:value-type="string">
            <text:p>k/s</text:p>
          </table:table-cell>
          <table:table-cell office:value-type="float" office:value="18.4722" calcext:value-type="float">
            <text:p>18.4722</text:p>
          </table:table-cell>
          <table:table-cell office:value-type="string" calcext:value-type="string">
            <text:p>k/s</text:p>
          </table:table-cell>
          <table:table-cell/>
          <table:table-cell table:formula="of:=IF([.J36]=&quot;k/s&quot;; [.I36]; IF([.J36]=&quot;M/s&quot;; [.I36]*1000; [.I36]/1000))" office:value-type="float" office:value="18.4722" calcext:value-type="float">
            <text:p>18.4722</text:p>
          </table:table-cell>
        </table:table-row>
        <table:table-row table:style-name="ro1">
          <table:table-cell/>
          <table:table-cell office:value-type="string" calcext:value-type="string">
            <text:p>PhTreeMM/KNN_1/1000000/7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<text:s/>ms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<text:s/>m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  <table:table-cell office:value-type="float" office:value="2.1231" calcext:value-type="float">
            <text:p>2.1231</text:p>
          </table:table-cell>
          <table:table-cell office:value-type="string" calcext:value-type="string">
            <text:p>k/s</text:p>
          </table:table-cell>
          <table:table-cell office:value-type="float" office:value="2.1231" calcext:value-type="float">
            <text:p>2.1231</text:p>
          </table:table-cell>
          <table:table-cell office:value-type="string" calcext:value-type="string">
            <text:p>k/s</text:p>
          </table:table-cell>
          <table:table-cell/>
          <table:table-cell table:formula="of:=IF([.J37]=&quot;k/s&quot;; [.I37]; IF([.J37]=&quot;M/s&quot;; [.I37]*1000; [.I37]/1000))" office:value-type="float" office:value="2.1231" calcext:value-type="float">
            <text:p>2.1231</text:p>
          </table:table-cell>
        </table:table-row>
        <table:table-row table:style-name="ro1">
          <table:table-cell/>
          <table:table-cell office:value-type="string" calcext:value-type="string">
            <text:p>PhTreeMM/KNN_10/1000/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<text:s/>ms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<text:s/>ms</text:p>
          </table:table-cell>
          <table:table-cell office:value-type="float" office:value="27783" calcext:value-type="float">
            <text:p>27783</text:p>
          </table:table-cell>
          <table:table-cell office:value-type="float" office:value="10" calcext:value-type="float">
            <text:p>10</text:p>
          </table:table-cell>
          <table:table-cell office:value-type="float" office:value="39.8641" calcext:value-type="float">
            <text:p>39.8641</text:p>
          </table:table-cell>
          <table:table-cell office:value-type="string" calcext:value-type="string">
            <text:p>k/s</text:p>
          </table:table-cell>
          <table:table-cell office:value-type="float" office:value="398.641" calcext:value-type="float">
            <text:p>398.641</text:p>
          </table:table-cell>
          <table:table-cell office:value-type="string" calcext:value-type="string">
            <text:p>k/s</text:p>
          </table:table-cell>
          <table:table-cell/>
          <table:table-cell table:formula="of:=IF([.J38]=&quot;k/s&quot;; [.I38]; IF([.J38]=&quot;M/s&quot;; [.I38]*1000; [.I38]/1000))" office:value-type="float" office:value="39.8641" calcext:value-type="float">
            <text:p>39.8641</text:p>
          </table:table-cell>
        </table:table-row>
        <table:table-row table:style-name="ro1">
          <table:table-cell/>
          <table:table-cell office:value-type="string" calcext:value-type="string">
            <text:p>PhTreeMM/KNN_10/10000/4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<text:s/>ms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<text:s/>ms</text:p>
          </table:table-cell>
          <table:table-cell office:value-type="float" office:value="2662" calcext:value-type="float">
            <text:p>2662</text:p>
          </table:table-cell>
          <table:table-cell office:value-type="float" office:value="10" calcext:value-type="float">
            <text:p>10</text:p>
          </table:table-cell>
          <table:table-cell office:value-type="float" office:value="3.78686" calcext:value-type="float">
            <text:p>3.78686</text:p>
          </table:table-cell>
          <table:table-cell office:value-type="string" calcext:value-type="string">
            <text:p>k/s</text:p>
          </table:table-cell>
          <table:table-cell office:value-type="float" office:value="37.8686" calcext:value-type="float">
            <text:p>37.8686</text:p>
          </table:table-cell>
          <table:table-cell office:value-type="string" calcext:value-type="string">
            <text:p>k/s</text:p>
          </table:table-cell>
          <table:table-cell/>
          <table:table-cell table:formula="of:=IF([.J39]=&quot;k/s&quot;; [.I39]; IF([.J39]=&quot;M/s&quot;; [.I39]*1000; [.I39]/1000))" office:value-type="float" office:value="3.78686" calcext:value-type="float">
            <text:p>3.78686</text:p>
          </table:table-cell>
        </table:table-row>
        <table:table-row table:style-name="ro1">
          <table:table-cell/>
          <table:table-cell office:value-type="string" calcext:value-type="string">
            <text:p>PhTreeMM/KNN_10/100000/4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<text:s/>ms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<text:s/>ms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82.21" calcext:value-type="float">
            <text:p>182.21</text:p>
          </table:table-cell>
          <table:table-cell office:value-type="string" calcext:value-type="string">
            <text:p>7/s</text:p>
          </table:table-cell>
          <table:table-cell office:value-type="float" office:value="1.82217" calcext:value-type="float">
            <text:p>1.82217</text:p>
          </table:table-cell>
          <table:table-cell office:value-type="string" calcext:value-type="string">
            <text:p>k/s</text:p>
          </table:table-cell>
          <table:table-cell/>
          <table:table-cell table:formula="of:=IF([.J40]=&quot;k/s&quot;; [.I40]; IF([.J40]=&quot;M/s&quot;; [.I40]*1000; [.I40]/1000))" office:value-type="float" office:value="0.18221" calcext:value-type="float">
            <text:p>0.18221</text:p>
          </table:table-cell>
        </table:table-row>
        <table:table-row table:style-name="ro1">
          <table:table-cell/>
          <table:table-cell office:value-type="string" calcext:value-type="string">
            <text:p>PhTreeMM/KNN_10/1000000/4</text:p>
          </table:table-cell>
          <table:table-cell office:value-type="float" office:value="51.7" calcext:value-type="float">
            <text:p>51.7</text:p>
          </table:table-cell>
          <table:table-cell office:value-type="string" calcext:value-type="string">
            <text:p><text:s/>ms</text:p>
          </table:table-cell>
          <table:table-cell office:value-type="float" office:value="51.7" calcext:value-type="float">
            <text:p>51.7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.352" calcext:value-type="float">
            <text:p>19.352</text:p>
          </table:table-cell>
          <table:table-cell office:value-type="string" calcext:value-type="string">
            <text:p>2/s</text:p>
          </table:table-cell>
          <table:table-cell office:value-type="float" office:value="193.52" calcext:value-type="float">
            <text:p>193.52</text:p>
          </table:table-cell>
          <table:table-cell office:value-type="string" calcext:value-type="string">
            <text:p>2/s</text:p>
          </table:table-cell>
          <table:table-cell/>
          <table:table-cell table:formula="of:=IF([.J41]=&quot;k/s&quot;; [.I41]; IF([.J41]=&quot;M/s&quot;; [.I41]*1000; [.I41]/1000))" office:value-type="float" office:value="0.019352" calcext:value-type="float">
            <text:p>0.019352</text:p>
          </table:table-cell>
        </table:table-row>
        <table:table-row table:style-name="ro1">
          <table:table-cell/>
          <table:table-cell office:value-type="string" calcext:value-type="string">
            <text:p>PhTreeMM/KNN_10/1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34072" calcext:value-type="float">
            <text:p>134072</text:p>
          </table:table-cell>
          <table:table-cell office:value-type="float" office:value="10" calcext:value-type="float">
            <text:p>10</text:p>
          </table:table-cell>
          <table:table-cell office:value-type="float" office:value="193.875" calcext:value-type="float">
            <text:p>193.875</text:p>
          </table:table-cell>
          <table:table-cell office:value-type="string" calcext:value-type="string">
            <text:p>k/s</text:p>
          </table:table-cell>
          <table:table-cell office:value-type="float" office:value="1.93875" calcext:value-type="float">
            <text:p>1.93875</text:p>
          </table:table-cell>
          <table:table-cell office:value-type="string" calcext:value-type="string">
            <text:p>M/s</text:p>
          </table:table-cell>
          <table:table-cell/>
          <table:table-cell table:formula="of:=IF([.J42]=&quot;k/s&quot;; [.I42]; IF([.J42]=&quot;M/s&quot;; [.I42]*1000; [.I42]/1000))" office:value-type="float" office:value="193.875" calcext:value-type="float">
            <text:p>193.875</text:p>
          </table:table-cell>
        </table:table-row>
        <table:table-row table:style-name="ro1">
          <table:table-cell/>
          <table:table-cell office:value-type="string" calcext:value-type="string">
            <text:p>PhTreeMM/KNN_10/10000/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72849" calcext:value-type="float">
            <text:p>72849</text:p>
          </table:table-cell>
          <table:table-cell office:value-type="float" office:value="10" calcext:value-type="float">
            <text:p>10</text:p>
          </table:table-cell>
          <table:table-cell office:value-type="float" office:value="102.739" calcext:value-type="float">
            <text:p>102.739</text:p>
          </table:table-cell>
          <table:table-cell office:value-type="string" calcext:value-type="string">
            <text:p>k/s</text:p>
          </table:table-cell>
          <table:table-cell office:value-type="float" office:value="1027.39" calcext:value-type="float">
            <text:p>1027.39</text:p>
          </table:table-cell>
          <table:table-cell office:value-type="string" calcext:value-type="string">
            <text:p>k/s</text:p>
          </table:table-cell>
          <table:table-cell/>
          <table:table-cell table:formula="of:=IF([.J43]=&quot;k/s&quot;; [.I43]; IF([.J43]=&quot;M/s&quot;; [.I43]*1000; [.I43]/1000))" office:value-type="float" office:value="102.739" calcext:value-type="float">
            <text:p>102.739</text:p>
          </table:table-cell>
        </table:table-row>
        <table:table-row table:style-name="ro1">
          <table:table-cell/>
          <table:table-cell office:value-type="string" calcext:value-type="string">
            <text:p>PhTreeMM/KNN_10/100000/7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<text:s/>ms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<text:s/>ms</text:p>
          </table:table-cell>
          <table:table-cell office:value-type="float" office:value="11896" calcext:value-type="float">
            <text:p>11896</text:p>
          </table:table-cell>
          <table:table-cell office:value-type="float" office:value="10" calcext:value-type="float">
            <text:p>10</text:p>
          </table:table-cell>
          <table:table-cell office:value-type="float" office:value="17.1608" calcext:value-type="float">
            <text:p>17.1608</text:p>
          </table:table-cell>
          <table:table-cell office:value-type="string" calcext:value-type="string">
            <text:p>k/s</text:p>
          </table:table-cell>
          <table:table-cell office:value-type="float" office:value="171.608" calcext:value-type="float">
            <text:p>171.608</text:p>
          </table:table-cell>
          <table:table-cell office:value-type="string" calcext:value-type="string">
            <text:p>k/s</text:p>
          </table:table-cell>
          <table:table-cell/>
          <table:table-cell table:formula="of:=IF([.J44]=&quot;k/s&quot;; [.I44]; IF([.J44]=&quot;M/s&quot;; [.I44]*1000; [.I44]/1000))" office:value-type="float" office:value="17.1608" calcext:value-type="float">
            <text:p>17.1608</text:p>
          </table:table-cell>
        </table:table-row>
        <table:table-row table:style-name="ro1">
          <table:table-cell/>
          <table:table-cell office:value-type="string" calcext:value-type="string">
            <text:p>PhTreeMM/KNN_10/1000000/7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<text:s/>ms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<text:s/>ms</text:p>
          </table:table-cell>
          <table:table-cell office:value-type="float" office:value="1312" calcext:value-type="float">
            <text:p>1312</text:p>
          </table:table-cell>
          <table:table-cell office:value-type="float" office:value="10" calcext:value-type="float">
            <text:p>10</text:p>
          </table:table-cell>
          <table:table-cell office:value-type="float" office:value="1.88971" calcext:value-type="float">
            <text:p>1.88971</text:p>
          </table:table-cell>
          <table:table-cell office:value-type="string" calcext:value-type="string">
            <text:p>k/s</text:p>
          </table:table-cell>
          <table:table-cell office:value-type="float" office:value="18.8971" calcext:value-type="float">
            <text:p>18.8971</text:p>
          </table:table-cell>
          <table:table-cell office:value-type="string" calcext:value-type="string">
            <text:p>k/s</text:p>
          </table:table-cell>
          <table:table-cell/>
          <table:table-cell table:formula="of:=IF([.J45]=&quot;k/s&quot;; [.I45]; IF([.J45]=&quot;M/s&quot;; [.I45]*1000; [.I45]/1000))" office:value-type="float" office:value="1.88971" calcext:value-type="float">
            <text:p>1.88971</text:p>
          </table:table-cell>
        </table:table-row>
        <table:table-row table:style-name="ro1">
          <table:table-cell/>
          <table:table-cell office:value-type="string" calcext:value-type="string">
            <text:p>PhTreeMM2/KNN_1/1000/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87028" calcext:value-type="float">
            <text:p>87028</text:p>
          </table:table-cell>
          <table:table-cell office:value-type="float" office:value="1" calcext:value-type="float">
            <text:p>1</text:p>
          </table:table-cell>
          <table:table-cell office:value-type="float" office:value="126.101" calcext:value-type="float">
            <text:p>126.101</text:p>
          </table:table-cell>
          <table:table-cell office:value-type="string" calcext:value-type="string">
            <text:p>k/s</text:p>
          </table:table-cell>
          <table:table-cell office:value-type="float" office:value="126.101" calcext:value-type="float">
            <text:p>126.101</text:p>
          </table:table-cell>
          <table:table-cell office:value-type="string" calcext:value-type="string">
            <text:p>k/s</text:p>
          </table:table-cell>
          <table:table-cell/>
          <table:table-cell table:formula="of:=IF([.J46]=&quot;k/s&quot;; [.I46]; IF([.J46]=&quot;M/s&quot;; [.I46]*1000; [.I46]/1000))" office:value-type="float" office:value="126.101" calcext:value-type="float">
            <text:p>126.101</text:p>
          </table:table-cell>
        </table:table-row>
        <table:table-row table:style-name="ro1">
          <table:table-cell/>
          <table:table-cell office:value-type="string" calcext:value-type="string">
            <text:p>PhTreeMM2/KNN_1/10000/4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<text:s/>ms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<text:s/>ms</text:p>
          </table:table-cell>
          <table:table-cell office:value-type="float" office:value="6771" calcext:value-type="float">
            <text:p>6771</text:p>
          </table:table-cell>
          <table:table-cell office:value-type="float" office:value="1" calcext:value-type="float">
            <text:p>1</text:p>
          </table:table-cell>
          <table:table-cell office:value-type="float" office:value="9.76575" calcext:value-type="float">
            <text:p>9.76575</text:p>
          </table:table-cell>
          <table:table-cell office:value-type="string" calcext:value-type="string">
            <text:p>k/s</text:p>
          </table:table-cell>
          <table:table-cell office:value-type="float" office:value="9.76575" calcext:value-type="float">
            <text:p>9.76575</text:p>
          </table:table-cell>
          <table:table-cell office:value-type="string" calcext:value-type="string">
            <text:p>k/s</text:p>
          </table:table-cell>
          <table:table-cell/>
          <table:table-cell table:formula="of:=IF([.J47]=&quot;k/s&quot;; [.I47]; IF([.J47]=&quot;M/s&quot;; [.I47]*1000; [.I47]/1000))" office:value-type="float" office:value="9.76575" calcext:value-type="float">
            <text:p>9.76575</text:p>
          </table:table-cell>
        </table:table-row>
        <table:table-row table:style-name="ro1">
          <table:table-cell/>
          <table:table-cell office:value-type="string" calcext:value-type="string">
            <text:p>PhTreeMM2/KNN_1/100000/4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<text:s/>ms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<text:s/>ms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532.43" calcext:value-type="float">
            <text:p>532.43</text:p>
          </table:table-cell>
          <table:table-cell office:value-type="string" calcext:value-type="string">
            <text:p>2/s</text:p>
          </table:table-cell>
          <table:table-cell office:value-type="float" office:value="532.43" calcext:value-type="float">
            <text:p>532.43</text:p>
          </table:table-cell>
          <table:table-cell office:value-type="string" calcext:value-type="string">
            <text:p>2/s</text:p>
          </table:table-cell>
          <table:table-cell/>
          <table:table-cell table:formula="of:=IF([.J48]=&quot;k/s&quot;; [.I48]; IF([.J48]=&quot;M/s&quot;; [.I48]*1000; [.I48]/1000))" office:value-type="float" office:value="0.53243" calcext:value-type="float">
            <text:p>0.53243</text:p>
          </table:table-cell>
        </table:table-row>
        <table:table-row table:style-name="ro1">
          <table:table-cell/>
          <table:table-cell office:value-type="string" calcext:value-type="string">
            <text:p>PhTreeMM2/KNN_1/1000000/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m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ms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8.464" calcext:value-type="float">
            <text:p>38.464</text:p>
          </table:table-cell>
          <table:table-cell office:value-type="string" calcext:value-type="string">
            <text:p>8/s</text:p>
          </table:table-cell>
          <table:table-cell office:value-type="float" office:value="38.464" calcext:value-type="float">
            <text:p>38.464</text:p>
          </table:table-cell>
          <table:table-cell office:value-type="string" calcext:value-type="string">
            <text:p>8/s</text:p>
          </table:table-cell>
          <table:table-cell/>
          <table:table-cell table:formula="of:=IF([.J49]=&quot;k/s&quot;; [.I49]; IF([.J49]=&quot;M/s&quot;; [.I49]*1000; [.I49]/1000))" office:value-type="float" office:value="0.038464" calcext:value-type="float">
            <text:p>0.038464</text:p>
          </table:table-cell>
        </table:table-row>
        <table:table-row table:style-name="ro1">
          <table:table-cell/>
          <table:table-cell office:value-type="string" calcext:value-type="string">
            <text:p>PhTreeMM2/KNN_1/1000/7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82657" calcext:value-type="float">
            <text:p>82657</text:p>
          </table:table-cell>
          <table:table-cell office:value-type="float" office:value="1" calcext:value-type="float">
            <text:p>1</text:p>
          </table:table-cell>
          <table:table-cell office:value-type="float" office:value="120.52" calcext:value-type="float">
            <text:p>120.52</text:p>
          </table:table-cell>
          <table:table-cell office:value-type="string" calcext:value-type="string">
            <text:p>k/s</text:p>
          </table:table-cell>
          <table:table-cell office:value-type="float" office:value="120.52" calcext:value-type="float">
            <text:p>120.52</text:p>
          </table:table-cell>
          <table:table-cell office:value-type="string" calcext:value-type="string">
            <text:p>k/s</text:p>
          </table:table-cell>
          <table:table-cell/>
          <table:table-cell table:formula="of:=IF([.J50]=&quot;k/s&quot;; [.I50]; IF([.J50]=&quot;M/s&quot;; [.I50]*1000; [.I50]/1000))" office:value-type="float" office:value="120.52" calcext:value-type="float">
            <text:p>120.52</text:p>
          </table:table-cell>
        </table:table-row>
        <table:table-row table:style-name="ro1">
          <table:table-cell/>
          <table:table-cell office:value-type="string" calcext:value-type="string">
            <text:p>PhTreeMM2/KNN_1/10000/7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<text:s/>ms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<text:s/>ms</text:p>
          </table:table-cell>
          <table:table-cell office:value-type="float" office:value="13453" calcext:value-type="float">
            <text:p>13453</text:p>
          </table:table-cell>
          <table:table-cell office:value-type="float" office:value="1" calcext:value-type="float">
            <text:p>1</text:p>
          </table:table-cell>
          <table:table-cell office:value-type="float" office:value="19.3988" calcext:value-type="float">
            <text:p>19.3988</text:p>
          </table:table-cell>
          <table:table-cell office:value-type="string" calcext:value-type="string">
            <text:p>k/s</text:p>
          </table:table-cell>
          <table:table-cell office:value-type="float" office:value="19.3988" calcext:value-type="float">
            <text:p>19.3988</text:p>
          </table:table-cell>
          <table:table-cell office:value-type="string" calcext:value-type="string">
            <text:p>k/s</text:p>
          </table:table-cell>
          <table:table-cell/>
          <table:table-cell table:formula="of:=IF([.J51]=&quot;k/s&quot;; [.I51]; IF([.J51]=&quot;M/s&quot;; [.I51]*1000; [.I51]/1000))" office:value-type="float" office:value="19.3988" calcext:value-type="float">
            <text:p>19.3988</text:p>
          </table:table-cell>
        </table:table-row>
        <table:table-row table:style-name="ro1">
          <table:table-cell/>
          <table:table-cell office:value-type="string" calcext:value-type="string">
            <text:p>PhTreeMM2/KNN_1/100000/7</text:p>
          </table:table-cell>
          <table:table-cell office:value-type="float" office:value="0.598" calcext:value-type="float">
            <text:p>0.598</text:p>
          </table:table-cell>
          <table:table-cell office:value-type="string" calcext:value-type="string">
            <text:p><text:s/>ms</text:p>
          </table:table-cell>
          <table:table-cell office:value-type="float" office:value="0.598" calcext:value-type="float">
            <text:p>0.598</text:p>
          </table:table-cell>
          <table:table-cell office:value-type="string" calcext:value-type="string">
            <text:p><text:s/>m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  <table:table-cell office:value-type="float" office:value="1.67101" calcext:value-type="float">
            <text:p>1.67101</text:p>
          </table:table-cell>
          <table:table-cell office:value-type="string" calcext:value-type="string">
            <text:p>k/s</text:p>
          </table:table-cell>
          <table:table-cell office:value-type="float" office:value="1.67101" calcext:value-type="float">
            <text:p>1.67101</text:p>
          </table:table-cell>
          <table:table-cell office:value-type="string" calcext:value-type="string">
            <text:p>k/s</text:p>
          </table:table-cell>
          <table:table-cell/>
          <table:table-cell table:formula="of:=IF([.J52]=&quot;k/s&quot;; [.I52]; IF([.J52]=&quot;M/s&quot;; [.I52]*1000; [.I52]/1000))" office:value-type="float" office:value="1.67101" calcext:value-type="float">
            <text:p>1.67101</text:p>
          </table:table-cell>
        </table:table-row>
        <table:table-row table:style-name="ro1">
          <table:table-cell/>
          <table:table-cell office:value-type="string" calcext:value-type="string">
            <text:p>PhTreeMM2/KNN_1/1000000/7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<text:s/>ms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<text:s/>ms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1.325" calcext:value-type="float">
            <text:p>81.325</text:p>
          </table:table-cell>
          <table:table-cell office:value-type="string" calcext:value-type="string">
            <text:p>1/s</text:p>
          </table:table-cell>
          <table:table-cell office:value-type="float" office:value="81.325" calcext:value-type="float">
            <text:p>81.325</text:p>
          </table:table-cell>
          <table:table-cell office:value-type="string" calcext:value-type="string">
            <text:p>1/s</text:p>
          </table:table-cell>
          <table:table-cell/>
          <table:table-cell table:formula="of:=IF([.J53]=&quot;k/s&quot;; [.I53]; IF([.J53]=&quot;M/s&quot;; [.I53]*1000; [.I53]/1000))" office:value-type="float" office:value="0.081325" calcext:value-type="float">
            <text:p>0.081325</text:p>
          </table:table-cell>
        </table:table-row>
        <table:table-row table:style-name="ro1">
          <table:table-cell/>
          <table:table-cell office:value-type="string" calcext:value-type="string">
            <text:p>PhTreeMM2/KNN_10/1000/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s</text:p>
          </table:table-cell>
          <table:table-cell office:value-type="float" office:value="70287" calcext:value-type="float">
            <text:p>70287</text:p>
          </table:table-cell>
          <table:table-cell office:value-type="float" office:value="10" calcext:value-type="float">
            <text:p>10</text:p>
          </table:table-cell>
          <table:table-cell office:value-type="float" office:value="103.443" calcext:value-type="float">
            <text:p>103.443</text:p>
          </table:table-cell>
          <table:table-cell office:value-type="string" calcext:value-type="string">
            <text:p>k/s</text:p>
          </table:table-cell>
          <table:table-cell office:value-type="float" office:value="1034.43" calcext:value-type="float">
            <text:p>1034.43</text:p>
          </table:table-cell>
          <table:table-cell office:value-type="string" calcext:value-type="string">
            <text:p>k/s</text:p>
          </table:table-cell>
          <table:table-cell/>
          <table:table-cell table:formula="of:=IF([.J54]=&quot;k/s&quot;; [.I54]; IF([.J54]=&quot;M/s&quot;; [.I54]*1000; [.I54]/1000))" office:value-type="float" office:value="103.443" calcext:value-type="float">
            <text:p>103.443</text:p>
          </table:table-cell>
        </table:table-row>
        <table:table-row table:style-name="ro1">
          <table:table-cell/>
          <table:table-cell office:value-type="string" calcext:value-type="string">
            <text:p>PhTreeMM2/KNN_10/10000/4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<text:s/>ms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<text:s/>ms</text:p>
          </table:table-cell>
          <table:table-cell office:value-type="float" office:value="6184" calcext:value-type="float">
            <text:p>6184</text:p>
          </table:table-cell>
          <table:table-cell office:value-type="float" office:value="10" calcext:value-type="float">
            <text:p>10</text:p>
          </table:table-cell>
          <table:table-cell office:value-type="float" office:value="8.94171" calcext:value-type="float">
            <text:p>8.94171</text:p>
          </table:table-cell>
          <table:table-cell office:value-type="string" calcext:value-type="string">
            <text:p>k/s</text:p>
          </table:table-cell>
          <table:table-cell office:value-type="float" office:value="89.4171" calcext:value-type="float">
            <text:p>89.4171</text:p>
          </table:table-cell>
          <table:table-cell office:value-type="string" calcext:value-type="string">
            <text:p>k/s</text:p>
          </table:table-cell>
          <table:table-cell/>
          <table:table-cell table:formula="of:=IF([.J55]=&quot;k/s&quot;; [.I55]; IF([.J55]=&quot;M/s&quot;; [.I55]*1000; [.I55]/1000))" office:value-type="float" office:value="8.94171" calcext:value-type="float">
            <text:p>8.94171</text:p>
          </table:table-cell>
        </table:table-row>
        <table:table-row table:style-name="ro1">
          <table:table-cell/>
          <table:table-cell office:value-type="string" calcext:value-type="string">
            <text:p>PhTreeMM2/KNN_10/100000/4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<text:s/>ms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<text:s/>ms</text:p>
          </table:table-cell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 office:value-type="float" office:value="517.28" calcext:value-type="float">
            <text:p>517.28</text:p>
          </table:table-cell>
          <table:table-cell office:value-type="string" calcext:value-type="string">
            <text:p>3/s</text:p>
          </table:table-cell>
          <table:table-cell office:value-type="float" office:value="5.17283" calcext:value-type="float">
            <text:p>5.17283</text:p>
          </table:table-cell>
          <table:table-cell office:value-type="string" calcext:value-type="string">
            <text:p>k/s</text:p>
          </table:table-cell>
          <table:table-cell/>
          <table:table-cell table:formula="of:=IF([.J56]=&quot;k/s&quot;; [.I56]; IF([.J56]=&quot;M/s&quot;; [.I56]*1000; [.I56]/1000))" office:value-type="float" office:value="0.51728" calcext:value-type="float">
            <text:p>0.51728</text:p>
          </table:table-cell>
        </table:table-row>
        <table:table-row table:style-name="ro1">
          <table:table-cell/>
          <table:table-cell office:value-type="string" calcext:value-type="string">
            <text:p>PhTreeMM2/KNN_10/1000000/4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<text:s/>ms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<text:s/>ms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1/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1/s</text:p>
          </table:table-cell>
          <table:table-cell/>
          <table:table-cell table:formula="of:=IF([.J57]=&quot;k/s&quot;; [.I57]; IF([.J57]=&quot;M/s&quot;; [.I57]*1000; [.I57]/1000))" office:value-type="float" office:value="0.0389" calcext:value-type="float">
            <text:p>0.0389</text:p>
          </table:table-cell>
        </table:table-row>
        <table:table-row table:style-name="ro1">
          <table:table-cell/>
          <table:table-cell office:value-type="string" calcext:value-type="string">
            <text:p>PhTreeMM2/KNN_10/1000/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56449" calcext:value-type="float">
            <text:p>56449</text:p>
          </table:table-cell>
          <table:table-cell office:value-type="float" office:value="10" calcext:value-type="float">
            <text:p>10</text:p>
          </table:table-cell>
          <table:table-cell office:value-type="float" office:value="80.7185" calcext:value-type="float">
            <text:p>80.7185</text:p>
          </table:table-cell>
          <table:table-cell office:value-type="string" calcext:value-type="string">
            <text:p>k/s</text:p>
          </table:table-cell>
          <table:table-cell office:value-type="float" office:value="807.185" calcext:value-type="float">
            <text:p>807.185</text:p>
          </table:table-cell>
          <table:table-cell office:value-type="string" calcext:value-type="string">
            <text:p>k/s</text:p>
          </table:table-cell>
          <table:table-cell/>
          <table:table-cell table:formula="of:=IF([.J58]=&quot;k/s&quot;; [.I58]; IF([.J58]=&quot;M/s&quot;; [.I58]*1000; [.I58]/1000))" office:value-type="float" office:value="80.7185" calcext:value-type="float">
            <text:p>80.7185</text:p>
          </table:table-cell>
        </table:table-row>
        <table:table-row table:style-name="ro1">
          <table:table-cell/>
          <table:table-cell office:value-type="string" calcext:value-type="string">
            <text:p>PhTreeMM2/KNN_10/10000/7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<text:s/>ms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<text:s/>ms</text:p>
          </table:table-cell>
          <table:table-cell office:value-type="float" office:value="12578" calcext:value-type="float">
            <text:p>12578</text:p>
          </table:table-cell>
          <table:table-cell office:value-type="float" office:value="10" calcext:value-type="float">
            <text:p>10</text:p>
          </table:table-cell>
          <table:table-cell office:value-type="float" office:value="18.1413" calcext:value-type="float">
            <text:p>18.1413</text:p>
          </table:table-cell>
          <table:table-cell office:value-type="string" calcext:value-type="string">
            <text:p>k/s</text:p>
          </table:table-cell>
          <table:table-cell office:value-type="float" office:value="181.413" calcext:value-type="float">
            <text:p>181.413</text:p>
          </table:table-cell>
          <table:table-cell office:value-type="string" calcext:value-type="string">
            <text:p>k/s</text:p>
          </table:table-cell>
          <table:table-cell/>
          <table:table-cell table:formula="of:=IF([.J59]=&quot;k/s&quot;; [.I59]; IF([.J59]=&quot;M/s&quot;; [.I59]*1000; [.I59]/1000))" office:value-type="float" office:value="18.1413" calcext:value-type="float">
            <text:p>18.1413</text:p>
          </table:table-cell>
        </table:table-row>
        <table:table-row table:style-name="ro1">
          <table:table-cell/>
          <table:table-cell office:value-type="string" calcext:value-type="string">
            <text:p>PhTreeMM2/KNN_10/100000/7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<text:s/>ms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<text:s/>ms</text:p>
          </table:table-cell>
          <table:table-cell office:value-type="float" office:value="1287" calcext:value-type="float">
            <text:p>1287</text:p>
          </table:table-cell>
          <table:table-cell office:value-type="float" office:value="10" calcext:value-type="float">
            <text:p>10</text:p>
          </table:table-cell>
          <table:table-cell office:value-type="float" office:value="1.86448" calcext:value-type="float">
            <text:p>1.86448</text:p>
          </table:table-cell>
          <table:table-cell office:value-type="string" calcext:value-type="string">
            <text:p>k/s</text:p>
          </table:table-cell>
          <table:table-cell office:value-type="float" office:value="18.6448" calcext:value-type="float">
            <text:p>18.6448</text:p>
          </table:table-cell>
          <table:table-cell office:value-type="string" calcext:value-type="string">
            <text:p>k/s</text:p>
          </table:table-cell>
          <table:table-cell/>
          <table:table-cell table:formula="of:=IF([.J60]=&quot;k/s&quot;; [.I60]; IF([.J60]=&quot;M/s&quot;; [.I60]*1000; [.I60]/1000))" office:value-type="float" office:value="1.86448" calcext:value-type="float">
            <text:p>1.86448</text:p>
          </table:table-cell>
        </table:table-row>
        <table:table-row table:style-name="ro1">
          <table:table-cell/>
          <table:table-cell office:value-type="string" calcext:value-type="string">
            <text:p>PhTreeMM2/KNN_10/1000000/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<text:s/>ms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<text:s/>ms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8.317" calcext:value-type="float">
            <text:p>88.317</text:p>
          </table:table-cell>
          <table:table-cell office:value-type="string" calcext:value-type="string">
            <text:p>7/s</text:p>
          </table:table-cell>
          <table:table-cell office:value-type="float" office:value="883.17" calcext:value-type="float">
            <text:p>883.17</text:p>
          </table:table-cell>
          <table:table-cell office:value-type="string" calcext:value-type="string">
            <text:p>7/s</text:p>
          </table:table-cell>
          <table:table-cell/>
          <table:table-cell table:formula="of:=IF([.J61]=&quot;k/s&quot;; [.I61]; IF([.J61]=&quot;M/s&quot;; [.I61]*1000; [.I61]/1000))" office:value-type="float" office:value="0.088317" calcext:value-type="float">
            <text:p>0.088317</text:p>
          </table:table-cell>
        </table:table-row>
        <table:table-row table:style-name="ro1">
          <table:table-cell/>
          <table:table-cell office:value-type="string" calcext:value-type="string">
            <text:p>TinspinKDTree/KNN_1/1000/4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<text:s/>ms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<text:s/>ms</text:p>
          </table:table-cell>
          <table:table-cell office:value-type="float" office:value="5001" calcext:value-type="float">
            <text:p>5001</text:p>
          </table:table-cell>
          <table:table-cell office:value-type="float" office:value="1" calcext:value-type="float">
            <text:p>1</text:p>
          </table:table-cell>
          <table:table-cell office:value-type="float" office:value="7.16932" calcext:value-type="float">
            <text:p>7.16932</text:p>
          </table:table-cell>
          <table:table-cell office:value-type="string" calcext:value-type="string">
            <text:p>k/s</text:p>
          </table:table-cell>
          <table:table-cell office:value-type="float" office:value="7.16932" calcext:value-type="float">
            <text:p>7.16932</text:p>
          </table:table-cell>
          <table:table-cell office:value-type="string" calcext:value-type="string">
            <text:p>k/s</text:p>
          </table:table-cell>
          <table:table-cell/>
          <table:table-cell table:formula="of:=IF([.J62]=&quot;k/s&quot;; [.I62]; IF([.J62]=&quot;M/s&quot;; [.I62]*1000; [.I62]/1000))" office:value-type="float" office:value="7.16932" calcext:value-type="float">
            <text:p>7.16932</text:p>
          </table:table-cell>
        </table:table-row>
        <table:table-row table:style-name="ro1">
          <table:table-cell/>
          <table:table-cell office:value-type="string" calcext:value-type="string">
            <text:p>TinspinKDTree/KNN_1/10000/4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<text:s/>ms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<text:s/>ms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596.19" calcext:value-type="float">
            <text:p>596.19</text:p>
          </table:table-cell>
          <table:table-cell office:value-type="string" calcext:value-type="string">
            <text:p>4/s</text:p>
          </table:table-cell>
          <table:table-cell office:value-type="float" office:value="596.19" calcext:value-type="float">
            <text:p>596.19</text:p>
          </table:table-cell>
          <table:table-cell office:value-type="string" calcext:value-type="string">
            <text:p>4/s</text:p>
          </table:table-cell>
          <table:table-cell/>
          <table:table-cell table:formula="of:=IF([.J63]=&quot;k/s&quot;; [.I63]; IF([.J63]=&quot;M/s&quot;; [.I63]*1000; [.I63]/1000))" office:value-type="float" office:value="0.59619" calcext:value-type="float">
            <text:p>0.59619</text:p>
          </table:table-cell>
        </table:table-row>
        <table:table-row table:style-name="ro1">
          <table:table-cell/>
          <table:table-cell office:value-type="string" calcext:value-type="string">
            <text:p>TinspinKDTree/KNN_1/100000/4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<text:s/>ms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<text:s/>m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6.883" calcext:value-type="float">
            <text:p>36.883</text:p>
          </table:table-cell>
          <table:table-cell office:value-type="string" calcext:value-type="string">
            <text:p>5/s</text:p>
          </table:table-cell>
          <table:table-cell office:value-type="float" office:value="36.883" calcext:value-type="float">
            <text:p>36.883</text:p>
          </table:table-cell>
          <table:table-cell office:value-type="string" calcext:value-type="string">
            <text:p>5/s</text:p>
          </table:table-cell>
          <table:table-cell/>
          <table:table-cell table:formula="of:=IF([.J64]=&quot;k/s&quot;; [.I64]; IF([.J64]=&quot;M/s&quot;; [.I64]*1000; [.I64]/1000))" office:value-type="float" office:value="0.036883" calcext:value-type="float">
            <text:p>0.036883</text:p>
          </table:table-cell>
        </table:table-row>
        <table:table-row table:style-name="ro1">
          <table:table-cell/>
          <table:table-cell office:value-type="string" calcext:value-type="string">
            <text:p>TinspinKDTree/KNN_1/1000000/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m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946" calcext:value-type="float">
            <text:p>2.8946</text:p>
          </table:table-cell>
          <table:table-cell office:value-type="string" calcext:value-type="string">
            <text:p>3/s</text:p>
          </table:table-cell>
          <table:table-cell office:value-type="float" office:value="2.8946" calcext:value-type="float">
            <text:p>2.8946</text:p>
          </table:table-cell>
          <table:table-cell office:value-type="string" calcext:value-type="string">
            <text:p>3/s</text:p>
          </table:table-cell>
          <table:table-cell/>
          <table:table-cell table:formula="of:=IF([.J65]=&quot;k/s&quot;; [.I65]; IF([.J65]=&quot;M/s&quot;; [.I65]*1000; [.I65]/1000))" office:value-type="float" office:value="0.0028946" calcext:value-type="float">
            <text:p>0.0028946</text:p>
          </table:table-cell>
        </table:table-row>
        <table:table-row table:style-name="ro1">
          <table:table-cell/>
          <table:table-cell office:value-type="string" calcext:value-type="string">
            <text:p>TinspinKDTree/KNN_1/1000/7</text:p>
          </table:table-cell>
          <table:table-cell office:value-type="float" office:value="0.137" calcext:value-type="float">
            <text:p>0.137</text:p>
          </table:table-cell>
          <table:table-cell office:value-type="string" calcext:value-type="string">
            <text:p><text:s/>ms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<text:s/>ms</text:p>
          </table:table-cell>
          <table:table-cell office:value-type="float" office:value="5085" calcext:value-type="float">
            <text:p>5085</text:p>
          </table:table-cell>
          <table:table-cell office:value-type="float" office:value="1" calcext:value-type="float">
            <text:p>1</text:p>
          </table:table-cell>
          <table:table-cell office:value-type="float" office:value="7.27117" calcext:value-type="float">
            <text:p>7.27117</text:p>
          </table:table-cell>
          <table:table-cell office:value-type="string" calcext:value-type="string">
            <text:p>k/s</text:p>
          </table:table-cell>
          <table:table-cell office:value-type="float" office:value="7.27117" calcext:value-type="float">
            <text:p>7.27117</text:p>
          </table:table-cell>
          <table:table-cell office:value-type="string" calcext:value-type="string">
            <text:p>k/s</text:p>
          </table:table-cell>
          <table:table-cell/>
          <table:table-cell table:formula="of:=IF([.J66]=&quot;k/s&quot;; [.I66]; IF([.J66]=&quot;M/s&quot;; [.I66]*1000; [.I66]/1000))" office:value-type="float" office:value="7.27117" calcext:value-type="float">
            <text:p>7.27117</text:p>
          </table:table-cell>
        </table:table-row>
        <table:table-row table:style-name="ro1">
          <table:table-cell/>
          <table:table-cell office:value-type="string" calcext:value-type="string">
            <text:p>TinspinKDTree/KNN_1/10000/7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<text:s/>ms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<text:s/>ms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620.7" calcext:value-type="float">
            <text:p>620.7</text:p>
          </table:table-cell>
          <table:table-cell office:value-type="string" calcext:value-type="string">
            <text:p>8/s</text:p>
          </table:table-cell>
          <table:table-cell office:value-type="float" office:value="620.7" calcext:value-type="float">
            <text:p>620.7</text:p>
          </table:table-cell>
          <table:table-cell office:value-type="string" calcext:value-type="string">
            <text:p>8/s</text:p>
          </table:table-cell>
          <table:table-cell/>
          <table:table-cell table:formula="of:=IF([.J67]=&quot;k/s&quot;; [.I67]; IF([.J67]=&quot;M/s&quot;; [.I67]*1000; [.I67]/1000))" office:value-type="float" office:value="0.6207" calcext:value-type="float">
            <text:p>0.6207</text:p>
          </table:table-cell>
        </table:table-row>
        <table:table-row table:style-name="ro1">
          <table:table-cell/>
          <table:table-cell office:value-type="string" calcext:value-type="string">
            <text:p>TinspinKDTree/KNN_1/100000/7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<text:s/>ms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<text:s/>m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3.77" calcext:value-type="float">
            <text:p>43.77</text:p>
          </table:table-cell>
          <table:table-cell office:value-type="string" calcext:value-type="string">
            <text:p>1/s</text:p>
          </table:table-cell>
          <table:table-cell office:value-type="float" office:value="43.77" calcext:value-type="float">
            <text:p>43.77</text:p>
          </table:table-cell>
          <table:table-cell office:value-type="string" calcext:value-type="string">
            <text:p>1/s</text:p>
          </table:table-cell>
          <table:table-cell/>
          <table:table-cell table:formula="of:=IF([.J68]=&quot;k/s&quot;; [.I68]; IF([.J68]=&quot;M/s&quot;; [.I68]*1000; [.I68]/1000))" office:value-type="float" office:value="0.04377" calcext:value-type="float">
            <text:p>0.04377</text:p>
          </table:table-cell>
        </table:table-row>
        <table:table-row table:style-name="ro1">
          <table:table-cell/>
          <table:table-cell office:value-type="string" calcext:value-type="string">
            <text:p>TinspinKDTree/KNN_1/1000000/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m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431" calcext:value-type="float">
            <text:p>3.431</text:p>
          </table:table-cell>
          <table:table-cell office:value-type="string" calcext:value-type="string">
            <text:p>6/s</text:p>
          </table:table-cell>
          <table:table-cell office:value-type="float" office:value="3.431" calcext:value-type="float">
            <text:p>3.431</text:p>
          </table:table-cell>
          <table:table-cell office:value-type="string" calcext:value-type="string">
            <text:p>6/s</text:p>
          </table:table-cell>
          <table:table-cell/>
          <table:table-cell table:formula="of:=IF([.J69]=&quot;k/s&quot;; [.I69]; IF([.J69]=&quot;M/s&quot;; [.I69]*1000; [.I69]/1000))" office:value-type="float" office:value="0.003431" calcext:value-type="float">
            <text:p>0.003431</text:p>
          </table:table-cell>
        </table:table-row>
        <table:table-row table:style-name="ro1">
          <table:table-cell/>
          <table:table-cell office:value-type="string" calcext:value-type="string">
            <text:p>TinspinKDTree/KNN_10/1000/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m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ms</text:p>
          </table:table-cell>
          <table:table-cell office:value-type="float" office:value="4977" calcext:value-type="float">
            <text:p>4977</text:p>
          </table:table-cell>
          <table:table-cell office:value-type="float" office:value="10" calcext:value-type="float">
            <text:p>10</text:p>
          </table:table-cell>
          <table:table-cell office:value-type="float" office:value="7.1292" calcext:value-type="float">
            <text:p>7.1292</text:p>
          </table:table-cell>
          <table:table-cell office:value-type="string" calcext:value-type="string">
            <text:p>k/s</text:p>
          </table:table-cell>
          <table:table-cell office:value-type="float" office:value="71.292" calcext:value-type="float">
            <text:p>71.292</text:p>
          </table:table-cell>
          <table:table-cell office:value-type="string" calcext:value-type="string">
            <text:p>k/s</text:p>
          </table:table-cell>
          <table:table-cell/>
          <table:table-cell table:formula="of:=IF([.J70]=&quot;k/s&quot;; [.I70]; IF([.J70]=&quot;M/s&quot;; [.I70]*1000; [.I70]/1000))" office:value-type="float" office:value="7.1292" calcext:value-type="float">
            <text:p>7.1292</text:p>
          </table:table-cell>
        </table:table-row>
        <table:table-row table:style-name="ro1">
          <table:table-cell/>
          <table:table-cell office:value-type="string" calcext:value-type="string">
            <text:p>TinspinKDTree/KNN_10/10000/4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<text:s/>ms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<text:s/>ms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office:value-type="float" office:value="595.02" calcext:value-type="float">
            <text:p>595.02</text:p>
          </table:table-cell>
          <table:table-cell office:value-type="string" calcext:value-type="string">
            <text:p>7/s</text:p>
          </table:table-cell>
          <table:table-cell office:value-type="float" office:value="5.95027" calcext:value-type="float">
            <text:p>5.95027</text:p>
          </table:table-cell>
          <table:table-cell office:value-type="string" calcext:value-type="string">
            <text:p>k/s</text:p>
          </table:table-cell>
          <table:table-cell/>
          <table:table-cell table:formula="of:=IF([.J71]=&quot;k/s&quot;; [.I71]; IF([.J71]=&quot;M/s&quot;; [.I71]*1000; [.I71]/1000))" office:value-type="float" office:value="0.59502" calcext:value-type="float">
            <text:p>0.59502</text:p>
          </table:table-cell>
        </table:table-row>
        <table:table-row table:style-name="ro1">
          <table:table-cell/>
          <table:table-cell office:value-type="string" calcext:value-type="string">
            <text:p>TinspinKDTree/KNN_10/100000/4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<text:s/>ms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<text:s/>ms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6.601" calcext:value-type="float">
            <text:p>36.601</text:p>
          </table:table-cell>
          <table:table-cell office:value-type="string" calcext:value-type="string">
            <text:p>6/s</text:p>
          </table:table-cell>
          <table:table-cell office:value-type="float" office:value="366.01" calcext:value-type="float">
            <text:p>366.01</text:p>
          </table:table-cell>
          <table:table-cell office:value-type="string" calcext:value-type="string">
            <text:p>6/s</text:p>
          </table:table-cell>
          <table:table-cell/>
          <table:table-cell table:formula="of:=IF([.J72]=&quot;k/s&quot;; [.I72]; IF([.J72]=&quot;M/s&quot;; [.I72]*1000; [.I72]/1000))" office:value-type="float" office:value="0.036601" calcext:value-type="float">
            <text:p>0.036601</text:p>
          </table:table-cell>
        </table:table-row>
        <table:table-row table:style-name="ro1">
          <table:table-cell/>
          <table:table-cell office:value-type="string" calcext:value-type="string">
            <text:p>TinspinKDTree/KNN_10/1000000/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m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8994" calcext:value-type="float">
            <text:p>2.8994</text:p>
          </table:table-cell>
          <table:table-cell office:value-type="string" calcext:value-type="string">
            <text:p>4/s</text:p>
          </table:table-cell>
          <table:table-cell office:value-type="float" office:value="28.994" calcext:value-type="float">
            <text:p>28.994</text:p>
          </table:table-cell>
          <table:table-cell office:value-type="string" calcext:value-type="string">
            <text:p>4/s</text:p>
          </table:table-cell>
          <table:table-cell/>
          <table:table-cell table:formula="of:=IF([.J73]=&quot;k/s&quot;; [.I73]; IF([.J73]=&quot;M/s&quot;; [.I73]*1000; [.I73]/1000))" office:value-type="float" office:value="0.0028994" calcext:value-type="float">
            <text:p>0.0028994</text:p>
          </table:table-cell>
        </table:table-row>
        <table:table-row table:style-name="ro1">
          <table:table-cell/>
          <table:table-cell office:value-type="string" calcext:value-type="string">
            <text:p>TinspinKDTree/KNN_10/1000/7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<text:s/>ms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<text:s/>ms</text:p>
          </table:table-cell>
          <table:table-cell office:value-type="float" office:value="5057" calcext:value-type="float">
            <text:p>5057</text:p>
          </table:table-cell>
          <table:table-cell office:value-type="float" office:value="10" calcext:value-type="float">
            <text:p>10</text:p>
          </table:table-cell>
          <table:table-cell office:value-type="float" office:value="7.22058" calcext:value-type="float">
            <text:p>7.22058</text:p>
          </table:table-cell>
          <table:table-cell office:value-type="string" calcext:value-type="string">
            <text:p>k/s</text:p>
          </table:table-cell>
          <table:table-cell office:value-type="float" office:value="72.2058" calcext:value-type="float">
            <text:p>72.2058</text:p>
          </table:table-cell>
          <table:table-cell office:value-type="string" calcext:value-type="string">
            <text:p>k/s</text:p>
          </table:table-cell>
          <table:table-cell/>
          <table:table-cell table:formula="of:=IF([.J74]=&quot;k/s&quot;; [.I74]; IF([.J74]=&quot;M/s&quot;; [.I74]*1000; [.I74]/1000))" office:value-type="float" office:value="7.22058" calcext:value-type="float">
            <text:p>7.22058</text:p>
          </table:table-cell>
        </table:table-row>
        <table:table-row table:style-name="ro1">
          <table:table-cell/>
          <table:table-cell office:value-type="string" calcext:value-type="string">
            <text:p>TinspinKDTree/KNN_10/10000/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<text:s/>ms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<text:s/>ms</text:p>
          </table:table-cell>
          <table:table-cell office:value-type="float" office:value="433" calcext:value-type="float">
            <text:p>433</text:p>
          </table:table-cell>
          <table:table-cell office:value-type="float" office:value="10" calcext:value-type="float">
            <text:p>10</text:p>
          </table:table-cell>
          <table:table-cell office:value-type="float" office:value="619.02" calcext:value-type="float">
            <text:p>619.02</text:p>
          </table:table-cell>
          <table:table-cell office:value-type="string" calcext:value-type="string">
            <text:p>7/s</text:p>
          </table:table-cell>
          <table:table-cell office:value-type="float" office:value="6.19027" calcext:value-type="float">
            <text:p>6.19027</text:p>
          </table:table-cell>
          <table:table-cell office:value-type="string" calcext:value-type="string">
            <text:p>k/s</text:p>
          </table:table-cell>
          <table:table-cell/>
          <table:table-cell table:formula="of:=IF([.J75]=&quot;k/s&quot;; [.I75]; IF([.J75]=&quot;M/s&quot;; [.I75]*1000; [.I75]/1000))" office:value-type="float" office:value="0.61902" calcext:value-type="float">
            <text:p>0.61902</text:p>
          </table:table-cell>
        </table:table-row>
        <table:table-row table:style-name="ro1">
          <table:table-cell/>
          <table:table-cell office:value-type="string" calcext:value-type="string">
            <text:p>TinspinKDTree/KNN_10/100000/7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<text:s/>ms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<text:s/>ms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.763" calcext:value-type="float">
            <text:p>43.763</text:p>
          </table:table-cell>
          <table:table-cell office:value-type="string" calcext:value-type="string">
            <text:p>9/s</text:p>
          </table:table-cell>
          <table:table-cell office:value-type="float" office:value="437.63" calcext:value-type="float">
            <text:p>437.63</text:p>
          </table:table-cell>
          <table:table-cell office:value-type="string" calcext:value-type="string">
            <text:p>9/s</text:p>
          </table:table-cell>
          <table:table-cell/>
          <table:table-cell table:formula="of:=IF([.J76]=&quot;k/s&quot;; [.I76]; IF([.J76]=&quot;M/s&quot;; [.I76]*1000; [.I76]/1000))" office:value-type="float" office:value="0.043763" calcext:value-type="float">
            <text:p>0.043763</text:p>
          </table:table-cell>
        </table:table-row>
        <table:table-row table:style-name="ro1">
          <table:table-cell/>
          <table:table-cell office:value-type="string" calcext:value-type="string">
            <text:p>TinspinKDTree/KNN_10/1000000/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m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.4284" calcext:value-type="float">
            <text:p>3.4284</text:p>
          </table:table-cell>
          <table:table-cell office:value-type="string" calcext:value-type="string">
            <text:p>7/s</text:p>
          </table:table-cell>
          <table:table-cell office:value-type="float" office:value="34.284" calcext:value-type="float">
            <text:p>34.284</text:p>
          </table:table-cell>
          <table:table-cell office:value-type="string" calcext:value-type="string">
            <text:p>7/s</text:p>
          </table:table-cell>
          <table:table-cell/>
          <table:table-cell table:formula="of:=IF([.J77]=&quot;k/s&quot;; [.I77]; IF([.J77]=&quot;M/s&quot;; [.I77]*1000; [.I77]/1000))" office:value-type="float" office:value="0.0034284" calcext:value-type="float">
            <text:p>0.0034284</text:p>
          </table:table-cell>
        </table:table-row>
        <table:table-row table:style-name="ro1">
          <table:table-cell/>
          <table:table-cell office:value-type="string" calcext:value-type="string">
            <text:p>TinspinQuadtree/KNN_1/1000/4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<text:s/>ms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<text:s/>ms</text:p>
          </table:table-cell>
          <table:table-cell office:value-type="float" office:value="16304" calcext:value-type="float">
            <text:p>16304</text:p>
          </table:table-cell>
          <table:table-cell office:value-type="float" office:value="1" calcext:value-type="float">
            <text:p>1</text:p>
          </table:table-cell>
          <table:table-cell office:value-type="float" office:value="23.2989" calcext:value-type="float">
            <text:p>23.2989</text:p>
          </table:table-cell>
          <table:table-cell office:value-type="string" calcext:value-type="string">
            <text:p>k/s</text:p>
          </table:table-cell>
          <table:table-cell office:value-type="float" office:value="23.2989" calcext:value-type="float">
            <text:p>23.2989</text:p>
          </table:table-cell>
          <table:table-cell office:value-type="string" calcext:value-type="string">
            <text:p>k/s</text:p>
          </table:table-cell>
          <table:table-cell/>
          <table:table-cell table:formula="of:=IF([.J78]=&quot;k/s&quot;; [.I78]; IF([.J78]=&quot;M/s&quot;; [.I78]*1000; [.I78]/1000))" office:value-type="float" office:value="23.2989" calcext:value-type="float">
            <text:p>23.2989</text:p>
          </table:table-cell>
        </table:table-row>
        <table:table-row table:style-name="ro1">
          <table:table-cell/>
          <table:table-cell office:value-type="string" calcext:value-type="string">
            <text:p>TinspinQuadtree/KNN_1/10000/4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<text:s/>ms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<text:s/>ms</text:p>
          </table:table-cell>
          <table:table-cell office:value-type="float" office:value="2814" calcext:value-type="float">
            <text:p>2814</text:p>
          </table:table-cell>
          <table:table-cell office:value-type="float" office:value="1" calcext:value-type="float">
            <text:p>1</text:p>
          </table:table-cell>
          <table:table-cell office:value-type="float" office:value="3.98915" calcext:value-type="float">
            <text:p>3.98915</text:p>
          </table:table-cell>
          <table:table-cell office:value-type="string" calcext:value-type="string">
            <text:p>k/s</text:p>
          </table:table-cell>
          <table:table-cell office:value-type="float" office:value="3.98915" calcext:value-type="float">
            <text:p>3.98915</text:p>
          </table:table-cell>
          <table:table-cell office:value-type="string" calcext:value-type="string">
            <text:p>k/s</text:p>
          </table:table-cell>
          <table:table-cell/>
          <table:table-cell table:formula="of:=IF([.J79]=&quot;k/s&quot;; [.I79]; IF([.J79]=&quot;M/s&quot;; [.I79]*1000; [.I79]/1000))" office:value-type="float" office:value="3.98915" calcext:value-type="float">
            <text:p>3.98915</text:p>
          </table:table-cell>
        </table:table-row>
        <table:table-row table:style-name="ro1">
          <table:table-cell/>
          <table:table-cell office:value-type="string" calcext:value-type="string">
            <text:p>TinspinQuadtree/KNN_1/100000/4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<text:s/>ms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<text:s/>ms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float" office:value="734.58" calcext:value-type="float">
            <text:p>734.58</text:p>
          </table:table-cell>
          <table:table-cell office:value-type="string" calcext:value-type="string">
            <text:p>9/s</text:p>
          </table:table-cell>
          <table:table-cell office:value-type="float" office:value="734.58" calcext:value-type="float">
            <text:p>734.58</text:p>
          </table:table-cell>
          <table:table-cell office:value-type="string" calcext:value-type="string">
            <text:p>9/s</text:p>
          </table:table-cell>
          <table:table-cell/>
          <table:table-cell table:formula="of:=IF([.J80]=&quot;k/s&quot;; [.I80]; IF([.J80]=&quot;M/s&quot;; [.I80]*1000; [.I80]/1000))" office:value-type="float" office:value="0.73458" calcext:value-type="float">
            <text:p>0.73458</text:p>
          </table:table-cell>
        </table:table-row>
        <table:table-row table:style-name="ro1">
          <table:table-cell/>
          <table:table-cell office:value-type="string" calcext:value-type="string">
            <text:p>TinspinQuadtree/KNN_1/1000000/4</text:p>
          </table:table-cell>
          <table:table-cell office:value-type="float" office:value="8.22" calcext:value-type="float">
            <text:p>8.22</text:p>
          </table:table-cell>
          <table:table-cell office:value-type="string" calcext:value-type="string">
            <text:p><text:s/>ms</text:p>
          </table:table-cell>
          <table:table-cell office:value-type="float" office:value="8.22" calcext:value-type="float">
            <text:p>8.22</text:p>
          </table:table-cell>
          <table:table-cell office:value-type="string" calcext:value-type="string">
            <text:p><text:s/>ms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21.68" calcext:value-type="float">
            <text:p>121.68</text:p>
          </table:table-cell>
          <table:table-cell office:value-type="string" calcext:value-type="string">
            <text:p>5/s</text:p>
          </table:table-cell>
          <table:table-cell office:value-type="float" office:value="121.68" calcext:value-type="float">
            <text:p>121.68</text:p>
          </table:table-cell>
          <table:table-cell office:value-type="string" calcext:value-type="string">
            <text:p>5/s</text:p>
          </table:table-cell>
          <table:table-cell/>
          <table:table-cell table:formula="of:=IF([.J81]=&quot;k/s&quot;; [.I81]; IF([.J81]=&quot;M/s&quot;; [.I81]*1000; [.I81]/1000))" office:value-type="float" office:value="0.12168" calcext:value-type="float">
            <text:p>0.12168</text:p>
          </table:table-cell>
        </table:table-row>
        <table:table-row table:style-name="ro1">
          <table:table-cell/>
          <table:table-cell office:value-type="string" calcext:value-type="string">
            <text:p>TinspinQuadtree/KNN_1/1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2214" calcext:value-type="float">
            <text:p>112214</text:p>
          </table:table-cell>
          <table:table-cell office:value-type="float" office:value="1" calcext:value-type="float">
            <text:p>1</text:p>
          </table:table-cell>
          <table:table-cell office:value-type="float" office:value="160.315" calcext:value-type="float">
            <text:p>160.315</text:p>
          </table:table-cell>
          <table:table-cell office:value-type="string" calcext:value-type="string">
            <text:p>k/s</text:p>
          </table:table-cell>
          <table:table-cell office:value-type="float" office:value="160.315" calcext:value-type="float">
            <text:p>160.315</text:p>
          </table:table-cell>
          <table:table-cell office:value-type="string" calcext:value-type="string">
            <text:p>k/s</text:p>
          </table:table-cell>
          <table:table-cell/>
          <table:table-cell table:formula="of:=IF([.J82]=&quot;k/s&quot;; [.I82]; IF([.J82]=&quot;M/s&quot;; [.I82]*1000; [.I82]/1000))" office:value-type="float" office:value="160.315" calcext:value-type="float">
            <text:p>160.315</text:p>
          </table:table-cell>
        </table:table-row>
        <table:table-row table:style-name="ro1">
          <table:table-cell/>
          <table:table-cell office:value-type="string" calcext:value-type="string">
            <text:p>TinspinQuadtree/KNN_1/10000/7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41714" calcext:value-type="float">
            <text:p>41714</text:p>
          </table:table-cell>
          <table:table-cell office:value-type="float" office:value="1" calcext:value-type="float">
            <text:p>1</text:p>
          </table:table-cell>
          <table:table-cell office:value-type="float" office:value="59.822" calcext:value-type="float">
            <text:p>59.822</text:p>
          </table:table-cell>
          <table:table-cell office:value-type="string" calcext:value-type="string">
            <text:p>k/s</text:p>
          </table:table-cell>
          <table:table-cell office:value-type="float" office:value="59.822" calcext:value-type="float">
            <text:p>59.822</text:p>
          </table:table-cell>
          <table:table-cell office:value-type="string" calcext:value-type="string">
            <text:p>k/s</text:p>
          </table:table-cell>
          <table:table-cell/>
          <table:table-cell table:formula="of:=IF([.J83]=&quot;k/s&quot;; [.I83]; IF([.J83]=&quot;M/s&quot;; [.I83]*1000; [.I83]/1000))" office:value-type="float" office:value="59.822" calcext:value-type="float">
            <text:p>59.822</text:p>
          </table:table-cell>
        </table:table-row>
        <table:table-row table:style-name="ro1">
          <table:table-cell/>
          <table:table-cell office:value-type="string" calcext:value-type="string">
            <text:p>TinspinQuadtree/KNN_1/100000/7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<text:s/>ms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<text:s/>ms</text:p>
          </table:table-cell>
          <table:table-cell office:value-type="float" office:value="8057" calcext:value-type="float">
            <text:p>8057</text:p>
          </table:table-cell>
          <table:table-cell office:value-type="float" office:value="1" calcext:value-type="float">
            <text:p>1</text:p>
          </table:table-cell>
          <table:table-cell office:value-type="float" office:value="11.5308" calcext:value-type="float">
            <text:p>11.5308</text:p>
          </table:table-cell>
          <table:table-cell office:value-type="string" calcext:value-type="string">
            <text:p>k/s</text:p>
          </table:table-cell>
          <table:table-cell office:value-type="float" office:value="11.5308" calcext:value-type="float">
            <text:p>11.5308</text:p>
          </table:table-cell>
          <table:table-cell office:value-type="string" calcext:value-type="string">
            <text:p>k/s</text:p>
          </table:table-cell>
          <table:table-cell/>
          <table:table-cell table:formula="of:=IF([.J84]=&quot;k/s&quot;; [.I84]; IF([.J84]=&quot;M/s&quot;; [.I84]*1000; [.I84]/1000))" office:value-type="float" office:value="11.5308" calcext:value-type="float">
            <text:p>11.5308</text:p>
          </table:table-cell>
        </table:table-row>
        <table:table-row table:style-name="ro1">
          <table:table-cell/>
          <table:table-cell office:value-type="string" calcext:value-type="string">
            <text:p>TinspinQuadtree/KNN_1/1000000/7</text:p>
          </table:table-cell>
          <table:table-cell office:value-type="float" office:value="0.413" calcext:value-type="float">
            <text:p>0.413</text:p>
          </table:table-cell>
          <table:table-cell office:value-type="string" calcext:value-type="string">
            <text:p><text:s/>ms</text:p>
          </table:table-cell>
          <table:table-cell office:value-type="float" office:value="0.413" calcext:value-type="float">
            <text:p>0.413</text:p>
          </table:table-cell>
          <table:table-cell office:value-type="string" calcext:value-type="string">
            <text:p><text:s/>ms</text:p>
          </table:table-cell>
          <table:table-cell office:value-type="float" office:value="1695" calcext:value-type="float">
            <text:p>1695</text:p>
          </table:table-cell>
          <table:table-cell office:value-type="float" office:value="1" calcext:value-type="float">
            <text:p>1</text:p>
          </table:table-cell>
          <table:table-cell office:value-type="float" office:value="2.42042" calcext:value-type="float">
            <text:p>2.42042</text:p>
          </table:table-cell>
          <table:table-cell office:value-type="string" calcext:value-type="string">
            <text:p>k/s</text:p>
          </table:table-cell>
          <table:table-cell office:value-type="float" office:value="2.42042" calcext:value-type="float">
            <text:p>2.42042</text:p>
          </table:table-cell>
          <table:table-cell office:value-type="string" calcext:value-type="string">
            <text:p>k/s</text:p>
          </table:table-cell>
          <table:table-cell/>
          <table:table-cell table:formula="of:=IF([.J85]=&quot;k/s&quot;; [.I85]; IF([.J85]=&quot;M/s&quot;; [.I85]*1000; [.I85]/1000))" office:value-type="float" office:value="2.42042" calcext:value-type="float">
            <text:p>2.42042</text:p>
          </table:table-cell>
        </table:table-row>
        <table:table-row table:style-name="ro1">
          <table:table-cell/>
          <table:table-cell office:value-type="string" calcext:value-type="string">
            <text:p>TinspinQuadtree/KNN_10/1000/4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<text:s/>ms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<text:s/>ms</text:p>
          </table:table-cell>
          <table:table-cell office:value-type="float" office:value="14563" calcext:value-type="float">
            <text:p>14563</text:p>
          </table:table-cell>
          <table:table-cell office:value-type="float" office:value="10" calcext:value-type="float">
            <text:p>10</text:p>
          </table:table-cell>
          <table:table-cell office:value-type="float" office:value="20.8044" calcext:value-type="float">
            <text:p>20.8044</text:p>
          </table:table-cell>
          <table:table-cell office:value-type="string" calcext:value-type="string">
            <text:p>k/s</text:p>
          </table:table-cell>
          <table:table-cell office:value-type="float" office:value="208.044" calcext:value-type="float">
            <text:p>208.044</text:p>
          </table:table-cell>
          <table:table-cell office:value-type="string" calcext:value-type="string">
            <text:p>k/s</text:p>
          </table:table-cell>
          <table:table-cell/>
          <table:table-cell table:formula="of:=IF([.J86]=&quot;k/s&quot;; [.I86]; IF([.J86]=&quot;M/s&quot;; [.I86]*1000; [.I86]/1000))" office:value-type="float" office:value="20.8044" calcext:value-type="float">
            <text:p>20.8044</text:p>
          </table:table-cell>
        </table:table-row>
        <table:table-row table:style-name="ro1">
          <table:table-cell/>
          <table:table-cell office:value-type="string" calcext:value-type="string">
            <text:p>TinspinQuadtree/KNN_10/10000/4</text:p>
          </table:table-cell>
          <table:table-cell office:value-type="float" office:value="0.317" calcext:value-type="float">
            <text:p>0.317</text:p>
          </table:table-cell>
          <table:table-cell office:value-type="string" calcext:value-type="string">
            <text:p><text:s/>ms</text:p>
          </table:table-cell>
          <table:table-cell office:value-type="float" office:value="0.317" calcext:value-type="float">
            <text:p>0.317</text:p>
          </table:table-cell>
          <table:table-cell office:value-type="string" calcext:value-type="string">
            <text:p><text:s/>ms</text:p>
          </table:table-cell>
          <table:table-cell office:value-type="float" office:value="2208" calcext:value-type="float">
            <text:p>2208</text:p>
          </table:table-cell>
          <table:table-cell office:value-type="float" office:value="10" calcext:value-type="float">
            <text:p>10</text:p>
          </table:table-cell>
          <table:table-cell office:value-type="float" office:value="3.15287" calcext:value-type="float">
            <text:p>3.15287</text:p>
          </table:table-cell>
          <table:table-cell office:value-type="string" calcext:value-type="string">
            <text:p>k/s</text:p>
          </table:table-cell>
          <table:table-cell office:value-type="float" office:value="31.5287" calcext:value-type="float">
            <text:p>31.5287</text:p>
          </table:table-cell>
          <table:table-cell office:value-type="string" calcext:value-type="string">
            <text:p>k/s</text:p>
          </table:table-cell>
          <table:table-cell/>
          <table:table-cell table:formula="of:=IF([.J87]=&quot;k/s&quot;; [.I87]; IF([.J87]=&quot;M/s&quot;; [.I87]*1000; [.I87]/1000))" office:value-type="float" office:value="3.15287" calcext:value-type="float">
            <text:p>3.15287</text:p>
          </table:table-cell>
        </table:table-row>
        <table:table-row table:style-name="ro1">
          <table:table-cell/>
          <table:table-cell office:value-type="string" calcext:value-type="string">
            <text:p>TinspinQuadtree/KNN_10/100000/4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<text:s/>ms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<text:s/>ms</text:p>
          </table:table-cell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office:value-type="float" office:value="524.84" calcext:value-type="float">
            <text:p>524.84</text:p>
          </table:table-cell>
          <table:table-cell office:value-type="string" calcext:value-type="string">
            <text:p>4/s</text:p>
          </table:table-cell>
          <table:table-cell office:value-type="float" office:value="5.24844" calcext:value-type="float">
            <text:p>5.24844</text:p>
          </table:table-cell>
          <table:table-cell office:value-type="string" calcext:value-type="string">
            <text:p>k/s</text:p>
          </table:table-cell>
          <table:table-cell/>
          <table:table-cell table:formula="of:=IF([.J88]=&quot;k/s&quot;; [.I88]; IF([.J88]=&quot;M/s&quot;; [.I88]*1000; [.I88]/1000))" office:value-type="float" office:value="0.52484" calcext:value-type="float">
            <text:p>0.52484</text:p>
          </table:table-cell>
        </table:table-row>
        <table:table-row table:style-name="ro1">
          <table:table-cell/>
          <table:table-cell office:value-type="string" calcext:value-type="string">
            <text:p>TinspinQuadtree/KNN_10/1000000/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s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77.183" calcext:value-type="float">
            <text:p>77.183</text:p>
          </table:table-cell>
          <table:table-cell office:value-type="string" calcext:value-type="string">
            <text:p>8/s</text:p>
          </table:table-cell>
          <table:table-cell office:value-type="float" office:value="771.83" calcext:value-type="float">
            <text:p>771.83</text:p>
          </table:table-cell>
          <table:table-cell office:value-type="string" calcext:value-type="string">
            <text:p>8/s</text:p>
          </table:table-cell>
          <table:table-cell/>
          <table:table-cell table:formula="of:=IF([.J89]=&quot;k/s&quot;; [.I89]; IF([.J89]=&quot;M/s&quot;; [.I89]*1000; [.I89]/1000))" office:value-type="float" office:value="0.077183" calcext:value-type="float">
            <text:p>0.077183</text:p>
          </table:table-cell>
        </table:table-row>
        <table:table-row table:style-name="ro1">
          <table:table-cell/>
          <table:table-cell office:value-type="string" calcext:value-type="string">
            <text:p>TinspinQuadtree/KNN_10/1000/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101088" calcext:value-type="float">
            <text:p>101088</text:p>
          </table:table-cell>
          <table:table-cell office:value-type="float" office:value="10" calcext:value-type="float">
            <text:p>10</text:p>
          </table:table-cell>
          <table:table-cell office:value-type="float" office:value="145.737" calcext:value-type="float">
            <text:p>145.737</text:p>
          </table:table-cell>
          <table:table-cell office:value-type="string" calcext:value-type="string">
            <text:p>k/s</text:p>
          </table:table-cell>
          <table:table-cell office:value-type="float" office:value="1.45737" calcext:value-type="float">
            <text:p>1.45737</text:p>
          </table:table-cell>
          <table:table-cell office:value-type="string" calcext:value-type="string">
            <text:p>M/s</text:p>
          </table:table-cell>
          <table:table-cell/>
          <table:table-cell table:formula="of:=IF([.J90]=&quot;k/s&quot;; [.I90]; IF([.J90]=&quot;M/s&quot;; [.I90]*1000; [.I90]/1000))" office:value-type="float" office:value="145.737" calcext:value-type="float">
            <text:p>145.737</text:p>
          </table:table-cell>
        </table:table-row>
        <table:table-row table:style-name="ro1">
          <table:table-cell/>
          <table:table-cell office:value-type="string" calcext:value-type="string">
            <text:p>TinspinQuadtree/KNN_10/10000/7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40767" calcext:value-type="float">
            <text:p>40767</text:p>
          </table:table-cell>
          <table:table-cell office:value-type="float" office:value="10" calcext:value-type="float">
            <text:p>10</text:p>
          </table:table-cell>
          <table:table-cell office:value-type="float" office:value="57.679" calcext:value-type="float">
            <text:p>57.679</text:p>
          </table:table-cell>
          <table:table-cell office:value-type="string" calcext:value-type="string">
            <text:p>k/s</text:p>
          </table:table-cell>
          <table:table-cell office:value-type="float" office:value="576.79" calcext:value-type="float">
            <text:p>576.79</text:p>
          </table:table-cell>
          <table:table-cell office:value-type="string" calcext:value-type="string">
            <text:p>k/s</text:p>
          </table:table-cell>
          <table:table-cell/>
          <table:table-cell table:formula="of:=IF([.J91]=&quot;k/s&quot;; [.I91]; IF([.J91]=&quot;M/s&quot;; [.I91]*1000; [.I91]/1000))" office:value-type="float" office:value="57.679" calcext:value-type="float">
            <text:p>57.679</text:p>
          </table:table-cell>
        </table:table-row>
        <table:table-row table:style-name="ro1">
          <table:table-cell/>
          <table:table-cell office:value-type="string" calcext:value-type="string">
            <text:p>TinspinQuadtree/KNN_10/100000/7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<text:s/>ms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<text:s/>ms</text:p>
          </table:table-cell>
          <table:table-cell office:value-type="float" office:value="7981" calcext:value-type="float">
            <text:p>7981</text:p>
          </table:table-cell>
          <table:table-cell office:value-type="float" office:value="10" calcext:value-type="float">
            <text:p>10</text:p>
          </table:table-cell>
          <table:table-cell office:value-type="float" office:value="11.4964" calcext:value-type="float">
            <text:p>11.4964</text:p>
          </table:table-cell>
          <table:table-cell office:value-type="string" calcext:value-type="string">
            <text:p>k/s</text:p>
          </table:table-cell>
          <table:table-cell office:value-type="float" office:value="114.964" calcext:value-type="float">
            <text:p>114.964</text:p>
          </table:table-cell>
          <table:table-cell office:value-type="string" calcext:value-type="string">
            <text:p>k/s</text:p>
          </table:table-cell>
          <table:table-cell/>
          <table:table-cell table:formula="of:=IF([.J92]=&quot;k/s&quot;; [.I92]; IF([.J92]=&quot;M/s&quot;; [.I92]*1000; [.I92]/1000))" office:value-type="float" office:value="11.4964" calcext:value-type="float">
            <text:p>11.4964</text:p>
          </table:table-cell>
        </table:table-row>
        <table:table-row table:style-name="ro1">
          <table:table-cell/>
          <table:table-cell office:value-type="string" calcext:value-type="string">
            <text:p>TinspinQuadtree/KNN_10/1000000/7</text:p>
          </table:table-cell>
          <table:table-cell office:value-type="float" office:value="0.413" calcext:value-type="float">
            <text:p>0.413</text:p>
          </table:table-cell>
          <table:table-cell office:value-type="string" calcext:value-type="string">
            <text:p><text:s/>ms</text:p>
          </table:table-cell>
          <table:table-cell office:value-type="float" office:value="0.414" calcext:value-type="float">
            <text:p>0.414</text:p>
          </table:table-cell>
          <table:table-cell office:value-type="string" calcext:value-type="string">
            <text:p><text:s/>ms</text:p>
          </table:table-cell>
          <table:table-cell office:value-type="float" office:value="1667" calcext:value-type="float">
            <text:p>1667</text:p>
          </table:table-cell>
          <table:table-cell office:value-type="float" office:value="10" calcext:value-type="float">
            <text:p>10</text:p>
          </table:table-cell>
          <table:table-cell office:value-type="float" office:value="2.41811" calcext:value-type="float">
            <text:p>2.41811</text:p>
          </table:table-cell>
          <table:table-cell office:value-type="string" calcext:value-type="string">
            <text:p>k/s</text:p>
          </table:table-cell>
          <table:table-cell office:value-type="float" office:value="24.1811" calcext:value-type="float">
            <text:p>24.1811</text:p>
          </table:table-cell>
          <table:table-cell office:value-type="string" calcext:value-type="string">
            <text:p>k/s</text:p>
          </table:table-cell>
          <table:table-cell/>
          <table:table-cell table:formula="of:=IF([.J93]=&quot;k/s&quot;; [.I93]; IF([.J93]=&quot;M/s&quot;; [.I93]*1000; [.I93]/1000))" office:value-type="float" office:value="2.41811" calcext:value-type="float">
            <text:p>2.41811</text:p>
          </table:table-cell>
        </table:table-row>
        <table:table-row table:style-name="ro1">
          <table:table-cell/>
          <table:table-cell office:value-type="string" calcext:value-type="string">
            <text:p>BoostRT/KNN_1/1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52595" calcext:value-type="float">
            <text:p>152595</text:p>
          </table:table-cell>
          <table:table-cell office:value-type="float" office:value="1" calcext:value-type="float">
            <text:p>1</text:p>
          </table:table-cell>
          <table:table-cell office:value-type="float" office:value="217.768" calcext:value-type="float">
            <text:p>217.768</text:p>
          </table:table-cell>
          <table:table-cell office:value-type="string" calcext:value-type="string">
            <text:p>k/s</text:p>
          </table:table-cell>
          <table:table-cell office:value-type="float" office:value="217.768" calcext:value-type="float">
            <text:p>217.768</text:p>
          </table:table-cell>
          <table:table-cell office:value-type="string" calcext:value-type="string">
            <text:p>k/s</text:p>
          </table:table-cell>
          <table:table-cell/>
          <table:table-cell table:formula="of:=IF([.J94]=&quot;k/s&quot;; [.I94]; IF([.J94]=&quot;M/s&quot;; [.I94]*1000; [.I94]/1000))" office:value-type="float" office:value="217.768" calcext:value-type="float">
            <text:p>217.768</text:p>
          </table:table-cell>
        </table:table-row>
        <table:table-row table:style-name="ro1">
          <table:table-cell/>
          <table:table-cell office:value-type="string" calcext:value-type="string">
            <text:p>BoostRT/KNN_1/10000/4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52298" calcext:value-type="float">
            <text:p>52298</text:p>
          </table:table-cell>
          <table:table-cell office:value-type="float" office:value="1" calcext:value-type="float">
            <text:p>1</text:p>
          </table:table-cell>
          <table:table-cell office:value-type="float" office:value="74.5058" calcext:value-type="float">
            <text:p>74.5058</text:p>
          </table:table-cell>
          <table:table-cell office:value-type="string" calcext:value-type="string">
            <text:p>k/s</text:p>
          </table:table-cell>
          <table:table-cell office:value-type="float" office:value="74.5058" calcext:value-type="float">
            <text:p>74.5058</text:p>
          </table:table-cell>
          <table:table-cell office:value-type="string" calcext:value-type="string">
            <text:p>k/s</text:p>
          </table:table-cell>
          <table:table-cell/>
          <table:table-cell table:formula="of:=IF([.J95]=&quot;k/s&quot;; [.I95]; IF([.J95]=&quot;M/s&quot;; [.I95]*1000; [.I95]/1000))" office:value-type="float" office:value="74.5058" calcext:value-type="float">
            <text:p>74.5058</text:p>
          </table:table-cell>
        </table:table-row>
        <table:table-row table:style-name="ro1">
          <table:table-cell/>
          <table:table-cell office:value-type="string" calcext:value-type="string">
            <text:p>BoostRT/KNN_1/100000/4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<text:s/>ms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<text:s/>ms</text:p>
          </table:table-cell>
          <table:table-cell office:value-type="float" office:value="19341" calcext:value-type="float">
            <text:p>19341</text:p>
          </table:table-cell>
          <table:table-cell office:value-type="float" office:value="1" calcext:value-type="float">
            <text:p>1</text:p>
          </table:table-cell>
          <table:table-cell office:value-type="float" office:value="27.745" calcext:value-type="float">
            <text:p>27.745</text:p>
          </table:table-cell>
          <table:table-cell office:value-type="string" calcext:value-type="string">
            <text:p>k/s</text:p>
          </table:table-cell>
          <table:table-cell office:value-type="float" office:value="27.745" calcext:value-type="float">
            <text:p>27.745</text:p>
          </table:table-cell>
          <table:table-cell office:value-type="string" calcext:value-type="string">
            <text:p>k/s</text:p>
          </table:table-cell>
          <table:table-cell/>
          <table:table-cell table:formula="of:=IF([.J96]=&quot;k/s&quot;; [.I96]; IF([.J96]=&quot;M/s&quot;; [.I96]*1000; [.I96]/1000))" office:value-type="float" office:value="27.745" calcext:value-type="float">
            <text:p>27.745</text:p>
          </table:table-cell>
        </table:table-row>
        <table:table-row table:style-name="ro1">
          <table:table-cell/>
          <table:table-cell office:value-type="string" calcext:value-type="string">
            <text:p>BoostRT/KNN_1/1000000/4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<text:s/>ms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<text:s/>ms</text:p>
          </table:table-cell>
          <table:table-cell office:value-type="float" office:value="14360" calcext:value-type="float">
            <text:p>14360</text:p>
          </table:table-cell>
          <table:table-cell office:value-type="float" office:value="1" calcext:value-type="float">
            <text:p>1</text:p>
          </table:table-cell>
          <table:table-cell office:value-type="float" office:value="20.4705" calcext:value-type="float">
            <text:p>20.4705</text:p>
          </table:table-cell>
          <table:table-cell office:value-type="string" calcext:value-type="string">
            <text:p>k/s</text:p>
          </table:table-cell>
          <table:table-cell office:value-type="float" office:value="20.4705" calcext:value-type="float">
            <text:p>20.4705</text:p>
          </table:table-cell>
          <table:table-cell office:value-type="string" calcext:value-type="string">
            <text:p>k/s</text:p>
          </table:table-cell>
          <table:table-cell/>
          <table:table-cell table:formula="of:=IF([.J97]=&quot;k/s&quot;; [.I97]; IF([.J97]=&quot;M/s&quot;; [.I97]*1000; [.I97]/1000))" office:value-type="float" office:value="20.4705" calcext:value-type="float">
            <text:p>20.4705</text:p>
          </table:table-cell>
        </table:table-row>
        <table:table-row table:style-name="ro1">
          <table:table-cell/>
          <table:table-cell office:value-type="string" calcext:value-type="string">
            <text:p>BoostRT/KNN_1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08062" calcext:value-type="float">
            <text:p>508062</text:p>
          </table:table-cell>
          <table:table-cell office:value-type="float" office:value="1" calcext:value-type="float">
            <text:p>1</text:p>
          </table:table-cell>
          <table:table-cell office:value-type="float" office:value="726.807" calcext:value-type="float">
            <text:p>726.807</text:p>
          </table:table-cell>
          <table:table-cell office:value-type="string" calcext:value-type="string">
            <text:p>k/s</text:p>
          </table:table-cell>
          <table:table-cell office:value-type="float" office:value="726.807" calcext:value-type="float">
            <text:p>726.807</text:p>
          </table:table-cell>
          <table:table-cell office:value-type="string" calcext:value-type="string">
            <text:p>k/s</text:p>
          </table:table-cell>
          <table:table-cell/>
          <table:table-cell table:formula="of:=IF([.J98]=&quot;k/s&quot;; [.I98]; IF([.J98]=&quot;M/s&quot;; [.I98]*1000; [.I98]/1000))" office:value-type="float" office:value="726.807" calcext:value-type="float">
            <text:p>726.807</text:p>
          </table:table-cell>
        </table:table-row>
        <table:table-row table:style-name="ro1">
          <table:table-cell/>
          <table:table-cell office:value-type="string" calcext:value-type="string">
            <text:p>BoostRT/KNN_1/1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90432" calcext:value-type="float">
            <text:p>190432</text:p>
          </table:table-cell>
          <table:table-cell office:value-type="float" office:value="1" calcext:value-type="float">
            <text:p>1</text:p>
          </table:table-cell>
          <table:table-cell office:value-type="float" office:value="274.128" calcext:value-type="float">
            <text:p>274.128</text:p>
          </table:table-cell>
          <table:table-cell office:value-type="string" calcext:value-type="string">
            <text:p>k/s</text:p>
          </table:table-cell>
          <table:table-cell office:value-type="float" office:value="274.128" calcext:value-type="float">
            <text:p>274.128</text:p>
          </table:table-cell>
          <table:table-cell office:value-type="string" calcext:value-type="string">
            <text:p>k/s</text:p>
          </table:table-cell>
          <table:table-cell/>
          <table:table-cell table:formula="of:=IF([.J99]=&quot;k/s&quot;; [.I99]; IF([.J99]=&quot;M/s&quot;; [.I99]*1000; [.I99]/1000))" office:value-type="float" office:value="274.128" calcext:value-type="float">
            <text:p>274.128</text:p>
          </table:table-cell>
        </table:table-row>
        <table:table-row table:style-name="ro1">
          <table:table-cell/>
          <table:table-cell office:value-type="string" calcext:value-type="string">
            <text:p>BoostRT/KNN_1/100000/7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<text:s/>ms</text:p>
          </table:table-cell>
          <table:table-cell office:value-type="float" office:value="40875" calcext:value-type="float">
            <text:p>40875</text:p>
          </table:table-cell>
          <table:table-cell office:value-type="float" office:value="1" calcext:value-type="float">
            <text:p>1</text:p>
          </table:table-cell>
          <table:table-cell office:value-type="float" office:value="58.2316" calcext:value-type="float">
            <text:p>58.2316</text:p>
          </table:table-cell>
          <table:table-cell office:value-type="string" calcext:value-type="string">
            <text:p>k/s</text:p>
          </table:table-cell>
          <table:table-cell office:value-type="float" office:value="58.2316" calcext:value-type="float">
            <text:p>58.2316</text:p>
          </table:table-cell>
          <table:table-cell office:value-type="string" calcext:value-type="string">
            <text:p>k/s</text:p>
          </table:table-cell>
          <table:table-cell/>
          <table:table-cell table:formula="of:=IF([.J100]=&quot;k/s&quot;; [.I100]; IF([.J100]=&quot;M/s&quot;; [.I100]*1000; [.I100]/1000))" office:value-type="float" office:value="58.2316" calcext:value-type="float">
            <text:p>58.2316</text:p>
          </table:table-cell>
        </table:table-row>
        <table:table-row table:style-name="ro1">
          <table:table-cell/>
          <table:table-cell office:value-type="string" calcext:value-type="string">
            <text:p>BoostRT/KNN_1/1000000/7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<text:s/>ms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<text:s/>ms</text:p>
          </table:table-cell>
          <table:table-cell office:value-type="float" office:value="10753" calcext:value-type="float">
            <text:p>10753</text:p>
          </table:table-cell>
          <table:table-cell office:value-type="float" office:value="1" calcext:value-type="float">
            <text:p>1</text:p>
          </table:table-cell>
          <table:table-cell office:value-type="float" office:value="15.3432" calcext:value-type="float">
            <text:p>15.3432</text:p>
          </table:table-cell>
          <table:table-cell office:value-type="string" calcext:value-type="string">
            <text:p>k/s</text:p>
          </table:table-cell>
          <table:table-cell office:value-type="float" office:value="15.3432" calcext:value-type="float">
            <text:p>15.3432</text:p>
          </table:table-cell>
          <table:table-cell office:value-type="string" calcext:value-type="string">
            <text:p>k/s</text:p>
          </table:table-cell>
          <table:table-cell/>
          <table:table-cell table:formula="of:=IF([.J101]=&quot;k/s&quot;; [.I101]; IF([.J101]=&quot;M/s&quot;; [.I101]*1000; [.I101]/1000))" office:value-type="float" office:value="15.3432" calcext:value-type="float">
            <text:p>15.3432</text:p>
          </table:table-cell>
        </table:table-row>
        <table:table-row table:style-name="ro1">
          <table:table-cell/>
          <table:table-cell office:value-type="string" calcext:value-type="string">
            <text:p>BoostRT/KNN_10/1000/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85771" calcext:value-type="float">
            <text:p>85771</text:p>
          </table:table-cell>
          <table:table-cell office:value-type="float" office:value="10" calcext:value-type="float">
            <text:p>10</text:p>
          </table:table-cell>
          <table:table-cell office:value-type="float" office:value="122.508" calcext:value-type="float">
            <text:p>122.508</text:p>
          </table:table-cell>
          <table:table-cell office:value-type="string" calcext:value-type="string">
            <text:p>k/s</text:p>
          </table:table-cell>
          <table:table-cell office:value-type="float" office:value="1.22508" calcext:value-type="float">
            <text:p>1.22508</text:p>
          </table:table-cell>
          <table:table-cell office:value-type="string" calcext:value-type="string">
            <text:p>M/s</text:p>
          </table:table-cell>
          <table:table-cell/>
          <table:table-cell table:formula="of:=IF([.J102]=&quot;k/s&quot;; [.I102]; IF([.J102]=&quot;M/s&quot;; [.I102]*1000; [.I102]/1000))" office:value-type="float" office:value="122.508" calcext:value-type="float">
            <text:p>122.508</text:p>
          </table:table-cell>
        </table:table-row>
        <table:table-row table:style-name="ro1">
          <table:table-cell/>
          <table:table-cell office:value-type="string" calcext:value-type="string">
            <text:p>BoostRT/KNN_10/10000/4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ms</text:p>
          </table:table-cell>
          <table:table-cell office:value-type="float" office:value="23934" calcext:value-type="float">
            <text:p>23934</text:p>
          </table:table-cell>
          <table:table-cell office:value-type="float" office:value="10" calcext:value-type="float">
            <text:p>10</text:p>
          </table:table-cell>
          <table:table-cell office:value-type="float" office:value="34.0472" calcext:value-type="float">
            <text:p>34.0472</text:p>
          </table:table-cell>
          <table:table-cell office:value-type="string" calcext:value-type="string">
            <text:p>k/s</text:p>
          </table:table-cell>
          <table:table-cell office:value-type="float" office:value="340.472" calcext:value-type="float">
            <text:p>340.472</text:p>
          </table:table-cell>
          <table:table-cell office:value-type="string" calcext:value-type="string">
            <text:p>k/s</text:p>
          </table:table-cell>
          <table:table-cell/>
          <table:table-cell table:formula="of:=IF([.J103]=&quot;k/s&quot;; [.I103]; IF([.J103]=&quot;M/s&quot;; [.I103]*1000; [.I103]/1000))" office:value-type="float" office:value="34.0472" calcext:value-type="float">
            <text:p>34.0472</text:p>
          </table:table-cell>
        </table:table-row>
        <table:table-row table:style-name="ro1">
          <table:table-cell/>
          <table:table-cell office:value-type="string" calcext:value-type="string">
            <text:p>BoostRT/KNN_10/100000/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m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ms</text:p>
          </table:table-cell>
          <table:table-cell office:value-type="float" office:value="8600" calcext:value-type="float">
            <text:p>8600</text:p>
          </table:table-cell>
          <table:table-cell office:value-type="float" office:value="10" calcext:value-type="float">
            <text:p>10</text:p>
          </table:table-cell>
          <table:table-cell office:value-type="float" office:value="12.4653" calcext:value-type="float">
            <text:p>12.4653</text:p>
          </table:table-cell>
          <table:table-cell office:value-type="string" calcext:value-type="string">
            <text:p>k/s</text:p>
          </table:table-cell>
          <table:table-cell office:value-type="float" office:value="124.653" calcext:value-type="float">
            <text:p>124.653</text:p>
          </table:table-cell>
          <table:table-cell office:value-type="string" calcext:value-type="string">
            <text:p>k/s</text:p>
          </table:table-cell>
          <table:table-cell/>
          <table:table-cell table:formula="of:=IF([.J104]=&quot;k/s&quot;; [.I104]; IF([.J104]=&quot;M/s&quot;; [.I104]*1000; [.I104]/1000))" office:value-type="float" office:value="12.4653" calcext:value-type="float">
            <text:p>12.4653</text:p>
          </table:table-cell>
        </table:table-row>
        <table:table-row table:style-name="ro1">
          <table:table-cell/>
          <table:table-cell office:value-type="string" calcext:value-type="string">
            <text:p>BoostRT/KNN_10/1000000/4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<text:s/>ms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<text:s/>ms</text:p>
          </table:table-cell>
          <table:table-cell office:value-type="float" office:value="4037" calcext:value-type="float">
            <text:p>4037</text:p>
          </table:table-cell>
          <table:table-cell office:value-type="float" office:value="10" calcext:value-type="float">
            <text:p>10</text:p>
          </table:table-cell>
          <table:table-cell office:value-type="float" office:value="5.81389" calcext:value-type="float">
            <text:p>5.81389</text:p>
          </table:table-cell>
          <table:table-cell office:value-type="string" calcext:value-type="string">
            <text:p>k/s</text:p>
          </table:table-cell>
          <table:table-cell office:value-type="float" office:value="58.1389" calcext:value-type="float">
            <text:p>58.1389</text:p>
          </table:table-cell>
          <table:table-cell office:value-type="string" calcext:value-type="string">
            <text:p>k/s</text:p>
          </table:table-cell>
          <table:table-cell/>
          <table:table-cell table:formula="of:=IF([.J105]=&quot;k/s&quot;; [.I105]; IF([.J105]=&quot;M/s&quot;; [.I105]*1000; [.I105]/1000))" office:value-type="float" office:value="5.81389" calcext:value-type="float">
            <text:p>5.81389</text:p>
          </table:table-cell>
        </table:table-row>
        <table:table-row table:style-name="ro1">
          <table:table-cell/>
          <table:table-cell office:value-type="string" calcext:value-type="string">
            <text:p>BoostRT/KNN_10/1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82620" calcext:value-type="float">
            <text:p>282620</text:p>
          </table:table-cell>
          <table:table-cell office:value-type="float" office:value="10" calcext:value-type="float">
            <text:p>10</text:p>
          </table:table-cell>
          <table:table-cell office:value-type="float" office:value="403.077" calcext:value-type="float">
            <text:p>403.077</text:p>
          </table:table-cell>
          <table:table-cell office:value-type="string" calcext:value-type="string">
            <text:p>k/s</text:p>
          </table:table-cell>
          <table:table-cell office:value-type="float" office:value="4.03077" calcext:value-type="float">
            <text:p>4.03077</text:p>
          </table:table-cell>
          <table:table-cell office:value-type="string" calcext:value-type="string">
            <text:p>M/s</text:p>
          </table:table-cell>
          <table:table-cell/>
          <table:table-cell table:formula="of:=IF([.J106]=&quot;k/s&quot;; [.I106]; IF([.J106]=&quot;M/s&quot;; [.I106]*1000; [.I106]/1000))" office:value-type="float" office:value="403.077" calcext:value-type="float">
            <text:p>403.077</text:p>
          </table:table-cell>
        </table:table-row>
        <table:table-row table:style-name="ro1">
          <table:table-cell/>
          <table:table-cell office:value-type="string" calcext:value-type="string">
            <text:p>BoostRT/KNN_10/10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1613" calcext:value-type="float">
            <text:p>141613</text:p>
          </table:table-cell>
          <table:table-cell office:value-type="float" office:value="10" calcext:value-type="float">
            <text:p>10</text:p>
          </table:table-cell>
          <table:table-cell office:value-type="float" office:value="201.944" calcext:value-type="float">
            <text:p>201.944</text:p>
          </table:table-cell>
          <table:table-cell office:value-type="string" calcext:value-type="string">
            <text:p>k/s</text:p>
          </table:table-cell>
          <table:table-cell office:value-type="float" office:value="2.01944" calcext:value-type="float">
            <text:p>2.01944</text:p>
          </table:table-cell>
          <table:table-cell office:value-type="string" calcext:value-type="string">
            <text:p>M/s</text:p>
          </table:table-cell>
          <table:table-cell/>
          <table:table-cell table:formula="of:=IF([.J107]=&quot;k/s&quot;; [.I107]; IF([.J107]=&quot;M/s&quot;; [.I107]*1000; [.I107]/1000))" office:value-type="float" office:value="201.944" calcext:value-type="float">
            <text:p>201.944</text:p>
          </table:table-cell>
        </table:table-row>
        <table:table-row table:style-name="ro1">
          <table:table-cell/>
          <table:table-cell office:value-type="string" calcext:value-type="string">
            <text:p>BoostRT/KNN_10/100000/7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ms</text:p>
          </table:table-cell>
          <table:table-cell office:value-type="float" office:value="37751" calcext:value-type="float">
            <text:p>37751</text:p>
          </table:table-cell>
          <table:table-cell office:value-type="float" office:value="10" calcext:value-type="float">
            <text:p>10</text:p>
          </table:table-cell>
          <table:table-cell office:value-type="float" office:value="53.7241" calcext:value-type="float">
            <text:p>53.7241</text:p>
          </table:table-cell>
          <table:table-cell office:value-type="string" calcext:value-type="string">
            <text:p>k/s</text:p>
          </table:table-cell>
          <table:table-cell office:value-type="float" office:value="537.241" calcext:value-type="float">
            <text:p>537.241</text:p>
          </table:table-cell>
          <table:table-cell office:value-type="string" calcext:value-type="string">
            <text:p>k/s</text:p>
          </table:table-cell>
          <table:table-cell/>
          <table:table-cell table:formula="of:=IF([.J108]=&quot;k/s&quot;; [.I108]; IF([.J108]=&quot;M/s&quot;; [.I108]*1000; [.I108]/1000))" office:value-type="float" office:value="53.7241" calcext:value-type="float">
            <text:p>53.7241</text:p>
          </table:table-cell>
        </table:table-row>
        <table:table-row table:style-name="ro1">
          <table:table-cell/>
          <table:table-cell office:value-type="string" calcext:value-type="string">
            <text:p>BoostRT/KNN_10/1000000/7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<text:s/>ms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<text:s/>ms</text:p>
          </table:table-cell>
          <table:table-cell office:value-type="float" office:value="9766" calcext:value-type="float">
            <text:p>9766</text:p>
          </table:table-cell>
          <table:table-cell office:value-type="float" office:value="10" calcext:value-type="float">
            <text:p>10</text:p>
          </table:table-cell>
          <table:table-cell office:value-type="float" office:value="14.1017" calcext:value-type="float">
            <text:p>14.1017</text:p>
          </table:table-cell>
          <table:table-cell office:value-type="string" calcext:value-type="string">
            <text:p>k/s</text:p>
          </table:table-cell>
          <table:table-cell office:value-type="float" office:value="141.017" calcext:value-type="float">
            <text:p>141.017</text:p>
          </table:table-cell>
          <table:table-cell office:value-type="string" calcext:value-type="string">
            <text:p>k/s</text:p>
          </table:table-cell>
          <table:table-cell/>
          <table:table-cell table:formula="of:=IF([.J109]=&quot;k/s&quot;; [.I109]; IF([.J109]=&quot;M/s&quot;; [.I109]*1000; [.I109]/1000))" office:value-type="float" office:value="14.1017" calcext:value-type="float">
            <text:p>14.1017</text:p>
          </table:table-cell>
        </table:table-row>
        <table:table-row table:style-name="ro1">
          <table:table-cell/>
          <table:table-cell office:value-type="string" calcext:value-type="string">
            <text:p>FlannKDS/KNN_1/1000/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50313" calcext:value-type="float">
            <text:p>150313</text:p>
          </table:table-cell>
          <table:table-cell office:value-type="float" office:value="1" calcext:value-type="float">
            <text:p>1</text:p>
          </table:table-cell>
          <table:table-cell office:value-type="float" office:value="214.804" calcext:value-type="float">
            <text:p>214.804</text:p>
          </table:table-cell>
          <table:table-cell office:value-type="string" calcext:value-type="string">
            <text:p>k/s</text:p>
          </table:table-cell>
          <table:table-cell office:value-type="float" office:value="214.804" calcext:value-type="float">
            <text:p>214.804</text:p>
          </table:table-cell>
          <table:table-cell office:value-type="string" calcext:value-type="string">
            <text:p>k/s</text:p>
          </table:table-cell>
          <table:table-cell/>
          <table:table-cell table:formula="of:=IF([.J110]=&quot;k/s&quot;; [.I110]; IF([.J110]=&quot;M/s&quot;; [.I110]*1000; [.I110]/1000))" office:value-type="float" office:value="214.804" calcext:value-type="float">
            <text:p>214.804</text:p>
          </table:table-cell>
        </table:table-row>
        <table:table-row table:style-name="ro1">
          <table:table-cell/>
          <table:table-cell office:value-type="string" calcext:value-type="string">
            <text:p>FlannKDS/KNN_1/10000/4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<text:s/>ms</text:p>
          </table:table-cell>
          <table:table-cell office:value-type="float" office:value="55369" calcext:value-type="float">
            <text:p>55369</text:p>
          </table:table-cell>
          <table:table-cell office:value-type="float" office:value="1" calcext:value-type="float">
            <text:p>1</text:p>
          </table:table-cell>
          <table:table-cell office:value-type="float" office:value="79.4641" calcext:value-type="float">
            <text:p>79.4641</text:p>
          </table:table-cell>
          <table:table-cell office:value-type="string" calcext:value-type="string">
            <text:p>k/s</text:p>
          </table:table-cell>
          <table:table-cell office:value-type="float" office:value="79.4641" calcext:value-type="float">
            <text:p>79.4641</text:p>
          </table:table-cell>
          <table:table-cell office:value-type="string" calcext:value-type="string">
            <text:p>k/s</text:p>
          </table:table-cell>
          <table:table-cell/>
          <table:table-cell table:formula="of:=IF([.J111]=&quot;k/s&quot;; [.I111]; IF([.J111]=&quot;M/s&quot;; [.I111]*1000; [.I111]/1000))" office:value-type="float" office:value="79.4641" calcext:value-type="float">
            <text:p>79.4641</text:p>
          </table:table-cell>
        </table:table-row>
        <table:table-row table:style-name="ro1">
          <table:table-cell/>
          <table:table-cell office:value-type="string" calcext:value-type="string">
            <text:p>FlannKDS/KNN_1/100000/4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<text:s/>ms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<text:s/>ms</text:p>
          </table:table-cell>
          <table:table-cell office:value-type="float" office:value="18733" calcext:value-type="float">
            <text:p>18733</text:p>
          </table:table-cell>
          <table:table-cell office:value-type="float" office:value="1" calcext:value-type="float">
            <text:p>1</text:p>
          </table:table-cell>
          <table:table-cell office:value-type="float" office:value="27.0076" calcext:value-type="float">
            <text:p>27.0076</text:p>
          </table:table-cell>
          <table:table-cell office:value-type="string" calcext:value-type="string">
            <text:p>k/s</text:p>
          </table:table-cell>
          <table:table-cell office:value-type="float" office:value="27.0076" calcext:value-type="float">
            <text:p>27.0076</text:p>
          </table:table-cell>
          <table:table-cell office:value-type="string" calcext:value-type="string">
            <text:p>k/s</text:p>
          </table:table-cell>
          <table:table-cell/>
          <table:table-cell table:formula="of:=IF([.J112]=&quot;k/s&quot;; [.I112]; IF([.J112]=&quot;M/s&quot;; [.I112]*1000; [.I112]/1000))" office:value-type="float" office:value="27.0076" calcext:value-type="float">
            <text:p>27.0076</text:p>
          </table:table-cell>
        </table:table-row>
        <table:table-row table:style-name="ro1">
          <table:table-cell/>
          <table:table-cell office:value-type="string" calcext:value-type="string">
            <text:p>FlannKDS/KNN_1/1000000/4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<text:s/>ms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<text:s/>ms</text:p>
          </table:table-cell>
          <table:table-cell office:value-type="float" office:value="17254" calcext:value-type="float">
            <text:p>17254</text:p>
          </table:table-cell>
          <table:table-cell office:value-type="float" office:value="1" calcext:value-type="float">
            <text:p>1</text:p>
          </table:table-cell>
          <table:table-cell office:value-type="float" office:value="24.6231" calcext:value-type="float">
            <text:p>24.6231</text:p>
          </table:table-cell>
          <table:table-cell office:value-type="string" calcext:value-type="string">
            <text:p>k/s</text:p>
          </table:table-cell>
          <table:table-cell office:value-type="float" office:value="24.6231" calcext:value-type="float">
            <text:p>24.6231</text:p>
          </table:table-cell>
          <table:table-cell office:value-type="string" calcext:value-type="string">
            <text:p>k/s</text:p>
          </table:table-cell>
          <table:table-cell/>
          <table:table-cell table:formula="of:=IF([.J113]=&quot;k/s&quot;; [.I113]; IF([.J113]=&quot;M/s&quot;; [.I113]*1000; [.I113]/1000))" office:value-type="float" office:value="24.6231" calcext:value-type="float">
            <text:p>24.6231</text:p>
          </table:table-cell>
        </table:table-row>
        <table:table-row table:style-name="ro1">
          <table:table-cell/>
          <table:table-cell office:value-type="string" calcext:value-type="string">
            <text:p>FlannKDS/KNN_1/1000/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09022" calcext:value-type="float">
            <text:p>109022</text:p>
          </table:table-cell>
          <table:table-cell office:value-type="float" office:value="1" calcext:value-type="float">
            <text:p>1</text:p>
          </table:table-cell>
          <table:table-cell office:value-type="float" office:value="157.527" calcext:value-type="float">
            <text:p>157.527</text:p>
          </table:table-cell>
          <table:table-cell office:value-type="string" calcext:value-type="string">
            <text:p>k/s</text:p>
          </table:table-cell>
          <table:table-cell office:value-type="float" office:value="157.527" calcext:value-type="float">
            <text:p>157.527</text:p>
          </table:table-cell>
          <table:table-cell office:value-type="string" calcext:value-type="string">
            <text:p>k/s</text:p>
          </table:table-cell>
          <table:table-cell/>
          <table:table-cell table:formula="of:=IF([.J114]=&quot;k/s&quot;; [.I114]; IF([.J114]=&quot;M/s&quot;; [.I114]*1000; [.I114]/1000))" office:value-type="float" office:value="157.527" calcext:value-type="float">
            <text:p>157.527</text:p>
          </table:table-cell>
        </table:table-row>
        <table:table-row table:style-name="ro1">
          <table:table-cell/>
          <table:table-cell office:value-type="string" calcext:value-type="string">
            <text:p>FlannKDS/KNN_1/10000/7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15329" calcext:value-type="float">
            <text:p>15329</text:p>
          </table:table-cell>
          <table:table-cell office:value-type="float" office:value="1" calcext:value-type="float">
            <text:p>1</text:p>
          </table:table-cell>
          <table:table-cell office:value-type="float" office:value="21.9153" calcext:value-type="float">
            <text:p>21.9153</text:p>
          </table:table-cell>
          <table:table-cell office:value-type="string" calcext:value-type="string">
            <text:p>k/s</text:p>
          </table:table-cell>
          <table:table-cell office:value-type="float" office:value="21.9153" calcext:value-type="float">
            <text:p>21.9153</text:p>
          </table:table-cell>
          <table:table-cell office:value-type="string" calcext:value-type="string">
            <text:p>k/s</text:p>
          </table:table-cell>
          <table:table-cell/>
          <table:table-cell table:formula="of:=IF([.J115]=&quot;k/s&quot;; [.I115]; IF([.J115]=&quot;M/s&quot;; [.I115]*1000; [.I115]/1000))" office:value-type="float" office:value="21.9153" calcext:value-type="float">
            <text:p>21.9153</text:p>
          </table:table-cell>
        </table:table-row>
        <table:table-row table:style-name="ro1">
          <table:table-cell/>
          <table:table-cell office:value-type="string" calcext:value-type="string">
            <text:p>FlannKDS/KNN_1/100000/7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<text:s/>ms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<text:s/>ms</text:p>
          </table:table-cell>
          <table:table-cell office:value-type="float" office:value="4278" calcext:value-type="float">
            <text:p>4278</text:p>
          </table:table-cell>
          <table:table-cell office:value-type="float" office:value="1" calcext:value-type="float">
            <text:p>1</text:p>
          </table:table-cell>
          <table:table-cell office:value-type="float" office:value="6.15475" calcext:value-type="float">
            <text:p>6.15475</text:p>
          </table:table-cell>
          <table:table-cell office:value-type="string" calcext:value-type="string">
            <text:p>k/s</text:p>
          </table:table-cell>
          <table:table-cell office:value-type="float" office:value="6.15475" calcext:value-type="float">
            <text:p>6.15475</text:p>
          </table:table-cell>
          <table:table-cell office:value-type="string" calcext:value-type="string">
            <text:p>k/s</text:p>
          </table:table-cell>
          <table:table-cell/>
          <table:table-cell table:formula="of:=IF([.J116]=&quot;k/s&quot;; [.I116]; IF([.J116]=&quot;M/s&quot;; [.I116]*1000; [.I116]/1000))" office:value-type="float" office:value="6.15475" calcext:value-type="float">
            <text:p>6.15475</text:p>
          </table:table-cell>
        </table:table-row>
        <table:table-row table:style-name="ro1">
          <table:table-cell/>
          <table:table-cell office:value-type="string" calcext:value-type="string">
            <text:p>FlannKDS/KNN_1/1000000/7</text:p>
          </table:table-cell>
          <table:table-cell office:value-type="float" office:value="0.317" calcext:value-type="float">
            <text:p>0.317</text:p>
          </table:table-cell>
          <table:table-cell office:value-type="string" calcext:value-type="string">
            <text:p><text:s/>ms</text:p>
          </table:table-cell>
          <table:table-cell office:value-type="float" office:value="0.317" calcext:value-type="float">
            <text:p>0.317</text:p>
          </table:table-cell>
          <table:table-cell office:value-type="string" calcext:value-type="string">
            <text:p><text:s/>ms</text:p>
          </table:table-cell>
          <table:table-cell office:value-type="float" office:value="2219" calcext:value-type="float">
            <text:p>2219</text:p>
          </table:table-cell>
          <table:table-cell office:value-type="float" office:value="1" calcext:value-type="float">
            <text:p>1</text:p>
          </table:table-cell>
          <table:table-cell office:value-type="float" office:value="3.15598" calcext:value-type="float">
            <text:p>3.15598</text:p>
          </table:table-cell>
          <table:table-cell office:value-type="string" calcext:value-type="string">
            <text:p>k/s</text:p>
          </table:table-cell>
          <table:table-cell office:value-type="float" office:value="3.15598" calcext:value-type="float">
            <text:p>3.15598</text:p>
          </table:table-cell>
          <table:table-cell office:value-type="string" calcext:value-type="string">
            <text:p>k/s</text:p>
          </table:table-cell>
          <table:table-cell/>
          <table:table-cell table:formula="of:=IF([.J117]=&quot;k/s&quot;; [.I117]; IF([.J117]=&quot;M/s&quot;; [.I117]*1000; [.I117]/1000))" office:value-type="float" office:value="3.15598" calcext:value-type="float">
            <text:p>3.15598</text:p>
          </table:table-cell>
        </table:table-row>
        <table:table-row table:style-name="ro1">
          <table:table-cell/>
          <table:table-cell office:value-type="string" calcext:value-type="string">
            <text:p>FlannKDS/KNN_10/1000/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6922" calcext:value-type="float">
            <text:p>96922</text:p>
          </table:table-cell>
          <table:table-cell office:value-type="float" office:value="10" calcext:value-type="float">
            <text:p>10</text:p>
          </table:table-cell>
          <table:table-cell office:value-type="float" office:value="139.608" calcext:value-type="float">
            <text:p>139.608</text:p>
          </table:table-cell>
          <table:table-cell office:value-type="string" calcext:value-type="string">
            <text:p>k/s</text:p>
          </table:table-cell>
          <table:table-cell office:value-type="float" office:value="1.39608" calcext:value-type="float">
            <text:p>1.39608</text:p>
          </table:table-cell>
          <table:table-cell office:value-type="string" calcext:value-type="string">
            <text:p>M/s</text:p>
          </table:table-cell>
          <table:table-cell/>
          <table:table-cell table:formula="of:=IF([.J118]=&quot;k/s&quot;; [.I118]; IF([.J118]=&quot;M/s&quot;; [.I118]*1000; [.I118]/1000))" office:value-type="float" office:value="139.608" calcext:value-type="float">
            <text:p>139.608</text:p>
          </table:table-cell>
        </table:table-row>
        <table:table-row table:style-name="ro1">
          <table:table-cell/>
          <table:table-cell office:value-type="string" calcext:value-type="string">
            <text:p>FlannKDS/KNN_10/10000/4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<text:s/>ms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<text:s/>ms</text:p>
          </table:table-cell>
          <table:table-cell office:value-type="float" office:value="27058" calcext:value-type="float">
            <text:p>27058</text:p>
          </table:table-cell>
          <table:table-cell office:value-type="float" office:value="10" calcext:value-type="float">
            <text:p>10</text:p>
          </table:table-cell>
          <table:table-cell office:value-type="float" office:value="38.4518" calcext:value-type="float">
            <text:p>38.4518</text:p>
          </table:table-cell>
          <table:table-cell office:value-type="string" calcext:value-type="string">
            <text:p>k/s</text:p>
          </table:table-cell>
          <table:table-cell office:value-type="float" office:value="384.518" calcext:value-type="float">
            <text:p>384.518</text:p>
          </table:table-cell>
          <table:table-cell office:value-type="string" calcext:value-type="string">
            <text:p>k/s</text:p>
          </table:table-cell>
          <table:table-cell/>
          <table:table-cell table:formula="of:=IF([.J119]=&quot;k/s&quot;; [.I119]; IF([.J119]=&quot;M/s&quot;; [.I119]*1000; [.I119]/1000))" office:value-type="float" office:value="38.4518" calcext:value-type="float">
            <text:p>38.4518</text:p>
          </table:table-cell>
        </table:table-row>
        <table:table-row table:style-name="ro1">
          <table:table-cell/>
          <table:table-cell office:value-type="string" calcext:value-type="string">
            <text:p>FlannKDS/KNN_10/100000/4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<text:s/>ms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<text:s/>ms</text:p>
          </table:table-cell>
          <table:table-cell office:value-type="float" office:value="9264" calcext:value-type="float">
            <text:p>9264</text:p>
          </table:table-cell>
          <table:table-cell office:value-type="float" office:value="10" calcext:value-type="float">
            <text:p>10</text:p>
          </table:table-cell>
          <table:table-cell office:value-type="float" office:value="13.3089" calcext:value-type="float">
            <text:p>13.3089</text:p>
          </table:table-cell>
          <table:table-cell office:value-type="string" calcext:value-type="string">
            <text:p>k/s</text:p>
          </table:table-cell>
          <table:table-cell office:value-type="float" office:value="133.089" calcext:value-type="float">
            <text:p>133.089</text:p>
          </table:table-cell>
          <table:table-cell office:value-type="string" calcext:value-type="string">
            <text:p>k/s</text:p>
          </table:table-cell>
          <table:table-cell/>
          <table:table-cell table:formula="of:=IF([.J120]=&quot;k/s&quot;; [.I120]; IF([.J120]=&quot;M/s&quot;; [.I120]*1000; [.I120]/1000))" office:value-type="float" office:value="13.3089" calcext:value-type="float">
            <text:p>13.3089</text:p>
          </table:table-cell>
        </table:table-row>
        <table:table-row table:style-name="ro1">
          <table:table-cell/>
          <table:table-cell office:value-type="string" calcext:value-type="string">
            <text:p>FlannKDS/KNN_10/1000000/4</text:p>
          </table:table-cell>
          <table:table-cell office:value-type="float" office:value="0.136" calcext:value-type="float">
            <text:p>0.136</text:p>
          </table:table-cell>
          <table:table-cell office:value-type="string" calcext:value-type="string">
            <text:p><text:s/>ms</text:p>
          </table:table-cell>
          <table:table-cell office:value-type="float" office:value="0.136" calcext:value-type="float">
            <text:p>0.136</text:p>
          </table:table-cell>
          <table:table-cell office:value-type="string" calcext:value-type="string">
            <text:p><text:s/>ms</text:p>
          </table:table-cell>
          <table:table-cell office:value-type="float" office:value="5135" calcext:value-type="float">
            <text:p>5135</text:p>
          </table:table-cell>
          <table:table-cell office:value-type="float" office:value="10" calcext:value-type="float">
            <text:p>10</text:p>
          </table:table-cell>
          <table:table-cell office:value-type="float" office:value="7.35589" calcext:value-type="float">
            <text:p>7.35589</text:p>
          </table:table-cell>
          <table:table-cell office:value-type="string" calcext:value-type="string">
            <text:p>k/s</text:p>
          </table:table-cell>
          <table:table-cell office:value-type="float" office:value="73.5589" calcext:value-type="float">
            <text:p>73.5589</text:p>
          </table:table-cell>
          <table:table-cell office:value-type="string" calcext:value-type="string">
            <text:p>k/s</text:p>
          </table:table-cell>
          <table:table-cell/>
          <table:table-cell table:formula="of:=IF([.J121]=&quot;k/s&quot;; [.I121]; IF([.J121]=&quot;M/s&quot;; [.I121]*1000; [.I121]/1000))" office:value-type="float" office:value="7.35589" calcext:value-type="float">
            <text:p>7.35589</text:p>
          </table:table-cell>
        </table:table-row>
        <table:table-row table:style-name="ro1">
          <table:table-cell/>
          <table:table-cell office:value-type="string" calcext:value-type="string">
            <text:p>FlannKDS/KNN_10/1000/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8781" calcext:value-type="float">
            <text:p>98781</text:p>
          </table:table-cell>
          <table:table-cell office:value-type="float" office:value="10" calcext:value-type="float">
            <text:p>10</text:p>
          </table:table-cell>
          <table:table-cell office:value-type="float" office:value="143.552" calcext:value-type="float">
            <text:p>143.552</text:p>
          </table:table-cell>
          <table:table-cell office:value-type="string" calcext:value-type="string">
            <text:p>k/s</text:p>
          </table:table-cell>
          <table:table-cell office:value-type="float" office:value="1.43552" calcext:value-type="float">
            <text:p>1.43552</text:p>
          </table:table-cell>
          <table:table-cell office:value-type="string" calcext:value-type="string">
            <text:p>M/s</text:p>
          </table:table-cell>
          <table:table-cell/>
          <table:table-cell table:formula="of:=IF([.J122]=&quot;k/s&quot;; [.I122]; IF([.J122]=&quot;M/s&quot;; [.I122]*1000; [.I122]/1000))" office:value-type="float" office:value="143.552" calcext:value-type="float">
            <text:p>143.552</text:p>
          </table:table-cell>
        </table:table-row>
        <table:table-row table:style-name="ro1">
          <table:table-cell/>
          <table:table-cell office:value-type="string" calcext:value-type="string">
            <text:p>FlannKDS/KNN_10/10000/7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14915" calcext:value-type="float">
            <text:p>14915</text:p>
          </table:table-cell>
          <table:table-cell office:value-type="float" office:value="10" calcext:value-type="float">
            <text:p>10</text:p>
          </table:table-cell>
          <table:table-cell office:value-type="float" office:value="21.3166" calcext:value-type="float">
            <text:p>21.3166</text:p>
          </table:table-cell>
          <table:table-cell office:value-type="string" calcext:value-type="string">
            <text:p>k/s</text:p>
          </table:table-cell>
          <table:table-cell office:value-type="float" office:value="213.166" calcext:value-type="float">
            <text:p>213.166</text:p>
          </table:table-cell>
          <table:table-cell office:value-type="string" calcext:value-type="string">
            <text:p>k/s</text:p>
          </table:table-cell>
          <table:table-cell/>
          <table:table-cell table:formula="of:=IF([.J123]=&quot;k/s&quot;; [.I123]; IF([.J123]=&quot;M/s&quot;; [.I123]*1000; [.I123]/1000))" office:value-type="float" office:value="21.3166" calcext:value-type="float">
            <text:p>21.3166</text:p>
          </table:table-cell>
        </table:table-row>
        <table:table-row table:style-name="ro1">
          <table:table-cell/>
          <table:table-cell office:value-type="string" calcext:value-type="string">
            <text:p>FlannKDS/KNN_10/100000/7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<text:s/>ms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<text:s/>ms</text:p>
          </table:table-cell>
          <table:table-cell office:value-type="float" office:value="4248" calcext:value-type="float">
            <text:p>4248</text:p>
          </table:table-cell>
          <table:table-cell office:value-type="float" office:value="10" calcext:value-type="float">
            <text:p>10</text:p>
          </table:table-cell>
          <table:table-cell office:value-type="float" office:value="6.10821" calcext:value-type="float">
            <text:p>6.10821</text:p>
          </table:table-cell>
          <table:table-cell office:value-type="string" calcext:value-type="string">
            <text:p>k/s</text:p>
          </table:table-cell>
          <table:table-cell office:value-type="float" office:value="61.0821" calcext:value-type="float">
            <text:p>61.0821</text:p>
          </table:table-cell>
          <table:table-cell office:value-type="string" calcext:value-type="string">
            <text:p>k/s</text:p>
          </table:table-cell>
          <table:table-cell/>
          <table:table-cell table:formula="of:=IF([.J124]=&quot;k/s&quot;; [.I124]; IF([.J124]=&quot;M/s&quot;; [.I124]*1000; [.I124]/1000))" office:value-type="float" office:value="6.10821" calcext:value-type="float">
            <text:p>6.10821</text:p>
          </table:table-cell>
        </table:table-row>
        <table:table-row table:style-name="ro1">
          <table:table-cell/>
          <table:table-cell office:value-type="string" calcext:value-type="string">
            <text:p>FlannKDS/KNN_10/1000000/7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<text:s/>ms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<text:s/>ms</text:p>
          </table:table-cell>
          <table:table-cell office:value-type="float" office:value="2199" calcext:value-type="float">
            <text:p>2199</text:p>
          </table:table-cell>
          <table:table-cell office:value-type="float" office:value="10" calcext:value-type="float">
            <text:p>10</text:p>
          </table:table-cell>
          <table:table-cell office:value-type="float" office:value="3.14539" calcext:value-type="float">
            <text:p>3.14539</text:p>
          </table:table-cell>
          <table:table-cell office:value-type="string" calcext:value-type="string">
            <text:p>k/s</text:p>
          </table:table-cell>
          <table:table-cell office:value-type="float" office:value="31.4539" calcext:value-type="float">
            <text:p>31.4539</text:p>
          </table:table-cell>
          <table:table-cell office:value-type="string" calcext:value-type="string">
            <text:p>k/s</text:p>
          </table:table-cell>
          <table:table-cell/>
          <table:table-cell table:formula="of:=IF([.J125]=&quot;k/s&quot;; [.I125]; IF([.J125]=&quot;M/s&quot;; [.I125]*1000; [.I125]/1000))" office:value-type="float" office:value="3.14539" calcext:value-type="float">
            <text:p>3.14539</text:p>
          </table:table-cell>
        </table:table-row>
        <table:table-row table:style-name="ro1">
          <table:table-cell/>
          <table:table-cell office:value-type="string" calcext:value-type="string">
            <text:p>PhTree3D/KNN_1/1000/4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<text:s/>ms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<text:s/>ms</text:p>
          </table:table-cell>
          <table:table-cell office:value-type="float" office:value="33839" calcext:value-type="float">
            <text:p>33839</text:p>
          </table:table-cell>
          <table:table-cell office:value-type="float" office:value="1" calcext:value-type="float">
            <text:p>1</text:p>
          </table:table-cell>
          <table:table-cell office:value-type="float" office:value="48.3162" calcext:value-type="float">
            <text:p>48.3162</text:p>
          </table:table-cell>
          <table:table-cell office:value-type="string" calcext:value-type="string">
            <text:p>k/s</text:p>
          </table:table-cell>
          <table:table-cell office:value-type="float" office:value="48.3162" calcext:value-type="float">
            <text:p>48.3162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/10000/4</text:p>
          </table:table-cell>
          <table:table-cell office:value-type="float" office:value="0.244" calcext:value-type="float">
            <text:p>0.244</text:p>
          </table:table-cell>
          <table:table-cell office:value-type="string" calcext:value-type="string">
            <text:p><text:s/>ms</text:p>
          </table:table-cell>
          <table:table-cell office:value-type="float" office:value="0.244" calcext:value-type="float">
            <text:p>0.244</text:p>
          </table:table-cell>
          <table:table-cell office:value-type="string" calcext:value-type="string">
            <text:p><text:s/>ms</text:p>
          </table:table-cell>
          <table:table-cell office:value-type="float" office:value="2858" calcext:value-type="float">
            <text:p>2858</text:p>
          </table:table-cell>
          <table:table-cell office:value-type="float" office:value="1" calcext:value-type="float">
            <text:p>1</text:p>
          </table:table-cell>
          <table:table-cell office:value-type="float" office:value="4.09253" calcext:value-type="float">
            <text:p>4.09253</text:p>
          </table:table-cell>
          <table:table-cell office:value-type="string" calcext:value-type="string">
            <text:p>k/s</text:p>
          </table:table-cell>
          <table:table-cell office:value-type="float" office:value="4.09253" calcext:value-type="float">
            <text:p>4.09253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/100000/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<text:s/>ms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<text:s/>ms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203.89" calcext:value-type="float">
            <text:p>203.89</text:p>
          </table:table-cell>
          <table:table-cell office:value-type="string" calcext:value-type="string">
            <text:p>2/s</text:p>
          </table:table-cell>
          <table:table-cell office:value-type="float" office:value="203.89" calcext:value-type="float">
            <text:p>203.89</text:p>
          </table:table-cell>
          <table:table-cell office:value-type="string" calcext:value-type="string">
            <text:p>2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/1000000/4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<text:s/>ms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<text:s/>m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.166" calcext:value-type="float">
            <text:p>22.166</text:p>
          </table:table-cell>
          <table:table-cell office:value-type="string" calcext:value-type="string">
            <text:p>3/s</text:p>
          </table:table-cell>
          <table:table-cell office:value-type="float" office:value="22.166" calcext:value-type="float">
            <text:p>22.166</text:p>
          </table:table-cell>
          <table:table-cell office:value-type="string" calcext:value-type="string">
            <text:p>3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/1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79858" calcext:value-type="float">
            <text:p>179858</text:p>
          </table:table-cell>
          <table:table-cell office:value-type="float" office:value="1" calcext:value-type="float">
            <text:p>1</text:p>
          </table:table-cell>
          <table:table-cell office:value-type="float" office:value="257.117" calcext:value-type="float">
            <text:p>257.117</text:p>
          </table:table-cell>
          <table:table-cell office:value-type="string" calcext:value-type="string">
            <text:p>k/s</text:p>
          </table:table-cell>
          <table:table-cell office:value-type="float" office:value="257.117" calcext:value-type="float">
            <text:p>257.117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/10000/7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<text:s/>ms</text:p>
          </table:table-cell>
          <table:table-cell office:value-type="float" office:value="84378" calcext:value-type="float">
            <text:p>84378</text:p>
          </table:table-cell>
          <table:table-cell office:value-type="float" office:value="1" calcext:value-type="float">
            <text:p>1</text:p>
          </table:table-cell>
          <table:table-cell office:value-type="float" office:value="120.494" calcext:value-type="float">
            <text:p>120.494</text:p>
          </table:table-cell>
          <table:table-cell office:value-type="string" calcext:value-type="string">
            <text:p>k/s</text:p>
          </table:table-cell>
          <table:table-cell office:value-type="float" office:value="120.494" calcext:value-type="float">
            <text:p>120.494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/100000/7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<text:s/>ms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<text:s/>ms</text:p>
          </table:table-cell>
          <table:table-cell office:value-type="float" office:value="13192" calcext:value-type="float">
            <text:p>13192</text:p>
          </table:table-cell>
          <table:table-cell office:value-type="float" office:value="1" calcext:value-type="float">
            <text:p>1</text:p>
          </table:table-cell>
          <table:table-cell office:value-type="float" office:value="18.9873" calcext:value-type="float">
            <text:p>18.9873</text:p>
          </table:table-cell>
          <table:table-cell office:value-type="string" calcext:value-type="string">
            <text:p>k/s</text:p>
          </table:table-cell>
          <table:table-cell office:value-type="float" office:value="18.9873" calcext:value-type="float">
            <text:p>18.9873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/1000000/7</text:p>
          </table:table-cell>
          <table:table-cell office:value-type="float" office:value="0.453" calcext:value-type="float">
            <text:p>0.453</text:p>
          </table:table-cell>
          <table:table-cell office:value-type="string" calcext:value-type="string">
            <text:p><text:s/>ms</text:p>
          </table:table-cell>
          <table:table-cell office:value-type="float" office:value="0.453" calcext:value-type="float">
            <text:p>0.453</text:p>
          </table:table-cell>
          <table:table-cell office:value-type="string" calcext:value-type="string">
            <text:p><text:s/>ms</text:p>
          </table:table-cell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  <table:table-cell office:value-type="float" office:value="2.20582" calcext:value-type="float">
            <text:p>2.20582</text:p>
          </table:table-cell>
          <table:table-cell office:value-type="string" calcext:value-type="string">
            <text:p>k/s</text:p>
          </table:table-cell>
          <table:table-cell office:value-type="float" office:value="2.20582" calcext:value-type="float">
            <text:p>2.20582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/4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<text:s/>ms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<text:s/>ms</text:p>
          </table:table-cell>
          <table:table-cell office:value-type="float" office:value="28974" calcext:value-type="float">
            <text:p>28974</text:p>
          </table:table-cell>
          <table:table-cell office:value-type="float" office:value="10" calcext:value-type="float">
            <text:p>10</text:p>
          </table:table-cell>
          <table:table-cell office:value-type="float" office:value="41.4063" calcext:value-type="float">
            <text:p>41.4063</text:p>
          </table:table-cell>
          <table:table-cell office:value-type="string" calcext:value-type="string">
            <text:p>k/s</text:p>
          </table:table-cell>
          <table:table-cell office:value-type="float" office:value="414.063" calcext:value-type="float">
            <text:p>414.063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0/4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<text:s/>ms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<text:s/>ms</text:p>
          </table:table-cell>
          <table:table-cell office:value-type="float" office:value="2734" calcext:value-type="float">
            <text:p>2734</text:p>
          </table:table-cell>
          <table:table-cell office:value-type="float" office:value="10" calcext:value-type="float">
            <text:p>10</text:p>
          </table:table-cell>
          <table:table-cell office:value-type="float" office:value="3.90274" calcext:value-type="float">
            <text:p>3.90274</text:p>
          </table:table-cell>
          <table:table-cell office:value-type="string" calcext:value-type="string">
            <text:p>k/s</text:p>
          </table:table-cell>
          <table:table-cell office:value-type="float" office:value="39.0274" calcext:value-type="float">
            <text:p>39.0274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00/4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ms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ms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194.57" calcext:value-type="float">
            <text:p>194.57</text:p>
          </table:table-cell>
          <table:table-cell office:value-type="string" calcext:value-type="string">
            <text:p>4/s</text:p>
          </table:table-cell>
          <table:table-cell office:value-type="float" office:value="1.94574" calcext:value-type="float">
            <text:p>1.94574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000/4</text:p>
          </table:table-cell>
          <table:table-cell office:value-type="float" office:value="48.7" calcext:value-type="float">
            <text:p>48.7</text:p>
          </table:table-cell>
          <table:table-cell office:value-type="string" calcext:value-type="string">
            <text:p><text:s/>ms</text:p>
          </table:table-cell>
          <table:table-cell office:value-type="float" office:value="48.7" calcext:value-type="float">
            <text:p>48.7</text:p>
          </table:table-cell>
          <table:table-cell office:value-type="string" calcext:value-type="string">
            <text:p><text:s/>ms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.554" calcext:value-type="float">
            <text:p>20.554</text:p>
          </table:table-cell>
          <table:table-cell office:value-type="string" calcext:value-type="string">
            <text:p>1/s</text:p>
          </table:table-cell>
          <table:table-cell office:value-type="float" office:value="205.54" calcext:value-type="float">
            <text:p>205.54</text:p>
          </table:table-cell>
          <table:table-cell office:value-type="string" calcext:value-type="string">
            <text:p>1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/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1202" calcext:value-type="float">
            <text:p>141202</text:p>
          </table:table-cell>
          <table:table-cell office:value-type="float" office:value="10" calcext:value-type="float">
            <text:p>10</text:p>
          </table:table-cell>
          <table:table-cell office:value-type="float" office:value="201.868" calcext:value-type="float">
            <text:p>201.868</text:p>
          </table:table-cell>
          <table:table-cell office:value-type="string" calcext:value-type="string">
            <text:p>k/s</text:p>
          </table:table-cell>
          <table:table-cell office:value-type="float" office:value="2.01868" calcext:value-type="float">
            <text:p>2.01868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0/7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<text:s/>ms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<text:s/>ms</text:p>
          </table:table-cell>
          <table:table-cell office:value-type="float" office:value="75048" calcext:value-type="float">
            <text:p>75048</text:p>
          </table:table-cell>
          <table:table-cell office:value-type="float" office:value="10" calcext:value-type="float">
            <text:p>10</text:p>
          </table:table-cell>
          <table:table-cell office:value-type="float" office:value="107.194" calcext:value-type="float">
            <text:p>107.194</text:p>
          </table:table-cell>
          <table:table-cell office:value-type="string" calcext:value-type="string">
            <text:p>k/s</text:p>
          </table:table-cell>
          <table:table-cell office:value-type="float" office:value="1071.94" calcext:value-type="float">
            <text:p>1071.94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00/7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<text:s/>ms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<text:s/>ms</text:p>
          </table:table-cell>
          <table:table-cell office:value-type="float" office:value="12296" calcext:value-type="float">
            <text:p>12296</text:p>
          </table:table-cell>
          <table:table-cell office:value-type="float" office:value="10" calcext:value-type="float">
            <text:p>10</text:p>
          </table:table-cell>
          <table:table-cell office:value-type="float" office:value="17.6628" calcext:value-type="float">
            <text:p>17.6628</text:p>
          </table:table-cell>
          <table:table-cell office:value-type="string" calcext:value-type="string">
            <text:p>k/s</text:p>
          </table:table-cell>
          <table:table-cell office:value-type="float" office:value="176.628" calcext:value-type="float">
            <text:p>176.628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Tree3D/KNN_10/1000000/7</text:p>
          </table:table-cell>
          <table:table-cell office:value-type="float" office:value="0.509" calcext:value-type="float">
            <text:p>0.509</text:p>
          </table:table-cell>
          <table:table-cell office:value-type="string" calcext:value-type="string">
            <text:p><text:s/>ms</text:p>
          </table:table-cell>
          <table:table-cell office:value-type="float" office:value="0.509" calcext:value-type="float">
            <text:p>0.509</text:p>
          </table:table-cell>
          <table:table-cell office:value-type="string" calcext:value-type="string">
            <text:p><text:s/>ms</text:p>
          </table:table-cell>
          <table:table-cell office:value-type="float" office:value="1360" calcext:value-type="float">
            <text:p>1360</text:p>
          </table:table-cell>
          <table:table-cell office:value-type="float" office:value="10" calcext:value-type="float">
            <text:p>10</text:p>
          </table:table-cell>
          <table:table-cell office:value-type="float" office:value="1.96492" calcext:value-type="float">
            <text:p>1.96492</text:p>
          </table:table-cell>
          <table:table-cell office:value-type="string" calcext:value-type="string">
            <text:p>k/s</text:p>
          </table:table-cell>
          <table:table-cell office:value-type="float" office:value="19.6492" calcext:value-type="float">
            <text:p>19.6492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/4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51129" calcext:value-type="float">
            <text:p>51129</text:p>
          </table:table-cell>
          <table:table-cell office:value-type="float" office:value="1" calcext:value-type="float">
            <text:p>1</text:p>
          </table:table-cell>
          <table:table-cell office:value-type="float" office:value="73.5534" calcext:value-type="float">
            <text:p>73.5534</text:p>
          </table:table-cell>
          <table:table-cell office:value-type="string" calcext:value-type="string">
            <text:p>k/s</text:p>
          </table:table-cell>
          <table:table-cell office:value-type="float" office:value="73.5534" calcext:value-type="float">
            <text:p>73.5534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0/4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<text:s/>ms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<text:s/>ms</text:p>
          </table:table-cell>
          <table:table-cell office:value-type="float" office:value="4018" calcext:value-type="float">
            <text:p>4018</text:p>
          </table:table-cell>
          <table:table-cell office:value-type="float" office:value="1" calcext:value-type="float">
            <text:p>1</text:p>
          </table:table-cell>
          <table:table-cell office:value-type="float" office:value="5.74928" calcext:value-type="float">
            <text:p>5.74928</text:p>
          </table:table-cell>
          <table:table-cell office:value-type="string" calcext:value-type="string">
            <text:p>k/s</text:p>
          </table:table-cell>
          <table:table-cell office:value-type="float" office:value="5.74928" calcext:value-type="float">
            <text:p>5.74928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00/4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<text:s/>ms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<text:s/>m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60.64" calcext:value-type="float">
            <text:p>260.64</text:p>
          </table:table-cell>
          <table:table-cell office:value-type="string" calcext:value-type="string">
            <text:p>7/s</text:p>
          </table:table-cell>
          <table:table-cell office:value-type="float" office:value="260.64" calcext:value-type="float">
            <text:p>260.64</text:p>
          </table:table-cell>
          <table:table-cell office:value-type="string" calcext:value-type="string">
            <text:p>7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000/4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<text:s/>ms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<text:s/>m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9.964" calcext:value-type="float">
            <text:p>19.964</text:p>
          </table:table-cell>
          <table:table-cell office:value-type="string" calcext:value-type="string">
            <text:p>5/s</text:p>
          </table:table-cell>
          <table:table-cell office:value-type="float" office:value="19.964" calcext:value-type="float">
            <text:p>19.964</text:p>
          </table:table-cell>
          <table:table-cell office:value-type="string" calcext:value-type="string">
            <text:p>5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/7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51908" calcext:value-type="float">
            <text:p>51908</text:p>
          </table:table-cell>
          <table:table-cell office:value-type="float" office:value="1" calcext:value-type="float">
            <text:p>1</text:p>
          </table:table-cell>
          <table:table-cell office:value-type="float" office:value="73.9062" calcext:value-type="float">
            <text:p>73.9062</text:p>
          </table:table-cell>
          <table:table-cell office:value-type="string" calcext:value-type="string">
            <text:p>k/s</text:p>
          </table:table-cell>
          <table:table-cell office:value-type="float" office:value="73.9062" calcext:value-type="float">
            <text:p>73.9062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0/7</text:p>
          </table:table-cell>
          <table:table-cell office:value-type="float" office:value="0.153" calcext:value-type="float">
            <text:p>0.153</text:p>
          </table:table-cell>
          <table:table-cell office:value-type="string" calcext:value-type="string">
            <text:p><text:s/>ms</text:p>
          </table:table-cell>
          <table:table-cell office:value-type="float" office:value="0.153" calcext:value-type="float">
            <text:p>0.153</text:p>
          </table:table-cell>
          <table:table-cell office:value-type="string" calcext:value-type="string">
            <text:p><text:s/>ms</text:p>
          </table:table-cell>
          <table:table-cell office:value-type="float" office:value="4546" calcext:value-type="float">
            <text:p>4546</text:p>
          </table:table-cell>
          <table:table-cell office:value-type="float" office:value="1" calcext:value-type="float">
            <text:p>1</text:p>
          </table:table-cell>
          <table:table-cell office:value-type="float" office:value="6.54491" calcext:value-type="float">
            <text:p>6.54491</text:p>
          </table:table-cell>
          <table:table-cell office:value-type="string" calcext:value-type="string">
            <text:p>k/s</text:p>
          </table:table-cell>
          <table:table-cell office:value-type="float" office:value="6.54491" calcext:value-type="float">
            <text:p>6.54491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00/7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<text:s/>ms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<text:s/>ms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393.63" calcext:value-type="float">
            <text:p>393.63</text:p>
          </table:table-cell>
          <table:table-cell office:value-type="string" calcext:value-type="string">
            <text:p>2/s</text:p>
          </table:table-cell>
          <table:table-cell office:value-type="float" office:value="393.63" calcext:value-type="float">
            <text:p>393.63</text:p>
          </table:table-cell>
          <table:table-cell office:value-type="string" calcext:value-type="string">
            <text:p>2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/1000000/7</text:p>
          </table:table-cell>
          <table:table-cell office:value-type="float" office:value="31.1" calcext:value-type="float">
            <text:p>31.1</text:p>
          </table:table-cell>
          <table:table-cell office:value-type="string" calcext:value-type="string">
            <text:p><text:s/>ms</text:p>
          </table:table-cell>
          <table:table-cell office:value-type="float" office:value="31.1" calcext:value-type="float">
            <text:p>31.1</text:p>
          </table:table-cell>
          <table:table-cell office:value-type="string" calcext:value-type="string">
            <text:p><text:s/>m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2.14" calcext:value-type="float">
            <text:p>32.14</text:p>
          </table:table-cell>
          <table:table-cell office:value-type="string" calcext:value-type="string">
            <text:p>2/s</text:p>
          </table:table-cell>
          <table:table-cell office:value-type="float" office:value="32.14" calcext:value-type="float">
            <text:p>32.14</text:p>
          </table:table-cell>
          <table:table-cell office:value-type="string" calcext:value-type="string">
            <text:p>2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/4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48973" calcext:value-type="float">
            <text:p>48973</text:p>
          </table:table-cell>
          <table:table-cell office:value-type="float" office:value="10" calcext:value-type="float">
            <text:p>10</text:p>
          </table:table-cell>
          <table:table-cell office:value-type="float" office:value="69.9663" calcext:value-type="float">
            <text:p>69.9663</text:p>
          </table:table-cell>
          <table:table-cell office:value-type="string" calcext:value-type="string">
            <text:p>k/s</text:p>
          </table:table-cell>
          <table:table-cell office:value-type="float" office:value="699.663" calcext:value-type="float">
            <text:p>699.663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0/4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<text:s/>ms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<text:s/>ms</text:p>
          </table:table-cell>
          <table:table-cell office:value-type="float" office:value="4012" calcext:value-type="float">
            <text:p>4012</text:p>
          </table:table-cell>
          <table:table-cell office:value-type="float" office:value="10" calcext:value-type="float">
            <text:p>10</text:p>
          </table:table-cell>
          <table:table-cell office:value-type="float" office:value="5.714" calcext:value-type="float">
            <text:p>5.714</text:p>
          </table:table-cell>
          <table:table-cell office:value-type="string" calcext:value-type="string">
            <text:p>k/s</text:p>
          </table:table-cell>
          <table:table-cell office:value-type="float" office:value="57.14" calcext:value-type="float">
            <text:p>57.14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00/4</text:p>
          </table:table-cell>
          <table:table-cell office:value-type="float" office:value="3.91" calcext:value-type="float">
            <text:p>3.91</text:p>
          </table:table-cell>
          <table:table-cell office:value-type="string" calcext:value-type="string">
            <text:p><text:s/>ms</text:p>
          </table:table-cell>
          <table:table-cell office:value-type="float" office:value="3.91" calcext:value-type="float">
            <text:p>3.91</text:p>
          </table:table-cell>
          <table:table-cell office:value-type="string" calcext:value-type="string">
            <text:p><text:s/>ms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255.81" calcext:value-type="float">
            <text:p>255.81</text:p>
          </table:table-cell>
          <table:table-cell office:value-type="string" calcext:value-type="string">
            <text:p>3/s</text:p>
          </table:table-cell>
          <table:table-cell office:value-type="float" office:value="2.55813" calcext:value-type="float">
            <text:p>2.55813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000/4</text:p>
          </table:table-cell>
          <table:table-cell office:value-type="float" office:value="48.9" calcext:value-type="float">
            <text:p>48.9</text:p>
          </table:table-cell>
          <table:table-cell office:value-type="string" calcext:value-type="string">
            <text:p><text:s/>ms</text:p>
          </table:table-cell>
          <table:table-cell office:value-type="float" office:value="48.9" calcext:value-type="float">
            <text:p>48.9</text:p>
          </table:table-cell>
          <table:table-cell office:value-type="string" calcext:value-type="string">
            <text:p><text:s/>ms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.464" calcext:value-type="float">
            <text:p>20.464</text:p>
          </table:table-cell>
          <table:table-cell office:value-type="string" calcext:value-type="string">
            <text:p>8/s</text:p>
          </table:table-cell>
          <table:table-cell office:value-type="float" office:value="204.64" calcext:value-type="float">
            <text:p>204.64</text:p>
          </table:table-cell>
          <table:table-cell office:value-type="string" calcext:value-type="string">
            <text:p>8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/7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<text:s/>ms</text:p>
          </table:table-cell>
          <table:table-cell office:value-type="float" office:value="48928" calcext:value-type="float">
            <text:p>48928</text:p>
          </table:table-cell>
          <table:table-cell office:value-type="float" office:value="10" calcext:value-type="float">
            <text:p>10</text:p>
          </table:table-cell>
          <table:table-cell office:value-type="float" office:value="69.8055" calcext:value-type="float">
            <text:p>69.8055</text:p>
          </table:table-cell>
          <table:table-cell office:value-type="string" calcext:value-type="string">
            <text:p>k/s</text:p>
          </table:table-cell>
          <table:table-cell office:value-type="float" office:value="698.055" calcext:value-type="float">
            <text:p>698.055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0/7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<text:s/>ms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<text:s/>ms</text:p>
          </table:table-cell>
          <table:table-cell office:value-type="float" office:value="4493" calcext:value-type="float">
            <text:p>4493</text:p>
          </table:table-cell>
          <table:table-cell office:value-type="float" office:value="10" calcext:value-type="float">
            <text:p>10</text:p>
          </table:table-cell>
          <table:table-cell office:value-type="float" office:value="6.44243" calcext:value-type="float">
            <text:p>6.44243</text:p>
          </table:table-cell>
          <table:table-cell office:value-type="string" calcext:value-type="string">
            <text:p>k/s</text:p>
          </table:table-cell>
          <table:table-cell office:value-type="float" office:value="64.4243" calcext:value-type="float">
            <text:p>64.4243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00/7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<text:s/>ms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<text:s/>ms</text:p>
          </table:table-cell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float" office:value="391.2" calcext:value-type="float">
            <text:p>391.2</text:p>
          </table:table-cell>
          <table:table-cell office:value-type="string" calcext:value-type="string">
            <text:p>3/s</text:p>
          </table:table-cell>
          <table:table-cell office:value-type="float" office:value="3.91203" calcext:value-type="float">
            <text:p>3.91203</text:p>
          </table:table-cell>
          <table:table-cell office:value-type="string" calcext:value-type="string">
            <text:p>k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nnKD/KNN_10/1000000/7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<text:s/>ms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<text:s/>ms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2.026" calcext:value-type="float">
            <text:p>32.026</text:p>
          </table:table-cell>
          <table:table-cell office:value-type="string" calcext:value-type="string">
            <text:p>8/s</text:p>
          </table:table-cell>
          <table:table-cell office:value-type="float" office:value="320.26" calcext:value-type="float">
            <text:p>320.26</text:p>
          </table:table-cell>
          <table:table-cell office:value-type="string" calcext:value-type="string">
            <text:p>8/s</text:p>
          </table:table-cell>
          <table:table-cell table:number-columns-repeated="2"/>
        </table:table-row>
        <table:table-row table:style-name="ro1" table:number-rows-repeated="104841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0:44:49.504298468</meta:creation-date>
    <dc:date>2023-03-09T19:11:59.303569919</dc:date>
    <meta:editing-duration>PT13H4M32S</meta:editing-duration>
    <meta:editing-cycles>30</meta:editing-cycles>
    <meta:generator>LibreOffice/7.3.7.2$Linux_X86_64 LibreOffice_project/30$Build-2</meta:generator>
    <meta:document-statistic meta:table-count="6" meta:cell-count="5197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6cm" svg:height="9.341cm" xlink:href=".." xlink:type="simple" chart:class="chart:scatter" chart:style-name="ch1">
        <chart:title svg:x="5.639cm" svg:y="0.322cm" chart:style-name="ch2">
          <text:p>load_mm_d 3D CUBE</text:p>
        </chart:title>
        <chart:legend chart:legend-position="end" svg:x="9.184cm" svg:y="1.541cm" style:legend-expansion="custom" svg:width="6.602cm" svg:height="6.14cm" style:legend-expansion-aspect-ratio="1.07524429967427" chart:style-name="ch3"/>
        <chart:plot-area chart:style-name="ch4" table:cell-range-address="load_mm_d.A30:load_mm_d.A33 load_mm_d.B30:load_mm_d.B30 load_mm_d.L30:load_mm_d.L33 load_mm_d.B38:load_mm_d.B38 load_mm_d.L38:load_mm_d.L41 load_mm_d.B46:load_mm_d.B46 load_mm_d.L46:load_mm_d.L49 load_mm_d.B54:load_mm_d.B54 load_mm_d.L54:load_mm_d.L57 load_mm_d.B62:load_mm_d.B62 load_mm_d.L62:load_mm_d.L65 load_mm_d.B70:load_mm_d.B70 load_mm_d.L70:load_mm_d.L73 load_mm_d.B78:load_mm_d.B78 load_mm_d.L78:load_mm_d.L81 load_mm_d.B86:load_mm_d.B86 load_mm_d.L86:load_mm_d.L89 load_mm_d.B94:load_mm_d.B94 load_mm_d.L94:load_mm_d.L97" chart:data-source-has-labels="row" svg:x="1.32cm" svg:y="1.313cm" svg:width="8.187cm" svg:height="6.871cm">
          <chart:coordinate-region svg:x="1.952cm" svg:y="1.515cm" svg:width="6.886cm" svg:height="6.016cm"/>
          <chart:axis chart:dimension="x" chart:name="primary-x" chart:style-name="ch5">
            <chart:title svg:x="4.657cm" svg:y="8.37cm" chart:style-name="ch6">
              <text:p>index size</text:p>
            </chart:title>
          </chart:axis>
          <chart:axis chart:dimension="y" chart:name="primary-y" chart:style-name="ch7">
            <chart:title svg:x="0.451cm" svg:y="5.864cm" chart:style-name="ch8">
              <text:p>insert [million/s]</text:p>
            </chart:title>
            <chart:grid chart:style-name="ch9" chart:class="major"/>
          </chart:axis>
          <chart:series chart:style-name="ch10" chart:values-cell-range-address="load_mm_d.L30:load_mm_d.L33" chart:label-cell-address="load_mm_d.B30:load_mm_d.B30" chart:class="chart:scatter">
            <chart:domain table:cell-range-address="load_mm_d.A30:load_mm_d.A33"/>
            <chart:data-point chart:repeated="4"/>
          </chart:series>
          <chart:series chart:style-name="ch11" chart:values-cell-range-address="load_mm_d.L38:load_mm_d.L41" chart:label-cell-address="load_mm_d.B38:load_mm_d.B38" chart:class="chart:scatter">
            <chart:data-point chart:repeated="4"/>
          </chart:series>
          <chart:series chart:style-name="ch12" chart:values-cell-range-address="load_mm_d.L46:load_mm_d.L49" chart:label-cell-address="load_mm_d.B46:load_mm_d.B46" chart:class="chart:scatter">
            <chart:data-point chart:repeated="4"/>
          </chart:series>
          <chart:series chart:style-name="ch13" chart:values-cell-range-address="load_mm_d.L54:load_mm_d.L57" chart:label-cell-address="load_mm_d.B54:load_mm_d.B54" chart:class="chart:scatter">
            <chart:data-point chart:repeated="4"/>
          </chart:series>
          <chart:series chart:style-name="ch14" chart:values-cell-range-address="load_mm_d.L62:load_mm_d.L65" chart:label-cell-address="load_mm_d.B62:load_mm_d.B62" chart:class="chart:scatter">
            <chart:data-point chart:repeated="4"/>
          </chart:series>
          <chart:series chart:style-name="ch15" chart:values-cell-range-address="load_mm_d.L70:load_mm_d.L73" chart:label-cell-address="load_mm_d.B70:load_mm_d.B70" chart:class="chart:scatter">
            <chart:data-point chart:repeated="4"/>
          </chart:series>
          <chart:series chart:style-name="ch16" chart:values-cell-range-address="load_mm_d.L78:load_mm_d.L81" chart:label-cell-address="load_mm_d.B78:load_mm_d.B78" chart:class="chart:scatter">
            <chart:data-point chart:repeated="4"/>
          </chart:series>
          <chart:series chart:style-name="ch17" chart:values-cell-range-address="load_mm_d.L86:load_mm_d.L89" chart:label-cell-address="load_mm_d.B86:load_mm_d.B86" chart:class="chart:scatter">
            <chart:data-point chart:repeated="4"/>
          </chart:series>
          <chart:series chart:style-name="ch18" chart:values-cell-range-address="load_mm_d.L94:load_mm_d.L97" chart:label-cell-address="load_mm_d.B94:load_mm_d.B94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LOAD/1000/4</text:p>
                <draw:g>
                  <svg:desc>load_mm_d.B30:load_mm_d.B30</svg:desc>
                </draw:g>
              </table:table-cell>
              <table:table-cell office:value-type="string">
                <text:p>PhTreeMM2/LOAD/1000/4</text:p>
                <draw:g>
                  <svg:desc>load_mm_d.B38:load_mm_d.B38</svg:desc>
                </draw:g>
              </table:table-cell>
              <table:table-cell office:value-type="string">
                <text:p>TinspinKDTree/LOAD/1000/4</text:p>
                <draw:g>
                  <svg:desc>load_mm_d.B46:load_mm_d.B46</svg:desc>
                </draw:g>
              </table:table-cell>
              <table:table-cell office:value-type="string">
                <text:p>TinspinQuadtree/LOAD/1000/4</text:p>
                <draw:g>
                  <svg:desc>load_mm_d.B54:load_mm_d.B54</svg:desc>
                </draw:g>
              </table:table-cell>
              <table:table-cell office:value-type="string">
                <text:p>BoostRT/LOAD/1000/4</text:p>
                <draw:g>
                  <svg:desc>load_mm_d.B62:load_mm_d.B62</svg:desc>
                </draw:g>
              </table:table-cell>
              <table:table-cell office:value-type="string">
                <text:p>FlannKDS/LOAD/1000/4</text:p>
                <draw:g>
                  <svg:desc>load_mm_d.B70:load_mm_d.B70</svg:desc>
                </draw:g>
              </table:table-cell>
              <table:table-cell office:value-type="string">
                <text:p>BBTree/LOAD/1000/4</text:p>
                <draw:g>
                  <svg:desc>load_mm_d.B78:load_mm_d.B78</svg:desc>
                </draw:g>
              </table:table-cell>
              <table:table-cell office:value-type="string">
                <text:p>Mcxme/LOAD/1000/4</text:p>
                <draw:g>
                  <svg:desc>load_mm_d.B86:load_mm_d.B86</svg:desc>
                </draw:g>
              </table:table-cell>
              <table:table-cell office:value-type="string">
                <text:p>Lsi/LOAD/1000/4</text:p>
                <draw:g>
                  <svg:desc>load_mm_d.B94:load_mm_d.B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load_mm_d.A30:load_mm_d.A33</svg:desc>
                </draw:g>
              </table:table-cell>
              <table:table-cell office:value-type="float" office:value="13.4482">
                <text:p>13.4482</text:p>
                <draw:g>
                  <svg:desc>load_mm_d.L30:load_mm_d.L33</svg:desc>
                </draw:g>
              </table:table-cell>
              <table:table-cell office:value-type="float" office:value="6.23548">
                <text:p>6.23548</text:p>
                <draw:g>
                  <svg:desc>load_mm_d.L38:load_mm_d.L41</svg:desc>
                </draw:g>
              </table:table-cell>
              <table:table-cell office:value-type="float" office:value="21.4818">
                <text:p>21.4818</text:p>
                <draw:g>
                  <svg:desc>load_mm_d.L46:load_mm_d.L49</svg:desc>
                </draw:g>
              </table:table-cell>
              <table:table-cell office:value-type="float" office:value="10.2527">
                <text:p>10.2527</text:p>
                <draw:g>
                  <svg:desc>load_mm_d.L54:load_mm_d.L57</svg:desc>
                </draw:g>
              </table:table-cell>
              <table:table-cell office:value-type="float" office:value="0.745451">
                <text:p>0.745451</text:p>
                <draw:g>
                  <svg:desc>load_mm_d.L62:load_mm_d.L65</svg:desc>
                </draw:g>
              </table:table-cell>
              <table:table-cell office:value-type="float" office:value="14.9216">
                <text:p>14.9216</text:p>
                <draw:g>
                  <svg:desc>load_mm_d.L70:load_mm_d.L73</svg:desc>
                </draw:g>
              </table:table-cell>
              <table:table-cell office:value-type="float" office:value="4.18327">
                <text:p>4.18327</text:p>
                <draw:g>
                  <svg:desc>load_mm_d.L78:load_mm_d.L81</svg:desc>
                </draw:g>
              </table:table-cell>
              <table:table-cell office:value-type="float" office:value="3.47011">
                <text:p>3.47011</text:p>
                <draw:g>
                  <svg:desc>load_mm_d.L86:load_mm_d.L89</svg:desc>
                </draw:g>
              </table:table-cell>
              <table:table-cell office:value-type="float" office:value="0.186625">
                <text:p>0.186625</text:p>
                <draw:g>
                  <svg:desc>load_mm_d.L94:load_mm_d.L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9.77954">
                <text:p>9.77954</text:p>
              </table:table-cell>
              <table:table-cell office:value-type="float" office:value="4.3644">
                <text:p>4.3644</text:p>
              </table:table-cell>
              <table:table-cell office:value-type="float" office:value="8.60989">
                <text:p>8.60989</text:p>
              </table:table-cell>
              <table:table-cell office:value-type="float" office:value="5.38018">
                <text:p>5.38018</text:p>
              </table:table-cell>
              <table:table-cell office:value-type="float" office:value="0.6366">
                <text:p>0.6366</text:p>
              </table:table-cell>
              <table:table-cell office:value-type="float" office:value="9.93659">
                <text:p>9.93659</text:p>
              </table:table-cell>
              <table:table-cell office:value-type="float" office:value="3.41792">
                <text:p>3.41792</text:p>
              </table:table-cell>
              <table:table-cell office:value-type="float" office:value="3.02327">
                <text:p>3.02327</text:p>
              </table:table-cell>
              <table:table-cell office:value-type="float" office:value="0.152391">
                <text:p>0.152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93212">
                <text:p>3.93212</text:p>
              </table:table-cell>
              <table:table-cell office:value-type="float" office:value="3.22595">
                <text:p>3.22595</text:p>
              </table:table-cell>
              <table:table-cell office:value-type="float" office:value="4.56641">
                <text:p>4.56641</text:p>
              </table:table-cell>
              <table:table-cell office:value-type="float" office:value="3.91226">
                <text:p>3.91226</text:p>
              </table:table-cell>
              <table:table-cell office:value-type="float" office:value="0.563424">
                <text:p>0.563424</text:p>
              </table:table-cell>
              <table:table-cell office:value-type="float" office:value="6.84966">
                <text:p>6.84966</text:p>
              </table:table-cell>
              <table:table-cell office:value-type="float" office:value="2.48204">
                <text:p>2.48204</text:p>
              </table:table-cell>
              <table:table-cell office:value-type="float" office:value="2.54968">
                <text:p>2.54968</text:p>
              </table:table-cell>
              <table:table-cell office:value-type="float" office:value="0.127256">
                <text:p>0.127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.75063">
                <text:p>2.75063</text:p>
              </table:table-cell>
              <table:table-cell office:value-type="float" office:value="1.89531">
                <text:p>1.89531</text:p>
              </table:table-cell>
              <table:table-cell office:value-type="float" office:value="1.63833">
                <text:p>1.63833</text:p>
              </table:table-cell>
              <table:table-cell office:value-type="float" office:value="2.08207">
                <text:p>2.08207</text:p>
              </table:table-cell>
              <table:table-cell office:value-type="float" office:value="0.50261">
                <text:p>0.50261</text:p>
              </table:table-cell>
              <table:table-cell office:value-type="float" office:value="3.21908">
                <text:p>3.21908</text:p>
              </table:table-cell>
              <table:table-cell office:value-type="float" office:value="2.44904">
                <text:p>2.44904</text:p>
              </table:table-cell>
              <table:table-cell office:value-type="float" office:value="1.91627">
                <text:p>1.91627</text:p>
              </table:table-cell>
              <table:table-cell office:value-type="float" office:value="0.111127">
                <text:p>0.111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512cm" svg:y="0.31cm" chart:style-name="ch2">
          <text:p>1 knn_mm_d 3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'knn_mm_d - D3'.A30:'knn_mm_d - D3'.A33 'knn_mm_d - D3'.B30:'knn_mm_d - D3'.B30 'knn_mm_d - D3'.N30:'knn_mm_d - D3'.N33 'knn_mm_d - D3'.B46:'knn_mm_d - D3'.B46 'knn_mm_d - D3'.N46:'knn_mm_d - D3'.N49 'knn_mm_d - D3'.B62:'knn_mm_d - D3'.B62 'knn_mm_d - D3'.N62:'knn_mm_d - D3'.N65 'knn_mm_d - D3'.B78:'knn_mm_d - D3'.B78 'knn_mm_d - D3'.N78:'knn_mm_d - D3'.N81 'knn_mm_d - D3'.B94:'knn_mm_d - D3'.B94 'knn_mm_d - D3'.N94:'knn_mm_d - D3'.N97 'knn_mm_d - D3'.B110:'knn_mm_d - D3'.B110 'knn_mm_d - D3'.N110:'knn_mm_d - D3'.N113" chart:data-source-has-labels="row" svg:x="1.32cm" svg:y="1.289cm" svg:width="8.018cm" svg:height="6.29cm">
          <chart:coordinate-region svg:x="2.334cm" svg:y="1.491cm" svg:width="6.335cm" svg:height="5.435cm"/>
          <chart:axis chart:dimension="x" chart:name="primary-x" chart:style-name="ch5">
            <chart:title svg:x="4.573cm" svg:y="7.753cm" chart:style-name="ch6">
              <text:p>index size</text:p>
            </chart:title>
          </chart:axis>
          <chart:axis chart:dimension="y" chart:name="primary-y" chart:style-name="ch7">
            <chart:title svg:x="0.451cm" svg:y="5.782cm" chart:style-name="ch8">
              <text:p>knn queries [kilo/s]</text:p>
            </chart:title>
            <chart:grid chart:style-name="ch9" chart:class="major"/>
          </chart:axis>
          <chart:series chart:style-name="ch10" chart:values-cell-range-address="'knn_mm_d - D3'.N30:'knn_mm_d - D3'.N33" chart:label-cell-address="'knn_mm_d - D3'.B30:'knn_mm_d - D3'.B30" chart:class="chart:scatter">
            <chart:domain table:cell-range-address="'knn_mm_d - D3'.A30:'knn_mm_d - D3'.A33"/>
            <chart:data-point chart:repeated="4"/>
          </chart:series>
          <chart:series chart:style-name="ch11" chart:values-cell-range-address="'knn_mm_d - D3'.N46:'knn_mm_d - D3'.N49" chart:label-cell-address="'knn_mm_d - D3'.B46:'knn_mm_d - D3'.B46" chart:class="chart:scatter">
            <chart:data-point chart:repeated="4"/>
          </chart:series>
          <chart:series chart:style-name="ch12" chart:values-cell-range-address="'knn_mm_d - D3'.N62:'knn_mm_d - D3'.N65" chart:label-cell-address="'knn_mm_d - D3'.B62:'knn_mm_d - D3'.B62" chart:class="chart:scatter">
            <chart:data-point chart:repeated="4"/>
          </chart:series>
          <chart:series chart:style-name="ch13" chart:values-cell-range-address="'knn_mm_d - D3'.N78:'knn_mm_d - D3'.N81" chart:label-cell-address="'knn_mm_d - D3'.B78:'knn_mm_d - D3'.B78" chart:class="chart:scatter">
            <chart:data-point chart:repeated="4"/>
          </chart:series>
          <chart:series chart:style-name="ch14" chart:values-cell-range-address="'knn_mm_d - D3'.N94:'knn_mm_d - D3'.N97" chart:label-cell-address="'knn_mm_d - D3'.B94:'knn_mm_d - D3'.B94" chart:class="chart:scatter">
            <chart:data-point chart:repeated="4"/>
          </chart:series>
          <chart:series chart:style-name="ch15" chart:values-cell-range-address="'knn_mm_d - D3'.N110:'knn_mm_d - D3'.N113" chart:label-cell-address="'knn_mm_d - D3'.B110:'knn_mm_d - D3'.B11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KNN_1/1000/4</text:p>
                <draw:g>
                  <svg:desc>'knn_mm_d - D3'.B30:'knn_mm_d - D3'.B30</svg:desc>
                </draw:g>
              </table:table-cell>
              <table:table-cell office:value-type="string">
                <text:p>PhTreeMM2/KNN_1/1000/4</text:p>
                <draw:g>
                  <svg:desc>'knn_mm_d - D3'.B46:'knn_mm_d - D3'.B46</svg:desc>
                </draw:g>
              </table:table-cell>
              <table:table-cell office:value-type="string">
                <text:p>TinspinKDTree/KNN_1/1000/4</text:p>
                <draw:g>
                  <svg:desc>'knn_mm_d - D3'.B62:'knn_mm_d - D3'.B62</svg:desc>
                </draw:g>
              </table:table-cell>
              <table:table-cell office:value-type="string">
                <text:p>TinspinQuadtree/KNN_1/1000/4</text:p>
                <draw:g>
                  <svg:desc>'knn_mm_d - D3'.B78:'knn_mm_d - D3'.B78</svg:desc>
                </draw:g>
              </table:table-cell>
              <table:table-cell office:value-type="string">
                <text:p>BoostRT/KNN_1/1000/4</text:p>
                <draw:g>
                  <svg:desc>'knn_mm_d - D3'.B94:'knn_mm_d - D3'.B94</svg:desc>
                </draw:g>
              </table:table-cell>
              <table:table-cell office:value-type="string">
                <text:p>FlannKDS/KNN_1/1000/4</text:p>
                <draw:g>
                  <svg:desc>'knn_mm_d - D3'.B110:'knn_mm_d - D3'.B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knn_mm_d - D3'.A30:'knn_mm_d - D3'.A33</svg:desc>
                </draw:g>
              </table:table-cell>
              <table:table-cell office:value-type="float" office:value="151.642">
                <text:p>151.642</text:p>
                <draw:g>
                  <svg:desc>'knn_mm_d - D3'.N30:'knn_mm_d - D3'.N33</svg:desc>
                </draw:g>
              </table:table-cell>
              <table:table-cell office:value-type="float" office:value="265.864">
                <text:p>265.864</text:p>
                <draw:g>
                  <svg:desc>'knn_mm_d - D3'.N46:'knn_mm_d - D3'.N49</svg:desc>
                </draw:g>
              </table:table-cell>
              <table:table-cell office:value-type="float" office:value="66.7927">
                <text:p>66.7927</text:p>
                <draw:g>
                  <svg:desc>'knn_mm_d - D3'.N62:'knn_mm_d - D3'.N65</svg:desc>
                </draw:g>
              </table:table-cell>
              <table:table-cell office:value-type="float" office:value="552.93">
                <text:p>552.93</text:p>
                <draw:g>
                  <svg:desc>'knn_mm_d - D3'.N78:'knn_mm_d - D3'.N81</svg:desc>
                </draw:g>
              </table:table-cell>
              <table:table-cell office:value-type="float" office:value="1605.26">
                <text:p>1605.26</text:p>
                <draw:g>
                  <svg:desc>'knn_mm_d - D3'.N94:'knn_mm_d - D3'.N97</svg:desc>
                </draw:g>
              </table:table-cell>
              <table:table-cell office:value-type="float" office:value="2079.56">
                <text:p>2079.56</text:p>
                <draw:g>
                  <svg:desc>'knn_mm_d - D3'.N110:'knn_mm_d - D3'.N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70.5885">
                <text:p>70.5885</text:p>
              </table:table-cell>
              <table:table-cell office:value-type="float" office:value="87.7226">
                <text:p>87.7226</text:p>
              </table:table-cell>
              <table:table-cell office:value-type="float" office:value="12.8439">
                <text:p>12.8439</text:p>
              </table:table-cell>
              <table:table-cell office:value-type="float" office:value="284.436">
                <text:p>284.436</text:p>
              </table:table-cell>
              <table:table-cell office:value-type="float" office:value="1253.43">
                <text:p>1253.43</text:p>
              </table:table-cell>
              <table:table-cell office:value-type="float" office:value="1844.77">
                <text:p>1844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42.9075">
                <text:p>42.9075</text:p>
              </table:table-cell>
              <table:table-cell office:value-type="float" office:value="51.1555">
                <text:p>51.1555</text:p>
              </table:table-cell>
              <table:table-cell office:value-type="float" office:value="2.96662">
                <text:p>2.96662</text:p>
              </table:table-cell>
              <table:table-cell office:value-type="float" office:value="201.559">
                <text:p>201.559</text:p>
              </table:table-cell>
              <table:table-cell office:value-type="float" office:value="1034.29">
                <text:p>1034.29</text:p>
              </table:table-cell>
              <table:table-cell office:value-type="float" office:value="1720.62">
                <text:p>1720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9.5412">
                <text:p>29.5412</text:p>
              </table:table-cell>
              <table:table-cell office:value-type="float" office:value="33.5512">
                <text:p>33.5512</text:p>
              </table:table-cell>
              <table:table-cell office:value-type="float" office:value="0.64789">
                <text:p>0.64789</text:p>
              </table:table-cell>
              <table:table-cell office:value-type="float" office:value="168.905">
                <text:p>168.905</text:p>
              </table:table-cell>
              <table:table-cell office:value-type="float" office:value="717.733">
                <text:p>717.733</text:p>
              </table:table-cell>
              <table:table-cell office:value-type="float" office:value="1578.2">
                <text:p>1578.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6cm" svg:y="0.325cm" chart:style-name="ch2">
          <text:p>1 knn_mm_d 3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'knn_mm_d - D3'.A30:'knn_mm_d - D3'.A33 'knn_mm_d - D3'.B30:'knn_mm_d - D3'.B30 'knn_mm_d - D3'.N34:'knn_mm_d - D3'.N37 'knn_mm_d - D3'.B46:'knn_mm_d - D3'.B46 'knn_mm_d - D3'.N50:'knn_mm_d - D3'.N53 'knn_mm_d - D3'.B62:'knn_mm_d - D3'.B62 'knn_mm_d - D3'.N66:'knn_mm_d - D3'.N69 'knn_mm_d - D3'.B78:'knn_mm_d - D3'.B78 'knn_mm_d - D3'.N82:'knn_mm_d - D3'.N85 'knn_mm_d - D3'.B94:'knn_mm_d - D3'.B94 'knn_mm_d - D3'.N98:'knn_mm_d - D3'.N101 'knn_mm_d - D3'.B110:'knn_mm_d - D3'.B110 'knn_mm_d - D3'.N114:'knn_mm_d - D3'.N117" chart:data-source-has-labels="row" svg:x="1.321cm" svg:y="1.301cm" svg:width="8.274cm" svg:height="6.548cm">
          <chart:coordinate-region svg:x="2.334cm" svg:y="1.503cm" svg:width="6.592cm" svg:height="5.693cm"/>
          <chart:axis chart:dimension="x" chart:name="primary-x" chart:style-name="ch5">
            <chart:title svg:x="4.702cm" svg:y="8.029cm" chart:style-name="ch6">
              <text:p>index size</text:p>
            </chart:title>
          </chart:axis>
          <chart:axis chart:dimension="y" chart:name="primary-y" chart:style-name="ch7">
            <chart:title svg:x="0.451cm" svg:y="5.923cm" chart:style-name="ch8">
              <text:p>knn queries [kilo/s]</text:p>
            </chart:title>
            <chart:grid chart:style-name="ch9" chart:class="major"/>
          </chart:axis>
          <chart:series chart:style-name="ch10" chart:values-cell-range-address="'knn_mm_d - D3'.N34:'knn_mm_d - D3'.N37" chart:label-cell-address="'knn_mm_d - D3'.B30:'knn_mm_d - D3'.B30" chart:class="chart:scatter">
            <chart:domain table:cell-range-address="'knn_mm_d - D3'.A30:'knn_mm_d - D3'.A33"/>
            <chart:data-point chart:repeated="4"/>
          </chart:series>
          <chart:series chart:style-name="ch11" chart:values-cell-range-address="'knn_mm_d - D3'.N50:'knn_mm_d - D3'.N53" chart:label-cell-address="'knn_mm_d - D3'.B46:'knn_mm_d - D3'.B46" chart:class="chart:scatter">
            <chart:data-point chart:repeated="4"/>
          </chart:series>
          <chart:series chart:style-name="ch12" chart:values-cell-range-address="'knn_mm_d - D3'.N66:'knn_mm_d - D3'.N69" chart:label-cell-address="'knn_mm_d - D3'.B62:'knn_mm_d - D3'.B62" chart:class="chart:scatter">
            <chart:data-point chart:repeated="4"/>
          </chart:series>
          <chart:series chart:style-name="ch13" chart:values-cell-range-address="'knn_mm_d - D3'.N82:'knn_mm_d - D3'.N85" chart:label-cell-address="'knn_mm_d - D3'.B78:'knn_mm_d - D3'.B78" chart:class="chart:scatter">
            <chart:data-point chart:repeated="4"/>
          </chart:series>
          <chart:series chart:style-name="ch14" chart:values-cell-range-address="'knn_mm_d - D3'.N98:'knn_mm_d - D3'.N101" chart:label-cell-address="'knn_mm_d - D3'.B94:'knn_mm_d - D3'.B94" chart:class="chart:scatter">
            <chart:data-point chart:repeated="4"/>
          </chart:series>
          <chart:series chart:style-name="ch15" chart:values-cell-range-address="'knn_mm_d - D3'.N114:'knn_mm_d - D3'.N117" chart:label-cell-address="'knn_mm_d - D3'.B110:'knn_mm_d - D3'.B11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KNN_1/1000/4</text:p>
                <draw:g>
                  <svg:desc>'knn_mm_d - D3'.B30:'knn_mm_d - D3'.B30</svg:desc>
                </draw:g>
              </table:table-cell>
              <table:table-cell office:value-type="string">
                <text:p>PhTreeMM2/KNN_1/1000/4</text:p>
                <draw:g>
                  <svg:desc>'knn_mm_d - D3'.B46:'knn_mm_d - D3'.B46</svg:desc>
                </draw:g>
              </table:table-cell>
              <table:table-cell office:value-type="string">
                <text:p>TinspinKDTree/KNN_1/1000/4</text:p>
                <draw:g>
                  <svg:desc>'knn_mm_d - D3'.B62:'knn_mm_d - D3'.B62</svg:desc>
                </draw:g>
              </table:table-cell>
              <table:table-cell office:value-type="string">
                <text:p>TinspinQuadtree/KNN_1/1000/4</text:p>
                <draw:g>
                  <svg:desc>'knn_mm_d - D3'.B78:'knn_mm_d - D3'.B78</svg:desc>
                </draw:g>
              </table:table-cell>
              <table:table-cell office:value-type="string">
                <text:p>BoostRT/KNN_1/1000/4</text:p>
                <draw:g>
                  <svg:desc>'knn_mm_d - D3'.B94:'knn_mm_d - D3'.B94</svg:desc>
                </draw:g>
              </table:table-cell>
              <table:table-cell office:value-type="string">
                <text:p>FlannKDS/KNN_1/1000/4</text:p>
                <draw:g>
                  <svg:desc>'knn_mm_d - D3'.B110:'knn_mm_d - D3'.B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knn_mm_d - D3'.A30:'knn_mm_d - D3'.A33</svg:desc>
                </draw:g>
              </table:table-cell>
              <table:table-cell office:value-type="float" office:value="959.84">
                <text:p>959.84</text:p>
                <draw:g>
                  <svg:desc>'knn_mm_d - D3'.N34:'knn_mm_d - D3'.N37</svg:desc>
                </draw:g>
              </table:table-cell>
              <table:table-cell office:value-type="float" office:value="1354.52">
                <text:p>1354.52</text:p>
                <draw:g>
                  <svg:desc>'knn_mm_d - D3'.N50:'knn_mm_d - D3'.N53</svg:desc>
                </draw:g>
              </table:table-cell>
              <table:table-cell office:value-type="float" office:value="35.0202">
                <text:p>35.0202</text:p>
                <draw:g>
                  <svg:desc>'knn_mm_d - D3'.N66:'knn_mm_d - D3'.N69</svg:desc>
                </draw:g>
              </table:table-cell>
              <table:table-cell office:value-type="float" office:value="790.071">
                <text:p>790.071</text:p>
                <draw:g>
                  <svg:desc>'knn_mm_d - D3'.N82:'knn_mm_d - D3'.N85</svg:desc>
                </draw:g>
              </table:table-cell>
              <table:table-cell office:value-type="float" office:value="1490.3">
                <text:p>1490.3</text:p>
                <draw:g>
                  <svg:desc>'knn_mm_d - D3'.N98:'knn_mm_d - D3'.N101</svg:desc>
                </draw:g>
              </table:table-cell>
              <table:table-cell office:value-type="float" office:value="870.389">
                <text:p>870.389</text:p>
                <draw:g>
                  <svg:desc>'knn_mm_d - D3'.N114:'knn_mm_d - D3'.N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382.842">
                <text:p>382.842</text:p>
              </table:table-cell>
              <table:table-cell office:value-type="float" office:value="467.763">
                <text:p>467.763</text:p>
              </table:table-cell>
              <table:table-cell office:value-type="float" office:value="8.33857">
                <text:p>8.33857</text:p>
              </table:table-cell>
              <table:table-cell office:value-type="float" office:value="451.305">
                <text:p>451.305</text:p>
              </table:table-cell>
              <table:table-cell office:value-type="float" office:value="1145.65">
                <text:p>1145.65</text:p>
              </table:table-cell>
              <table:table-cell office:value-type="float" office:value="731.44">
                <text:p>731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02.653">
                <text:p>102.653</text:p>
              </table:table-cell>
              <table:table-cell office:value-type="float" office:value="117.195">
                <text:p>117.195</text:p>
              </table:table-cell>
              <table:table-cell office:value-type="float" office:value="1.862">
                <text:p>1.862</text:p>
              </table:table-cell>
              <table:table-cell office:value-type="float" office:value="232.064">
                <text:p>232.064</text:p>
              </table:table-cell>
              <table:table-cell office:value-type="float" office:value="674.959">
                <text:p>674.959</text:p>
              </table:table-cell>
              <table:table-cell office:value-type="float" office:value="474.945">
                <text:p>474.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57.3488">
                <text:p>57.3488</text:p>
              </table:table-cell>
              <table:table-cell office:value-type="float" office:value="62.8835">
                <text:p>62.8835</text:p>
              </table:table-cell>
              <table:table-cell office:value-type="float" office:value="0.3994">
                <text:p>0.3994</text:p>
              </table:table-cell>
              <table:table-cell office:value-type="float" office:value="193.717">
                <text:p>193.717</text:p>
              </table:table-cell>
              <table:table-cell office:value-type="float" office:value="701.264">
                <text:p>701.264</text:p>
              </table:table-cell>
              <table:table-cell office:value-type="float" office:value="653.268">
                <text:p>653.26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4cm" svg:y="0.324cm" chart:style-name="ch2">
          <text:p>load_mm_d 3D CLUSTER</text:p>
        </chart:title>
        <chart:legend chart:legend-position="end" svg:x="10.084cm" svg:y="1.397cm" style:legend-expansion="custom" svg:width="5.706cm" svg:height="5.78cm" style:legend-expansion-aspect-ratio="0.98719723183391" chart:style-name="ch3"/>
        <chart:plot-area chart:style-name="ch4" table:cell-range-address="load_mm_d.A30:load_mm_d.A33 load_mm_d.B30:load_mm_d.B30 load_mm_d.L34:load_mm_d.L37 load_mm_d.B38:load_mm_d.B38 load_mm_d.L42:load_mm_d.L45 load_mm_d.B46:load_mm_d.B46 load_mm_d.L50:load_mm_d.L53 load_mm_d.B54:load_mm_d.B54 load_mm_d.L58:load_mm_d.L61 load_mm_d.B62:load_mm_d.B62 load_mm_d.L66:load_mm_d.L69 load_mm_d.B70:load_mm_d.B70 load_mm_d.L74:load_mm_d.L77 load_mm_d.B78:load_mm_d.B78 load_mm_d.L82:load_mm_d.L85 load_mm_d.B86:load_mm_d.B86 load_mm_d.L90:load_mm_d.L93 load_mm_d.B94:load_mm_d.B94 load_mm_d.L98:load_mm_d.L101" chart:data-source-has-labels="row" svg:x="1.321cm" svg:y="1.301cm" svg:width="8.443cm" svg:height="6.548cm">
          <chart:coordinate-region svg:x="1.953cm" svg:y="1.503cm" svg:width="7.142cm" svg:height="5.693cm"/>
          <chart:axis chart:dimension="x" chart:name="primary-x" chart:style-name="ch5">
            <chart:title svg:x="4.786cm" svg:y="8.029cm" chart:style-name="ch6">
              <text:p>index size</text:p>
            </chart:title>
          </chart:axis>
          <chart:axis chart:dimension="y" chart:name="primary-y" chart:style-name="ch7">
            <chart:title svg:x="0.451cm" svg:y="5.691cm" chart:style-name="ch8">
              <text:p>insert [million/s]</text:p>
            </chart:title>
            <chart:grid chart:style-name="ch9" chart:class="major"/>
          </chart:axis>
          <chart:series chart:style-name="ch10" chart:values-cell-range-address="load_mm_d.L34:load_mm_d.L37" chart:label-cell-address="load_mm_d.B30:load_mm_d.B30" chart:class="chart:scatter">
            <chart:domain table:cell-range-address="load_mm_d.A30:load_mm_d.A33"/>
            <chart:data-point chart:repeated="4"/>
          </chart:series>
          <chart:series chart:style-name="ch11" chart:values-cell-range-address="load_mm_d.L42:load_mm_d.L45" chart:label-cell-address="load_mm_d.B38:load_mm_d.B38" chart:class="chart:scatter">
            <chart:data-point chart:repeated="4"/>
          </chart:series>
          <chart:series chart:style-name="ch12" chart:values-cell-range-address="load_mm_d.L50:load_mm_d.L53" chart:label-cell-address="load_mm_d.B46:load_mm_d.B46" chart:class="chart:scatter">
            <chart:data-point chart:repeated="4"/>
          </chart:series>
          <chart:series chart:style-name="ch13" chart:values-cell-range-address="load_mm_d.L58:load_mm_d.L61" chart:label-cell-address="load_mm_d.B54:load_mm_d.B54" chart:class="chart:scatter">
            <chart:data-point chart:repeated="4"/>
          </chart:series>
          <chart:series chart:style-name="ch14" chart:values-cell-range-address="load_mm_d.L66:load_mm_d.L69" chart:label-cell-address="load_mm_d.B62:load_mm_d.B62" chart:class="chart:scatter">
            <chart:data-point chart:repeated="4"/>
          </chart:series>
          <chart:series chart:style-name="ch15" chart:values-cell-range-address="load_mm_d.L74:load_mm_d.L77" chart:label-cell-address="load_mm_d.B70:load_mm_d.B70" chart:class="chart:scatter">
            <chart:data-point chart:repeated="4"/>
          </chart:series>
          <chart:series chart:style-name="ch16" chart:values-cell-range-address="load_mm_d.L82:load_mm_d.L85" chart:label-cell-address="load_mm_d.B78:load_mm_d.B78" chart:class="chart:scatter">
            <chart:data-point chart:repeated="4"/>
          </chart:series>
          <chart:series chart:style-name="ch17" chart:values-cell-range-address="load_mm_d.L90:load_mm_d.L93" chart:label-cell-address="load_mm_d.B86:load_mm_d.B86" chart:class="chart:scatter">
            <chart:data-point chart:repeated="4"/>
          </chart:series>
          <chart:series chart:style-name="ch18" chart:values-cell-range-address="load_mm_d.L98:load_mm_d.L101" chart:label-cell-address="load_mm_d.B94:load_mm_d.B94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LOAD/1000/4</text:p>
                <draw:g>
                  <svg:desc>load_mm_d.B30:load_mm_d.B30</svg:desc>
                </draw:g>
              </table:table-cell>
              <table:table-cell office:value-type="string">
                <text:p>PhTreeMM2/LOAD/1000/4</text:p>
                <draw:g>
                  <svg:desc>load_mm_d.B38:load_mm_d.B38</svg:desc>
                </draw:g>
              </table:table-cell>
              <table:table-cell office:value-type="string">
                <text:p>TinspinKDTree/LOAD/1000/4</text:p>
                <draw:g>
                  <svg:desc>load_mm_d.B46:load_mm_d.B46</svg:desc>
                </draw:g>
              </table:table-cell>
              <table:table-cell office:value-type="string">
                <text:p>TinspinQuadtree/LOAD/1000/4</text:p>
                <draw:g>
                  <svg:desc>load_mm_d.B54:load_mm_d.B54</svg:desc>
                </draw:g>
              </table:table-cell>
              <table:table-cell office:value-type="string">
                <text:p>BoostRT/LOAD/1000/4</text:p>
                <draw:g>
                  <svg:desc>load_mm_d.B62:load_mm_d.B62</svg:desc>
                </draw:g>
              </table:table-cell>
              <table:table-cell office:value-type="string">
                <text:p>FlannKDS/LOAD/1000/4</text:p>
                <draw:g>
                  <svg:desc>load_mm_d.B70:load_mm_d.B70</svg:desc>
                </draw:g>
              </table:table-cell>
              <table:table-cell office:value-type="string">
                <text:p>BBTree/LOAD/1000/4</text:p>
                <draw:g>
                  <svg:desc>load_mm_d.B78:load_mm_d.B78</svg:desc>
                </draw:g>
              </table:table-cell>
              <table:table-cell office:value-type="string">
                <text:p>Mcxme/LOAD/1000/4</text:p>
                <draw:g>
                  <svg:desc>load_mm_d.B86:load_mm_d.B86</svg:desc>
                </draw:g>
              </table:table-cell>
              <table:table-cell office:value-type="string">
                <text:p>Lsi/LOAD/1000/4</text:p>
                <draw:g>
                  <svg:desc>load_mm_d.B94:load_mm_d.B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load_mm_d.A30:load_mm_d.A33</svg:desc>
                </draw:g>
              </table:table-cell>
              <table:table-cell office:value-type="float" office:value="12.6585">
                <text:p>12.6585</text:p>
                <draw:g>
                  <svg:desc>load_mm_d.L34:load_mm_d.L37</svg:desc>
                </draw:g>
              </table:table-cell>
              <table:table-cell office:value-type="float" office:value="6.30918">
                <text:p>6.30918</text:p>
                <draw:g>
                  <svg:desc>load_mm_d.L42:load_mm_d.L45</svg:desc>
                </draw:g>
              </table:table-cell>
              <table:table-cell office:value-type="float" office:value="21.8806">
                <text:p>21.8806</text:p>
                <draw:g>
                  <svg:desc>load_mm_d.L50:load_mm_d.L53</svg:desc>
                </draw:g>
              </table:table-cell>
              <table:table-cell office:value-type="float" office:value="8.00652">
                <text:p>8.00652</text:p>
                <draw:g>
                  <svg:desc>load_mm_d.L58:load_mm_d.L61</svg:desc>
                </draw:g>
              </table:table-cell>
              <table:table-cell office:value-type="float" office:value="1.03802">
                <text:p>1.03802</text:p>
                <draw:g>
                  <svg:desc>load_mm_d.L66:load_mm_d.L69</svg:desc>
                </draw:g>
              </table:table-cell>
              <table:table-cell office:value-type="float" office:value="15.5268">
                <text:p>15.5268</text:p>
                <draw:g>
                  <svg:desc>load_mm_d.L74:load_mm_d.L77</svg:desc>
                </draw:g>
              </table:table-cell>
              <table:table-cell office:value-type="float" office:value="4.0351">
                <text:p>4.0351</text:p>
                <draw:g>
                  <svg:desc>load_mm_d.L82:load_mm_d.L85</svg:desc>
                </draw:g>
              </table:table-cell>
              <table:table-cell office:value-type="float" office:value="3.12689">
                <text:p>3.12689</text:p>
                <draw:g>
                  <svg:desc>load_mm_d.L90:load_mm_d.L93</svg:desc>
                </draw:g>
              </table:table-cell>
              <table:table-cell office:value-type="float" office:value="0.191166">
                <text:p>0.191166</text:p>
                <draw:g>
                  <svg:desc>load_mm_d.L98:load_mm_d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9.68956">
                <text:p>9.68956</text:p>
              </table:table-cell>
              <table:table-cell office:value-type="float" office:value="5.16256">
                <text:p>5.16256</text:p>
              </table:table-cell>
              <table:table-cell office:value-type="float" office:value="11.5599">
                <text:p>11.5599</text:p>
              </table:table-cell>
              <table:table-cell office:value-type="float" office:value="6.88991">
                <text:p>6.88991</text:p>
              </table:table-cell>
              <table:table-cell office:value-type="float" office:value="0.898441">
                <text:p>0.898441</text:p>
              </table:table-cell>
              <table:table-cell office:value-type="float" office:value="12.3094">
                <text:p>12.3094</text:p>
              </table:table-cell>
              <table:table-cell office:value-type="float" office:value="3.73265">
                <text:p>3.73265</text:p>
              </table:table-cell>
              <table:table-cell office:value-type="float" office:value="2.77783">
                <text:p>2.77783</text:p>
              </table:table-cell>
              <table:table-cell office:value-type="float" office:value="0.161181">
                <text:p>0.161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98943">
                <text:p>3.98943</text:p>
              </table:table-cell>
              <table:table-cell office:value-type="float" office:value="4.43159">
                <text:p>4.43159</text:p>
              </table:table-cell>
              <table:table-cell office:value-type="float" office:value="7.31281">
                <text:p>7.31281</text:p>
              </table:table-cell>
              <table:table-cell office:value-type="float" office:value="5.56531">
                <text:p>5.56531</text:p>
              </table:table-cell>
              <table:table-cell office:value-type="float" office:value="0.830923">
                <text:p>0.830923</text:p>
              </table:table-cell>
              <table:table-cell office:value-type="float" office:value="10.1948">
                <text:p>10.1948</text:p>
              </table:table-cell>
              <table:table-cell office:value-type="float" office:value="2.85521">
                <text:p>2.85521</text:p>
              </table:table-cell>
              <table:table-cell office:value-type="float" office:value="2.14153">
                <text:p>2.14153</text:p>
              </table:table-cell>
              <table:table-cell office:value-type="float" office:value="0.141458">
                <text:p>0.141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3.87165">
                <text:p>3.87165</text:p>
              </table:table-cell>
              <table:table-cell office:value-type="float" office:value="3.4345">
                <text:p>3.4345</text:p>
              </table:table-cell>
              <table:table-cell office:value-type="float" office:value="4.55263">
                <text:p>4.55263</text:p>
              </table:table-cell>
              <table:table-cell office:value-type="float" office:value="4.43294">
                <text:p>4.43294</text:p>
              </table:table-cell>
              <table:table-cell office:value-type="float" office:value="0.781945">
                <text:p>0.781945</text:p>
              </table:table-cell>
              <table:table-cell office:value-type="float" office:value="7.19944">
                <text:p>7.19944</text:p>
              </table:table-cell>
              <table:table-cell office:value-type="float" office:value="2.94065">
                <text:p>2.94065</text:p>
              </table:table-cell>
              <table:table-cell office:value-type="float" office:value="2.24435">
                <text:p>2.24435</text:p>
              </table:table-cell>
              <table:table-cell office:value-type="float" office:value="0.122853">
                <text:p>0.1228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375cm" svg:y="0.31cm" chart:style-name="ch2">
          <text:p>update_mm_d 3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update_mm_d.A30:update_mm_d.A33 update_mm_d.B30:update_mm_d.B30 update_mm_d.L30:update_mm_d.L33 update_mm_d.B38:update_mm_d.B38 update_mm_d.L38:update_mm_d.L41 update_mm_d.B46:update_mm_d.B46 update_mm_d.L46:update_mm_d.L49 update_mm_d.B54:update_mm_d.B54 update_mm_d.L54:update_mm_d.L57 update_mm_d.B62:update_mm_d.B62 update_mm_d.L62:update_mm_d.L65 update_mm_d.B70:update_mm_d.B70 update_mm_d.L70:update_mm_d.L73" chart:data-source-has-labels="row" svg:x="1.32cm" svg:y="1.289cm" svg:width="7.996cm" svg:height="6.29cm">
          <chart:coordinate-region svg:x="1.952cm" svg:y="1.491cm" svg:width="6.695cm" svg:height="5.435cm"/>
          <chart:axis chart:dimension="x" chart:name="primary-x" chart:style-name="ch5">
            <chart:title svg:x="4.562cm" svg:y="7.753cm" chart:style-name="ch6">
              <text:p>index size</text:p>
            </chart:title>
          </chart:axis>
          <chart:axis chart:dimension="y" chart:name="primary-y" chart:style-name="ch7">
            <chart:title svg:x="0.451cm" svg:y="6.29cm" chart:style-name="ch8">
              <text:p>position updates [million/s]</text:p>
            </chart:title>
            <chart:grid chart:style-name="ch9" chart:class="major"/>
          </chart:axis>
          <chart:series chart:style-name="ch10" chart:values-cell-range-address="update_mm_d.L30:update_mm_d.L33" chart:label-cell-address="update_mm_d.B30:update_mm_d.B30" chart:class="chart:scatter">
            <chart:domain table:cell-range-address="update_mm_d.A30:update_mm_d.A33"/>
            <chart:data-point chart:repeated="4"/>
          </chart:series>
          <chart:series chart:style-name="ch11" chart:values-cell-range-address="update_mm_d.L38:update_mm_d.L41" chart:label-cell-address="update_mm_d.B38:update_mm_d.B38" chart:class="chart:scatter">
            <chart:data-point chart:repeated="4"/>
          </chart:series>
          <chart:series chart:style-name="ch12" chart:values-cell-range-address="update_mm_d.L46:update_mm_d.L49" chart:label-cell-address="update_mm_d.B46:update_mm_d.B46" chart:class="chart:scatter">
            <chart:data-point chart:repeated="4"/>
          </chart:series>
          <chart:series chart:style-name="ch13" chart:values-cell-range-address="update_mm_d.L54:update_mm_d.L57" chart:label-cell-address="update_mm_d.B54:update_mm_d.B54" chart:class="chart:scatter">
            <chart:data-point chart:repeated="4"/>
          </chart:series>
          <chart:series chart:style-name="ch14" chart:values-cell-range-address="update_mm_d.L62:update_mm_d.L65" chart:label-cell-address="update_mm_d.B62:update_mm_d.B62" chart:class="chart:scatter">
            <chart:data-point chart:repeated="4"/>
          </chart:series>
          <chart:series chart:style-name="ch15" chart:values-cell-range-address="update_mm_d.L70:update_mm_d.L73" chart:label-cell-address="update_mm_d.B70:update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Bpt/UPDATE_1000/1000/4</text:p>
                <draw:g>
                  <svg:desc>update_mm_d.B30:update_mm_d.B30</svg:desc>
                </draw:g>
              </table:table-cell>
              <table:table-cell office:value-type="string">
                <text:p>PhtreeMM2/UPDATE_1000/1000/4</text:p>
                <draw:g>
                  <svg:desc>update_mm_d.B38:update_mm_d.B38</svg:desc>
                </draw:g>
              </table:table-cell>
              <table:table-cell office:value-type="string">
                <text:p>TinspinKDTree/UPDATE_1000/1000/4</text:p>
                <draw:g>
                  <svg:desc>update_mm_d.B46:update_mm_d.B46</svg:desc>
                </draw:g>
              </table:table-cell>
              <table:table-cell office:value-type="string">
                <text:p>TinspinQuadtree/UPDATE_1000/1000/4</text:p>
                <draw:g>
                  <svg:desc>update_mm_d.B54:update_mm_d.B54</svg:desc>
                </draw:g>
              </table:table-cell>
              <table:table-cell office:value-type="string">
                <text:p>BoostRT/UPDATE_1000/1000/4</text:p>
                <draw:g>
                  <svg:desc>update_mm_d.B62:update_mm_d.B62</svg:desc>
                </draw:g>
              </table:table-cell>
              <table:table-cell office:value-type="string">
                <text:p>LSI_RT/UPDATE_1000/1000/4</text:p>
                <draw:g>
                  <svg:desc>update_mm_d.B70:update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update_mm_d.A30:update_mm_d.A33</svg:desc>
                </draw:g>
              </table:table-cell>
              <table:table-cell office:value-type="float" office:value="20.3536">
                <text:p>20.3536</text:p>
                <draw:g>
                  <svg:desc>update_mm_d.L30:update_mm_d.L33</svg:desc>
                </draw:g>
              </table:table-cell>
              <table:table-cell office:value-type="float" office:value="10.3841">
                <text:p>10.3841</text:p>
                <draw:g>
                  <svg:desc>update_mm_d.L38:update_mm_d.L41</svg:desc>
                </draw:g>
              </table:table-cell>
              <table:table-cell office:value-type="float" office:value="4.06">
                <text:p>4.06</text:p>
                <draw:g>
                  <svg:desc>update_mm_d.L46:update_mm_d.L49</svg:desc>
                </draw:g>
              </table:table-cell>
              <table:table-cell office:value-type="float" office:value="12.2484">
                <text:p>12.2484</text:p>
                <draw:g>
                  <svg:desc>update_mm_d.L54:update_mm_d.L57</svg:desc>
                </draw:g>
              </table:table-cell>
              <table:table-cell office:value-type="float" office:value="1.52818">
                <text:p>1.52818</text:p>
                <draw:g>
                  <svg:desc>update_mm_d.L62:update_mm_d.L65</svg:desc>
                </draw:g>
              </table:table-cell>
              <table:table-cell office:value-type="float" office:value="0.0641065">
                <text:p>0.0641065</text:p>
                <draw:g>
                  <svg:desc>update_mm_d.L70:update_mm_d.L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2.7095">
                <text:p>12.7095</text:p>
              </table:table-cell>
              <table:table-cell office:value-type="float" office:value="5.83672">
                <text:p>5.83672</text:p>
              </table:table-cell>
              <table:table-cell office:value-type="float" office:value="2.95913">
                <text:p>2.95913</text:p>
              </table:table-cell>
              <table:table-cell office:value-type="float" office:value="5.71697">
                <text:p>5.71697</text:p>
              </table:table-cell>
              <table:table-cell office:value-type="float" office:value="1.00051">
                <text:p>1.00051</text:p>
              </table:table-cell>
              <table:table-cell office:value-type="float" office:value="0.0398748">
                <text:p>0.0398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81406">
                <text:p>3.81406</text:p>
              </table:table-cell>
              <table:table-cell office:value-type="float" office:value="3.49258">
                <text:p>3.49258</text:p>
              </table:table-cell>
              <table:table-cell office:value-type="float" office:value="2.51943">
                <text:p>2.51943</text:p>
              </table:table-cell>
              <table:table-cell office:value-type="float" office:value="3.43788">
                <text:p>3.43788</text:p>
              </table:table-cell>
              <table:table-cell office:value-type="float" office:value="0.739896">
                <text:p>0.739896</text:p>
              </table:table-cell>
              <table:table-cell office:value-type="float" office:value="0.03101">
                <text:p>0.03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.40319">
                <text:p>2.40319</text:p>
              </table:table-cell>
              <table:table-cell office:value-type="float" office:value="1.6017">
                <text:p>1.6017</text:p>
              </table:table-cell>
              <table:table-cell office:value-type="float" office:value="0.947331">
                <text:p>0.947331</text:p>
              </table:table-cell>
              <table:table-cell office:value-type="float" office:value="1.57998">
                <text:p>1.57998</text:p>
              </table:table-cell>
              <table:table-cell office:value-type="float" office:value="0.43025">
                <text:p>0.43025</text:p>
              </table:table-cell>
              <table:table-cell office:value-type="float" office:value="0.0194998">
                <text:p>0.0194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7cm" svg:y="0.322cm" chart:style-name="ch2">
          <text:p>update_mm_d 3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update_mm_d.A30:update_mm_d.A33 update_mm_d.B30:update_mm_d.B30 update_mm_d.L34:update_mm_d.L37 update_mm_d.B38:update_mm_d.B38 update_mm_d.L42:update_mm_d.L45 update_mm_d.B46:update_mm_d.B46 update_mm_d.L50:update_mm_d.L53 update_mm_d.B54:update_mm_d.B54 update_mm_d.L58:update_mm_d.L61 update_mm_d.B62:update_mm_d.B62 update_mm_d.L66:update_mm_d.L69 update_mm_d.B70:update_mm_d.B70 update_mm_d.L74:update_mm_d.L77" chart:data-source-has-labels="row" svg:x="1.321cm" svg:y="1.301cm" svg:width="9.48cm" svg:height="6.548cm">
          <chart:coordinate-region svg:x="1.953cm" svg:y="1.504cm" svg:width="8.178cm" svg:height="5.692cm"/>
          <chart:axis chart:dimension="x" chart:name="primary-x" chart:style-name="ch5">
            <chart:title svg:x="5.305cm" svg:y="8.029cm" chart:style-name="ch6">
              <text:p>index size</text:p>
            </chart:title>
          </chart:axis>
          <chart:axis chart:dimension="y" chart:name="primary-y" chart:style-name="ch7">
            <chart:title svg:x="0.451cm" svg:y="6.431cm" chart:style-name="ch8">
              <text:p>position updates [million/s]</text:p>
            </chart:title>
            <chart:grid chart:style-name="ch9" chart:class="major"/>
          </chart:axis>
          <chart:series chart:style-name="ch10" chart:values-cell-range-address="update_mm_d.L34:update_mm_d.L37" chart:label-cell-address="update_mm_d.B30:update_mm_d.B30" chart:class="chart:scatter">
            <chart:domain table:cell-range-address="update_mm_d.A30:update_mm_d.A33"/>
            <chart:data-point chart:repeated="4"/>
          </chart:series>
          <chart:series chart:style-name="ch11" chart:values-cell-range-address="update_mm_d.L42:update_mm_d.L45" chart:label-cell-address="update_mm_d.B38:update_mm_d.B38" chart:class="chart:scatter">
            <chart:data-point chart:repeated="4"/>
          </chart:series>
          <chart:series chart:style-name="ch12" chart:values-cell-range-address="update_mm_d.L50:update_mm_d.L53" chart:label-cell-address="update_mm_d.B46:update_mm_d.B46" chart:class="chart:scatter">
            <chart:data-point chart:repeated="4"/>
          </chart:series>
          <chart:series chart:style-name="ch13" chart:values-cell-range-address="update_mm_d.L58:update_mm_d.L61" chart:label-cell-address="update_mm_d.B54:update_mm_d.B54" chart:class="chart:scatter">
            <chart:data-point chart:repeated="4"/>
          </chart:series>
          <chart:series chart:style-name="ch14" chart:values-cell-range-address="update_mm_d.L66:update_mm_d.L69" chart:label-cell-address="update_mm_d.B62:update_mm_d.B62" chart:class="chart:scatter">
            <chart:data-point chart:repeated="4"/>
          </chart:series>
          <chart:series chart:style-name="ch15" chart:values-cell-range-address="update_mm_d.L74:update_mm_d.L77" chart:label-cell-address="update_mm_d.B70:update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Bpt/UPDATE_1000/1000/4</text:p>
                <draw:g>
                  <svg:desc>update_mm_d.B30:update_mm_d.B30</svg:desc>
                </draw:g>
              </table:table-cell>
              <table:table-cell office:value-type="string">
                <text:p>PhtreeMM2/UPDATE_1000/1000/4</text:p>
                <draw:g>
                  <svg:desc>update_mm_d.B38:update_mm_d.B38</svg:desc>
                </draw:g>
              </table:table-cell>
              <table:table-cell office:value-type="string">
                <text:p>TinspinKDTree/UPDATE_1000/1000/4</text:p>
                <draw:g>
                  <svg:desc>update_mm_d.B46:update_mm_d.B46</svg:desc>
                </draw:g>
              </table:table-cell>
              <table:table-cell office:value-type="string">
                <text:p>TinspinQuadtree/UPDATE_1000/1000/4</text:p>
                <draw:g>
                  <svg:desc>update_mm_d.B54:update_mm_d.B54</svg:desc>
                </draw:g>
              </table:table-cell>
              <table:table-cell office:value-type="string">
                <text:p>BoostRT/UPDATE_1000/1000/4</text:p>
                <draw:g>
                  <svg:desc>update_mm_d.B62:update_mm_d.B62</svg:desc>
                </draw:g>
              </table:table-cell>
              <table:table-cell office:value-type="string">
                <text:p>LSI_RT/UPDATE_1000/1000/4</text:p>
                <draw:g>
                  <svg:desc>update_mm_d.B70:update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update_mm_d.A30:update_mm_d.A33</svg:desc>
                </draw:g>
              </table:table-cell>
              <table:table-cell office:value-type="float" office:value="7.88669">
                <text:p>7.88669</text:p>
                <draw:g>
                  <svg:desc>update_mm_d.L34:update_mm_d.L37</svg:desc>
                </draw:g>
              </table:table-cell>
              <table:table-cell office:value-type="float" office:value="7.88339">
                <text:p>7.88339</text:p>
                <draw:g>
                  <svg:desc>update_mm_d.L42:update_mm_d.L45</svg:desc>
                </draw:g>
              </table:table-cell>
              <table:table-cell office:value-type="float" office:value="5.91746">
                <text:p>5.91746</text:p>
                <draw:g>
                  <svg:desc>update_mm_d.L50:update_mm_d.L53</svg:desc>
                </draw:g>
              </table:table-cell>
              <table:table-cell office:value-type="float" office:value="8.86392">
                <text:p>8.86392</text:p>
                <draw:g>
                  <svg:desc>update_mm_d.L58:update_mm_d.L61</svg:desc>
                </draw:g>
              </table:table-cell>
              <table:table-cell office:value-type="float" office:value="2.42832">
                <text:p>2.42832</text:p>
                <draw:g>
                  <svg:desc>update_mm_d.L66:update_mm_d.L69</svg:desc>
                </draw:g>
              </table:table-cell>
              <table:table-cell office:value-type="float" office:value="0.0747823">
                <text:p>0.0747823</text:p>
                <draw:g>
                  <svg:desc>update_mm_d.L74:update_mm_d.L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5.16145">
                <text:p>5.16145</text:p>
              </table:table-cell>
              <table:table-cell office:value-type="float" office:value="3.82849">
                <text:p>3.82849</text:p>
              </table:table-cell>
              <table:table-cell office:value-type="float" office:value="3.09532">
                <text:p>3.09532</text:p>
              </table:table-cell>
              <table:table-cell office:value-type="float" office:value="3.35116">
                <text:p>3.35116</text:p>
              </table:table-cell>
              <table:table-cell office:value-type="float" office:value="1.26864">
                <text:p>1.26864</text:p>
              </table:table-cell>
              <table:table-cell office:value-type="float" office:value="0.0475241">
                <text:p>0.0475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8425">
                <text:p>1.8425</text:p>
              </table:table-cell>
              <table:table-cell office:value-type="float" office:value="1.8897">
                <text:p>1.8897</text:p>
              </table:table-cell>
              <table:table-cell office:value-type="float" office:value="2.12284">
                <text:p>2.12284</text:p>
              </table:table-cell>
              <table:table-cell office:value-type="float" office:value="1.72851">
                <text:p>1.72851</text:p>
              </table:table-cell>
              <table:table-cell office:value-type="float" office:value="0.619544">
                <text:p>0.619544</text:p>
              </table:table-cell>
              <table:table-cell office:value-type="float" office:value="0.0297489">
                <text:p>0.0297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.26736">
                <text:p>1.26736</text:p>
              </table:table-cell>
              <table:table-cell office:value-type="float" office:value="0.959947">
                <text:p>0.959947</text:p>
              </table:table-cell>
              <table:table-cell office:value-type="float" office:value="0.935817">
                <text:p>0.935817</text:p>
              </table:table-cell>
              <table:table-cell office:value-type="float" office:value="0.826184">
                <text:p>0.826184</text:p>
              </table:table-cell>
              <table:table-cell office:value-type="float" office:value="0.427165">
                <text:p>0.427165</text:p>
              </table:table-cell>
              <table:table-cell office:value-type="float" office:value="0.018565">
                <text:p>0.0185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502cm" svg:y="0.31cm" chart:style-name="ch2">
          <text:p>query_mm_d 3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query_mm_d.A30:query_mm_d.A33 query_mm_d.B30:query_mm_d.B30 query_mm_d.L30:query_mm_d.L33 query_mm_d.B38:query_mm_d.B38 query_mm_d.L38:query_mm_d.L41 query_mm_d.B46:query_mm_d.B46 query_mm_d.L46:query_mm_d.L49 query_mm_d.B54:query_mm_d.B54 query_mm_d.L54:query_mm_d.L57 query_mm_d.B62:query_mm_d.B62 query_mm_d.L62:query_mm_d.L65 query_mm_d.B70:query_mm_d.B70 query_mm_d.L70:query_mm_d.L73" chart:data-source-has-labels="row" svg:x="1.32cm" svg:y="1.289cm" svg:width="8.526cm" svg:height="6.29cm">
          <chart:coordinate-region svg:x="2.248cm" svg:y="1.491cm" svg:width="6.929cm" svg:height="5.435cm"/>
          <chart:axis chart:dimension="x" chart:name="primary-x" chart:style-name="ch5">
            <chart:title svg:x="4.827cm" svg:y="7.753cm" chart:style-name="ch6">
              <text:p>index size</text:p>
            </chart:title>
          </chart:axis>
          <chart:axis chart:dimension="y" chart:name="primary-y" chart:style-name="ch7">
            <chart:title svg:x="0.451cm" svg:y="7.402cm" chart:style-name="ch8">
              <text:p>queries [million/s] (avg 100 results / query)</text:p>
            </chart:title>
            <chart:grid chart:style-name="ch9" chart:class="major"/>
          </chart:axis>
          <chart:series chart:style-name="ch10" chart:values-cell-range-address="query_mm_d.L30:query_mm_d.L33" chart:label-cell-address="query_mm_d.B30:query_mm_d.B30" chart:class="chart:scatter">
            <chart:domain table:cell-range-address="query_mm_d.A30:query_mm_d.A33"/>
            <chart:data-point chart:repeated="4"/>
          </chart:series>
          <chart:series chart:style-name="ch11" chart:values-cell-range-address="query_mm_d.L38:query_mm_d.L41" chart:label-cell-address="query_mm_d.B38:query_mm_d.B38" chart:class="chart:scatter">
            <chart:data-point chart:repeated="4"/>
          </chart:series>
          <chart:series chart:style-name="ch12" chart:values-cell-range-address="query_mm_d.L46:query_mm_d.L49" chart:label-cell-address="query_mm_d.B46:query_mm_d.B46" chart:class="chart:scatter">
            <chart:data-point chart:repeated="4"/>
          </chart:series>
          <chart:series chart:style-name="ch13" chart:values-cell-range-address="query_mm_d.L54:query_mm_d.L57" chart:label-cell-address="query_mm_d.B54:query_mm_d.B54" chart:class="chart:scatter">
            <chart:data-point chart:repeated="4"/>
          </chart:series>
          <chart:series chart:style-name="ch14" chart:values-cell-range-address="query_mm_d.L62:query_mm_d.L65" chart:label-cell-address="query_mm_d.B62:query_mm_d.B62" chart:class="chart:scatter">
            <chart:data-point chart:repeated="4"/>
          </chart:series>
          <chart:series chart:style-name="ch15" chart:values-cell-range-address="query_mm_d.L70:query_mm_d.L73" chart:label-cell-address="query_mm_d.B70:query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WQ/1000/4</text:p>
                <draw:g>
                  <svg:desc>query_mm_d.B30:query_mm_d.B30</svg:desc>
                </draw:g>
              </table:table-cell>
              <table:table-cell office:value-type="string">
                <text:p>PhTreeMM2/WQ/1000/4</text:p>
                <draw:g>
                  <svg:desc>query_mm_d.B38:query_mm_d.B38</svg:desc>
                </draw:g>
              </table:table-cell>
              <table:table-cell office:value-type="string">
                <text:p>TinspinKDTree/WQ/1000/4</text:p>
                <draw:g>
                  <svg:desc>query_mm_d.B46:query_mm_d.B46</svg:desc>
                </draw:g>
              </table:table-cell>
              <table:table-cell office:value-type="string">
                <text:p>TinspinQuadtree/WQ/1000/4</text:p>
                <draw:g>
                  <svg:desc>query_mm_d.B54:query_mm_d.B54</svg:desc>
                </draw:g>
              </table:table-cell>
              <table:table-cell office:value-type="string">
                <text:p>BoostRT/WQ/1000/4</text:p>
                <draw:g>
                  <svg:desc>query_mm_d.B62:query_mm_d.B62</svg:desc>
                </draw:g>
              </table:table-cell>
              <table:table-cell office:value-type="string">
                <text:p>FlannKDS/WQ/1000/4</text:p>
                <draw:g>
                  <svg:desc>query_mm_d.B70:query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query_mm_d.A30:query_mm_d.A33</svg:desc>
                </draw:g>
              </table:table-cell>
              <table:table-cell office:value-type="float" office:value="0.264601">
                <text:p>0.264601</text:p>
                <draw:g>
                  <svg:desc>query_mm_d.L30:query_mm_d.L33</svg:desc>
                </draw:g>
              </table:table-cell>
              <table:table-cell office:value-type="float" office:value="0.416873">
                <text:p>0.416873</text:p>
                <draw:g>
                  <svg:desc>query_mm_d.L38:query_mm_d.L41</svg:desc>
                </draw:g>
              </table:table-cell>
              <table:table-cell office:value-type="float" office:value="0.201457">
                <text:p>0.201457</text:p>
                <draw:g>
                  <svg:desc>query_mm_d.L46:query_mm_d.L49</svg:desc>
                </draw:g>
              </table:table-cell>
              <table:table-cell office:value-type="float" office:value="0.33582">
                <text:p>0.33582</text:p>
                <draw:g>
                  <svg:desc>query_mm_d.L54:query_mm_d.L57</svg:desc>
                </draw:g>
              </table:table-cell>
              <table:table-cell office:value-type="float" office:value="0.37993">
                <text:p>0.37993</text:p>
                <draw:g>
                  <svg:desc>query_mm_d.L62:query_mm_d.L65</svg:desc>
                </draw:g>
              </table:table-cell>
              <table:table-cell office:value-type="float" office:value="0.0699667">
                <text:p>0.0699667</text:p>
                <draw:g>
                  <svg:desc>query_mm_d.L70:query_mm_d.L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185365">
                <text:p>0.185365</text:p>
              </table:table-cell>
              <table:table-cell office:value-type="float" office:value="0.260772">
                <text:p>0.260772</text:p>
              </table:table-cell>
              <table:table-cell office:value-type="float" office:value="0.117717">
                <text:p>0.117717</text:p>
              </table:table-cell>
              <table:table-cell office:value-type="float" office:value="0.225939">
                <text:p>0.225939</text:p>
              </table:table-cell>
              <table:table-cell office:value-type="float" office:value="0.295436">
                <text:p>0.295436</text:p>
              </table:table-cell>
              <table:table-cell office:value-type="float" office:value="0.0580994">
                <text:p>0.0580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0900753">
                <text:p>0.0900753</text:p>
              </table:table-cell>
              <table:table-cell office:value-type="float" office:value="0.192715">
                <text:p>0.192715</text:p>
              </table:table-cell>
              <table:table-cell office:value-type="float" office:value="0.0874764">
                <text:p>0.0874764</text:p>
              </table:table-cell>
              <table:table-cell office:value-type="float" office:value="0.187196">
                <text:p>0.187196</text:p>
              </table:table-cell>
              <table:table-cell office:value-type="float" office:value="0.235289">
                <text:p>0.235289</text:p>
              </table:table-cell>
              <table:table-cell office:value-type="float" office:value="0.0537637">
                <text:p>0.0537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0596243">
                <text:p>0.0596243</text:p>
              </table:table-cell>
              <table:table-cell office:value-type="float" office:value="0.0842609">
                <text:p>0.0842609</text:p>
              </table:table-cell>
              <table:table-cell office:value-type="float" office:value="0.0308681">
                <text:p>0.0308681</text:p>
              </table:table-cell>
              <table:table-cell office:value-type="float" office:value="0.0951526">
                <text:p>0.0951526</text:p>
              </table:table-cell>
              <table:table-cell office:value-type="float" office:value="0.121401">
                <text:p>0.121401</text:p>
              </table:table-cell>
              <table:table-cell office:value-type="float" office:value="0.0346425">
                <text:p>0.03464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7cm" svg:y="0.322cm" chart:style-name="ch2">
          <text:p>query_mm_d 3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query_mm_d.A30:query_mm_d.A33 query_mm_d.B30:query_mm_d.B30 query_mm_d.L34:query_mm_d.L37 query_mm_d.B38:query_mm_d.B38 query_mm_d.L42:query_mm_d.L45 query_mm_d.B46:query_mm_d.B46 query_mm_d.L50:query_mm_d.L53 query_mm_d.B54:query_mm_d.B54 query_mm_d.L58:query_mm_d.L61 query_mm_d.B62:query_mm_d.B62 query_mm_d.L66:query_mm_d.L69 query_mm_d.B70:query_mm_d.B70 query_mm_d.L74:query_mm_d.L77" chart:data-source-has-labels="row" svg:x="1.321cm" svg:y="1.301cm" svg:width="8.528cm" svg:height="6.548cm">
          <chart:coordinate-region svg:x="2.059cm" svg:y="1.504cm" svg:width="7.121cm" svg:height="5.692cm"/>
          <chart:axis chart:dimension="x" chart:name="primary-x" chart:style-name="ch5">
            <chart:title svg:x="4.829cm" svg:y="8.029cm" chart:style-name="ch6">
              <text:p>index size</text:p>
            </chart:title>
          </chart:axis>
          <chart:axis chart:dimension="y" chart:name="primary-y" chart:style-name="ch7">
            <chart:title svg:x="0.451cm" svg:y="7.543cm" chart:style-name="ch8">
              <text:p>queries [million/s] (avg 100 results / query)</text:p>
            </chart:title>
            <chart:grid chart:style-name="ch9" chart:class="major"/>
          </chart:axis>
          <chart:series chart:style-name="ch10" chart:values-cell-range-address="query_mm_d.L34:query_mm_d.L37" chart:label-cell-address="query_mm_d.B30:query_mm_d.B30" chart:class="chart:scatter">
            <chart:domain table:cell-range-address="query_mm_d.A30:query_mm_d.A33"/>
            <chart:data-point chart:repeated="4"/>
          </chart:series>
          <chart:series chart:style-name="ch11" chart:values-cell-range-address="query_mm_d.L42:query_mm_d.L45" chart:label-cell-address="query_mm_d.B38:query_mm_d.B38" chart:class="chart:scatter">
            <chart:data-point chart:repeated="4"/>
          </chart:series>
          <chart:series chart:style-name="ch12" chart:values-cell-range-address="query_mm_d.L50:query_mm_d.L53" chart:label-cell-address="query_mm_d.B46:query_mm_d.B46" chart:class="chart:scatter">
            <chart:data-point chart:repeated="4"/>
          </chart:series>
          <chart:series chart:style-name="ch13" chart:values-cell-range-address="query_mm_d.L58:query_mm_d.L61" chart:label-cell-address="query_mm_d.B54:query_mm_d.B54" chart:class="chart:scatter">
            <chart:data-point chart:repeated="4"/>
          </chart:series>
          <chart:series chart:style-name="ch14" chart:values-cell-range-address="query_mm_d.L66:query_mm_d.L69" chart:label-cell-address="query_mm_d.B62:query_mm_d.B62" chart:class="chart:scatter">
            <chart:data-point chart:repeated="4"/>
          </chart:series>
          <chart:series chart:style-name="ch15" chart:values-cell-range-address="query_mm_d.L74:query_mm_d.L77" chart:label-cell-address="query_mm_d.B70:query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WQ/1000/4</text:p>
                <draw:g>
                  <svg:desc>query_mm_d.B30:query_mm_d.B30</svg:desc>
                </draw:g>
              </table:table-cell>
              <table:table-cell office:value-type="string">
                <text:p>PhTreeMM2/WQ/1000/4</text:p>
                <draw:g>
                  <svg:desc>query_mm_d.B38:query_mm_d.B38</svg:desc>
                </draw:g>
              </table:table-cell>
              <table:table-cell office:value-type="string">
                <text:p>TinspinKDTree/WQ/1000/4</text:p>
                <draw:g>
                  <svg:desc>query_mm_d.B46:query_mm_d.B46</svg:desc>
                </draw:g>
              </table:table-cell>
              <table:table-cell office:value-type="string">
                <text:p>TinspinQuadtree/WQ/1000/4</text:p>
                <draw:g>
                  <svg:desc>query_mm_d.B54:query_mm_d.B54</svg:desc>
                </draw:g>
              </table:table-cell>
              <table:table-cell office:value-type="string">
                <text:p>BoostRT/WQ/1000/4</text:p>
                <draw:g>
                  <svg:desc>query_mm_d.B62:query_mm_d.B62</svg:desc>
                </draw:g>
              </table:table-cell>
              <table:table-cell office:value-type="string">
                <text:p>FlannKDS/WQ/1000/4</text:p>
                <draw:g>
                  <svg:desc>query_mm_d.B70:query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query_mm_d.A30:query_mm_d.A33</svg:desc>
                </draw:g>
              </table:table-cell>
              <table:table-cell office:value-type="float" office:value="1.46526">
                <text:p>1.46526</text:p>
                <draw:g>
                  <svg:desc>query_mm_d.L34:query_mm_d.L37</svg:desc>
                </draw:g>
              </table:table-cell>
              <table:table-cell office:value-type="float" office:value="2.37338">
                <text:p>2.37338</text:p>
                <draw:g>
                  <svg:desc>query_mm_d.L42:query_mm_d.L45</svg:desc>
                </draw:g>
              </table:table-cell>
              <table:table-cell office:value-type="float" office:value="0.857394">
                <text:p>0.857394</text:p>
                <draw:g>
                  <svg:desc>query_mm_d.L50:query_mm_d.L53</svg:desc>
                </draw:g>
              </table:table-cell>
              <table:table-cell office:value-type="float" office:value="3.13327">
                <text:p>3.13327</text:p>
                <draw:g>
                  <svg:desc>query_mm_d.L58:query_mm_d.L61</svg:desc>
                </draw:g>
              </table:table-cell>
              <table:table-cell office:value-type="float" office:value="2.38363">
                <text:p>2.38363</text:p>
                <draw:g>
                  <svg:desc>query_mm_d.L66:query_mm_d.L69</svg:desc>
                </draw:g>
              </table:table-cell>
              <table:table-cell office:value-type="float" office:value="0.174279">
                <text:p>0.174279</text:p>
                <draw:g>
                  <svg:desc>query_mm_d.L74:query_mm_d.L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398236">
                <text:p>0.398236</text:p>
              </table:table-cell>
              <table:table-cell office:value-type="float" office:value="0.772189">
                <text:p>0.772189</text:p>
              </table:table-cell>
              <table:table-cell office:value-type="float" office:value="0.206998">
                <text:p>0.206998</text:p>
              </table:table-cell>
              <table:table-cell office:value-type="float" office:value="0.932639">
                <text:p>0.932639</text:p>
              </table:table-cell>
              <table:table-cell office:value-type="float" office:value="1.00665">
                <text:p>1.00665</text:p>
              </table:table-cell>
              <table:table-cell office:value-type="float" office:value="0.0771508">
                <text:p>0.0771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23706">
                <text:p>0.23706</text:p>
              </table:table-cell>
              <table:table-cell office:value-type="float" office:value="0.626812">
                <text:p>0.626812</text:p>
              </table:table-cell>
              <table:table-cell office:value-type="float" office:value="0.161834">
                <text:p>0.161834</text:p>
              </table:table-cell>
              <table:table-cell office:value-type="float" office:value="0.643686">
                <text:p>0.643686</text:p>
              </table:table-cell>
              <table:table-cell office:value-type="float" office:value="0.718931">
                <text:p>0.718931</text:p>
              </table:table-cell>
              <table:table-cell office:value-type="float" office:value="0.0758071">
                <text:p>0.0758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167585">
                <text:p>0.167585</text:p>
              </table:table-cell>
              <table:table-cell office:value-type="float" office:value="0.334793">
                <text:p>0.334793</text:p>
              </table:table-cell>
              <table:table-cell office:value-type="float" office:value="0.079213">
                <text:p>0.079213</text:p>
              </table:table-cell>
              <table:table-cell office:value-type="float" office:value="0.341339">
                <text:p>0.341339</text:p>
              </table:table-cell>
              <table:table-cell office:value-type="float" office:value="0.400032">
                <text:p>0.400032</text:p>
              </table:table-cell>
              <table:table-cell office:value-type="float" office:value="0.055566">
                <text:p>0.0555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813709" draw:fill-color="#813709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618cm" svg:y="0.31cm" chart:style-name="ch2">
          <text:p>query_mm_d 3D WEB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query_mm_d_web.A30:query_mm_d_web.A33 query_mm_d_web.B30:query_mm_d_web.B30 query_mm_d_web.L30:query_mm_d_web.L61 query_mm_d_web.B34:query_mm_d_web.B34 query_mm_d_web.B38:query_mm_d_web.B38 query_mm_d_web.B42:query_mm_d_web.B42 query_mm_d_web.B46:query_mm_d_web.B46 query_mm_d_web.B50:query_mm_d_web.B50 query_mm_d_web.B54:query_mm_d_web.B54 query_mm_d_web.B58:query_mm_d_web.B58" chart:data-source-has-labels="row" svg:x="1.32cm" svg:y="1.289cm" svg:width="8.335cm" svg:height="6.29cm">
          <chart:coordinate-region svg:x="2.059cm" svg:y="1.491cm" svg:width="6.927cm" svg:height="5.435cm"/>
          <chart:axis chart:dimension="x" chart:name="primary-x" chart:style-name="ch5">
            <chart:title svg:x="4.731cm" svg:y="7.753cm" chart:style-name="ch6">
              <text:p>index size</text:p>
            </chart:title>
          </chart:axis>
          <chart:axis chart:dimension="y" chart:name="primary-y" chart:style-name="ch7">
            <chart:title svg:x="0.451cm" svg:y="7.412cm" chart:style-name="ch8">
              <text:p>queries [million/s] (each with avg 3 results)</text:p>
            </chart:title>
            <chart:grid chart:style-name="ch9" chart:class="major"/>
          </chart:axis>
          <chart:series chart:style-name="ch10" chart:values-cell-range-address="query_mm_d_web.L30:query_mm_d_web.L33" chart:label-cell-address="query_mm_d_web.B30:query_mm_d_web.B30" chart:class="chart:scatter">
            <chart:domain table:cell-range-address="query_mm_d_web.A30:query_mm_d_web.A33"/>
            <chart:data-point chart:repeated="4"/>
          </chart:series>
          <chart:series chart:style-name="ch11" chart:values-cell-range-address="query_mm_d_web.L34:query_mm_d_web.L37" chart:label-cell-address="query_mm_d_web.B34:query_mm_d_web.B34" chart:class="chart:scatter">
            <chart:data-point chart:repeated="4"/>
          </chart:series>
          <chart:series chart:style-name="ch12" chart:values-cell-range-address="query_mm_d_web.L38:query_mm_d_web.L41" chart:label-cell-address="query_mm_d_web.B38:query_mm_d_web.B38" chart:class="chart:scatter">
            <chart:data-point chart:repeated="4"/>
          </chart:series>
          <chart:series chart:style-name="ch13" chart:values-cell-range-address="query_mm_d_web.L42:query_mm_d_web.L45" chart:label-cell-address="query_mm_d_web.B42:query_mm_d_web.B42" chart:class="chart:scatter">
            <chart:data-point chart:repeated="4"/>
          </chart:series>
          <chart:series chart:style-name="ch14" chart:values-cell-range-address="query_mm_d_web.L46:query_mm_d_web.L49" chart:label-cell-address="query_mm_d_web.B46:query_mm_d_web.B46" chart:class="chart:scatter">
            <chart:data-point chart:repeated="4"/>
          </chart:series>
          <chart:series chart:style-name="ch15" chart:values-cell-range-address="query_mm_d_web.L50:query_mm_d_web.L53" chart:label-cell-address="query_mm_d_web.B50:query_mm_d_web.B50" chart:class="chart:scatter">
            <chart:data-point chart:repeated="4"/>
          </chart:series>
          <chart:series chart:style-name="ch16" chart:values-cell-range-address="query_mm_d_web.L54:query_mm_d_web.L57" chart:label-cell-address="query_mm_d_web.B54:query_mm_d_web.B54" chart:class="chart:scatter">
            <chart:data-point chart:repeated="4"/>
          </chart:series>
          <chart:series chart:style-name="ch17" chart:values-cell-range-address="query_mm_d_web.L58:query_mm_d_web.L61" chart:label-cell-address="query_mm_d_web.B58:query_mm_d_web.B58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WQ/1000/3</text:p>
                <draw:g>
                  <svg:desc>query_mm_d_web.B30:query_mm_d_web.B30</svg:desc>
                </draw:g>
              </table:table-cell>
              <table:table-cell office:value-type="string">
                <text:p>PhTreeMM2/WEB/1000/3</text:p>
                <draw:g>
                  <svg:desc>query_mm_d_web.B34:query_mm_d_web.B34</svg:desc>
                </draw:g>
              </table:table-cell>
              <table:table-cell office:value-type="string">
                <text:p>TinspinKDTree/WEB/1000/3</text:p>
                <draw:g>
                  <svg:desc>query_mm_d_web.B38:query_mm_d_web.B38</svg:desc>
                </draw:g>
              </table:table-cell>
              <table:table-cell office:value-type="string">
                <text:p>TinspinQuadtree/WEB/1000/3</text:p>
                <draw:g>
                  <svg:desc>query_mm_d_web.B42:query_mm_d_web.B42</svg:desc>
                </draw:g>
              </table:table-cell>
              <table:table-cell office:value-type="string">
                <text:p>BoostRT/WEB/1000/3</text:p>
                <draw:g>
                  <svg:desc>query_mm_d_web.B46:query_mm_d_web.B46</svg:desc>
                </draw:g>
              </table:table-cell>
              <table:table-cell office:value-type="string">
                <text:p>FlannKDS/WEB/1000/3</text:p>
                <draw:g>
                  <svg:desc>query_mm_d_web.B50:query_mm_d_web.B50</svg:desc>
                </draw:g>
              </table:table-cell>
              <table:table-cell office:value-type="string">
                <text:p>BBTree/WEB/1000/3</text:p>
                <draw:g>
                  <svg:desc>query_mm_d_web.B54:query_mm_d_web.B54</svg:desc>
                </draw:g>
              </table:table-cell>
              <table:table-cell office:value-type="string">
                <text:p>LsiRT/WEB/1000/3</text:p>
                <draw:g>
                  <svg:desc>query_mm_d_web.B58:query_mm_d_web.B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query_mm_d_web.A30:query_mm_d_web.A33</svg:desc>
                </draw:g>
              </table:table-cell>
              <table:table-cell office:value-type="float" office:value="2.50713">
                <text:p>2.50713</text:p>
                <draw:g>
                  <svg:desc>query_mm_d_web.L30:query_mm_d_web.L33</svg:desc>
                </draw:g>
              </table:table-cell>
              <table:table-cell office:value-type="float" office:value="2.76348">
                <text:p>2.76348</text:p>
                <draw:g>
                  <svg:desc>query_mm_d_web.L34:query_mm_d_web.L37</svg:desc>
                </draw:g>
              </table:table-cell>
              <table:table-cell office:value-type="float" office:value="0.424724">
                <text:p>0.424724</text:p>
                <draw:g>
                  <svg:desc>query_mm_d_web.L38:query_mm_d_web.L41</svg:desc>
                </draw:g>
              </table:table-cell>
              <table:table-cell office:value-type="float" office:value="3.05013">
                <text:p>3.05013</text:p>
                <draw:g>
                  <svg:desc>query_mm_d_web.L42:query_mm_d_web.L45</svg:desc>
                </draw:g>
              </table:table-cell>
              <table:table-cell office:value-type="float" office:value="2.69746">
                <text:p>2.69746</text:p>
                <draw:g>
                  <svg:desc>query_mm_d_web.L46:query_mm_d_web.L49</svg:desc>
                </draw:g>
              </table:table-cell>
              <table:table-cell office:value-type="float" office:value="1.9592">
                <text:p>1.9592</text:p>
                <draw:g>
                  <svg:desc>query_mm_d_web.L50:query_mm_d_web.L53</svg:desc>
                </draw:g>
              </table:table-cell>
              <table:table-cell office:value-type="float" office:value="1.36465">
                <text:p>1.36465</text:p>
                <draw:g>
                  <svg:desc>query_mm_d_web.L54:query_mm_d_web.L57</svg:desc>
                </draw:g>
              </table:table-cell>
              <table:table-cell office:value-type="float" office:value="0.509293">
                <text:p>0.509293</text:p>
                <draw:g>
                  <svg:desc>query_mm_d_web.L58:query_mm_d_web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.20227">
                <text:p>2.20227</text:p>
              </table:table-cell>
              <table:table-cell office:value-type="float" office:value="2.21088">
                <text:p>2.21088</text:p>
              </table:table-cell>
              <table:table-cell office:value-type="float" office:value="0.253677">
                <text:p>0.253677</text:p>
              </table:table-cell>
              <table:table-cell office:value-type="float" office:value="1.93586">
                <text:p>1.93586</text:p>
              </table:table-cell>
              <table:table-cell office:value-type="float" office:value="1.72191">
                <text:p>1.72191</text:p>
              </table:table-cell>
              <table:table-cell office:value-type="float" office:value="1.59923">
                <text:p>1.59923</text:p>
              </table:table-cell>
              <table:table-cell office:value-type="float" office:value="1.08676">
                <text:p>1.08676</text:p>
              </table:table-cell>
              <table:table-cell office:value-type="float" office:value="0.336565">
                <text:p>0.336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24858">
                <text:p>1.24858</text:p>
              </table:table-cell>
              <table:table-cell office:value-type="float" office:value="1.64656">
                <text:p>1.64656</text:p>
              </table:table-cell>
              <table:table-cell office:value-type="float" office:value="0.201966">
                <text:p>0.201966</text:p>
              </table:table-cell>
              <table:table-cell office:value-type="float" office:value="1.32262">
                <text:p>1.32262</text:p>
              </table:table-cell>
              <table:table-cell office:value-type="float" office:value="0.784176">
                <text:p>0.784176</text:p>
              </table:table-cell>
              <table:table-cell office:value-type="float" office:value="1.28678">
                <text:p>1.28678</text:p>
              </table:table-cell>
              <table:table-cell office:value-type="float" office:value="0.836204">
                <text:p>0.836204</text:p>
              </table:table-cell>
              <table:table-cell office:value-type="float" office:value="0.140769">
                <text:p>0.140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756841">
                <text:p>0.756841</text:p>
              </table:table-cell>
              <table:table-cell office:value-type="float" office:value="0.776519">
                <text:p>0.776519</text:p>
              </table:table-cell>
              <table:table-cell office:value-type="float" office:value="0.0809493">
                <text:p>0.0809493</text:p>
              </table:table-cell>
              <table:table-cell office:value-type="float" office:value="0.61473">
                <text:p>0.61473</text:p>
              </table:table-cell>
              <table:table-cell office:value-type="float" office:value="0.271752">
                <text:p>0.271752</text:p>
              </table:table-cell>
              <table:table-cell office:value-type="float" office:value="0.641213">
                <text:p>0.641213</text:p>
              </table:table-cell>
              <table:table-cell office:value-type="float" office:value="0.279992">
                <text:p>0.279992</text:p>
              </table:table-cell>
              <table:table-cell office:value-type="float" office:value="0.0460935">
                <text:p>0.04609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385cm" svg:y="0.31cm" chart:style-name="ch2">
          <text:p>1 knn_mm_d 10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'knn_mm_d - D10'.A30:'knn_mm_d - D10'.A33 'knn_mm_d - D10'.B30:'knn_mm_d - D10'.B30 'knn_mm_d - D10'.N30:'knn_mm_d - D10'.N33 'knn_mm_d - D10'.B46:'knn_mm_d - D10'.B46 'knn_mm_d - D10'.N46:'knn_mm_d - D10'.N49 'knn_mm_d - D10'.B62:'knn_mm_d - D10'.B62 'knn_mm_d - D10'.N62:'knn_mm_d - D10'.N65 'knn_mm_d - D10'.B78:'knn_mm_d - D10'.B78 'knn_mm_d - D10'.N78:'knn_mm_d - D10'.N81 'knn_mm_d - D10'.B94:'knn_mm_d - D10'.B94 'knn_mm_d - D10'.N94:'knn_mm_d - D10'.N97 'knn_mm_d - D10'.B110:'knn_mm_d - D10'.B110 'knn_mm_d - D10'.N110:'knn_mm_d - D10'.N113" chart:data-source-has-labels="row" svg:x="1.32cm" svg:y="1.289cm" svg:width="8.018cm" svg:height="6.29cm">
          <chart:coordinate-region svg:x="2.144cm" svg:y="1.491cm" svg:width="6.525cm" svg:height="5.435cm"/>
          <chart:axis chart:dimension="x" chart:name="primary-x" chart:style-name="ch5">
            <chart:title svg:x="4.573cm" svg:y="7.753cm" chart:style-name="ch6">
              <text:p>index size</text:p>
            </chart:title>
          </chart:axis>
          <chart:axis chart:dimension="y" chart:name="primary-y" chart:style-name="ch7">
            <chart:title svg:x="0.451cm" svg:y="5.782cm" chart:style-name="ch8">
              <text:p>knn queries [kilo/s]</text:p>
            </chart:title>
            <chart:grid chart:style-name="ch9" chart:class="major"/>
          </chart:axis>
          <chart:series chart:style-name="ch10" chart:values-cell-range-address="'knn_mm_d - D10'.N30:'knn_mm_d - D10'.N33" chart:label-cell-address="'knn_mm_d - D10'.B30:'knn_mm_d - D10'.B30" chart:class="chart:scatter">
            <chart:domain table:cell-range-address="'knn_mm_d - D10'.A30:'knn_mm_d - D10'.A33"/>
            <chart:data-point chart:repeated="4"/>
          </chart:series>
          <chart:series chart:style-name="ch11" chart:values-cell-range-address="'knn_mm_d - D10'.N46:'knn_mm_d - D10'.N49" chart:label-cell-address="'knn_mm_d - D10'.B46:'knn_mm_d - D10'.B46" chart:class="chart:scatter">
            <chart:data-point chart:repeated="4"/>
          </chart:series>
          <chart:series chart:style-name="ch12" chart:values-cell-range-address="'knn_mm_d - D10'.N62:'knn_mm_d - D10'.N65" chart:label-cell-address="'knn_mm_d - D10'.B62:'knn_mm_d - D10'.B62" chart:class="chart:scatter">
            <chart:data-point chart:repeated="4"/>
          </chart:series>
          <chart:series chart:style-name="ch13" chart:values-cell-range-address="'knn_mm_d - D10'.N78:'knn_mm_d - D10'.N81" chart:label-cell-address="'knn_mm_d - D10'.B78:'knn_mm_d - D10'.B78" chart:class="chart:scatter">
            <chart:data-point chart:repeated="4"/>
          </chart:series>
          <chart:series chart:style-name="ch14" chart:values-cell-range-address="'knn_mm_d - D10'.N94:'knn_mm_d - D10'.N97" chart:label-cell-address="'knn_mm_d - D10'.B94:'knn_mm_d - D10'.B94" chart:class="chart:scatter">
            <chart:data-point chart:repeated="4"/>
          </chart:series>
          <chart:series chart:style-name="ch15" chart:values-cell-range-address="'knn_mm_d - D10'.N110:'knn_mm_d - D10'.N113" chart:label-cell-address="'knn_mm_d - D10'.B110:'knn_mm_d - D10'.B11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KNN_1/1000/4</text:p>
                <draw:g>
                  <svg:desc>'knn_mm_d - D10'.B30:'knn_mm_d - D10'.B30</svg:desc>
                </draw:g>
              </table:table-cell>
              <table:table-cell office:value-type="string">
                <text:p>PhTreeMM2/KNN_1/1000/4</text:p>
                <draw:g>
                  <svg:desc>'knn_mm_d - D10'.B46:'knn_mm_d - D10'.B46</svg:desc>
                </draw:g>
              </table:table-cell>
              <table:table-cell office:value-type="string">
                <text:p>TinspinKDTree/KNN_1/1000/4</text:p>
                <draw:g>
                  <svg:desc>'knn_mm_d - D10'.B62:'knn_mm_d - D10'.B62</svg:desc>
                </draw:g>
              </table:table-cell>
              <table:table-cell office:value-type="string">
                <text:p>TinspinQuadtree/KNN_1/1000/4</text:p>
                <draw:g>
                  <svg:desc>'knn_mm_d - D10'.B78:'knn_mm_d - D10'.B78</svg:desc>
                </draw:g>
              </table:table-cell>
              <table:table-cell office:value-type="string">
                <text:p>BoostRT/KNN_1/1000/4</text:p>
                <draw:g>
                  <svg:desc>'knn_mm_d - D10'.B94:'knn_mm_d - D10'.B94</svg:desc>
                </draw:g>
              </table:table-cell>
              <table:table-cell office:value-type="string">
                <text:p>FlannKDS/KNN_1/1000/4</text:p>
                <draw:g>
                  <svg:desc>'knn_mm_d - D10'.B110:'knn_mm_d - D10'.B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knn_mm_d - D10'.A30:'knn_mm_d - D10'.A33</svg:desc>
                </draw:g>
              </table:table-cell>
              <table:table-cell office:value-type="float" office:value="46.0027">
                <text:p>46.0027</text:p>
                <draw:g>
                  <svg:desc>'knn_mm_d - D10'.N30:'knn_mm_d - D10'.N33</svg:desc>
                </draw:g>
              </table:table-cell>
              <table:table-cell office:value-type="float" office:value="126.101">
                <text:p>126.101</text:p>
                <draw:g>
                  <svg:desc>'knn_mm_d - D10'.N46:'knn_mm_d - D10'.N49</svg:desc>
                </draw:g>
              </table:table-cell>
              <table:table-cell office:value-type="float" office:value="7.16932">
                <text:p>7.16932</text:p>
                <draw:g>
                  <svg:desc>'knn_mm_d - D10'.N62:'knn_mm_d - D10'.N65</svg:desc>
                </draw:g>
              </table:table-cell>
              <table:table-cell office:value-type="float" office:value="23.2989">
                <text:p>23.2989</text:p>
                <draw:g>
                  <svg:desc>'knn_mm_d - D10'.N78:'knn_mm_d - D10'.N81</svg:desc>
                </draw:g>
              </table:table-cell>
              <table:table-cell office:value-type="float" office:value="217.768">
                <text:p>217.768</text:p>
                <draw:g>
                  <svg:desc>'knn_mm_d - D10'.N94:'knn_mm_d - D10'.N97</svg:desc>
                </draw:g>
              </table:table-cell>
              <table:table-cell office:value-type="float" office:value="214.804">
                <text:p>214.804</text:p>
                <draw:g>
                  <svg:desc>'knn_mm_d - D10'.N110:'knn_mm_d - D10'.N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3.96366">
                <text:p>3.96366</text:p>
              </table:table-cell>
              <table:table-cell office:value-type="float" office:value="9.76575">
                <text:p>9.76575</text:p>
              </table:table-cell>
              <table:table-cell office:value-type="float" office:value="0.59619">
                <text:p>0.59619</text:p>
              </table:table-cell>
              <table:table-cell office:value-type="float" office:value="3.98915">
                <text:p>3.98915</text:p>
              </table:table-cell>
              <table:table-cell office:value-type="float" office:value="74.5058">
                <text:p>74.5058</text:p>
              </table:table-cell>
              <table:table-cell office:value-type="float" office:value="79.4641">
                <text:p>79.4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1883">
                <text:p>0.1883</text:p>
              </table:table-cell>
              <table:table-cell office:value-type="float" office:value="0.53243">
                <text:p>0.53243</text:p>
              </table:table-cell>
              <table:table-cell office:value-type="float" office:value="0.036883">
                <text:p>0.036883</text:p>
              </table:table-cell>
              <table:table-cell office:value-type="float" office:value="0.73458">
                <text:p>0.73458</text:p>
              </table:table-cell>
              <table:table-cell office:value-type="float" office:value="27.745">
                <text:p>27.745</text:p>
              </table:table-cell>
              <table:table-cell office:value-type="float" office:value="27.0076">
                <text:p>27.0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020923">
                <text:p>0.020923</text:p>
              </table:table-cell>
              <table:table-cell office:value-type="float" office:value="0.038464">
                <text:p>0.038464</text:p>
              </table:table-cell>
              <table:table-cell office:value-type="float" office:value="0.0028946">
                <text:p>0.0028946</text:p>
              </table:table-cell>
              <table:table-cell office:value-type="float" office:value="0.12168">
                <text:p>0.12168</text:p>
              </table:table-cell>
              <table:table-cell office:value-type="float" office:value="20.4705">
                <text:p>20.4705</text:p>
              </table:table-cell>
              <table:table-cell office:value-type="float" office:value="24.6231">
                <text:p>24.623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6cm" svg:y="0.325cm" chart:style-name="ch2">
          <text:p>1 knn_mm_d 10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'knn_mm_d - D10'.A30:'knn_mm_d - D10'.A33 'knn_mm_d - D10'.B30:'knn_mm_d - D10'.B30 'knn_mm_d - D10'.N34:'knn_mm_d - D10'.N37 'knn_mm_d - D10'.B46:'knn_mm_d - D10'.B46 'knn_mm_d - D10'.N50:'knn_mm_d - D10'.N53 'knn_mm_d - D10'.B62:'knn_mm_d - D10'.B62 'knn_mm_d - D10'.N66:'knn_mm_d - D10'.N69 'knn_mm_d - D10'.B78:'knn_mm_d - D10'.B78 'knn_mm_d - D10'.N82:'knn_mm_d - D10'.N85 'knn_mm_d - D10'.B94:'knn_mm_d - D10'.B94 'knn_mm_d - D10'.N98:'knn_mm_d - D10'.N101 'knn_mm_d - D10'.B110:'knn_mm_d - D10'.B110 'knn_mm_d - D10'.N114:'knn_mm_d - D10'.N117" chart:data-source-has-labels="row" svg:x="1.321cm" svg:y="1.301cm" svg:width="8.274cm" svg:height="6.548cm">
          <chart:coordinate-region svg:x="2.144cm" svg:y="1.503cm" svg:width="6.782cm" svg:height="5.693cm"/>
          <chart:axis chart:dimension="x" chart:name="primary-x" chart:style-name="ch5">
            <chart:title svg:x="4.702cm" svg:y="8.029cm" chart:style-name="ch6">
              <text:p>index size</text:p>
            </chart:title>
          </chart:axis>
          <chart:axis chart:dimension="y" chart:name="primary-y" chart:style-name="ch7">
            <chart:title svg:x="0.451cm" svg:y="5.923cm" chart:style-name="ch8">
              <text:p>knn queries [kilo/s]</text:p>
            </chart:title>
            <chart:grid chart:style-name="ch9" chart:class="major"/>
          </chart:axis>
          <chart:series chart:style-name="ch10" chart:values-cell-range-address="'knn_mm_d - D10'.N34:'knn_mm_d - D10'.N37" chart:label-cell-address="'knn_mm_d - D10'.B30:'knn_mm_d - D10'.B30" chart:class="chart:scatter">
            <chart:domain table:cell-range-address="'knn_mm_d - D10'.A30:'knn_mm_d - D10'.A33"/>
            <chart:data-point chart:repeated="4"/>
          </chart:series>
          <chart:series chart:style-name="ch11" chart:values-cell-range-address="'knn_mm_d - D10'.N50:'knn_mm_d - D10'.N53" chart:label-cell-address="'knn_mm_d - D10'.B46:'knn_mm_d - D10'.B46" chart:class="chart:scatter">
            <chart:data-point chart:repeated="4"/>
          </chart:series>
          <chart:series chart:style-name="ch12" chart:values-cell-range-address="'knn_mm_d - D10'.N66:'knn_mm_d - D10'.N69" chart:label-cell-address="'knn_mm_d - D10'.B62:'knn_mm_d - D10'.B62" chart:class="chart:scatter">
            <chart:data-point chart:repeated="4"/>
          </chart:series>
          <chart:series chart:style-name="ch13" chart:values-cell-range-address="'knn_mm_d - D10'.N82:'knn_mm_d - D10'.N85" chart:label-cell-address="'knn_mm_d - D10'.B78:'knn_mm_d - D10'.B78" chart:class="chart:scatter">
            <chart:data-point chart:repeated="4"/>
          </chart:series>
          <chart:series chart:style-name="ch14" chart:values-cell-range-address="'knn_mm_d - D10'.N98:'knn_mm_d - D10'.N101" chart:label-cell-address="'knn_mm_d - D10'.B94:'knn_mm_d - D10'.B94" chart:class="chart:scatter">
            <chart:data-point chart:repeated="4"/>
          </chart:series>
          <chart:series chart:style-name="ch15" chart:values-cell-range-address="'knn_mm_d - D10'.N114:'knn_mm_d - D10'.N117" chart:label-cell-address="'knn_mm_d - D10'.B110:'knn_mm_d - D10'.B11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KNN_1/1000/4</text:p>
                <draw:g>
                  <svg:desc>'knn_mm_d - D10'.B30:'knn_mm_d - D10'.B30</svg:desc>
                </draw:g>
              </table:table-cell>
              <table:table-cell office:value-type="string">
                <text:p>PhTreeMM2/KNN_1/1000/4</text:p>
                <draw:g>
                  <svg:desc>'knn_mm_d - D10'.B46:'knn_mm_d - D10'.B46</svg:desc>
                </draw:g>
              </table:table-cell>
              <table:table-cell office:value-type="string">
                <text:p>TinspinKDTree/KNN_1/1000/4</text:p>
                <draw:g>
                  <svg:desc>'knn_mm_d - D10'.B62:'knn_mm_d - D10'.B62</svg:desc>
                </draw:g>
              </table:table-cell>
              <table:table-cell office:value-type="string">
                <text:p>TinspinQuadtree/KNN_1/1000/4</text:p>
                <draw:g>
                  <svg:desc>'knn_mm_d - D10'.B78:'knn_mm_d - D10'.B78</svg:desc>
                </draw:g>
              </table:table-cell>
              <table:table-cell office:value-type="string">
                <text:p>BoostRT/KNN_1/1000/4</text:p>
                <draw:g>
                  <svg:desc>'knn_mm_d - D10'.B94:'knn_mm_d - D10'.B94</svg:desc>
                </draw:g>
              </table:table-cell>
              <table:table-cell office:value-type="string">
                <text:p>FlannKDS/KNN_1/1000/4</text:p>
                <draw:g>
                  <svg:desc>'knn_mm_d - D10'.B110:'knn_mm_d - D10'.B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knn_mm_d - D10'.A30:'knn_mm_d - D10'.A33</svg:desc>
                </draw:g>
              </table:table-cell>
              <table:table-cell office:value-type="float" office:value="253.175">
                <text:p>253.175</text:p>
                <draw:g>
                  <svg:desc>'knn_mm_d - D10'.N34:'knn_mm_d - D10'.N37</svg:desc>
                </draw:g>
              </table:table-cell>
              <table:table-cell office:value-type="float" office:value="120.52">
                <text:p>120.52</text:p>
                <draw:g>
                  <svg:desc>'knn_mm_d - D10'.N50:'knn_mm_d - D10'.N53</svg:desc>
                </draw:g>
              </table:table-cell>
              <table:table-cell office:value-type="float" office:value="7.27117">
                <text:p>7.27117</text:p>
                <draw:g>
                  <svg:desc>'knn_mm_d - D10'.N66:'knn_mm_d - D10'.N69</svg:desc>
                </draw:g>
              </table:table-cell>
              <table:table-cell office:value-type="float" office:value="160.315">
                <text:p>160.315</text:p>
                <draw:g>
                  <svg:desc>'knn_mm_d - D10'.N82:'knn_mm_d - D10'.N85</svg:desc>
                </draw:g>
              </table:table-cell>
              <table:table-cell office:value-type="float" office:value="726.807">
                <text:p>726.807</text:p>
                <draw:g>
                  <svg:desc>'knn_mm_d - D10'.N98:'knn_mm_d - D10'.N101</svg:desc>
                </draw:g>
              </table:table-cell>
              <table:table-cell office:value-type="float" office:value="157.527">
                <text:p>157.527</text:p>
                <draw:g>
                  <svg:desc>'knn_mm_d - D10'.N114:'knn_mm_d - D10'.N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16.021">
                <text:p>116.021</text:p>
              </table:table-cell>
              <table:table-cell office:value-type="float" office:value="19.3988">
                <text:p>19.3988</text:p>
              </table:table-cell>
              <table:table-cell office:value-type="float" office:value="0.6207">
                <text:p>0.6207</text:p>
              </table:table-cell>
              <table:table-cell office:value-type="float" office:value="59.822">
                <text:p>59.822</text:p>
              </table:table-cell>
              <table:table-cell office:value-type="float" office:value="274.128">
                <text:p>274.128</text:p>
              </table:table-cell>
              <table:table-cell office:value-type="float" office:value="21.9153">
                <text:p>21.9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8.4722">
                <text:p>18.4722</text:p>
              </table:table-cell>
              <table:table-cell office:value-type="float" office:value="1.67101">
                <text:p>1.67101</text:p>
              </table:table-cell>
              <table:table-cell office:value-type="float" office:value="0.04377">
                <text:p>0.04377</text:p>
              </table:table-cell>
              <table:table-cell office:value-type="float" office:value="11.5308">
                <text:p>11.5308</text:p>
              </table:table-cell>
              <table:table-cell office:value-type="float" office:value="58.2316">
                <text:p>58.2316</text:p>
              </table:table-cell>
              <table:table-cell office:value-type="float" office:value="6.15475">
                <text:p>6.15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.1231">
                <text:p>2.1231</text:p>
              </table:table-cell>
              <table:table-cell office:value-type="float" office:value="0.081325">
                <text:p>0.081325</text:p>
              </table:table-cell>
              <table:table-cell office:value-type="float" office:value="0.003431">
                <text:p>0.003431</text:p>
              </table:table-cell>
              <table:table-cell office:value-type="float" office:value="2.42042">
                <text:p>2.42042</text:p>
              </table:table-cell>
              <table:table-cell office:value-type="float" office:value="15.3432">
                <text:p>15.3432</text:p>
              </table:table-cell>
              <table:table-cell office:value-type="float" office:value="3.15598">
                <text:p>3.1559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